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ackground-color="#AFD095"/>
    </style:style>
    <style:style style:name="co1" style:family="table-column">
      <style:table-column-properties fo:break-before="auto" style:column-width="5.68854166666667cm"/>
    </style:style>
    <style:style style:name="co2" style:family="table-column">
      <style:table-column-properties fo:break-before="auto" style:column-width="25.8233333333333cm"/>
    </style:style>
    <style:style style:name="co3" style:family="table-column">
      <style:table-column-properties fo:break-before="auto" style:column-width="5.26520833333333cm"/>
    </style:style>
    <style:style style:name="co4" style:family="table-column">
      <style:table-column-properties fo:break-before="auto" style:column-width="6.69395833333333cm"/>
    </style:style>
    <style:style style:name="co5" style:family="table-column">
      <style:table-column-properties fo:break-before="auto" style:column-width="1.71979166666667cm"/>
    </style:style>
    <style:style style:name="co6" style:family="table-column">
      <style:table-column-properties fo:break-before="auto" style:column-width="16.6158333333333cm"/>
    </style:style>
    <style:style style:name="co7" style:family="table-column">
      <style:table-column-properties fo:break-before="auto" style:column-width="4.41854166666667cm"/>
    </style:style>
    <style:style style:name="co8" style:family="table-column">
      <style:table-column-properties fo:break-before="auto" style:column-width="19.7114583333333cm"/>
    </style:style>
    <style:style style:name="co9" style:family="table-column">
      <style:table-column-properties fo:break-before="auto" style:column-width="15.5839583333333cm"/>
    </style:style>
    <style:style style:name="co10" style:family="table-column">
      <style:table-column-properties fo:break-before="auto" style:column-width="8.99583333333333cm"/>
    </style:style>
    <style:style style:name="ro1" style:family="table-row">
      <style:table-row-properties style:row-height="16pt" style:use-optimal-row-height="true" fo:break-before="auto"/>
    </style:style>
    <style:style style:name="ro2"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ull"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5" table:number-columns-repeated="16380" table:default-cell-style-name="ce1"/>
        <table:table-row table:style-name="ro1">
          <table:table-cell office:value-type="string" table:style-name="ce1">
            <text:p>&lt;yes&gt;</text:p>
          </table:table-cell>
          <table:table-cell office:value-type="string" table:style-name="ce1">
            <text:p>Yes</text:p>
          </table:table-cell>
          <table:table-cell office:value-type="string" table:style-name="ce1">
            <text:p>&lt;/yes&gt;</text:p>
          </table:table-cell>
          <table:table-cell table:number-columns-repeated="16381"/>
        </table:table-row>
        <table:table-row table:style-name="ro1">
          <table:table-cell office:value-type="string" table:style-name="ce1">
            <text:p>&lt;no&gt;</text:p>
          </table:table-cell>
          <table:table-cell office:value-type="string" table:style-name="ce1">
            <text:p>No</text:p>
          </table:table-cell>
          <table:table-cell office:value-type="string" table:style-name="ce1">
            <text:p>&lt;/no&gt;</text:p>
          </table:table-cell>
          <table:table-cell table:number-columns-repeated="16381"/>
        </table:table-row>
        <table:table-row table:style-name="ro1">
          <table:table-cell office:value-type="string" table:style-name="ce1">
            <text:p>&lt;none&gt;</text:p>
          </table:table-cell>
          <table:table-cell office:value-type="string" table:style-name="ce1">
            <text:p>None</text:p>
          </table:table-cell>
          <table:table-cell office:value-type="string" table:style-name="ce1">
            <text:p>&lt;/none&gt;</text:p>
          </table:table-cell>
          <table:table-cell table:number-columns-repeated="16381"/>
        </table:table-row>
        <table:table-row table:style-name="ro1">
          <table:table-cell office:value-type="string" table:style-name="ce1">
            <text:p>&lt;sysmusic&gt;</text:p>
          </table:table-cell>
          <table:table-cell office:value-type="string" table:style-name="ce1">
            <text:p>On</text:p>
          </table:table-cell>
          <table:table-cell office:value-type="string" table:style-name="ce1">
            <text:p>&lt;/sysmusic&gt;</text:p>
          </table:table-cell>
          <table:table-cell table:number-columns-repeated="16381"/>
        </table:table-row>
        <table:table-row table:style-name="ro1">
          <table:table-cell office:value-type="string" table:style-name="ce1">
            <text:p>&lt;nomusic&gt;</text:p>
          </table:table-cell>
          <table:table-cell office:value-type="string" table:style-name="ce1">
            <text:p>Random</text:p>
          </table:table-cell>
          <table:table-cell office:value-type="string" table:style-name="ce1">
            <text:p>&lt;/nomusic&gt;</text:p>
          </table:table-cell>
          <table:table-cell table:number-columns-repeated="16381"/>
        </table:table-row>
        <table:table-row table:style-name="ro1">
          <table:table-cell office:value-type="string" table:style-name="ce1">
            <text:p>&lt;silence&gt;</text:p>
          </table:table-cell>
          <table:table-cell office:value-type="string" table:style-name="ce1">
            <text:p>Without Background Music</text:p>
          </table:table-cell>
          <table:table-cell office:value-type="string" table:style-name="ce1">
            <text:p>&lt;/silence&gt;</text:p>
          </table:table-cell>
          <table:table-cell table:number-columns-repeated="16381"/>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number-columns-repeated="16381"/>
        </table:table-row>
        <table:table-row table:style-name="ro1">
          <table:table-cell office:value-type="string" table:style-name="ce1">
            <text:p>&lt;basiclist&gt;</text:p>
          </table:table-cell>
          <table:table-cell office:value-type="string" table:style-name="ce1">
            <text:p>Simple List</text:p>
          </table:table-cell>
          <table:table-cell office:value-type="string" table:style-name="ce1">
            <text:p>&lt;/basiclist&gt;</text:p>
          </table:table-cell>
          <table:table-cell table:number-columns-repeated="16381"/>
        </table:table-row>
        <table:table-row table:style-name="ro1">
          <table:table-cell office:value-type="string" table:style-name="ce1">
            <text:p>&lt;simplegridName&gt;</text:p>
          </table:table-cell>
          <table:table-cell office:value-type="string" table:style-name="ce1">
            <text:p>Grid <text:s/>Simple</text:p>
          </table:table-cell>
          <table:table-cell office:value-type="string" table:style-name="ce1">
            <text:p>&lt;/simplegridName&gt;</text:p>
          </table:table-cell>
          <table:table-cell table:number-columns-repeated="16381"/>
        </table:table-row>
        <table:table-row table:style-name="ro1">
          <table:table-cell office:value-type="string" table:style-name="ce1">
            <text:p>&lt;carouselViewName&gt;</text:p>
          </table:table-cell>
          <table:table-cell office:value-type="string" table:style-name="ce1">
            <text:p>Carousel</text:p>
          </table:table-cell>
          <table:table-cell office:value-type="string" table:style-name="ce1">
            <text:p>&lt;/carouselViewName&gt;</text:p>
          </table:table-cell>
          <table:table-cell table:number-columns-repeated="16381"/>
        </table:table-row>
        <table:table-row table:style-name="ro1">
          <table:table-cell office:value-type="string" table:style-name="ce1">
            <text:p>&lt;carouselposterViewName&gt;</text:p>
          </table:table-cell>
          <table:table-cell office:value-type="string" table:style-name="ce1">
            <text:p>Carousel <text:s/>Detailed</text:p>
          </table:table-cell>
          <table:table-cell office:value-type="string" table:style-name="ce1">
            <text:p>&lt;/carouselposterViewName&gt;</text:p>
          </table:table-cell>
          <table:table-cell table:number-columns-repeated="16381"/>
        </table:table-row>
        <table:table-row table:style-name="ro1">
          <table:table-cell office:value-type="string" table:style-name="ce1">
            <text:p>&lt;tilesViewName&gt;</text:p>
          </table:table-cell>
          <table:table-cell office:value-type="string" table:style-name="ce1">
            <text:p>Tiles</text:p>
          </table:table-cell>
          <table:table-cell office:value-type="string" table:style-name="ce1">
            <text:p>&lt;/tilesViewName&gt;</text:p>
          </table:table-cell>
          <table:table-cell table:number-columns-repeated="16381"/>
        </table:table-row>
        <table:table-row table:style-name="ro1">
          <table:table-cell office:value-type="string" table:style-name="ce1">
            <text:p>&lt;tilesVideoViewName&gt;</text:p>
          </table:table-cell>
          <table:table-cell office:value-type="string" table:style-name="ce1">
            <text:p>Tiles with Video</text:p>
          </table:table-cell>
          <table:table-cell office:value-type="string" table:style-name="ce1">
            <text:p>&lt;/tilesVideoViewName&gt;</text:p>
          </table:table-cell>
          <table:table-cell table:number-columns-repeated="16381"/>
        </table:table-row>
        <table:table-row table:style-name="ro1">
          <table:table-cell office:value-type="string" table:style-name="ce1">
            <text:p>&lt;tilesVideoMarqueeViewName&gt;</text:p>
          </table:table-cell>
          <table:table-cell office:value-type="string" table:style-name="ce1">
            <text:p>Tiles with Video and Logos</text:p>
          </table:table-cell>
          <table:table-cell office:value-type="string" table:style-name="ce1">
            <text:p>&lt;/tilesVideoMarqueeViewName&gt;</text:p>
          </table:table-cell>
          <table:table-cell table:number-columns-repeated="16381"/>
        </table:table-row>
        <table:table-row table:style-name="ro1">
          <table:table-cell office:value-type="string" table:style-name="ce1">
            <text:p>&lt;fanartViewName&gt;</text:p>
          </table:table-cell>
          <table:table-cell office:value-type="string" table:style-name="ce1">
            <text:p>Fanart (Default)</text:p>
          </table:table-cell>
          <table:table-cell office:value-type="string" table:style-name="ce1">
            <text:p>&lt;/fanartViewName&gt;</text:p>
          </table:table-cell>
          <table:table-cell table:number-columns-repeated="16381"/>
        </table:table-row>
        <table:table-row table:style-name="ro1">
          <table:table-cell office:value-type="string" table:style-name="ce1">
            <text:p>&lt;fanartvlViewName&gt;</text:p>
          </table:table-cell>
          <table:table-cell office:value-type="string" table:style-name="ce1">
            <text:p>Fanart (Full Screen Video)</text:p>
          </table:table-cell>
          <table:table-cell office:value-type="string" table:style-name="ce1">
            <text:p>&lt;/fanartvlViewName&gt;</text:p>
          </table:table-cell>
          <table:table-cell table:number-columns-repeated="16381"/>
        </table:table-row>
        <table:table-row table:style-name="ro1">
          <table:table-cell office:value-type="string" table:style-name="ce1">
            <text:p>&lt;carouselvideoName&gt;</text:p>
          </table:table-cell>
          <table:table-cell office:value-type="string" table:style-name="ce1">
            <text:p>Carousel <text:s/>Video</text:p>
          </table:table-cell>
          <table:table-cell office:value-type="string" table:style-name="ce1">
            <text:p>&lt;/carouselvideoName&gt;</text:p>
          </table:table-cell>
          <table:table-cell table:number-columns-repeated="16381"/>
        </table:table-row>
        <table:table-row table:style-name="ro1">
          <table:table-cell office:value-type="string" table:style-name="ce1">
            <text:p>&lt;smallscreengamelist&gt;</text:p>
          </table:table-cell>
          <table:table-cell office:value-type="string" table:style-name="ce1">
            <text:p>Small Screen</text:p>
          </table:table-cell>
          <table:table-cell office:value-type="string" table:style-name="ce1">
            <text:p>&lt;/smallscreengamelist&gt;</text:p>
          </table:table-cell>
          <table:table-cell table:number-columns-repeated="16381"/>
        </table:table-row>
        <table:table-row table:style-name="ro1">
          <table:table-cell office:value-type="string" table:style-name="ce1">
            <text:p>&lt;smallscreengamelistnh&gt;</text:p>
          </table:table-cell>
          <table:table-cell office:value-type="string" table:style-name="ce1">
            <text:p>Small Screen (No Help)</text:p>
          </table:table-cell>
          <table:table-cell office:value-type="string" table:style-name="ce1">
            <text:p>&lt;/smallscreengamelistnh&gt;</text:p>
          </table:table-cell>
          <table:table-cell table:number-columns-repeated="16381"/>
        </table:table-row>
        <table:table-row table:style-name="ro1">
          <table:table-cell office:value-type="string" table:style-name="ce1">
            <text:p>&lt;ctblue&gt;</text:p>
          </table:table-cell>
          <table:table-cell office:value-type="string" table:style-name="ce1">
            <text:p>Sapphire</text:p>
          </table:table-cell>
          <table:table-cell office:value-type="string" table:style-name="ce1">
            <text:p>&lt;/ctblue&gt;</text:p>
          </table:table-cell>
          <table:table-cell table:number-columns-repeated="16381"/>
        </table:table-row>
        <table:table-row table:style-name="ro1">
          <table:table-cell office:value-type="string" table:style-name="ce1">
            <text:p>&lt;ctred&gt;</text:p>
          </table:table-cell>
          <table:table-cell office:value-type="string" table:style-name="ce1">
            <text:p>Ruby</text:p>
          </table:table-cell>
          <table:table-cell office:value-type="string" table:style-name="ce1">
            <text:p>&lt;/ctred&gt;</text:p>
          </table:table-cell>
          <table:table-cell table:number-columns-repeated="16381"/>
        </table:table-row>
        <table:table-row table:style-name="ro1">
          <table:table-cell office:value-type="string" table:style-name="ce1">
            <text:p>&lt;ctgreen&gt;</text:p>
          </table:table-cell>
          <table:table-cell office:value-type="string" table:style-name="ce1">
            <text:p>Emerald</text:p>
          </table:table-cell>
          <table:table-cell office:value-type="string" table:style-name="ce1">
            <text:p>&lt;/ctgreen&gt;</text:p>
          </table:table-cell>
          <table:table-cell table:number-columns-repeated="16381"/>
        </table:table-row>
        <table:table-row table:style-name="ro1">
          <table:table-cell office:value-type="string" table:style-name="ce1">
            <text:p>&lt;ctblack&gt;</text:p>
          </table:table-cell>
          <table:table-cell office:value-type="string" table:style-name="ce1">
            <text:p>Carbon</text:p>
          </table:table-cell>
          <table:table-cell office:value-type="string" table:style-name="ce1">
            <text:p>&lt;/ctblack&gt;</text:p>
          </table:table-cell>
          <table:table-cell table:number-columns-repeated="16381"/>
        </table:table-row>
        <table:table-row table:style-name="ro1">
          <table:table-cell office:value-type="string" table:style-name="ce1">
            <text:p>&lt;ctgold&gt;</text:p>
          </table:table-cell>
          <table:table-cell office:value-type="string" table:style-name="ce1">
            <text:p>Gold</text:p>
          </table:table-cell>
          <table:table-cell office:value-type="string" table:style-name="ce1">
            <text:p>&lt;/ctgold&gt;</text:p>
          </table:table-cell>
          <table:table-cell table:number-columns-repeated="16381"/>
        </table:table-row>
        <table:table-row table:style-name="ro1">
          <table:table-cell office:value-type="string" table:style-name="ce1">
            <text:p>&lt;systembg&gt;</text:p>
          </table:table-cell>
          <table:table-cell office:value-type="string" table:style-name="ce1">
            <text:p>Console</text:p>
          </table:table-cell>
          <table:table-cell office:value-type="string" table:style-name="ce1">
            <text:p>&lt;/systembg&gt;</text:p>
          </table:table-cell>
          <table:table-cell table:number-columns-repeated="16381"/>
        </table:table-row>
        <table:table-row table:style-name="ro1">
          <table:table-cell office:value-type="string" table:style-name="ce1">
            <text:p>&lt;whitelog&gt;</text:p>
          </table:table-cell>
          <table:table-cell office:value-type="string" table:style-name="ce1">
            <text:p>White Logo's</text:p>
          </table:table-cell>
          <table:table-cell office:value-type="string" table:style-name="ce1">
            <text:p>&lt;/whitelog&gt;</text:p>
          </table:table-cell>
          <table:table-cell table:number-columns-repeated="16381"/>
        </table:table-row>
        <table:table-row table:style-name="ro1">
          <table:table-cell office:value-type="string" table:style-name="ce1">
            <text:p>&lt;colorlog&gt;</text:p>
          </table:table-cell>
          <table:table-cell office:value-type="string" table:style-name="ce1">
            <text:p>Color Logo's</text:p>
          </table:table-cell>
          <table:table-cell office:value-type="string" table:style-name="ce1">
            <text:p>&lt;/colorlog&gt;</text:p>
          </table:table-cell>
          <table:table-cell table:number-columns-repeated="16381"/>
        </table:table-row>
        <table:table-row table:style-name="ro1">
          <table:table-cell office:value-type="string" table:style-name="ce1">
            <text:p>&lt;conlog&gt;</text:p>
          </table:table-cell>
          <table:table-cell office:value-type="string" table:style-name="ce1">
            <text:p>Controllers</text:p>
          </table:table-cell>
          <table:table-cell office:value-type="string" table:style-name="ce1">
            <text:p>&lt;/conlog&gt;</text:p>
          </table:table-cell>
          <table:table-cell table:number-columns-repeated="16381"/>
        </table:table-row>
        <table:table-row table:style-name="ro1">
          <table:table-cell office:value-type="string" table:style-name="ce1">
            <text:p>&lt;textlog&gt;</text:p>
          </table:table-cell>
          <table:table-cell office:value-type="string" table:style-name="ce1">
            <text:p>Text Logo's</text:p>
          </table:table-cell>
          <table:table-cell office:value-type="string" table:style-name="ce1">
            <text:p>&lt;/textlog&gt;</text:p>
          </table:table-cell>
          <table:table-cell table:number-columns-repeated="16381"/>
        </table:table-row>
        <table:table-row table:style-name="ro1">
          <table:table-cell office:value-type="string" table:style-name="ce1">
            <text:p>&lt;idefault&gt;</text:p>
          </table:table-cell>
          <table:table-cell office:value-type="string" table:style-name="ce1">
            <text:p>Crystal</text:p>
          </table:table-cell>
          <table:table-cell office:value-type="string" table:style-name="ce1">
            <text:p>&lt;/idefault&gt;</text:p>
          </table:table-cell>
          <table:table-cell table:number-columns-repeated="16381"/>
        </table:table-row>
        <table:table-row table:style-name="ro1">
          <table:table-cell office:value-type="string" table:style-name="ce1">
            <text:p>&lt;idefaultrev&gt;</text:p>
          </table:table-cell>
          <table:table-cell office:value-type="string" table:style-name="ce1">
            <text:p>Crystal (Reverse)</text:p>
          </table:table-cell>
          <table:table-cell office:value-type="string" table:style-name="ce1">
            <text:p>&lt;/idefaultrev&gt;</text:p>
          </table:table-cell>
          <table:table-cell table:number-columns-repeated="16381"/>
        </table:table-row>
        <table:table-row table:style-name="ro1">
          <table:table-cell office:value-type="string" table:style-name="ce1">
            <text:p>&lt;horizontal&gt;</text:p>
          </table:table-cell>
          <table:table-cell office:value-type="string" table:style-name="ce1">
            <text:p>Basic Horizontal Menu</text:p>
          </table:table-cell>
          <table:table-cell office:value-type="string" table:style-name="ce1">
            <text:p>&lt;/horizontal&gt;</text:p>
          </table:table-cell>
          <table:table-cell table:number-columns-repeated="16381"/>
        </table:table-row>
        <table:table-row table:style-name="ro1">
          <table:table-cell office:value-type="string" table:style-name="ce1">
            <text:p>&lt;hordetail&gt;</text:p>
          </table:table-cell>
          <table:table-cell office:value-type="string" table:style-name="ce1">
            <text:p>Detailed (Horizonta)</text:p>
          </table:table-cell>
          <table:table-cell office:value-type="string" table:style-name="ce1">
            <text:p>&lt;/hordetail&gt;</text:p>
          </table:table-cell>
          <table:table-cell table:number-columns-repeated="16381"/>
        </table:table-row>
        <table:table-row table:style-name="ro1">
          <table:table-cell office:value-type="string" table:style-name="ce1">
            <text:p>&lt;rhc&gt;</text:p>
          </table:table-cell>
          <table:table-cell office:value-type="string" table:style-name="ce1">
            <text:p>Right Side Carousel</text:p>
          </table:table-cell>
          <table:table-cell office:value-type="string" table:style-name="ce1">
            <text:p>&lt;/rhc&gt;</text:p>
          </table:table-cell>
          <table:table-cell table:number-columns-repeated="16381"/>
        </table:table-row>
        <table:table-row table:style-name="ro1">
          <table:table-cell office:value-type="string" table:style-name="ce1">
            <text:p>&lt;lhc&gt;</text:p>
          </table:table-cell>
          <table:table-cell office:value-type="string" table:style-name="ce1">
            <text:p>Left Side Carousel</text:p>
          </table:table-cell>
          <table:table-cell office:value-type="string" table:style-name="ce1">
            <text:p>&lt;/lhc&gt;</text:p>
          </table:table-cell>
          <table:table-cell table:number-columns-repeated="16381"/>
        </table:table-row>
        <table:table-row table:style-name="ro1">
          <table:table-cell office:value-type="string" table:style-name="ce1">
            <text:p>&lt;systemdetails&gt;</text:p>
          </table:table-cell>
          <table:table-cell office:value-type="string" table:style-name="ce1">
            <text:p>Detailed (Vertical)</text:p>
          </table:table-cell>
          <table:table-cell office:value-type="string" table:style-name="ce1">
            <text:p>&lt;/systemdetails&gt;</text:p>
          </table:table-cell>
          <table:table-cell table:number-columns-repeated="16381"/>
        </table:table-row>
        <table:table-row table:style-name="ro1">
          <table:table-cell office:value-type="string" table:style-name="ce1">
            <text:p>&lt;delay1&gt;</text:p>
          </table:table-cell>
          <table:table-cell office:value-type="string" table:style-name="ce1">
            <text:p>1 second</text:p>
          </table:table-cell>
          <table:table-cell office:value-type="string" table:style-name="ce1">
            <text:p>&lt;/delay1&gt;</text:p>
          </table:table-cell>
          <table:table-cell table:number-columns-repeated="16381"/>
        </table:table-row>
        <table:table-row table:style-name="ro1">
          <table:table-cell office:value-type="string" table:style-name="ce1">
            <text:p>&lt;delay2&gt;</text:p>
          </table:table-cell>
          <table:table-cell office:value-type="string" table:style-name="ce1">
            <text:p>2 seconds</text:p>
          </table:table-cell>
          <table:table-cell office:value-type="string" table:style-name="ce1">
            <text:p>&lt;/delay2&gt;</text:p>
          </table:table-cell>
          <table:table-cell table:number-columns-repeated="16381"/>
        </table:table-row>
        <table:table-row table:style-name="ro1">
          <table:table-cell office:value-type="string" table:style-name="ce1">
            <text:p>&lt;delay3&gt;</text:p>
          </table:table-cell>
          <table:table-cell office:value-type="string" table:style-name="ce1">
            <text:p>3 seconds</text:p>
          </table:table-cell>
          <table:table-cell office:value-type="string" table:style-name="ce1">
            <text:p>&lt;/delay3&gt;</text:p>
          </table:table-cell>
          <table:table-cell table:number-columns-repeated="16381"/>
        </table:table-row>
        <table:table-row table:style-name="ro1">
          <table:table-cell office:value-type="string" table:style-name="ce1">
            <text:p>&lt;delay5&gt;</text:p>
          </table:table-cell>
          <table:table-cell office:value-type="string" table:style-name="ce1">
            <text:p>5 seconds</text:p>
          </table:table-cell>
          <table:table-cell office:value-type="string" table:style-name="ce1">
            <text:p>&lt;/delay5&gt;</text:p>
          </table:table-cell>
          <table:table-cell table:number-columns-repeated="16381"/>
        </table:table-row>
        <table:table-row table:style-name="ro1">
          <table:table-cell office:value-type="string" table:style-name="ce1">
            <text:p>&lt;delay10&gt;</text:p>
          </table:table-cell>
          <table:table-cell office:value-type="string" table:style-name="ce1">
            <text:p>10 seconds</text:p>
          </table:table-cell>
          <table:table-cell office:value-type="string" table:style-name="ce1">
            <text:p>&lt;/delay10&gt;</text:p>
          </table:table-cell>
          <table:table-cell table:number-columns-repeated="16381"/>
        </table:table-row>
        <table:table-row table:style-name="ro1">
          <table:table-cell office:value-type="string" table:style-name="ce1">
            <text:p>&lt;delay20&gt;</text:p>
          </table:table-cell>
          <table:table-cell office:value-type="string" table:style-name="ce1">
            <text:p>20 seconds</text:p>
          </table:table-cell>
          <table:table-cell office:value-type="string" table:style-name="ce1">
            <text:p>&lt;/delay20&gt;</text:p>
          </table:table-cell>
          <table:table-cell table:number-columns-repeated="16381"/>
        </table:table-row>
        <table:table-row table:style-name="ro1">
          <table:table-cell office:value-type="string" table:style-name="ce1">
            <text:p>&lt;delay0&gt;</text:p>
          </table:table-cell>
          <table:table-cell office:value-type="string" table:style-name="ce1">
            <text:p>no delay</text:p>
          </table:table-cell>
          <table:table-cell office:value-type="string" table:style-name="ce1">
            <text:p>&lt;/delay0&gt;</text:p>
          </table:table-cell>
          <table:table-cell table:number-columns-repeated="16381"/>
        </table:table-row>
        <table:table-row table:style-name="ro1">
          <table:table-cell office:value-type="string" table:style-name="ce1">
            <text:p>&lt;novideo&gt;</text:p>
          </table:table-cell>
          <table:table-cell office:value-type="string" table:style-name="ce1">
            <text:p>disable videos</text:p>
          </table:table-cell>
          <table:table-cell office:value-type="string" table:style-name="ce1">
            <text:p>&lt;/novideo&gt;</text:p>
          </table:table-cell>
          <table:table-cell table:number-columns-repeated="16381"/>
        </table:table-row>
        <table:table-row table:style-name="ro1">
          <table:table-cell office:value-type="string" table:style-name="ce1">
            <text:p>&lt;subset.systemview&gt;</text:p>
          </table:table-cell>
          <table:table-cell office:value-type="string" table:style-name="ce1">
            <text:p>Homepage Layout</text:p>
          </table:table-cell>
          <table:table-cell office:value-type="string" table:style-name="ce1">
            <text:p>&lt;/subset.systemview&gt;</text:p>
          </table:table-cell>
          <table:table-cell table:number-columns-repeated="16381"/>
        </table:table-row>
        <table:table-row table:style-name="ro1">
          <table:table-cell office:value-type="string" table:style-name="ce1">
            <text:p>&lt;subset.bgset&gt;</text:p>
          </table:table-cell>
          <table:table-cell office:value-type="string" table:style-name="ce1">
            <text:p>Background Images</text:p>
          </table:table-cell>
          <table:table-cell office:value-type="string" table:style-name="ce1">
            <text:p>&lt;/subset.bgset&gt;</text:p>
          </table:table-cell>
          <table:table-cell table:number-columns-repeated="16381"/>
        </table:table-row>
        <table:table-row table:style-name="ro1">
          <table:table-cell office:value-type="string" table:style-name="ce1">
            <text:p>&lt;subset.iconset&gt;</text:p>
          </table:table-cell>
          <table:table-cell office:value-type="string" table:style-name="ce1">
            <text:p>Help Icons</text:p>
          </table:table-cell>
          <table:table-cell office:value-type="string" table:style-name="ce1">
            <text:p>&lt;/subset.iconset&gt;</text:p>
          </table:table-cell>
          <table:table-cell table:number-columns-repeated="16381"/>
        </table:table-row>
        <table:table-row table:style-name="ro1">
          <table:table-cell office:value-type="string" table:style-name="ce1">
            <text:p>&lt;subset.shader&gt;</text:p>
          </table:table-cell>
          <table:table-cell office:value-type="string" table:style-name="ce1">
            <text:p>Theme Shaders</text:p>
          </table:table-cell>
          <table:table-cell office:value-type="string" table:style-name="ce1">
            <text:p>&lt;/subset.shader&gt;</text:p>
          </table:table-cell>
          <table:table-cell table:number-columns-repeated="16381"/>
        </table:table-row>
        <table:table-row table:style-name="ro1">
          <table:table-cell office:value-type="string" table:style-name="ce1">
            <text:p>&lt;subset.music&gt;</text:p>
          </table:table-cell>
          <table:table-cell office:value-type="string" table:style-name="ce1">
            <text:p>System Music</text:p>
          </table:table-cell>
          <table:table-cell office:value-type="string" table:style-name="ce1">
            <text:p>&lt;/subset.music&gt;</text:p>
          </table:table-cell>
          <table:table-cell table:number-columns-repeated="16381"/>
        </table:table-row>
        <table:table-row table:style-name="ro1">
          <table:table-cell office:value-type="string" table:style-name="ce1">
            <text:p>&lt;subset.logoset&gt;</text:p>
          </table:table-cell>
          <table:table-cell office:value-type="string" table:style-name="ce1">
            <text:p>System Logo Style</text:p>
          </table:table-cell>
          <table:table-cell office:value-type="string" table:style-name="ce1">
            <text:p>&lt;/subset.logoset&gt;</text:p>
          </table:table-cell>
          <table:table-cell table:number-columns-repeated="16381"/>
        </table:table-row>
        <table:table-row table:style-name="ro1">
          <table:table-cell office:value-type="string" table:style-name="ce1">
            <text:p>&lt;subset.thememusic&gt;</text:p>
          </table:table-cell>
          <table:table-cell office:value-type="string" table:style-name="ce1">
            <text:p>Theme Background Music</text:p>
          </table:table-cell>
          <table:table-cell office:value-type="string" table:style-name="ce1">
            <text:p>&lt;/subset.thememusic&gt;</text:p>
          </table:table-cell>
          <table:table-cell table:number-columns-repeated="16381"/>
        </table:table-row>
        <table:table-row table:style-name="ro1">
          <table:table-cell office:value-type="string" table:style-name="ce1">
            <text:p>&lt;subset.vdelay&gt;</text:p>
          </table:table-cell>
          <table:table-cell office:value-type="string" table:style-name="ce1">
            <text:p>Video delay on gamelist</text:p>
          </table:table-cell>
          <table:table-cell office:value-type="string" table:style-name="ce1">
            <text:p>&lt;/subset.vdelay&gt;</text:p>
          </table:table-cell>
          <table:table-cell table:number-columns-repeated="16381"/>
        </table:table-row>
        <table:table-row table:style-name="ro1">
          <table:table-cell office:value-type="string" table:style-name="ce1">
            <text:p>&lt;subset.slog&gt;</text:p>
          </table:table-cell>
          <table:table-cell office:value-type="string" table:style-name="ce1">
            <text:p>System Logo on Gamelists</text:p>
          </table:table-cell>
          <table:table-cell office:value-type="string" table:style-name="ce1">
            <text:p>&lt;/subset.slog&gt;</text:p>
          </table:table-cell>
          <table:table-cell table:number-columns-repeated="16381"/>
        </table:table-row>
        <table:table-row table:style-name="ro1">
          <table:table-cell office:value-type="string" table:style-name="ce1">
            <text:p>&lt;subset.colorset&gt;</text:p>
          </table:table-cell>
          <table:table-cell office:value-type="string" table:style-name="ce1">
            <text:p>Theme Colour Scheme</text:p>
          </table:table-cell>
          <table:table-cell office:value-type="string" table:style-name="ce1">
            <text:p>&lt;/subset.colorset&gt;</text:p>
          </table:table-cell>
          <table:table-cell table:number-columns-repeated="16381"/>
        </table:table-row>
        <table:table-row table:style-name="ro1">
          <table:table-cell office:value-type="string" table:style-name="ce1">
            <text:p>&lt;subset.videoview&gt;</text:p>
          </table:table-cell>
          <table:table-cell office:value-type="string" table:style-name="ce1">
            <text:p>Gamelist Video Delay</text:p>
          </table:table-cell>
          <table:table-cell office:value-type="string" table:style-name="ce1">
            <text:p>&lt;/subset.videoview&gt;</text:p>
          </table:table-cell>
          <table:table-cell table:number-columns-repeated="16381"/>
        </table:table-row>
        <table:table-row table:style-name="ro1">
          <table:table-cell office:value-type="string" table:style-name="ce1">
            <text:p>&lt;subset.sysvdelay&gt;</text:p>
          </table:table-cell>
          <table:table-cell office:value-type="string" table:style-name="ce1">
            <text:p>System view Video Delay</text:p>
          </table:table-cell>
          <table:table-cell office:value-type="string" table:style-name="ce1">
            <text:p>&lt;/subset.sysvdelay&gt;</text:p>
          </table:table-cell>
          <table:table-cell table:number-columns-repeated="16381"/>
        </table:table-row>
        <table:table-row table:style-name="ro1">
          <table:table-cell office:value-type="string" table:style-name="ce1">
            <text:p>&lt;psx&gt;</text:p>
          </table:table-cell>
          <table:table-cell office:value-type="string" table:style-name="ce1">
            <text:p>The PlayStation (unofficially abbreviated as PSX) is a home video game console developed and marketed by Sony Computer Entertainment. <text:s/>The original console in the series was the first console of any type to ship over 100 million units, doing so in under a decade.</text:p>
          </table:table-cell>
          <table:table-cell office:value-type="string" table:style-name="ce1">
            <text:p>&lt;/psx&gt;</text:p>
          </table:table-cell>
          <table:table-cell table:number-columns-repeated="16381"/>
        </table:table-row>
        <table:table-row table:style-name="ro1">
          <table:table-cell office:value-type="string" table:style-name="ce1">
            <text:p>&lt;threedo&gt;</text:p>
          </table:table-cell>
          <table:table-cell office:value-type="string" table:style-name="ce1">
            <text:p>The 3DO is a home video game console conceived by entrepreneur and Electronic Arts founder Trip Hawkins, the 3DO was not manufactured by the company itself. Panasonic produced the first models, and further renditions of the hardware were released by GoldStar and Sanyo.</text:p>
          </table:table-cell>
          <table:table-cell office:value-type="string" table:style-name="ce1">
            <text:p>&lt;/threedo&gt;</text:p>
          </table:table-cell>
          <table:table-cell table:number-columns-repeated="16381"/>
        </table:table-row>
        <table:table-row table:style-name="ro1">
          <table:table-cell office:value-type="string" table:style-name="ce1">
            <text:p>&lt;amiga&gt;</text:p>
          </table:table-cell>
          <table:table-cell office:value-type="string" table:style-name="ce1">
            <text:p>The Amiga is a family of personal computers marketed by Commodore in the 1980s and 1990s. The first model was launched in 1985 as a high-end home computer and became popular for its graphical, audio and multi-tasking abilities</text:p>
          </table:table-cell>
          <table:table-cell office:value-type="string" table:style-name="ce1">
            <text:p>&lt;/amiga&gt;</text:p>
          </table:table-cell>
          <table:table-cell table:number-columns-repeated="16381"/>
        </table:table-row>
        <table:table-row table:style-name="ro1">
          <table:table-cell office:value-type="string" table:style-name="ce1">
            <text:p>&lt;cpc&gt;</text:p>
          </table:table-cell>
          <table:table-cell office:value-type="string" table:style-name="ce1">
            <text:p>The CPC 464 was the first personal home computer built by Amstrad in 1984. It was one of the bestselling and best produced microcomputers, with more than 2 million units sold in Europe.</text:p>
          </table:table-cell>
          <table:table-cell office:value-type="string" table:style-name="ce1">
            <text:p>&lt;/cpc&gt;</text:p>
          </table:table-cell>
          <table:table-cell table:number-columns-repeated="16381"/>
        </table:table-row>
        <table:table-row table:style-name="ro1">
          <table:table-cell office:value-type="string" table:style-name="ce1">
            <text:p>&lt;arcade&gt;</text:p>
          </table:table-cell>
          <table:table-cell office:value-type="string" table:style-name="ce1">
            <text:p>An arcade game or coin-op is a coin-operated entertainment machine typically installed in public businesses such as restaurants, bars and amusement arcades. The golden age of arcade video games is usually defined as a period beginning sometime in the late 1970s and ending sometime in the mid-1980s.</text:p>
          </table:table-cell>
          <table:table-cell office:value-type="string" table:style-name="ce1">
            <text:p>&lt;/arcade&gt;</text:p>
          </table:table-cell>
          <table:table-cell table:number-columns-repeated="16381"/>
        </table:table-row>
        <table:table-row table:style-name="ro1">
          <table:table-cell office:value-type="string" table:style-name="ce1">
            <text:p>&lt;atari2600&gt;</text:p>
          </table:table-cell>
          <table:table-cell office:value-type="string" table:style-name="ce1">
            <text:p>The Atari Video Computer System (VCS), is a second generation (1976–1992) home video game console developed and distributed by Atari, Inc. It was released on September 11, 1977 in North America at a retail price of $199.</text:p>
          </table:table-cell>
          <table:table-cell office:value-type="string" table:style-name="ce1">
            <text:p>&lt;/atari2600&gt;</text:p>
          </table:table-cell>
          <table:table-cell table:number-columns-repeated="16381"/>
        </table:table-row>
        <table:table-row table:style-name="ro1">
          <table:table-cell office:value-type="string" table:style-name="ce1">
            <text:p>&lt;atari5200&gt;</text:p>
          </table:table-cell>
          <table:table-cell office:value-type="string" table:style-name="ce1">
            <text:p>The Atari 5200 SuperSystem, is a second generation console developed and distributed by Atari. The 5200 came with an innovative controller featuring a 360-degree non-centering joystick with a numeric keypad, start, pause, and reset buttons.</text:p>
          </table:table-cell>
          <table:table-cell office:value-type="string" table:style-name="ce1">
            <text:p>&lt;/atari5200&gt;</text:p>
          </table:table-cell>
          <table:table-cell table:number-columns-repeated="16381"/>
        </table:table-row>
        <table:table-row table:style-name="ro1">
          <table:table-cell office:value-type="string" table:style-name="ce1">
            <text:p>&lt;atari7800&gt;</text:p>
          </table:table-cell>
          <table:table-cell office:value-type="string" table:style-name="ce1">
            <text:p>The Atari 7800 Pro System is a third generation console developed and distributed by Atari Corporation. The 7800 is considered one of the first backward-compatible consoles as it could play Atari 2600 games without the use of additional modules.</text:p>
          </table:table-cell>
          <table:table-cell office:value-type="string" table:style-name="ce1">
            <text:p>&lt;/atari7800&gt;</text:p>
          </table:table-cell>
          <table:table-cell table:number-columns-repeated="16381"/>
        </table:table-row>
        <table:table-row table:style-name="ro1">
          <table:table-cell office:value-type="string" table:style-name="ce1">
            <text:p>&lt;jaguar&gt;</text:p>
          </table:table-cell>
          <table:table-cell office:value-type="string" table:style-name="ce1">
            <text:p>The Atari Jaguar is a home video game console developed by Atari Corporation and released in North America in November 1993. Part of the fifth generation of video game consoles, it competed with the 16-bit Sega Genesis and Super NES and the 32-bit 3DO Interactive Multiplayer which launched the same year.</text:p>
          </table:table-cell>
          <table:table-cell office:value-type="string" table:style-name="ce1">
            <text:p>&lt;/jaguar&gt;</text:p>
          </table:table-cell>
          <table:table-cell table:number-columns-repeated="16381"/>
        </table:table-row>
        <table:table-row table:style-name="ro1">
          <table:table-cell office:value-type="string" table:style-name="ce1">
            <text:p>&lt;lynx&gt;</text:p>
          </table:table-cell>
          <table:table-cell office:value-type="string" table:style-name="ce1">
            <text:p>The Atari Lynx is a 16-bit handheld game console that was developed and distributed by Atari Corporation. It was released in September 1989 in North America at a retail price of $149.95. The Lynx was the world's first handheld electronic game with a color LCD screen.</text:p>
          </table:table-cell>
          <table:table-cell office:value-type="string" table:style-name="ce1">
            <text:p>&lt;/lynx&gt;</text:p>
          </table:table-cell>
          <table:table-cell table:number-columns-repeated="16381"/>
        </table:table-row>
        <table:table-row table:style-name="ro1">
          <table:table-cell office:value-type="string" table:style-name="ce1">
            <text:p>&lt;atarist&gt;</text:p>
          </table:table-cell>
          <table:table-cell office:value-type="string" table:style-name="ce1">
            <text:p>The Atari ST is a line of home computers from Atari Corporation and the successor to the Atari 8-bit family. The 1040ST, released in 1986, is the first personal computer to ship with a megabyte of RAM in the base configuration and also the first with a cost-per-kilobyte of less than US $1.</text:p>
          </table:table-cell>
          <table:table-cell office:value-type="string" table:style-name="ce1">
            <text:p>&lt;/atarist&gt;</text:p>
          </table:table-cell>
          <table:table-cell table:number-columns-repeated="16381"/>
        </table:table-row>
        <table:table-row table:style-name="ro1">
          <table:table-cell office:value-type="string" table:style-name="ce1">
            <text:p>&lt;atomis&gt;</text:p>
          </table:table-cell>
          <table:table-cell office:value-type="string" table:style-name="ce1">
            <text:p>The Atomiswave is a custom arcade system board and cabinet from Sammy Corporation and is based on Sega's NAOMI system board. The Atomiswave uses interchangeable game cartridges and the cabinet's control panel can be easily switched out with dual joysticks, dual lightguns or a steering wheel.</text:p>
          </table:table-cell>
          <table:table-cell office:value-type="string" table:style-name="ce1">
            <text:p>&lt;/atomis&gt;</text:p>
          </table:table-cell>
          <table:table-cell table:number-columns-repeated="16381"/>
        </table:table-row>
        <table:table-row table:style-name="ro1">
          <table:table-cell office:value-type="string" table:style-name="ce1">
            <text:p>&lt;c16&gt;</text:p>
          </table:table-cell>
          <table:table-cell office:value-type="string" table:style-name="ce1">
            <text:p>The C16 was a home computer made by Commodore International,intended to be an entry-level computer to replace the VIC-20</text:p>
          </table:table-cell>
          <table:table-cell office:value-type="string" table:style-name="ce1">
            <text:p>&lt;/c16&gt;</text:p>
          </table:table-cell>
          <table:table-cell table:number-columns-repeated="16381"/>
        </table:table-row>
        <table:table-row table:style-name="ro1">
          <table:table-cell office:value-type="string" table:style-name="ce1">
            <text:p>&lt;c64&gt;</text:p>
          </table:table-cell>
          <table:table-cell office:value-type="string" table:style-name="ce1">
            <text:p>The Commodore 64 is an 8-bit home computer introduced in January 1982 by Commodore International. It is listed in the Guinness World Records as the highest-selling single computer model of all time, with independent estimates placing the number sold between 10 and 17 million units.</text:p>
          </table:table-cell>
          <table:table-cell office:value-type="string" table:style-name="ce1">
            <text:p>&lt;/c64&gt;</text:p>
          </table:table-cell>
          <table:table-cell table:number-columns-repeated="16381"/>
        </table:table-row>
        <table:table-row table:style-name="ro1">
          <table:table-cell office:value-type="string" table:style-name="ce1">
            <text:p>&lt;c128&gt;</text:p>
          </table:table-cell>
          <table:table-cell office:value-type="string" table:style-name="ce1">
            <text:p>The Commodore 128, also known as the C128, C-128, C= 128, is the last 8-bit home computer that was commercially released by Commodore Business Machines (CBM). Introduced in January 1985 at the CES in Las Vegas, it appeared three years after its predecessor, the bestselling Commodore 64.</text:p>
          </table:table-cell>
          <table:table-cell office:value-type="string" table:style-name="ce1">
            <text:p>&lt;/c128&gt;</text:p>
          </table:table-cell>
          <table:table-cell table:number-columns-repeated="16381"/>
        </table:table-row>
        <table:table-row table:style-name="ro1">
          <table:table-cell office:value-type="string" table:style-name="ce1">
            <text:p>&lt;dreamcast&gt;</text:p>
          </table:table-cell>
          <table:table-cell office:value-type="string" table:style-name="ce1">
            <text:p>The Dreamcast is a 128-bit video game console which was released by Sega in late 1998 in Japan and from September 1999 in other territories. It was the first entry in the sixth generation of video game consoles, preceding Sony's PlayStation 2, Microsoft's Xbox and the Nintendo GameCube.</text:p>
          </table:table-cell>
          <table:table-cell office:value-type="string" table:style-name="ce1">
            <text:p>&lt;/dreamcast&gt;</text:p>
          </table:table-cell>
          <table:table-cell table:number-columns-repeated="16381"/>
        </table:table-row>
        <table:table-row table:style-name="ro1">
          <table:table-cell office:value-type="string" table:style-name="ce1">
            <text:p>&lt;famicom&gt;</text:p>
          </table:table-cell>
          <table:table-cell office:value-type="string" table:style-name="ce1">
            <text:p>The Nintendo Famicom is an 8-bit video game console that was released by Nintendo in Japan in 1983. It was released as the Family Computer, commonly shortened as either the romanized contraction Famicom, or abbreviated to FC.</text:p>
          </table:table-cell>
          <table:table-cell office:value-type="string" table:style-name="ce1">
            <text:p>&lt;/famicom&gt;</text:p>
          </table:table-cell>
          <table:table-cell table:number-columns-repeated="16381"/>
        </table:table-row>
        <table:table-row table:style-name="ro1">
          <table:table-cell office:value-type="string" table:style-name="ce1">
            <text:p>&lt;fds&gt;</text:p>
          </table:table-cell>
          <table:table-cell office:value-type="string" table:style-name="ce1">
            <text:p>The Family Computer Disk System is a peripheral for Nintendo's Family Computer console, released in Japan on February 21, 1986. It uses proprietary floppy disks called "Disk Cards" for data storage.</text:p>
          </table:table-cell>
          <table:table-cell office:value-type="string" table:style-name="ce1">
            <text:p>&lt;/fds&gt;</text:p>
          </table:table-cell>
          <table:table-cell table:number-columns-repeated="16381"/>
        </table:table-row>
        <table:table-row table:style-name="ro1">
          <table:table-cell office:value-type="string" table:style-name="ce1">
            <text:p>&lt;gameandwatch&gt;</text:p>
          </table:table-cell>
          <table:table-cell office:value-type="string" table:style-name="ce1">
            <text:p>The Game and Watch is a series of handheld electronic games produced by Nintendo from 1980 to 1991. Created by game designer Gunpei Yokoi, each featured a single game, and a clock on an LCD screen.</text:p>
          </table:table-cell>
          <table:table-cell office:value-type="string" table:style-name="ce1">
            <text:p>&lt;/gameandwatch&gt;</text:p>
          </table:table-cell>
          <table:table-cell table:number-columns-repeated="16381"/>
        </table:table-row>
        <table:table-row table:style-name="ro1">
          <table:table-cell office:value-type="string" table:style-name="ce1">
            <text:p>&lt;gamegear&gt;</text:p>
          </table:table-cell>
          <table:table-cell office:value-type="string" table:style-name="ce1">
            <text:p>The Sega Game Gear was Sega's first handheld game console. It was the third commercially available color handheld console, after the Atari Lynx and the TurboExpress. <text:s/>It shares much of its hardware with the Master System, and can play Master System games by the use of an adapter.</text:p>
          </table:table-cell>
          <table:table-cell office:value-type="string" table:style-name="ce1">
            <text:p>&lt;/gamegear&gt;</text:p>
          </table:table-cell>
          <table:table-cell table:number-columns-repeated="16381"/>
        </table:table-row>
        <table:table-row table:style-name="ro1">
          <table:table-cell office:value-type="string" table:style-name="ce1">
            <text:p>&lt;gb&gt;</text:p>
          </table:table-cell>
          <table:table-cell office:value-type="string" table:style-name="ce1">
            <text:p>The Game Boy is an 8-bit handheld video game console released in 1989. <text:s/>As the first handheld console in the Game Boy line, it was created by Gunpei Yokoi and Nintendo's Research and Development who had designed the Game and Watch series.</text:p>
          </table:table-cell>
          <table:table-cell office:value-type="string" table:style-name="ce1">
            <text:p>&lt;/gb&gt;</text:p>
          </table:table-cell>
          <table:table-cell table:number-columns-repeated="16381"/>
        </table:table-row>
        <table:table-row table:style-name="ro1">
          <table:table-cell office:value-type="string" table:style-name="ce1">
            <text:p>&lt;gba&gt;</text:p>
          </table:table-cell>
          <table:table-cell office:value-type="string" table:style-name="ce1">
            <text:p>The Game Boy Advance is a 32-bit handheld video game console developed by Nintendo as the successor to the Game Boy Color. Nintendo's competitors in the handheld market at the time were the Neo Geo Pocket Color, WonderSwan, GP32, Tapwave Zodiac, and the N-Gage.</text:p>
          </table:table-cell>
          <table:table-cell office:value-type="string" table:style-name="ce1">
            <text:p>&lt;/gba&gt;</text:p>
          </table:table-cell>
          <table:table-cell table:number-columns-repeated="16381"/>
        </table:table-row>
        <table:table-row table:style-name="ro1">
          <table:table-cell office:value-type="string" table:style-name="ce1">
            <text:p>&lt;gbc&gt;</text:p>
          </table:table-cell>
          <table:table-cell office:value-type="string" table:style-name="ce1">
            <text:p>The Game Boy Color, (abbreviated as GBC) is a handheld game console manufactured by Nintendo, which was released in 1998. <text:s/>It is the successor of the Game Boy and features a color screen, but no backlight.</text:p>
          </table:table-cell>
          <table:table-cell office:value-type="string" table:style-name="ce1">
            <text:p>&lt;/gbc&gt;</text:p>
          </table:table-cell>
          <table:table-cell table:number-columns-repeated="16381"/>
        </table:table-row>
        <table:table-row table:style-name="ro1">
          <table:table-cell office:value-type="string" table:style-name="ce1">
            <text:p>&lt;genesis&gt;</text:p>
          </table:table-cell>
          <table:table-cell office:value-type="string" table:style-name="ce1">
            <text:p>The Genesis (Mega Drive outside of the U.S.) was Sega's third console and the successor to the Master System. The main microprocessor of the Genesis is a 1632-bit Motorola 68000 CPU clocked at 7.6 MHz. The console also provided backwards compatibility with the Master System.</text:p>
          </table:table-cell>
          <table:table-cell office:value-type="string" table:style-name="ce1">
            <text:p>&lt;/genesis&gt;</text:p>
          </table:table-cell>
          <table:table-cell table:number-columns-repeated="16381"/>
        </table:table-row>
        <table:table-row table:style-name="ro1">
          <table:table-cell office:value-type="string" table:style-name="ce1">
            <text:p>&lt;intellivision&gt;</text:p>
          </table:table-cell>
          <table:table-cell office:value-type="string" table:style-name="ce1">
            <text:p>The Intellivision 'Intelligent Telivision' is a home video game console released by Mattel Electronics in 1979. Development of the console began in 1977, the same year as the introduction of its main competitor, the Atari 2600.</text:p>
          </table:table-cell>
          <table:table-cell office:value-type="string" table:style-name="ce1">
            <text:p>&lt;/intellivision&gt;</text:p>
          </table:table-cell>
          <table:table-cell table:number-columns-repeated="16381"/>
        </table:table-row>
        <table:table-row table:style-name="ro1">
          <table:table-cell office:value-type="string" table:style-name="ce1">
            <text:p>&lt;mame&gt;</text:p>
          </table:table-cell>
          <table:table-cell office:value-type="string" table:style-name="ce1">
            <text:p>MAME (originally an acronym of Multiple Arcade Machine Emulator) is a free and open-source emulator designed to recreate the hardware of arcade game systems in software on modern personal computers and other platforms.</text:p>
          </table:table-cell>
          <table:table-cell office:value-type="string" table:style-name="ce1">
            <text:p>&lt;/mame&gt;</text:p>
          </table:table-cell>
          <table:table-cell table:number-columns-repeated="16381"/>
        </table:table-row>
        <table:table-row table:style-name="ro1">
          <table:table-cell office:value-type="string" table:style-name="ce1">
            <text:p>&lt;mastersystem&gt;</text:p>
          </table:table-cell>
          <table:table-cell office:value-type="string" table:style-name="ce1">
            <text:p>The Master System is a third-generation video game console that was released by Sega in 1985. The Master System was a direct competitor to the Nintendo Entertainment System and was technically superior to the NES, which predated its release significantly.</text:p>
          </table:table-cell>
          <table:table-cell office:value-type="string" table:style-name="ce1">
            <text:p>&lt;/mastersystem&gt;</text:p>
          </table:table-cell>
          <table:table-cell table:number-columns-repeated="16381"/>
        </table:table-row>
        <table:table-row table:style-name="ro1">
          <table:table-cell office:value-type="string" table:style-name="ce1">
            <text:p>&lt;megadrive&gt;</text:p>
          </table:table-cell>
          <table:table-cell office:value-type="string" table:style-name="ce1">
            <text:p>The Megadrive was Sega's third console and the successor to the Master System. The main microprocessor of the Megadrive is a 1632-bit Motorola 68000 CPU clocked at 7.6 MHz. The console also provided backwards compatibility with the Master System.</text:p>
          </table:table-cell>
          <table:table-cell office:value-type="string" table:style-name="ce1">
            <text:p>&lt;/megadrive&gt;</text:p>
          </table:table-cell>
          <table:table-cell table:number-columns-repeated="16381"/>
        </table:table-row>
        <table:table-row table:style-name="ro1">
          <table:table-cell office:value-type="string" table:style-name="ce1">
            <text:p>&lt;msx&gt;</text:p>
          </table:table-cell>
          <table:table-cell office:value-type="string" table:style-name="ce1">
            <text:p>MSX is a standardized home computer architecture, announced by Microsoft and ASCII on June 16, 1983. <text:s/>Before the success of Nintendo's Family Computer, MSX was the platform for which major Japanese game studios such as Konami and Hudson Soft produced video games.</text:p>
          </table:table-cell>
          <table:table-cell office:value-type="string" table:style-name="ce1">
            <text:p>&lt;/msx&gt;</text:p>
          </table:table-cell>
          <table:table-cell table:number-columns-repeated="16381"/>
        </table:table-row>
        <table:table-row table:style-name="ro1">
          <table:table-cell office:value-type="string" table:style-name="ce1">
            <text:p>&lt;n64&gt;</text:p>
          </table:table-cell>
          <table:table-cell office:value-type="string" table:style-name="ce1">
            <text:p>Codenamed Ultra64, the Nintendo 64 was released in 1996 and was the last major home console to use the cartridge as its primary storage format. <text:s/>32.93 million units were sold worldwide, with it's main competitors being the Sony PlayStation and the Sega Saturn.</text:p>
          </table:table-cell>
          <table:table-cell office:value-type="string" table:style-name="ce1">
            <text:p>&lt;/n64&gt;</text:p>
          </table:table-cell>
          <table:table-cell table:number-columns-repeated="16381"/>
        </table:table-row>
        <table:table-row table:style-name="ro1">
          <table:table-cell office:value-type="string" table:style-name="ce1">
            <text:p>&lt;naomi&gt;</text:p>
          </table:table-cell>
          <table:table-cell office:value-type="string" table:style-name="ce1">
            <text:p>The Sega NAOMI (New Arcade Operation Machine Idea) is an arcade system board released in 1998 as a successor to Sega Model 3 hardware. It uses the same architecture as the Sega Dreamcast, and stands as one of Sega's most successful arcade systems of all time, along with the Sega Model 2.</text:p>
          </table:table-cell>
          <table:table-cell office:value-type="string" table:style-name="ce1">
            <text:p>&lt;/naomi&gt;</text:p>
          </table:table-cell>
          <table:table-cell table:number-columns-repeated="16381"/>
        </table:table-row>
        <table:table-row table:style-name="ro1">
          <table:table-cell office:value-type="string" table:style-name="ce1">
            <text:p>&lt;nds&gt;</text:p>
          </table:table-cell>
          <table:table-cell office:value-type="string" table:style-name="ce1">
            <text:p>The Nintendo DS is a 32-bit dual-screen handheld game console developed and released by Nintendo. The device went on sale in North America on November 21, 2004. The DS, short for "Developers' System" or "Dual Screen", introduced distinctive new features to handheld gaming.</text:p>
          </table:table-cell>
          <table:table-cell office:value-type="string" table:style-name="ce1">
            <text:p>&lt;/nds&gt;</text:p>
          </table:table-cell>
          <table:table-cell table:number-columns-repeated="16381"/>
        </table:table-row>
        <table:table-row table:style-name="ro1">
          <table:table-cell office:value-type="string" table:style-name="ce1">
            <text:p>&lt;neocd&gt;</text:p>
          </table:table-cell>
          <table:table-cell office:value-type="string" table:style-name="ce1">
            <text:p>The Neo•Geo CD was SNK's second home console, released as a cheaper alternative to the AES system. <text:s/>The internal harware is the same, but the games run on much cheaper to produce CD-ROMs. <text:s/>This allowed SNK to sell games at a more competative price point.</text:p>
          </table:table-cell>
          <table:table-cell office:value-type="string" table:style-name="ce1">
            <text:p>&lt;/neocd&gt;</text:p>
          </table:table-cell>
          <table:table-cell table:number-columns-repeated="16381"/>
        </table:table-row>
        <table:table-row table:style-name="ro1">
          <table:table-cell office:value-type="string" table:style-name="ce1">
            <text:p>&lt;neogeo&gt;</text:p>
          </table:table-cell>
          <table:table-cell office:value-type="string" table:style-name="ce1">
            <text:p>The Neo•Geo AES was originally launched as a rental console for video game stores in Japan (called Neo Geo Rental System), with its high price causing SNK not to release it for home use – this was later reversed due to high demand and it came into the market as a luxury console.</text:p>
          </table:table-cell>
          <table:table-cell office:value-type="string" table:style-name="ce1">
            <text:p>&lt;/neogeo&gt;</text:p>
          </table:table-cell>
          <table:table-cell table:number-columns-repeated="16381"/>
        </table:table-row>
        <table:table-row table:style-name="ro1">
          <table:table-cell office:value-type="string" table:style-name="ce1">
            <text:p>&lt;nes&gt;</text:p>
          </table:table-cell>
          <table:table-cell office:value-type="string" table:style-name="ce1">
            <text:p>The Nintendo Entertainment System is an 8-bit video game console that was released by Nintendo in North America during 1985. <text:s/>As the best selling gaming console of its time, the NES helped revitalize the US video game industry following the video game crash of 1983.</text:p>
          </table:table-cell>
          <table:table-cell office:value-type="string" table:style-name="ce1">
            <text:p>&lt;/nes&gt;</text:p>
          </table:table-cell>
          <table:table-cell table:number-columns-repeated="16381"/>
        </table:table-row>
        <table:table-row table:style-name="ro1">
          <table:table-cell office:value-type="string" table:style-name="ce1">
            <text:p>&lt;ngp&gt;</text:p>
          </table:table-cell>
          <table:table-cell office:value-type="string" table:style-name="ce1">
            <text:p>The Neo Geo Pocket is a monochrome handheld game console released by SNK. It was the company's first handheld system and is part of the Neo Geo family. It debuted in Japan in late 1998.</text:p>
          </table:table-cell>
          <table:table-cell office:value-type="string" table:style-name="ce1">
            <text:p>&lt;/ngp&gt;</text:p>
          </table:table-cell>
          <table:table-cell table:number-columns-repeated="16381"/>
        </table:table-row>
        <table:table-row table:style-name="ro1">
          <table:table-cell office:value-type="string" table:style-name="ce1">
            <text:p>&lt;openbor&gt;</text:p>
          </table:table-cell>
          <table:table-cell office:value-type="string" table:style-name="ce1">
            <text:p>OpenBOR is a royalty free sprite based side scrolling gaming engine. ... OpenBOR is optimized for side scrolling beat em' up style games (Double Dragon, Streets of Rage, Final Fight), but easily accommodates any sort of gameplay style and feature set you can imagine.</text:p>
          </table:table-cell>
          <table:table-cell office:value-type="string" table:style-name="ce1">
            <text:p>&lt;/openbor&gt;</text:p>
          </table:table-cell>
          <table:table-cell table:number-columns-repeated="16381"/>
        </table:table-row>
        <table:table-row table:style-name="ro1">
          <table:table-cell office:value-type="string" table:style-name="ce1">
            <text:p>&lt;ngpc&gt;</text:p>
          </table:table-cell>
          <table:table-cell office:value-type="string" table:style-name="ce1">
            <text:p>The Neo Geo Pocket Color is a 16-bit color handheld video game console manufactured by SNK. It is a successor to SNK's monochrome Neo Geo Pocket handheld which debuted in 1998 in Japan, with the Color being fully backward compatible.</text:p>
          </table:table-cell>
          <table:table-cell office:value-type="string" table:style-name="ce1">
            <text:p>&lt;/ngpc&gt;</text:p>
          </table:table-cell>
          <table:table-cell table:number-columns-repeated="16381"/>
        </table:table-row>
        <table:table-row table:style-name="ro1">
          <table:table-cell office:value-type="string" table:style-name="ce1">
            <text:p>&lt;pc88&gt;</text:p>
          </table:table-cell>
          <table:table-cell office:value-type="string" table:style-name="ce1">
            <text:p>Lineup of Japanese 8-bit personal computers manufactured by NEC from 1979 to 1989.</text:p>
          </table:table-cell>
          <table:table-cell office:value-type="string" table:style-name="ce1">
            <text:p>&lt;/pc88&gt;</text:p>
          </table:table-cell>
          <table:table-cell table:number-columns-repeated="16381"/>
        </table:table-row>
        <table:table-row table:style-name="ro1">
          <table:table-cell office:value-type="string" table:style-name="ce1">
            <text:p>&lt;pc98&gt;</text:p>
          </table:table-cell>
          <table:table-cell office:value-type="string" table:style-name="ce1">
            <text:p>Lineup of Japanese 16-bit and 32-bit personal computers manufactured by NEC from 1982 to 2000</text:p>
          </table:table-cell>
          <table:table-cell office:value-type="string" table:style-name="ce1">
            <text:p>&lt;/pc98&gt;</text:p>
          </table:table-cell>
          <table:table-cell table:number-columns-repeated="16381"/>
        </table:table-row>
        <table:table-row table:style-name="ro1">
          <table:table-cell office:value-type="string" table:style-name="ce1">
            <text:p>&lt;pcengine&gt;</text:p>
          </table:table-cell>
          <table:table-cell office:value-type="string" table:style-name="ce1">
            <text:p>The PC Engine was released in Japan on October 30, 1987. <text:s/>It gained strong third-party support and outsold the Famicom at its 1987 debut, eventually becoming the Super Famicom's main rival</text:p>
          </table:table-cell>
          <table:table-cell office:value-type="string" table:style-name="ce1">
            <text:p>&lt;/pcengine&gt;</text:p>
          </table:table-cell>
          <table:table-cell table:number-columns-repeated="16381"/>
        </table:table-row>
        <table:table-row table:style-name="ro1">
          <table:table-cell office:value-type="string" table:style-name="ce1">
            <text:p>&lt;pcfx&gt;</text:p>
          </table:table-cell>
          <table:table-cell office:value-type="string" table:style-name="ce1">
            <text:p>The PC-FX is a 32-bit home video game console release in 1994. It was intended as the successor to the PC Engine and its international counterpart the TurboGrafx-16, two successful video game consoles from the late 1980s. It is NEC's final foray into the home console market.</text:p>
          </table:table-cell>
          <table:table-cell office:value-type="string" table:style-name="ce1">
            <text:p>&lt;/pcfx&gt;</text:p>
          </table:table-cell>
          <table:table-cell table:number-columns-repeated="16381"/>
        </table:table-row>
        <table:table-row table:style-name="ro1">
          <table:table-cell office:value-type="string" table:style-name="ce1">
            <text:p>&lt;ports&gt;</text:p>
          </table:table-cell>
          <table:table-cell office:value-type="string" table:style-name="ce1">
            <text:p>Multi-platform ports of software and game engines from PC to DOS</text:p>
          </table:table-cell>
          <table:table-cell office:value-type="string" table:style-name="ce1">
            <text:p>&lt;/ports&gt;</text:p>
          </table:table-cell>
          <table:table-cell table:number-columns-repeated="16381"/>
        </table:table-row>
        <table:table-row table:style-name="ro1">
          <table:table-cell office:value-type="string" table:style-name="ce1">
            <text:p>&lt;psp&gt;</text:p>
          </table:table-cell>
          <table:table-cell office:value-type="string" table:style-name="ce1">
            <text:p>The PlayStation Portable (PSP) is a handheld game console developed by Sony and released in 2005. It was the first real competitor to Nintendo's handheld domination, where many challengers, such as SNK's Neo Geo Pocket and Nokia's N-Gage, failed.</text:p>
          </table:table-cell>
          <table:table-cell office:value-type="string" table:style-name="ce1">
            <text:p>&lt;/psp&gt;</text:p>
          </table:table-cell>
          <table:table-cell table:number-columns-repeated="16381"/>
        </table:table-row>
        <table:table-row table:style-name="ro1">
          <table:table-cell office:value-type="string" table:style-name="ce1">
            <text:p>&lt;residual&gt;</text:p>
          </table:table-cell>
          <table:table-cell office:value-type="string" table:style-name="ce1">
            <text:p>ResidualVM is a cross-platform computer program comprising 3D game engine recreations with a common graphical user interface. It supports Grim Fandango, Myst III: Exile and The Longest Journey.</text:p>
          </table:table-cell>
          <table:table-cell office:value-type="string" table:style-name="ce1">
            <text:p>&lt;/residual&gt;</text:p>
          </table:table-cell>
          <table:table-cell table:number-columns-repeated="16381"/>
        </table:table-row>
        <table:table-row table:style-name="ro1">
          <table:table-cell office:value-type="string" table:style-name="ce1">
            <text:p>&lt;saturn&gt;</text:p>
          </table:table-cell>
          <table:table-cell office:value-type="string" table:style-name="ce1">
            <text:p>The Saturn was initially successful in Japan but failed to sell in large numbers in the U.S. after its May 1995 launch, four months before its scheduled release date. Although it is remembered for several well regarded games, its reputation is mixed due to its complex hardware design.</text:p>
          </table:table-cell>
          <table:table-cell office:value-type="string" table:style-name="ce1">
            <text:p>&lt;/saturn&gt;</text:p>
          </table:table-cell>
          <table:table-cell table:number-columns-repeated="16381"/>
        </table:table-row>
        <table:table-row table:style-name="ro1">
          <table:table-cell office:value-type="string" table:style-name="ce1">
            <text:p>&lt;scumm&gt;</text:p>
          </table:table-cell>
          <table:table-cell office:value-type="string" table:style-name="ce1">
            <text:p>Script Creation Utility for Maniac Mansion Virtual Machine (ScummVM) is a set of game engine recreations. Originally designed to play LucasArts adventure games that use the SCUMM system, it also supports a variety of non-SCUMM games.</text:p>
          </table:table-cell>
          <table:table-cell office:value-type="string" table:style-name="ce1">
            <text:p>&lt;/scumm&gt;</text:p>
          </table:table-cell>
          <table:table-cell table:number-columns-repeated="16381"/>
        </table:table-row>
        <table:table-row table:style-name="ro1">
          <table:table-cell office:value-type="string" table:style-name="ce1">
            <text:p>&lt;sega32x&gt;</text:p>
          </table:table-cell>
          <table:table-cell office:value-type="string" table:style-name="ce1">
            <text:p>The Sega 32X is an add-on for the Sega Genesis video game console. Codenamed "Project Mars", the 32X was designed to expand the power of the Genesis <text:s/>until the release of the Sega Saturn. Independent of the Genesis, the 32X uses its own ROM cartridges and has its own library of games.</text:p>
          </table:table-cell>
          <table:table-cell office:value-type="string" table:style-name="ce1">
            <text:p>&lt;/sega32x&gt;</text:p>
          </table:table-cell>
          <table:table-cell table:number-columns-repeated="16381"/>
        </table:table-row>
        <table:table-row table:style-name="ro1">
          <table:table-cell office:value-type="string" table:style-name="ce1">
            <text:p>&lt;segacd&gt;</text:p>
          </table:table-cell>
          <table:table-cell office:value-type="string" table:style-name="ce1">
            <text:p>The Sega CD is a CD-ROM accessory for the Sega Genesis video game console produced by Sega as part of the fourth generation of video game consoles. The Sega CD lets the user play CD-based games and adds extra hardware functionality, such as a faster central processing unit and graphic enhancements.</text:p>
          </table:table-cell>
          <table:table-cell office:value-type="string" table:style-name="ce1">
            <text:p>&lt;/segacd&gt;</text:p>
          </table:table-cell>
          <table:table-cell table:number-columns-repeated="16381"/>
        </table:table-row>
        <table:table-row table:style-name="ro1">
          <table:table-cell office:value-type="string" table:style-name="ce1">
            <text:p>&lt;sfc&gt;</text:p>
          </table:table-cell>
          <table:table-cell office:value-type="string" table:style-name="ce1">
            <text:p>The Super Famicom is a 16-bit home video game console developed by Nintendo that was released in 1990 in Japan. <text:s/>The system was renamed as Super Nintendo in other countries.</text:p>
          </table:table-cell>
          <table:table-cell office:value-type="string" table:style-name="ce1">
            <text:p>&lt;/sfc&gt;</text:p>
          </table:table-cell>
          <table:table-cell table:number-columns-repeated="16381"/>
        </table:table-row>
        <table:table-row table:style-name="ro1">
          <table:table-cell office:value-type="string" table:style-name="ce1">
            <text:p>&lt;sg-1000&gt;</text:p>
          </table:table-cell>
          <table:table-cell office:value-type="string" table:style-name="ce1">
            <text:p>Sega's SG-1000 (a.k.a Mark I) was the company's first attempt at home consoles, released in July of 1983. <text:s/>It was a pretty advanced system for its time and featured impressive technical specifications. <text:s/>Sega released an updated version of the console called the SG-1000 Mark II.</text:p>
          </table:table-cell>
          <table:table-cell office:value-type="string" table:style-name="ce1">
            <text:p>&lt;/sg-1000&gt;</text:p>
          </table:table-cell>
          <table:table-cell table:number-columns-repeated="16381"/>
        </table:table-row>
        <table:table-row table:style-name="ro1">
          <table:table-cell office:value-type="string" table:style-name="ce1">
            <text:p>&lt;snes&gt;</text:p>
          </table:table-cell>
          <table:table-cell office:value-type="string" table:style-name="ce1">
            <text:p>Nintendo's second home console introduced advanced graphics and sound capabilities compared with other systems at the time, selling over 49 million units worldwide. The console introduced advanced graphics and sound capabilities compared with other systems at the time.</text:p>
          </table:table-cell>
          <table:table-cell office:value-type="string" table:style-name="ce1">
            <text:p>&lt;/snes&gt;</text:p>
          </table:table-cell>
          <table:table-cell table:number-columns-repeated="16381"/>
        </table:table-row>
        <table:table-row table:style-name="ro1">
          <table:table-cell office:value-type="string" table:style-name="ce1">
            <text:p>&lt;supergrafx&gt;</text:p>
          </table:table-cell>
          <table:table-cell office:value-type="string" table:style-name="ce1">
            <text:p>The SuperGrafx is the successor system to the PC Engine. Originally known as the PC Engine 2 during production stages, it was purported as a true 16-bit home console, featuring improved graphics and audio capabilities over its predecessor. <text:s/>Only 6 games were released that took advantage of the hardware.</text:p>
          </table:table-cell>
          <table:table-cell office:value-type="string" table:style-name="ce1">
            <text:p>&lt;/supergrafx&gt;</text:p>
          </table:table-cell>
          <table:table-cell table:number-columns-repeated="16381"/>
        </table:table-row>
        <table:table-row table:style-name="ro1">
          <table:table-cell office:value-type="string" table:style-name="ce1">
            <text:p>&lt;tg16&gt;</text:p>
          </table:table-cell>
          <table:table-cell office:value-type="string" table:style-name="ce1">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table:style-name="ce1">
            <text:p>&lt;/tg16&gt;</text:p>
          </table:table-cell>
          <table:table-cell table:number-columns-repeated="16381"/>
        </table:table-row>
        <table:table-row table:style-name="ro1">
          <table:table-cell office:value-type="string" table:style-name="ce1">
            <text:p>&lt;tg16cd&gt;</text:p>
          </table:table-cell>
          <table:table-cell office:value-type="string" table:style-name="ce1">
            <text:p>The TurboGrafx-CD is an add on for the TurboGrafx-16. It was released to expand the library of games of the TurboGrafx 16. <text:s/>It adds the ability to play full motion video and CD audio as well as greatly expanded storage capacity.</text:p>
          </table:table-cell>
          <table:table-cell office:value-type="string" table:style-name="ce1">
            <text:p>&lt;/tg16cd&gt;</text:p>
          </table:table-cell>
          <table:table-cell table:number-columns-repeated="16381"/>
        </table:table-row>
        <table:table-row table:style-name="ro1">
          <table:table-cell office:value-type="string" table:style-name="ce1">
            <text:p>&lt;vectrex&gt;</text:p>
          </table:table-cell>
          <table:table-cell office:value-type="string" table:style-name="ce1">
            <text:p>The Vectrex is a unique vector display-based home video game console developed by Smith Engineering. It was first released in North America in November 1982 and then Europe and Japan in 1983.</text:p>
          </table:table-cell>
          <table:table-cell office:value-type="string" table:style-name="ce1">
            <text:p>&lt;/vectrex&gt;</text:p>
          </table:table-cell>
          <table:table-cell table:number-columns-repeated="16381"/>
        </table:table-row>
        <table:table-row table:style-name="ro1">
          <table:table-cell office:value-type="string" table:style-name="ce1">
            <text:p>&lt;vic20&gt;</text:p>
          </table:table-cell>
          <table:table-cell office:value-type="string" table:style-name="ce1">
            <text:p>The VIC-20 was the first computer of any description to sell one million units.</text:p>
          </table:table-cell>
          <table:table-cell office:value-type="string" table:style-name="ce1">
            <text:p>&lt;/vic20&gt;</text:p>
          </table:table-cell>
          <table:table-cell table:number-columns-repeated="16381"/>
        </table:table-row>
        <table:table-row table:style-name="ro1">
          <table:table-cell office:value-type="string" table:style-name="ce1">
            <text:p>&lt;videopac&gt;</text:p>
          </table:table-cell>
          <table:table-cell office:value-type="string" table:style-name="ce1">
            <text:p>The Magnavox Odyssey 2, also known as Philips Odyssey 2, is a second generation home video game console that was released in 1978. It was sold in Europe as the Philips Videopac G7000, in Brazil as the Philips Odyssey and in Japan as Odyssey2.</text:p>
          </table:table-cell>
          <table:table-cell office:value-type="string" table:style-name="ce1">
            <text:p>&lt;/videopac&gt;</text:p>
          </table:table-cell>
          <table:table-cell table:number-columns-repeated="16381"/>
        </table:table-row>
        <table:table-row table:style-name="ro1">
          <table:table-cell office:value-type="string" table:style-name="ce1">
            <text:p>&lt;virtualboy&gt;</text:p>
          </table:table-cell>
          <table:table-cell office:value-type="string" table:style-name="ce1">
            <text:p>The Virtual Boy is a 32-bit tabletop portable video game console created by Nintendo. It was marketed as the first console capable of displaying stereoscopic "3D" graphics. Sales failed to meet targets, and Nintendo ceased distribution and game development in 1996.</text:p>
          </table:table-cell>
          <table:table-cell office:value-type="string" table:style-name="ce1">
            <text:p>&lt;/virtualboy&gt;</text:p>
          </table:table-cell>
          <table:table-cell table:number-columns-repeated="16381"/>
        </table:table-row>
        <table:table-row table:style-name="ro1">
          <table:table-cell office:value-type="string" table:style-name="ce1">
            <text:p>&lt;wonderswan&gt;</text:p>
          </table:table-cell>
          <table:table-cell office:value-type="string" table:style-name="ce1">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table:style-name="ce1">
            <text:p>&lt;/wonderswan&gt;</text:p>
          </table:table-cell>
          <table:table-cell table:number-columns-repeated="16381"/>
        </table:table-row>
        <table:table-row table:style-name="ro1">
          <table:table-cell office:value-type="string" table:style-name="ce1">
            <text:p>&lt;wsc&gt;</text:p>
          </table:table-cell>
          <table:table-cell office:value-type="string" table:style-name="ce1">
            <text:p>The WonderSwan is a handheld game console released in Japan by Bandai. Powered by a 16 bit central processing unit, it took advantage of a low price point and long battery life in comparison to its competition including Nintendo's Game Boy</text:p>
          </table:table-cell>
          <table:table-cell office:value-type="string" table:style-name="ce1">
            <text:p>&lt;/wsc&gt;</text:p>
          </table:table-cell>
          <table:table-cell table:number-columns-repeated="16381"/>
        </table:table-row>
        <table:table-row table:style-name="ro1">
          <table:table-cell office:value-type="string" table:style-name="ce1">
            <text:p>&lt;x68000&gt;</text:p>
          </table:table-cell>
          <table:table-cell office:value-type="string" table:style-name="ce1">
            <text:p>The X68000 is a series of 32-bit Japanese computers created by Sharp. It was the first home system to offer true arcade-quality graphics, also serving as the development machine for the Capcom CPS arcade system.</text:p>
          </table:table-cell>
          <table:table-cell office:value-type="string" table:style-name="ce1">
            <text:p>&lt;/x68000&gt;</text:p>
          </table:table-cell>
          <table:table-cell table:number-columns-repeated="16381"/>
        </table:table-row>
        <table:table-row table:style-name="ro1">
          <table:table-cell office:value-type="string" table:style-name="ce1">
            <text:p>&lt;zx81&gt;</text:p>
          </table:table-cell>
          <table:table-cell office:value-type="string" table:style-name="ce1">
            <text:p>The ZX81 is a home computer that was produced by Sinclair Research and manufactured in Dundee, Scotland, by Timex Corporation. It was launched in the United Kingdom in March 1981 as the successor to Sinclair's ZX80 and designed to be a low-cost introduction to home computing for the general public.</text:p>
          </table:table-cell>
          <table:table-cell office:value-type="string" table:style-name="ce1">
            <text:p>&lt;/zx81&gt;</text:p>
          </table:table-cell>
          <table:table-cell table:number-columns-repeated="16381"/>
        </table:table-row>
        <table:table-row table:style-name="ro1">
          <table:table-cell office:value-type="string" table:style-name="ce1">
            <text:p>&lt;spectrum&gt;</text:p>
          </table:table-cell>
          <table:table-cell office:value-type="string" table:style-name="ce1">
            <text:p>The ZX Spectrum is an 8-bit personal home computer released in the United Kingdom in 1982 by Sinclair Research. <text:s/>Referred to during development as the ZX81 Colour and ZX82, it was launched as the ZX Spectrum by Sinclair to highlight the machine's colour display</text:p>
          </table:table-cell>
          <table:table-cell office:value-type="string" table:style-name="ce1">
            <text:p>&lt;/spectrum&gt;</text:p>
          </table:table-cell>
          <table:table-cell table:number-columns-repeated="16381"/>
        </table:table-row>
        <table:table-row table:style-name="ro1">
          <table:table-cell office:value-type="string" table:style-name="ce1">
            <text:p>&lt;coleco&gt;</text:p>
          </table:table-cell>
          <table:table-cell office:value-type="string" table:style-name="ce1">
            <text:p>The ColecoVision is Coleco Industries' second-generation home video-game console that was released in August 1982.</text:p>
          </table:table-cell>
          <table:table-cell office:value-type="string" table:style-name="ce1">
            <text:p>&lt;/coleco&gt;</text:p>
          </table:table-cell>
          <table:table-cell table:number-columns-repeated="16381"/>
        </table:table-row>
        <table:table-row table:style-name="ro1">
          <table:table-cell office:value-type="string" table:style-name="ce1">
            <text:p>&lt;cps1&gt;</text:p>
          </table:table-cell>
          <table:table-cell office:value-type="string" table:style-name="ce1">
            <text:p>The Capcom Play System 1 is an arcade system board developed by Capcom that ran game software stored on removable ROM cartridges. More than two dozen arcade titles were released for CPS-1, before Capcom shifted game development over to its successor, the CP System II.</text:p>
          </table:table-cell>
          <table:table-cell office:value-type="string" table:style-name="ce1">
            <text:p>&lt;/cps1&gt;</text:p>
          </table:table-cell>
          <table:table-cell table:number-columns-repeated="16381"/>
        </table:table-row>
        <table:table-row table:style-name="ro1">
          <table:table-cell office:value-type="string" table:style-name="ce1">
            <text:p>&lt;cps2&gt;</text:p>
          </table:table-cell>
          <table:table-cell office:value-type="string" table:style-name="ce1">
            <text:p>The CPS-2 is an arcade system board that Capcom first used in 1993 for Super Street Fighter II. It was the successor to their previous CP System and Capcom Power System Changer arcade hardware and was succeeded by the CP System III hardware in 1996</text:p>
          </table:table-cell>
          <table:table-cell office:value-type="string" table:style-name="ce1">
            <text:p>&lt;/cps2&gt;</text:p>
          </table:table-cell>
          <table:table-cell table:number-columns-repeated="16381"/>
        </table:table-row>
        <table:table-row table:style-name="ro1">
          <table:table-cell office:value-type="string" table:style-name="ce1">
            <text:p>&lt;cps3&gt;</text:p>
          </table:table-cell>
          <table:table-cell office:value-type="string" table:style-name="ce1">
            <text:p>The CPS-3 is an arcade system board that was first used by Capcom in 1996 with the arcade game Red Earth. It was the second successor to the CP System arcade hardware, following the CP System II. It would be the last proprietary system board Capcom would produce.</text:p>
          </table:table-cell>
          <table:table-cell office:value-type="string" table:style-name="ce1">
            <text:p>&lt;/cps3&gt;</text:p>
          </table:table-cell>
          <table:table-cell table:number-columns-repeated="16381"/>
        </table:table-row>
        <table:table-row table:style-name="ro1">
          <table:table-cell office:value-type="string" table:style-name="ce1">
            <text:p>&lt;uzebox&gt;</text:p>
          </table:table-cell>
          <table:table-cell office:value-type="string" table:style-name="ce1">
            <text:p>The Uzebox is a retro-minimalist 8-bit open source game console. It is based on an AVR 8-bit general purpose microcontroller made by Atmel.</text:p>
          </table:table-cell>
          <table:table-cell office:value-type="string" table:style-name="ce1">
            <text:p>&lt;/uzebox&gt;</text:p>
          </table:table-cell>
          <table:table-cell table:number-columns-repeated="16381"/>
        </table:table-row>
        <table:table-row table:style-name="ro1">
          <table:table-cell office:value-type="string" table:style-name="ce1">
            <text:p>&lt;amigacd32&gt;</text:p>
          </table:table-cell>
          <table:table-cell office:value-type="string" table:style-name="ce1">
            <text:p>The Amiga CD32 is a 32-bit home video game console developed by Commodore and released in Europe, Australia, Canada and Brazil. It was first announced at the Science Museum in London on July 16, 1993, and was released in September of the same year.</text:p>
          </table:table-cell>
          <table:table-cell office:value-type="string" table:style-name="ce1">
            <text:p>&lt;/amigacd32&gt;</text:p>
          </table:table-cell>
          <table:table-cell table:number-columns-repeated="16381"/>
        </table:table-row>
        <table:table-row table:style-name="ro1">
          <table:table-cell office:value-type="string" table:style-name="ce1">
            <text:p>&lt;atari800&gt;</text:p>
          </table:table-cell>
          <table:table-cell office:value-type="string" table:style-name="ce1">
            <text:p>The Atari 8-bit family is a series of 8-bit home computers introduced by Atari, Inc. in 1979 as the Atari 400 and Atari 800 and manufactured until 1992. All of the machines in the family are technically similar and differ primarily in packaging.</text:p>
          </table:table-cell>
          <table:table-cell office:value-type="string" table:style-name="ce1">
            <text:p>&lt;/atari800&gt;</text:p>
          </table:table-cell>
          <table:table-cell table:number-columns-repeated="16381"/>
        </table:table-row>
        <table:table-row table:style-name="ro1">
          <table:table-cell office:value-type="string" table:style-name="ce1">
            <text:p>&lt;daphne&gt;</text:p>
          </table:table-cell>
          <table:table-cell office:value-type="string" table:style-name="ce1">
            <text:p>Daphne is an arcade game emulator for Windows, Linux and Mac OS X, developed by Matt Ownby. It runs games for several LaserDisc-based systems, including most Sega LaserDisc hardware games.</text:p>
          </table:table-cell>
          <table:table-cell office:value-type="string" table:style-name="ce1">
            <text:p>&lt;/daphne&gt;</text:p>
          </table:table-cell>
          <table:table-cell table:number-columns-repeated="16381"/>
        </table:table-row>
        <table:table-row table:style-name="ro1">
          <table:table-cell office:value-type="string" table:style-name="ce1">
            <text:p>&lt;fbneo&gt;</text:p>
          </table:table-cell>
          <table:table-cell office:value-type="string" table:style-name="ce1">
            <text:p>Final Burn Neo is an Emulator for Arcade Games and Select Consoles. It is based on the emulators FinalBurn and old versions of MAME.</text:p>
          </table:table-cell>
          <table:table-cell office:value-type="string" table:style-name="ce1">
            <text:p>&lt;/fbneo&gt;</text:p>
          </table:table-cell>
          <table:table-cell table:number-columns-repeated="16381"/>
        </table:table-row>
        <table:table-row table:style-name="ro1">
          <table:table-cell office:value-type="string" table:style-name="ce1">
            <text:p>&lt;gc&gt;</text:p>
          </table:table-cell>
          <table:table-cell office:value-type="string" table:style-name="ce1">
            <text:p>The GameCube is Nintendo's entry in the sixth generation of video game consoles and is the successor to their previous console, the Nintendo 64. The GameCube competed with Sony's PlayStation 2 and Microsoft's Xbox.</text:p>
          </table:table-cell>
          <table:table-cell office:value-type="string" table:style-name="ce1">
            <text:p>&lt;/gc&gt;</text:p>
          </table:table-cell>
          <table:table-cell table:number-columns-repeated="16381"/>
        </table:table-row>
        <table:table-row table:style-name="ro1">
          <table:table-cell office:value-type="string" table:style-name="ce1">
            <text:p>&lt;mplayer &gt;</text:p>
          </table:table-cell>
          <table:table-cell office:value-type="string" table:style-name="ce1">
            <text:p>Media Player</text:p>
          </table:table-cell>
          <table:table-cell office:value-type="string" table:style-name="ce1">
            <text:p>&lt;/&gt;</text:p>
          </table:table-cell>
          <table:table-cell table:number-columns-repeated="16381"/>
        </table:table-row>
        <table:table-row table:style-name="ro1">
          <table:table-cell office:value-type="string" table:style-name="ce1">
            <text:p>&lt;msx2&gt;</text:p>
          </table:table-cell>
          <table:table-cell office:value-type="string" table:style-name="ce1">
            <text:p>MSX is a standardized home computer architecture, announced by Microsoft and ASCII on June 16, 1983. It was initially conceived by Microsoft as a product for the Eastern sector, and jointly marketed by Kazuhiko Nishi, then vice-president at Microsoft and director at ASCII Corporation.</text:p>
          </table:table-cell>
          <table:table-cell office:value-type="string" table:style-name="ce1">
            <text:p>&lt;/msx2&gt;</text:p>
          </table:table-cell>
          <table:table-cell table:number-columns-repeated="16381"/>
        </table:table-row>
        <table:table-row table:style-name="ro1">
          <table:table-cell office:value-type="string" table:style-name="ce1">
            <text:p>&lt;pc &gt;</text:p>
          </table:table-cell>
          <table:table-cell office:value-type="string" table:style-name="ce1">
            <text:p>PC</text:p>
          </table:table-cell>
          <table:table-cell office:value-type="string" table:style-name="ce1">
            <text:p>&lt;/&gt;</text:p>
          </table:table-cell>
          <table:table-cell table:number-columns-repeated="16381"/>
        </table:table-row>
        <table:table-row table:style-name="ro1">
          <table:table-cell office:value-type="string" table:style-name="ce1">
            <text:p>&lt;pce-cd&gt;</text:p>
          </table:table-cell>
          <table:table-cell office:value-type="string" table:style-name="ce1">
            <text:p>TurboGrafx-16, fully titled as TurboGrafx-16 Entertainment SuperSystem and known in Japan as the PC Engine, is a video game console developed by Hudson Soft and NEC, released in Japan on October 30, 1987, and in North America on August 29, 1989.</text:p>
          </table:table-cell>
          <table:table-cell office:value-type="string" table:style-name="ce1">
            <text:p>&lt;/pce-cd&gt;</text:p>
          </table:table-cell>
          <table:table-cell table:number-columns-repeated="16381"/>
        </table:table-row>
        <table:table-row table:style-name="ro1">
          <table:table-cell office:value-type="string" table:style-name="ce1">
            <text:p>&lt;pokemini&gt;</text:p>
          </table:table-cell>
          <table:table-cell office:value-type="string" table:style-name="ce1">
            <text:p>The Pokémon Mini is a handheld game console that was designed and manufactured by Nintendo and themed around the Pokémon media franchise. It is the smallest game system with interchangeable cartridges ever produced by Nintendo.</text:p>
          </table:table-cell>
          <table:table-cell office:value-type="string" table:style-name="ce1">
            <text:p>&lt;/pokemini&gt;</text:p>
          </table:table-cell>
          <table:table-cell table:number-columns-repeated="16381"/>
        </table:table-row>
        <table:table-row table:style-name="ro1">
          <table:table-cell office:value-type="string" table:style-name="ce1">
            <text:p>&lt;pspminis&gt;</text:p>
          </table:table-cell>
          <table:table-cell office:value-type="string" table:style-name="ce1">
            <text:p>PSP Minis are 100MB or smaller digital games that launched alongside the PSPgo. In total 290 Mini's games were released.</text:p>
          </table:table-cell>
          <table:table-cell office:value-type="string" table:style-name="ce1">
            <text:p>&lt;/pspminis&gt;</text:p>
          </table:table-cell>
          <table:table-cell table:number-columns-repeated="16381"/>
        </table:table-row>
        <table:table-row table:style-name="ro1">
          <table:table-cell office:value-type="string" table:style-name="ce1">
            <text:p>&lt;sc-3000&gt;</text:p>
          </table:table-cell>
          <table:table-cell office:value-type="string" table:style-name="ce1">
            <text:p>The SC-3000 is the first and only computer to be designed and manufactured by Sega. It was first released in July of 1983 in Japan, and serves as the home computer equivalent of the SG-1000 cartridge-based video game console.</text:p>
          </table:table-cell>
          <table:table-cell office:value-type="string" table:style-name="ce1">
            <text:p>&lt;/sc-3000&gt;</text:p>
          </table:table-cell>
          <table:table-cell table:number-columns-repeated="16381"/>
        </table:table-row>
        <table:table-row table:style-name="ro1">
          <table:table-cell office:value-type="string" table:style-name="ce1">
            <text:p>&lt;snesmsu1&gt;</text:p>
          </table:table-cell>
          <table:table-cell office:value-type="string" table:style-name="ce1">
            <text:p>The MSU-1 is a cartridge addon chip that allows for many enhancements to SNES games including, but not limited to, full-motion video and CD quality sound by adding up to 4GB of storage for extra content.</text:p>
          </table:table-cell>
          <table:table-cell office:value-type="string" table:style-name="ce1">
            <text:p>&lt;/snesmsu1&gt;</text:p>
          </table:table-cell>
          <table:table-cell table:number-columns-repeated="16381"/>
        </table:table-row>
        <table:table-row table:style-name="ro1">
          <table:table-cell office:value-type="string" table:style-name="ce1">
            <text:p>&lt;wii&gt;</text:p>
          </table:table-cell>
          <table:table-cell office:value-type="string" table:style-name="ce1">
            <text:p>The Wii is a home video game console released by Nintendo in 2006. As a seventh generation console, the Wii competed with Microsoft's Xbox 360 and Sony's PlayStation 3. Nintendo stated that its console targets a broader demographic than that of the two others.</text:p>
          </table:table-cell>
          <table:table-cell office:value-type="string" table:style-name="ce1">
            <text:p>&lt;/wii&gt;</text:p>
          </table:table-cell>
          <table:table-cell table:number-columns-repeated="16381"/>
        </table:table-row>
        <table:table-row table:style-name="ro1">
          <table:table-cell office:value-type="string" table:style-name="ce1">
            <text:p>&lt;pico8&gt;</text:p>
          </table:table-cell>
          <table:table-cell office:value-type="string" table:style-name="ce1">
            <text:p>The Pico-8 (stylized as PICO-8) is a virtual machine and game engine created by Lexaloffle Games. It is designed to mimic a fantasy video game console, by emulating the harsh hardware limitations of the video game consoles around the 1980s.</text:p>
          </table:table-cell>
          <table:table-cell office:value-type="string" table:style-name="ce1">
            <text:p>&lt;/pico8&gt;</text:p>
          </table:table-cell>
          <table:table-cell table:number-columns-repeated="16381"/>
        </table:table-row>
        <table:table-row table:style-name="ro1">
          <table:table-cell office:value-type="string" table:style-name="ce1">
            <text:p>&lt;artoffighting&gt;</text:p>
          </table:table-cell>
          <table:table-cell office:value-type="string" table:style-name="ce1">
            <text:p>Art of Fighting is a fighting video game trilogy that were released for the Neo Geo platform in the early 1990s. It was the second fighting game franchise created by SNK, following the Fatal Fury series and is set in the same fictional universe as a prequel to the Fatal Fury series.</text:p>
          </table:table-cell>
          <table:table-cell office:value-type="string" table:style-name="ce1">
            <text:p>&lt;/artoffighting&gt;</text:p>
          </table:table-cell>
          <table:table-cell table:number-columns-repeated="16381"/>
        </table:table-row>
        <table:table-row table:style-name="ro1">
          <table:table-cell office:value-type="string" table:style-name="ce1">
            <text:p>&lt;batman&gt;</text:p>
          </table:table-cell>
          <table:table-cell office:value-type="string" table:style-name="ce1">
            <text:p>Batman has appeared in more than 50 video games encompassing computer, mobile phone, and console systems since the 1980s,</text:p>
          </table:table-cell>
          <table:table-cell office:value-type="string" table:style-name="ce1">
            <text:p>&lt;/batman&gt;</text:p>
          </table:table-cell>
          <table:table-cell table:number-columns-repeated="16381"/>
        </table:table-row>
        <table:table-row table:style-name="ro1">
          <table:table-cell office:value-type="string" table:style-name="ce1">
            <text:p>&lt;capcom&gt;</text:p>
          </table:table-cell>
          <table:table-cell office:value-type="string" table:style-name="ce1">
            <text:p>Capcom is a Japanese video game developer and publisher. It has created a number of multi-million-selling game franchises, including Street Fighter, Mega Man, Darkstalkers, Resident Evil and Ghosts 'n Goblins.</text:p>
          </table:table-cell>
          <table:table-cell office:value-type="string" table:style-name="ce1">
            <text:p>&lt;/capcom&gt;</text:p>
          </table:table-cell>
          <table:table-cell table:number-columns-repeated="16381"/>
        </table:table-row>
        <table:table-row table:style-name="ro1">
          <table:table-cell office:value-type="string" table:style-name="ce1">
            <text:p>&lt;crashbandicoot&gt;</text:p>
          </table:table-cell>
          <table:table-cell office:value-type="string" table:style-name="ce1">
            <text:p>Crash Bandicoot is a franchise of platform video games. Originally developed by Naughty Dog as an exclusive for Sony's PlayStation console, the series has seen numerous installments created by numerous developers and published on multiple platforms. The franchise is currently owned and published by Activision Blizzard.</text:p>
          </table:table-cell>
          <table:table-cell office:value-type="string" table:style-name="ce1">
            <text:p>&lt;/crashbandicoot&gt;</text:p>
          </table:table-cell>
          <table:table-cell table:number-columns-repeated="16381"/>
        </table:table-row>
        <table:table-row table:style-name="ro1">
          <table:table-cell office:value-type="string" table:style-name="ce1">
            <text:p>&lt;dbz&gt;</text:p>
          </table:table-cell>
          <table:table-cell office:value-type="string" table:style-name="ce1">
            <text:p>The Dragon Ball video game series are based on the manga and anime series of the same name created by Akira Toriyama. The series follows the adventures of Goku as he trains in martial arts and explores the world in search of the seven wish-granting orbs known as the Dragon Balls.</text:p>
          </table:table-cell>
          <table:table-cell office:value-type="string" table:style-name="ce1">
            <text:p>&lt;/dbz&gt;</text:p>
          </table:table-cell>
          <table:table-cell table:number-columns-repeated="16381"/>
        </table:table-row>
        <table:table-row table:style-name="ro1">
          <table:table-cell office:value-type="string" table:style-name="ce1">
            <text:p>&lt;donkeykong&gt;</text:p>
          </table:table-cell>
          <table:table-cell office:value-type="string" table:style-name="ce1">
            <text:p>Donkey Kong is a series of video games featuring the adventures of a gorilla called Donkey Kong, conceived by Shigeru Miyamoto in 1981. The franchise consists mainly of two game genres, but also includes additional spin-off titles of various genres.</text:p>
          </table:table-cell>
          <table:table-cell office:value-type="string" table:style-name="ce1">
            <text:p>&lt;/donkeykong&gt;</text:p>
          </table:table-cell>
          <table:table-cell table:number-columns-repeated="16381"/>
        </table:table-row>
        <table:table-row table:style-name="ro1">
          <table:table-cell office:value-type="string" table:style-name="ce1">
            <text:p>&lt;cavestory&gt;</text:p>
          </table:table-cell>
          <table:table-cell office:value-type="string" table:style-name="ce1">
            <text:p>Cave Story <text:s/>is a 2004 Metroidvania platform-adventure game for Microsoft Windows. It was developed over five years by Japanese developer Daisuke "Pixel" Amaya in his free time. Cave Story features 2D platform mechanics and is reminiscent of the games Amaya played in his youth, such as Metroid and Castlevania</text:p>
          </table:table-cell>
          <table:table-cell office:value-type="string" table:style-name="ce1">
            <text:p>&lt;/cavestory&gt;</text:p>
          </table:table-cell>
          <table:table-cell table:number-columns-repeated="16381"/>
        </table:table-row>
        <table:table-row table:style-name="ro1">
          <table:table-cell office:value-type="string" table:style-name="ce1">
            <text:p>&lt;castlevania&gt;</text:p>
          </table:table-cell>
          <table:table-cell office:value-type="string" table:style-name="ce1">
            <text:p>Castlevania is an action-adventure gothic horror video game series about vampire hunters created and developed by Konami. It has been released on various platforms, from early systems to modern consoles, as well as handheld devices such as mobile phones.</text:p>
          </table:table-cell>
          <table:table-cell office:value-type="string" table:style-name="ce1">
            <text:p>&lt;/castlevania&gt;</text:p>
          </table:table-cell>
          <table:table-cell table:number-columns-repeated="16381"/>
        </table:table-row>
        <table:table-row table:style-name="ro1">
          <table:table-cell office:value-type="string" table:style-name="ce1">
            <text:p>&lt;doom&gt;</text:p>
          </table:table-cell>
          <table:table-cell office:value-type="string" table:style-name="ce1">
            <text:p>Doom is a video game franchise that saw its first release in 1993. The series focuses on the exploits of an unnamed space marine operating under the auspices of the Union Aerospace Corporation (UAC), who fights hordes of demons and the undead.</text:p>
          </table:table-cell>
          <table:table-cell office:value-type="string" table:style-name="ce1">
            <text:p>&lt;/doom&gt;</text:p>
          </table:table-cell>
          <table:table-cell table:number-columns-repeated="16381"/>
        </table:table-row>
        <table:table-row table:style-name="ro1">
          <table:table-cell office:value-type="string" table:style-name="ce1">
            <text:p>&lt;doubledragon&gt;</text:p>
          </table:table-cell>
          <table:table-cell office:value-type="string" table:style-name="ce1">
            <text:p>Double Dragon <text:s/>is a 1987 beat 'em up video game developed by Technōs Japan and distributed in North America and Europe by Taito. The game is a spiritual and technological successor to Technos' earlier beat 'em up, Nekketsu Kōha Kunio-kun (released outside of Japan by Taito as Renegade)</text:p>
          </table:table-cell>
          <table:table-cell office:value-type="string" table:style-name="ce1">
            <text:p>&lt;/doubledragon&gt;</text:p>
          </table:table-cell>
          <table:table-cell table:number-columns-repeated="16381"/>
        </table:table-row>
        <table:table-row table:style-name="ro1">
          <table:table-cell office:value-type="string" table:style-name="ce1">
            <text:p>&lt;fatalfury&gt;</text:p>
          </table:table-cell>
          <table:table-cell office:value-type="string" table:style-name="ce1">
            <text:p>Fatal Fury is a fighting game series developed by SNK for the Neo Geo system. <text:s/>Fatal Fury and its sister series, Art of Fighting, are set in the same fictional universe. Art of Fighting took place several years prior to the first Fatal Fury.</text:p>
          </table:table-cell>
          <table:table-cell office:value-type="string" table:style-name="ce1">
            <text:p>&lt;/fatalfury&gt;</text:p>
          </table:table-cell>
          <table:table-cell table:number-columns-repeated="16381"/>
        </table:table-row>
        <table:table-row table:style-name="ro1">
          <table:table-cell office:value-type="string" table:style-name="ce1">
            <text:p>&lt;finalfantasy&gt;</text:p>
          </table:table-cell>
          <table:table-cell office:value-type="string" table:style-name="ce1">
            <text:p>Final Fantasy is a Japanese anthology fantasy series. The franchise centers on a series of fantasy and science fantasy role-playing video games. The first game in the series was released in 1987, with 15 other main-numbered entries being released since then.</text:p>
          </table:table-cell>
          <table:table-cell office:value-type="string" table:style-name="ce1">
            <text:p>&lt;/finalfantasy&gt;</text:p>
          </table:table-cell>
          <table:table-cell table:number-columns-repeated="16381"/>
        </table:table-row>
        <table:table-row table:style-name="ro1">
          <table:table-cell office:value-type="string" table:style-name="ce1">
            <text:p>&lt;tekken&gt;</text:p>
          </table:table-cell>
          <table:table-cell office:value-type="string" table:style-name="ce1">
            <text:p>Tekken is a Japanese media franchise centered on a series of fighting video and arcade games developed and published by Bandai Namco Entertainment. The main games in the series follow the events of the King of Iron Fist Tournament, where players control a plethora of characters to win the tournament and gain control of the company.</text:p>
          </table:table-cell>
          <table:table-cell office:value-type="string" table:style-name="ce1">
            <text:p>&lt;/tekken&gt;</text:p>
          </table:table-cell>
          <table:table-cell table:number-columns-repeated="16381"/>
        </table:table-row>
        <table:table-row table:style-name="ro1">
          <table:table-cell office:value-type="string" table:style-name="ce1">
            <text:p>&lt;finalfight&gt;</text:p>
          </table:table-cell>
          <table:table-cell office:value-type="string" table:style-name="ce1">
            <text:p>Final Fight is a series of beat 'em up video games by Capcom, which began with the arcade release of Final Fight in 1989. Set in the fictional Metro City,</text:p>
          </table:table-cell>
          <table:table-cell office:value-type="string" table:style-name="ce1">
            <text:p>&lt;/finalfight&gt;</text:p>
          </table:table-cell>
          <table:table-cell table:number-columns-repeated="16381"/>
        </table:table-row>
        <table:table-row table:style-name="ro1">
          <table:table-cell office:value-type="string" table:style-name="ce1">
            <text:p>&lt;gta&gt;</text:p>
          </table:table-cell>
          <table:table-cell office:value-type="string" table:style-name="ce1">
            <text:p>Grand Theft Auto is a action adventure series first released on the playstation in 1997. Most games in the series are set in fictional locales modelled on cities, usually either Liberty City as New York City, Vice City as Miami or the State of San Andreas as the States of California and Nevada,</text:p>
          </table:table-cell>
          <table:table-cell office:value-type="string" table:style-name="ce1">
            <text:p>&lt;/gta&gt;</text:p>
          </table:table-cell>
          <table:table-cell table:number-columns-repeated="16381"/>
        </table:table-row>
        <table:table-row table:style-name="ro1">
          <table:table-cell office:value-type="string" table:style-name="ce1">
            <text:p>&lt;kof&gt;</text:p>
          </table:table-cell>
          <table:table-cell office:value-type="string" table:style-name="ce1">
            <text:p>The King of Fighters is a series of fighting games by SNK that began with the release of The King of Fighters '94 in 1994. The series was developed originally for SNK's Neo Geo MVS arcade hardware.</text:p>
          </table:table-cell>
          <table:table-cell office:value-type="string" table:style-name="ce1">
            <text:p>&lt;/kof&gt;</text:p>
          </table:table-cell>
          <table:table-cell table:number-columns-repeated="16381"/>
        </table:table-row>
        <table:table-row table:style-name="ro1">
          <table:table-cell office:value-type="string" table:style-name="ce1">
            <text:p>&lt;konami&gt;</text:p>
          </table:table-cell>
          <table:table-cell office:value-type="string" table:style-name="ce1">
            <text:p>Konami is a video game publisher who’s major titles include the action Castlevania series, the survival horror Silent Hill series, the action shooter Contra series, the platform adventure Ganbare Goemon series, the stealth action Metal Gear series.</text:p>
          </table:table-cell>
          <table:table-cell office:value-type="string" table:style-name="ce1">
            <text:p>&lt;/konami&gt;</text:p>
          </table:table-cell>
          <table:table-cell table:number-columns-repeated="16381"/>
        </table:table-row>
        <table:table-row table:style-name="ro1">
          <table:table-cell office:value-type="string" table:style-name="ce1">
            <text:p>&lt;mario&gt;</text:p>
          </table:table-cell>
          <table:table-cell office:value-type="string" table:style-name="ce1">
            <text:p>Mario is a fictional character in the Mario video game franchise, owned by Nintendo and created by Japanese video game designer Shigeru Miyamoto. Acting as the company's mascot, as well as being the eponymous protagonist of the series, Mario has appeared in over 200 video games since his creation.</text:p>
          </table:table-cell>
          <table:table-cell office:value-type="string" table:style-name="ce1">
            <text:p>&lt;/mario&gt;</text:p>
          </table:table-cell>
          <table:table-cell table:number-columns-repeated="16381"/>
        </table:table-row>
        <table:table-row table:style-name="ro1">
          <table:table-cell office:value-type="string" table:style-name="ce1">
            <text:p>&lt;megaman&gt;</text:p>
          </table:table-cell>
          <table:table-cell office:value-type="string" table:style-name="ce1">
            <text:p>Mega Man, known as Rockman in Japan, is a science fiction video game franchise created by Capcom, starring a series of robot characters each known by the moniker "Mega Man". Mega Man, released for the Nintendo Entertainment System in 1987, was the first in a series that expanded to over 50 games on multiple systems.</text:p>
          </table:table-cell>
          <table:table-cell office:value-type="string" table:style-name="ce1">
            <text:p>&lt;/megaman&gt;</text:p>
          </table:table-cell>
          <table:table-cell table:number-columns-repeated="16381"/>
        </table:table-row>
        <table:table-row table:style-name="ro1">
          <table:table-cell office:value-type="string" table:style-name="ce1">
            <text:p>&lt;metalslug&gt;</text:p>
          </table:table-cell>
          <table:table-cell office:value-type="string" table:style-name="ce1">
            <text:p>Metal Slug <text:s/>is a series of run and gun video games originally created by Nazca Corporation before merging with SNK in 1996 after the completion of the first game in the series. Spin-off games include a third-person shooter to commemorate the 10th anniversary of the series and a tower defense game for the mobile platform.</text:p>
          </table:table-cell>
          <table:table-cell office:value-type="string" table:style-name="ce1">
            <text:p>&lt;/metalslug&gt;</text:p>
          </table:table-cell>
          <table:table-cell table:number-columns-repeated="16381"/>
        </table:table-row>
        <table:table-row table:style-name="ro1">
          <table:table-cell office:value-type="string" table:style-name="ce1">
            <text:p>&lt;metroid&gt;</text:p>
          </table:table-cell>
          <table:table-cell office:value-type="string" table:style-name="ce1">
            <text:p>Metroid is a science fiction action game franchise created by Nintendo. <text:s/>Metroid follows space-faring bounty hunter Samus Aran, who protects the galaxy from the Space Pirates and their attempts to harness the power of the parasitic Metroid creatures.</text:p>
          </table:table-cell>
          <table:table-cell office:value-type="string" table:style-name="ce1">
            <text:p>&lt;/metroid&gt;</text:p>
          </table:table-cell>
          <table:table-cell table:number-columns-repeated="16381"/>
        </table:table-row>
        <table:table-row table:style-name="ro1">
          <table:table-cell office:value-type="string" table:style-name="ce1">
            <text:p>&lt;midway&gt;</text:p>
          </table:table-cell>
          <table:table-cell office:value-type="string" table:style-name="ce1">
            <text:p>Midway was an American video game developer and publisher. Midway's franchises included Mortal Kombat, Rampage, Spy Hunter, NBA Jam, Cruis'n, and NFL Blitz. Midway folded in 2009</text:p>
          </table:table-cell>
          <table:table-cell office:value-type="string" table:style-name="ce1">
            <text:p>&lt;/midway&gt;</text:p>
          </table:table-cell>
          <table:table-cell table:number-columns-repeated="16381"/>
        </table:table-row>
        <table:table-row table:style-name="ro1">
          <table:table-cell office:value-type="string" table:style-name="ce1">
            <text:p>&lt;mortalkombat&gt;</text:p>
          </table:table-cell>
          <table:table-cell office:value-type="string" table:style-name="ce1">
            <text:p>Mortal Kombat is a series of games first released in 1992. The original game has spawned many sequels and spin-offs consisting of several action-adventure games, as well as a comic book series and a card game</text:p>
          </table:table-cell>
          <table:table-cell office:value-type="string" table:style-name="ce1">
            <text:p>&lt;/mortalkombat&gt;</text:p>
          </table:table-cell>
          <table:table-cell table:number-columns-repeated="16381"/>
        </table:table-row>
        <table:table-row table:style-name="ro1">
          <table:table-cell office:value-type="string" table:style-name="ce1">
            <text:p>&lt;namco&gt;</text:p>
          </table:table-cell>
          <table:table-cell office:value-type="string" table:style-name="ce1">
            <text:p>Namco was a Japanese developer and publisher of arcade and home console video games, originally headquartered in Ōta, Tokyo. In 2005 after 50 years they merged into Bandai.</text:p>
          </table:table-cell>
          <table:table-cell office:value-type="string" table:style-name="ce1">
            <text:p>&lt;/namco&gt;</text:p>
          </table:table-cell>
          <table:table-cell table:number-columns-repeated="16381"/>
        </table:table-row>
        <table:table-row table:style-name="ro1">
          <table:table-cell office:value-type="string" table:style-name="ce1">
            <text:p>&lt;residentevil&gt;</text:p>
          </table:table-cell>
          <table:table-cell office:value-type="string" table:style-name="ce1">
            <text:p>Resident Evil is a series of games created by Capcom. The franchise began with the game Resident Evil, released in 1996 for the PlayStation, and is credited for defining the survival horror genre and returning zombies to popular culture.</text:p>
          </table:table-cell>
          <table:table-cell office:value-type="string" table:style-name="ce1">
            <text:p>&lt;/residentevil&gt;</text:p>
          </table:table-cell>
          <table:table-cell table:number-columns-repeated="16381"/>
        </table:table-row>
        <table:table-row table:style-name="ro1">
          <table:table-cell office:value-type="string" table:style-name="ce1">
            <text:p>&lt;silenthill&gt;</text:p>
          </table:table-cell>
          <table:table-cell office:value-type="string" table:style-name="ce1">
            <text:p>Silent Hill is a horror media franchise centered on a series of survival horror video games, created by Keiichiro Toyama, developed and published by Konami.</text:p>
          </table:table-cell>
          <table:table-cell office:value-type="string" table:style-name="ce1">
            <text:p>&lt;/silenthill&gt;</text:p>
          </table:table-cell>
          <table:table-cell table:number-columns-repeated="16381"/>
        </table:table-row>
        <table:table-row table:style-name="ro1">
          <table:table-cell office:value-type="string" table:style-name="ce1">
            <text:p>&lt;sonic&gt;</text:p>
          </table:table-cell>
          <table:table-cell office:value-type="string" table:style-name="ce1">
            <text:p>Sonic is a franchise created and owned by Sega. The franchise follows Sonic, an anthropomorphic blue hedgehog who battles the evil Doctor Eggman, a mad scientist.</text:p>
          </table:table-cell>
          <table:table-cell office:value-type="string" table:style-name="ce1">
            <text:p>&lt;/sonic&gt;</text:p>
          </table:table-cell>
          <table:table-cell table:number-columns-repeated="16381"/>
        </table:table-row>
        <table:table-row table:style-name="ro1">
          <table:table-cell office:value-type="string" table:style-name="ce1">
            <text:p>&lt;streetfighter&gt;</text:p>
          </table:table-cell>
          <table:table-cell office:value-type="string" table:style-name="ce1">
            <text:p>Street Fighter is a franchise developed and published by Capcom. <text:s/>The first game in the series was released in 1987, followed by five other main series games, various spin-offs and crossovers and numerous appearances in various other media.</text:p>
          </table:table-cell>
          <table:table-cell office:value-type="string" table:style-name="ce1">
            <text:p>&lt;/streetfighter&gt;</text:p>
          </table:table-cell>
          <table:table-cell table:number-columns-repeated="16381"/>
        </table:table-row>
        <table:table-row table:style-name="ro1">
          <table:table-cell office:value-type="string" table:style-name="ce1">
            <text:p>&lt;tombraider&gt;</text:p>
          </table:table-cell>
          <table:table-cell office:value-type="string" table:style-name="ce1">
            <text:p>Tomb Raider is a media franchise that made its debut in 1996. Since the release of the original Tomb Raider, the series developed into a franchise of the same name, and Lara went on to become a major icon of the video game industry.</text:p>
          </table:table-cell>
          <table:table-cell office:value-type="string" table:style-name="ce1">
            <text:p>&lt;/tombraider&gt;</text:p>
          </table:table-cell>
          <table:table-cell table:number-columns-repeated="16381"/>
        </table:table-row>
        <table:table-row table:style-name="ro1">
          <table:table-cell office:value-type="string" table:style-name="ce1">
            <text:p>&lt;zelda&gt;</text:p>
          </table:table-cell>
          <table:table-cell office:value-type="string" table:style-name="ce1">
            <text:p>The Legend of Zelda is a high fantasy action-adventure video game franchise created by Japanese game designers Shigeru Miyamoto and Takashi Tezuka. It is primarily developed and published by Nintendo.</text:p>
          </table:table-cell>
          <table:table-cell office:value-type="string" table:style-name="ce1">
            <text:p>&lt;/zelda&gt;</text:p>
          </table:table-cell>
          <table:table-cell table:number-columns-repeated="16381"/>
        </table:table-row>
        <table:table-row table:style-name="ro1">
          <table:table-cell office:value-type="string" table:style-name="ce1">
            <text:p>&lt;irem&gt;</text:p>
          </table:table-cell>
          <table:table-cell office:value-type="string" table:style-name="ce1">
            <text:p>Irem Software Engineering is a Japanese video game console developer and publisher, and formerly a developer and manufacturer of arcade games as well. The company has its headquarters in Chiyoda, Tokyo.</text:p>
          </table:table-cell>
          <table:table-cell office:value-type="string" table:style-name="ce1">
            <text:p>&lt;/irem&gt;</text:p>
          </table:table-cell>
          <table:table-cell table:number-columns-repeated="16381"/>
        </table:table-row>
        <table:table-row table:style-name="ro1">
          <table:table-cell office:value-type="string" table:style-name="ce1">
            <text:p>&lt;metalgear&gt;</text:p>
          </table:table-cell>
          <table:table-cell office:value-type="string" table:style-name="ce1">
            <text:p>Metal Gear is a series of stealth action-adventure video games created by Hideo Kojima and developed and published by Konami. The first game, Metal Gear, was released in 1987 for MSX home computers. Several sequels have been released for multiple consoles, which have expanded the plot of the original game.</text:p>
          </table:table-cell>
          <table:table-cell office:value-type="string" table:style-name="ce1">
            <text:p>&lt;/metalgear&gt;</text:p>
          </table:table-cell>
          <table:table-cell table:number-columns-repeated="16381"/>
        </table:table-row>
        <table:table-row table:style-name="ro1">
          <table:table-cell office:value-type="string" table:style-name="ce1">
            <text:p>&lt;atari&gt;</text:p>
          </table:table-cell>
          <table:table-cell office:value-type="string" table:style-name="ce1">
            <text:p>The original Atari, Inc., founded in Sunnyvale, California in 1972 by Nolan Bushnell and Ted Dabney, was a pioneer in arcade games, home video game consoles, and home computers. The company's products, such as Pong and the Atari 2600, helped define the electronic entertainment industry from the 1970s to the mid-1980s.</text:p>
          </table:table-cell>
          <table:table-cell office:value-type="string" table:style-name="ce1">
            <text:p>&lt;/atari&gt;</text:p>
          </table:table-cell>
          <table:table-cell table:number-columns-repeated="16381"/>
        </table:table-row>
        <table:table-row table:style-name="ro1">
          <table:table-cell office:value-type="string" table:style-name="ce1">
            <text:p>&lt;dataeast&gt;</text:p>
          </table:table-cell>
          <table:table-cell office:value-type="string" table:style-name="ce1">
            <text:p>Data East Corporation (データイースト株式会社, Dēta Īsuto kabushiki gaisha), also abbreviated as DECO, was a Japanese video game and electronic engineering company. The company was in operation from 1976 to 2003, and released 150 video game titles</text:p>
          </table:table-cell>
          <table:table-cell office:value-type="string" table:style-name="ce1">
            <text:p>&lt;/dataeast&gt;</text:p>
          </table:table-cell>
          <table:table-cell table:number-columns-repeated="16381"/>
        </table:table-row>
        <table:table-row table:style-name="ro1">
          <table:table-cell office:value-type="string" table:style-name="ce1">
            <text:p>&lt;kaneko&gt;</text:p>
          </table:table-cell>
          <table:table-cell office:value-type="string" table:style-name="ce1">
            <text:p>Kaneko Co. Ltd. (カネコ株式会社), was a Japanese video game publisher founded in Suginami, Tokyo, Japan by Hiroshi Kaneko. It published a number of games both under its brand and other companies, such as Air Buster, Nexzr, Shogun Warriors, DJ Boy, Guts'n, and the Gals Panic series.</text:p>
          </table:table-cell>
          <table:table-cell office:value-type="string" table:style-name="ce1">
            <text:p>&lt;/kaneko&gt;</text:p>
          </table:table-cell>
          <table:table-cell table:number-columns-repeated="16381"/>
        </table:table-row>
        <table:table-row table:style-name="ro1">
          <table:table-cell office:value-type="string" table:style-name="ce1">
            <text:p>&lt;nintendo&gt;</text:p>
          </table:table-cell>
          <table:table-cell office:value-type="string" table:style-name="ce1">
            <text:p>Nintendo has produced some of the most successful consoles in the video game industry, such as the Game Boy, the Super Nintendo Entertainment System, the Nintendo DS, the Wii, and the Nintendo Switch.</text:p>
          </table:table-cell>
          <table:table-cell office:value-type="string" table:style-name="ce1">
            <text:p>&lt;/nintendo&gt;</text:p>
          </table:table-cell>
          <table:table-cell table:number-columns-repeated="16381"/>
        </table:table-row>
        <table:table-row table:style-name="ro1">
          <table:table-cell office:value-type="string" table:style-name="ce1">
            <text:p>&lt;sega&gt;</text:p>
          </table:table-cell>
          <table:table-cell office:value-type="string" table:style-name="ce1">
            <text:p>Sega is a Japanese multinational video game developer and publisher headquartered in Shinagawa, Tokyo. Sega has produced several multi-million-selling game franchises, including Sonic the Hedgehog, Total War, and Yakuza, and is the world's most prolific arcade game producer.</text:p>
          </table:table-cell>
          <table:table-cell office:value-type="string" table:style-name="ce1">
            <text:p>&lt;/sega&gt;</text:p>
          </table:table-cell>
          <table:table-cell table:number-columns-repeated="16381"/>
        </table:table-row>
        <table:table-row table:style-name="ro1">
          <table:table-cell office:value-type="string" table:style-name="ce1">
            <text:p>&lt;snk&gt;</text:p>
          </table:table-cell>
          <table:table-cell office:value-type="string" table:style-name="ce1">
            <text:p>SNK Corporation (株式会社SNK, Kabushiki-gaisha Esu Enu Kē) is a Japanese video game hardware and software company. SNK is known for its creation of the Neo Geo family of arcade, home, and handheld game consoles in 1990.</text:p>
          </table:table-cell>
          <table:table-cell office:value-type="string" table:style-name="ce1">
            <text:p>&lt;/snk&gt;</text:p>
          </table:table-cell>
          <table:table-cell table:number-columns-repeated="16381"/>
        </table:table-row>
        <table:table-row table:style-name="ro1">
          <table:table-cell office:value-type="string" table:style-name="ce1">
            <text:p>&lt;taito&gt;</text:p>
          </table:table-cell>
          <table:table-cell office:value-type="string" table:style-name="ce1">
            <text:p>Taito is a Japanese company that specializes in video games, toys, arcade cabinets and game centers, based out of Shinjuku, Tokyo. The company was founded by Michael Kogan in 1953 as the Taito Trading Company, importing vodka, vending machines and jukeboxes into Japan. It would begin production of video games in 1973.</text:p>
          </table:table-cell>
          <table:table-cell office:value-type="string" table:style-name="ce1">
            <text:p>&lt;/taito&gt;</text:p>
          </table:table-cell>
          <table:table-cell table:number-columns-repeated="16381"/>
        </table:table-row>
        <table:table-row table:style-name="ro1">
          <table:table-cell office:value-type="string" table:style-name="ce1">
            <text:p>&lt;toaplan&gt;</text:p>
          </table:table-cell>
          <table:table-cell office:value-type="string" table:style-name="ce1">
            <text:p>Toaplan was a Japanese video game developer responsible for the creation of a wide array of scrolling shooters and other arcade games. Their first shoot 'em up game, Tiger-Heli on arcades, was a success and helped establish Toaplan as a leading producer of shooting games throughout the 1980s and 1990s</text:p>
          </table:table-cell>
          <table:table-cell office:value-type="string" table:style-name="ce1">
            <text:p>&lt;/toaplan&gt;</text:p>
          </table:table-cell>
          <table:table-cell table:number-columns-repeated="16381"/>
        </table:table-row>
        <table:table-row table:style-name="ro1">
          <table:table-cell office:value-type="string" table:style-name="ce1">
            <text:p>&lt;twoplayer&gt;</text:p>
          </table:table-cell>
          <table:table-cell office:value-type="string" table:style-name="ce1">
            <text:p>“If Pac-Man had affected us as kids, we'd all be running around in dark rooms, munching pills and listening to repetitive electronic music.” ― Marcus Brigstocke</text:p>
          </table:table-cell>
          <table:table-cell office:value-type="string" table:style-name="ce1">
            <text:p>&lt;/twoplayer&gt;</text:p>
          </table:table-cell>
          <table:table-cell table:number-columns-repeated="16381"/>
        </table:table-row>
        <table:table-row table:style-name="ro1">
          <table:table-cell office:value-type="string" table:style-name="ce1">
            <text:p>&lt;fourplayer&gt;</text:p>
          </table:table-cell>
          <table:table-cell office:value-type="string" table:style-name="ce1">
            <text:p>“There's a difference between playing and playing games. The former is an act of joy, the latter — an act.” ― Vera Nazarian</text:p>
          </table:table-cell>
          <table:table-cell office:value-type="string" table:style-name="ce1">
            <text:p>&lt;/fourplayer&gt;</text:p>
          </table:table-cell>
          <table:table-cell table:number-columns-repeated="16381"/>
        </table:table-row>
        <table:table-row table:style-name="ro1">
          <table:table-cell office:value-type="string" table:style-name="ce1">
            <text:p>&lt;setupscripts&gt;</text:p>
          </table:table-cell>
          <table:table-cell office:value-type="string" table:style-name="ce1">
            <text:p>“A finite game is played for the purpose of winning, an infinite game for the purpose of continuing the play.” ― James P. Carse</text:p>
          </table:table-cell>
          <table:table-cell office:value-type="string" table:style-name="ce1">
            <text:p>&lt;/setupscripts&gt;</text:p>
          </table:table-cell>
          <table:table-cell table:number-columns-repeated="16381"/>
        </table:table-row>
        <table:table-row table:style-name="ro1">
          <table:table-cell office:value-type="string" table:style-name="ce1">
            <text:p>&lt;favorites&gt;</text:p>
          </table:table-cell>
          <table:table-cell office:value-type="string" table:style-name="ce1">
            <text:p>“People said that video games are bad because they made you numb to death. The real problem with games is that the player is supposed to try everything. If there was a cave, you go in. If there was a mysterious stranger, you talk to him. But in games you have a million lives, in life, only one” ― Holly Black</text:p>
          </table:table-cell>
          <table:table-cell office:value-type="string" table:style-name="ce1">
            <text:p>&lt;/favorites&gt;</text:p>
          </table:table-cell>
          <table:table-cell table:number-columns-repeated="16381"/>
        </table:table-row>
        <table:table-row table:style-name="ro1">
          <table:table-cell office:value-type="string" table:style-name="ce1">
            <text:p>&lt;notplayed&gt;</text:p>
          </table:table-cell>
          <table:table-cell office:value-type="string" table:style-name="ce1">
            <text:p>“A delayed game is eventually good, a bad game is bad forever.” ― Shigeru Miyamoto</text:p>
          </table:table-cell>
          <table:table-cell office:value-type="string" table:style-name="ce1">
            <text:p>&lt;/notplayed&gt;</text:p>
          </table:table-cell>
          <table:table-cell table:number-columns-repeated="16381"/>
        </table:table-row>
        <table:table-row table:style-name="ro1">
          <table:table-cell office:value-type="string" table:style-name="ce1">
            <text:p>&lt;lastplayed&gt;</text:p>
          </table:table-cell>
          <table:table-cell office:value-type="string" table:style-name="ce1">
            <text:p>“The worst thing a kid can say about homework is that it is too hard. The worst thing a kid can say about a game is it's too easy.” ― Henry Jenkins</text:p>
          </table:table-cell>
          <table:table-cell office:value-type="string" table:style-name="ce1">
            <text:p>&lt;/lastplayed&gt;</text:p>
          </table:table-cell>
          <table:table-cell table:number-columns-repeated="16381"/>
        </table:table-row>
        <table:table-row table:style-name="ro1">
          <table:table-cell office:value-type="string" table:style-name="ce1">
            <text:p>&lt;allgames&gt;</text:p>
          </table:table-cell>
          <table:table-cell office:value-type="string" table:style-name="ce1">
            <text:p>“We do not stop playing because we grow old, we grow old because we stop playing!” ― Benjamin Franklin</text:p>
          </table:table-cell>
          <table:table-cell office:value-type="string" table:style-name="ce1">
            <text:p>&lt;/allgames&gt;</text:p>
          </table:table-cell>
          <table:table-cell table:number-columns-repeated="16381"/>
        </table:table-row>
        <table:table-row table:style-name="ro1">
          <table:table-cell office:value-type="string" table:style-name="ce1">
            <text:p>&lt;quake&gt;</text:p>
          </table:table-cell>
          <table:table-cell office:value-type="string" table:style-name="ce1">
            <text:p>Quake is a series of first-person shooter video games, developed by id Software and, as of 2010, published by Bethesda Softworks. The series is composed of the eponymous game from 1996 and its nonlinear, standalone sequels which vary in setting and plot.</text:p>
          </table:table-cell>
          <table:table-cell office:value-type="string" table:style-name="ce1">
            <text:p>&lt;/quake&gt;</text:p>
          </table:table-cell>
          <table:table-cell table:number-columns-repeated="16381"/>
        </table:table-row>
        <table:table-row table:style-name="ro1">
          <table:table-cell office:value-type="string" table:style-name="ce1">
            <text:p>&lt;cheevos&gt;</text:p>
          </table:table-cell>
          <table:table-cell office:value-type="string" table:style-name="ce1">
            <text:p>Retroachievements.org is a service that provides a trophyachievement unlocking mechanism similar to modern consoles, for retro games. Supported systems include Sega Megadrive, Super Nintendo, Nintendo 64, Playstation and Neo-Geo.</text:p>
          </table:table-cell>
          <table:table-cell office:value-type="string" table:style-name="ce1">
            <text:p>&lt;/cheevos&gt;</text:p>
          </table:table-cell>
          <table:table-cell table:number-columns-repeated="16381"/>
        </table:table-row>
        <table:table-row table:style-name="ro1">
          <table:table-cell office:value-type="string" table:style-name="ce1">
            <text:p>&lt;atlus&gt;</text:p>
          </table:table-cell>
          <table:table-cell office:value-type="string" table:style-name="ce1">
            <text:p>Atlus is a Japanese video game developer, publisher, and distribution company based in Tokyo. A subsidiary of Sega, the company is known for its Megami Tensei, Persona, Etrian Odyssey, and Trauma Center series, among others. Its corporate mascot is Jack Frost, a snowman-like character from their Shin Megami Tensei series.</text:p>
          </table:table-cell>
          <table:table-cell office:value-type="string" table:style-name="ce1">
            <text:p>&lt;/atlus&gt;</text:p>
          </table:table-cell>
          <table:table-cell table:number-columns-repeated="16381"/>
        </table:table-row>
        <table:table-row table:style-name="ro1">
          <table:table-cell office:value-type="string" table:style-name="ce1">
            <text:p>&lt;activision&gt;</text:p>
          </table:table-cell>
          <table:table-cell office:value-type="string" table:style-name="ce1">
            <text:p>Activision was formed in October 1979 in Sunnyvale, California, by former Atari game developers, upset at how they were treated at Atari, to develop their own games for the popular Atari 2600 home video game console. Activision was the first independent, third-party, console video game developer.</text:p>
          </table:table-cell>
          <table:table-cell office:value-type="string" table:style-name="ce1">
            <text:p>&lt;/activision&gt;</text:p>
          </table:table-cell>
          <table:table-cell table:number-columns-repeated="16381"/>
        </table:table-row>
        <table:table-row table:style-name="ro1">
          <table:table-cell office:value-type="string" table:style-name="ce1">
            <text:p>&lt;codemasters&gt;</text:p>
          </table:table-cell>
          <table:table-cell office:value-type="string" table:style-name="ce1">
            <text:p>The Codemasters Software Company is a British video game developer and publisher based in Southam, England. Founded by brothers Richard and David Darling in October 1986, Codemasters is one of the oldest British game studios, and in 2005 was named the best independent video game developer by magazine Develop.</text:p>
          </table:table-cell>
          <table:table-cell office:value-type="string" table:style-name="ce1">
            <text:p>&lt;/codemasters&gt;</text:p>
          </table:table-cell>
          <table:table-cell table:number-columns-repeated="16381"/>
        </table:table-row>
        <table:table-row table:style-name="ro1">
          <table:table-cell office:value-type="string" table:style-name="ce1">
            <text:p>&lt;acclaim&gt;</text:p>
          </table:table-cell>
          <table:table-cell office:value-type="string" table:style-name="ce1">
            <text:p>Acclaim Entertainment, Inc. was an American video game publisher based in Glen Cove, New York. Formed by former Activision employees named Acclaim so that it would be above Activision and Accolade (Also formed by former Activision employees) on alphabetical lists.</text:p>
          </table:table-cell>
          <table:table-cell office:value-type="string" table:style-name="ce1">
            <text:p>&lt;/acclaim&gt;</text:p>
          </table:table-cell>
          <table:table-cell table:number-columns-repeated="16381"/>
        </table:table-row>
        <table:table-row table:style-name="ro1">
          <table:table-cell office:value-type="string" table:style-name="ce1">
            <text:p>&lt;ocean&gt;</text:p>
          </table:table-cell>
          <table:table-cell office:value-type="string" table:style-name="ce1">
            <text:p>Ocean Software Ltd was a British software development company, that became one of the biggest European video game developers and publishers of the 1980s and 1990s. Ocean was the first games company to secure movie licences which included Rambo, Short Circuit and Cobra</text:p>
          </table:table-cell>
          <table:table-cell office:value-type="string" table:style-name="ce1">
            <text:p>&lt;/ocean&gt;</text:p>
          </table:table-cell>
          <table:table-cell table:number-columns-repeated="16381"/>
        </table:table-row>
        <table:table-row table:style-name="ro1">
          <table:table-cell office:value-type="string" table:style-name="ce1">
            <text:p>&lt;rockstar&gt;</text:p>
          </table:table-cell>
          <table:table-cell office:value-type="string" table:style-name="ce1">
            <text:p>Rockstar Games, Inc. is an American video game publisher based in New York City. The company was established in December 1998 as a subsidiary of Take-Two Interactive, using the assets Take-Two had previously acquired from BMG Interactive including DMA Design, creators of Grand Theft Auto.</text:p>
          </table:table-cell>
          <table:table-cell office:value-type="string" table:style-name="ce1">
            <text:p>&lt;/rockstar&gt;</text:p>
          </table:table-cell>
          <table:table-cell table:number-columns-repeated="16381"/>
        </table:table-row>
        <table:table-row table:style-name="ro1">
          <table:table-cell office:value-type="string" table:style-name="ce1">
            <text:p>&lt;ultimate&gt;</text:p>
          </table:table-cell>
          <table:table-cell office:value-type="string" table:style-name="ce1">
            <text:p>Ashby Computers and Graphics Limited was a British video game developer and publisher, founded in 1982, by ex-arcade game developers Tim and Chris Stamper. Ultimate released a series of successful games for the ZX Spectrum, Amstrad CPC, BBC Micro, MSX and Commodore 64 computers from 1983 until its closure in 1988.</text:p>
          </table:table-cell>
          <table:table-cell office:value-type="string" table:style-name="ce1">
            <text:p>&lt;/ultimate&gt;</text:p>
          </table:table-cell>
          <table:table-cell table:number-columns-repeated="16381"/>
        </table:table-row>
        <table:table-row table:style-name="ro1">
          <table:table-cell office:value-type="string" table:style-name="ce1">
            <text:p>&lt;ea&gt;</text:p>
          </table:table-cell>
          <table:table-cell office:value-type="string" table:style-name="ce1">
            <text:p>Electronic Arts Inc. (EA) is an American video game company headquartered in Redwood City, California. It is the second-largest gaming company in the Americas and Europe by revenue and market capitalization after Activision Blizzard and ahead of Take-Two Interactive, CD Projekt, and Ubisoft as of May 2020.</text:p>
          </table:table-cell>
          <table:table-cell office:value-type="string" table:style-name="ce1">
            <text:p>&lt;/ea&gt;</text:p>
          </table:table-cell>
          <table:table-cell table:number-columns-repeated="16381"/>
        </table:table-row>
        <table:table-row table:style-name="ro1">
          <table:table-cell office:value-type="string" table:style-name="ce1">
            <text:p>&lt;easports&gt;</text:p>
          </table:table-cell>
          <table:table-cell office:value-type="string" table:style-name="ce1">
            <text:p>EA Sports is a division of Electronic Arts that develops and publishes sports video games. Formerly a marketing gimmick of EA, in which they tried to imitate real-life sports networks by calling themselves the "EA Sports Network" it soon grew up to become a sub-label on its own, releasing game series such as FIFA and Madden NFL.</text:p>
          </table:table-cell>
          <table:table-cell office:value-type="string" table:style-name="ce1">
            <text:p>&lt;/easports&gt;</text:p>
          </table:table-cell>
          <table:table-cell table:number-columns-repeated="16381"/>
        </table:table-row>
        <table:table-row table:style-name="ro1">
          <table:table-cell office:value-type="string" table:style-name="ce1">
            <text:p>&lt;eidos&gt;</text:p>
          </table:table-cell>
          <table:table-cell office:value-type="string" table:style-name="ce1">
            <text:p>Eidos Interactive was a British software publisher from 1995 to 2005 most famous for the Tomb Raider series of games along with the Championship Manager series. Following a series of takeoevers it is now owned by the Japanese Square Enix group.</text:p>
          </table:table-cell>
          <table:table-cell office:value-type="string" table:style-name="ce1">
            <text:p>&lt;/eidos&gt;</text:p>
          </table:table-cell>
          <table:table-cell table:number-columns-repeated="16381"/>
        </table:table-row>
        <table:table-row table:style-name="ro1">
          <table:table-cell office:value-type="string" table:style-name="ce1">
            <text:p>&lt;gt&gt;</text:p>
          </table:table-cell>
          <table:table-cell office:value-type="string" table:style-name="ce1">
            <text:p>The GT Interactive Software Corporation (GTI) was founded in February 1993 as a division of GoodTimes Home Video, a video-tape distributor owned by the Cayre family, with Ron Chaimowitz as co-founder and president. Afer multiple mergers and buy outs the company is currently part of Atari.inc</text:p>
          </table:table-cell>
          <table:table-cell office:value-type="string" table:style-name="ce1">
            <text:p>&lt;/gt&gt;</text:p>
          </table:table-cell>
          <table:table-cell table:number-columns-repeated="16381"/>
        </table:table-row>
        <table:table-row table:style-name="ro1">
          <table:table-cell office:value-type="string" table:style-name="ce1">
            <text:p>&lt;infogrames&gt;</text:p>
          </table:table-cell>
          <table:table-cell office:value-type="string" table:style-name="ce1">
            <text:p>Infogrames was a software developer and publisher from 1983 to 2009 most famous for the Alone In The Dark series. The company is now part of, and known as, Atari.inc</text:p>
          </table:table-cell>
          <table:table-cell office:value-type="string" table:style-name="ce1">
            <text:p>&lt;/infogrames&gt;</text:p>
          </table:table-cell>
          <table:table-cell table:number-columns-repeated="16381"/>
        </table:table-row>
        <table:table-row table:style-name="ro1">
          <table:table-cell office:value-type="string" table:style-name="ce1">
            <text:p>&lt;lucasarts&gt;</text:p>
          </table:table-cell>
          <table:table-cell office:value-type="string" table:style-name="ce1">
            <text:p>LucasArts Entertainment Company, doing business as Lucasfilm Games, is an American licensor. Until 2013, it was also a video game developer and publisher. LucasArts is best known for its graphic adventure games, as well as games based on the Star Wars and Indiana Jones franchises.</text:p>
          </table:table-cell>
          <table:table-cell office:value-type="string" table:style-name="ce1">
            <text:p>&lt;/lucasarts&gt;</text:p>
          </table:table-cell>
          <table:table-cell table:number-columns-repeated="16381"/>
        </table:table-row>
        <table:table-row table:style-name="ro1">
          <table:table-cell office:value-type="string" table:style-name="ce1">
            <text:p>&lt;simpsons&gt;</text:p>
          </table:table-cell>
          <table:table-cell office:value-type="string" table:style-name="ce1">
            <text:p>The Simpsons is a satirical depiction of American life, epitomized by the Simpson family, which consists of Homer, Marge, Bart, Lisa, and Maggie. The original TV show is set in the fictional town of Springfield and parodies American culture and society, television, and the human condition.</text:p>
          </table:table-cell>
          <table:table-cell office:value-type="string" table:style-name="ce1">
            <text:p>&lt;/simpsons&gt;</text:p>
          </table:table-cell>
          <table:table-cell table:number-columns-repeated="16381"/>
        </table:table-row>
        <table:table-row table:style-name="ro1">
          <table:table-cell office:value-type="string" table:style-name="ce1">
            <text:p>&lt;tmnt&gt;</text:p>
          </table:table-cell>
          <table:table-cell office:value-type="string" table:style-name="ce1">
            <text:p>The Teenage Mutant Ninja Turtles are four superhero turtles. Named after Italian Renaissance artists, they were trained in the Japanese martial art of ninjutsu. From their home in the sewers of New York City, they battle various enemies while attempting to remain hidden from society.</text:p>
          </table:table-cell>
          <table:table-cell office:value-type="string" table:style-name="ce1">
            <text:p>&lt;/tmnt&gt;</text:p>
          </table:table-cell>
          <table:table-cell table:number-columns-repeated="16381"/>
        </table:table-row>
        <table:table-row table:style-name="ro1">
          <table:table-cell office:value-type="string" table:style-name="ce1">
            <text:p>&lt;battletoads&gt;</text:p>
          </table:table-cell>
          <table:table-cell office:value-type="string" table:style-name="ce1">
            <text:p>Battletoads is a video game media franchise by Rare that began with the original beat 'em up game Battletoads in 1991. Starring three anthropomorphic toads named after skin conditions, Rash, Zitz, and Pimple, the series was created to rival the Teenage Mutant Ninja Turtles games series.</text:p>
          </table:table-cell>
          <table:table-cell office:value-type="string" table:style-name="ce1">
            <text:p>&lt;/battletoads&gt;</text:p>
          </table:table-cell>
          <table:table-cell table:number-columns-repeated="16381"/>
        </table:table-row>
        <table:table-row table:style-name="ro1">
          <table:table-cell office:value-type="string" table:style-name="ce1">
            <text:p>&lt;pokemon&gt;</text:p>
          </table:table-cell>
          <table:table-cell office:value-type="string" table:style-name="ce1">
            <text:p>Pokémon is a series of video games <text:s/>published by Nintendo and The Pokémon Company. Created by Satoshi Tajiri, the first games, Pocket Monsters Red and Green, released in 1996 in Japan for the Game Boy, and the main series of role-playing video games (RPGs), referred as the "core series" by their developers, have continued on each generation of Nintendo's handhelds.</text:p>
          </table:table-cell>
          <table:table-cell office:value-type="string" table:style-name="ce1">
            <text:p>&lt;/pokemon&gt;</text:p>
          </table:table-cell>
          <table:table-cell table:number-columns-repeated="16381"/>
        </table:table-row>
        <table:table-row table:style-name="ro1">
          <table:table-cell office:value-type="string" table:style-name="ce1">
            <text:p>&lt;lego&gt;</text:p>
          </table:table-cell>
          <table:table-cell office:value-type="string" table:style-name="ce1">
            <text:p>Since 1995, 85 commercial video games based on Lego, the construction system produced by The Lego Group, have been released. Genres have included adventure games, board games and racing games.</text:p>
          </table:table-cell>
          <table:table-cell office:value-type="string" table:style-name="ce1">
            <text:p>&lt;/lego&gt;</text:p>
          </table:table-cell>
          <table:table-cell table:number-columns-repeated="16381"/>
        </table:table-row>
        <table:table-row table:style-name="ro1">
          <table:table-cell office:value-type="string" table:style-name="ce1">
            <text:p>&lt;tic80&gt;</text:p>
          </table:table-cell>
          <table:table-cell office:value-type="string" table:style-name="ce1">
            <text:p>TIC-80 is a fantasy computer for making, playing and sharing tiny games. Games are restricted to 240x136 pixels display, 16 color palette, 256 8x8 color sprites, 4 channel sound and etc.</text:p>
          </table:table-cell>
          <table:table-cell office:value-type="string" table:style-name="ce1">
            <text:p>&lt;/tic80&gt;</text:p>
          </table:table-cell>
          <table:table-cell table:number-columns-repeated="16381"/>
        </table:table-row>
        <table:table-row table:style-name="ro1">
          <table:table-cell office:value-type="string" table:style-name="ce1">
            <text:p>&lt;samsho&gt;</text:p>
          </table:table-cell>
          <table:table-cell office:value-type="string" table:style-name="ce1">
            <text:p>Samurai Shodown, known in Japan as Samurai Spirits, is a fighting game series by SNK. Set in 18th-century Japan, the games also include foreign-born characters and fictional monsters.</text:p>
          </table:table-cell>
          <table:table-cell office:value-type="string" table:style-name="ce1">
            <text:p>&lt;/samsho&gt;</text:p>
          </table:table-cell>
          <table:table-cell table:style-name="ce2"/>
          <table:table-cell table:number-columns-repeated="16380"/>
        </table:table-row>
        <table:table-row table:style-name="ro1">
          <table:table-cell office:value-type="string" table:style-name="ce1">
            <text:p>&lt;solarus&gt;</text:p>
          </table:table-cell>
          <table:table-cell office:value-type="string" table:style-name="ce1">
            <text:p>Solarus is a Lightweight, free and open-source game engine for Action-RPGs. Built in C++, it runs games made in Lua.</text:p>
          </table:table-cell>
          <table:table-cell office:value-type="string" table:style-name="ce1">
            <text:p>&lt;/solarus&gt;</text:p>
          </table:table-cell>
          <table:table-cell table:style-name="ce2"/>
          <table:table-cell table:number-columns-repeated="16380"/>
        </table:table-row>
        <table:table-row table:style-name="ro1">
          <table:table-cell office:value-type="string" table:style-name="ce1">
            <text:p>&lt;ddr&gt;</text:p>
          </table:table-cell>
          <table:table-cell office:value-type="string" table:style-name="ce1">
            <text:p>Dance Dance Revolution (also known as Dancing Stage in earlier European games), is a poineering series of music video game series produced by Konami. Introduced in Japan in 1998 players stand on a "dance platform" and hit colored arrows in time to musical and visual cues.</text:p>
          </table:table-cell>
          <table:table-cell office:value-type="string" table:style-name="ce1">
            <text:p>&lt;/ddr&gt;</text:p>
          </table:table-cell>
          <table:table-cell table:style-name="ce2"/>
          <table:table-cell table:number-columns-repeated="16380"/>
        </table:table-row>
        <table:table-row table:style-name="ro1">
          <table:table-cell office:value-type="string" table:style-name="ce1">
            <text:p>&lt;tux&gt;</text:p>
          </table:table-cell>
          <table:table-cell office:value-type="string" table:style-name="ce1">
            <text:p>SuperTux, SuperTux Kart, and SuperTux Party are open source games inspired by the Super Mario games. Developed since the mid 90's they feature a wide range of open source mascots such as Tux, Mozilla Thunderbird, and Pidgin.</text:p>
          </table:table-cell>
          <table:table-cell office:value-type="string" table:style-name="ce1">
            <text:p>&lt;/tux&gt;</text:p>
          </table:table-cell>
          <table:table-cell table:style-name="ce2"/>
          <table:table-cell table:number-columns-repeated="16380"/>
        </table:table-row>
        <table:table-row table:style-name="ro1">
          <table:table-cell office:value-type="string" table:style-name="ce1">
            <text:p>&lt;subset.ratio&gt;</text:p>
          </table:table-cell>
          <table:table-cell office:value-type="string" table:style-name="ce1">
            <text:p>Screen Ratio</text:p>
          </table:table-cell>
          <table:table-cell office:value-type="string" table:style-name="ce1">
            <text:p>&lt;/subset.ratio&gt;</text:p>
          </table:table-cell>
          <table:table-cell table:style-name="ce2"/>
          <table:table-cell table:number-columns-repeated="16380"/>
        </table:table-row>
        <table:table-row table:style-name="ro1">
          <table:table-cell office:value-type="string" table:style-name="ce1">
            <text:p>&lt;d1970s&gt;</text:p>
          </table:table-cell>
          <table:table-cell office:value-type="string" table:style-name="ce1">
            <text:p>The 1970's saw the start of the golden age of arcade games. Coin operated arcade machines became popular featuring classics such as Pac-Man, Galaxians and Space Invaders. It also saw the arrival of the first home consoles such as the Atari 2600.</text:p>
          </table:table-cell>
          <table:table-cell office:value-type="string" table:style-name="ce1">
            <text:p>&lt;/d1970s&gt;</text:p>
          </table:table-cell>
          <table:table-cell table:style-name="ce2"/>
          <table:table-cell table:number-columns-repeated="16380"/>
        </table:table-row>
        <table:table-row table:style-name="ro1">
          <table:table-cell office:value-type="string" table:style-name="ce1">
            <text:p>&lt;d1980s&gt;</text:p>
          </table:table-cell>
          <table:table-cell office:value-type="string" table:style-name="ce1">
            <text:p>The 1980's saw the dawn of affordable home gaming systems with home computers from the likes of Sinclair and Commadore and the first large-scale console releases from heavyweights Sega and Nintendo</text:p>
          </table:table-cell>
          <table:table-cell office:value-type="string" table:style-name="ce1">
            <text:p>&lt;/d1980s&gt;</text:p>
          </table:table-cell>
          <table:table-cell table:style-name="ce2"/>
          <table:table-cell table:number-columns-repeated="16380"/>
        </table:table-row>
        <table:table-row table:style-name="ro1">
          <table:table-cell office:value-type="string" table:style-name="ce1">
            <text:p>&lt;d1990s&gt;</text:p>
          </table:table-cell>
          <table:table-cell office:value-type="string" table:style-name="ce1">
            <text:p>The 1990's saw the re-emergance of arcade's as heavy hitting fighting games like Streetfighter, Tekken and Mortal Kombat were released. For the home market saw the release of 5th Gen.eration consoles such as the Sony Playstation, Sega Saturn, and Nintendo 64</text:p>
          </table:table-cell>
          <table:table-cell office:value-type="string" table:style-name="ce1">
            <text:p>&lt;/d1990s&gt;</text:p>
          </table:table-cell>
          <table:table-cell table:style-name="ce2"/>
          <table:table-cell table:number-columns-repeated="16380"/>
        </table:table-row>
        <table:table-row table:style-name="ro1">
          <table:table-cell office:value-type="string" table:style-name="ce1">
            <text:p>&lt;easyrpg&gt;</text:p>
          </table:table-cell>
          <table:table-cell office:value-type="string" table:style-name="ce1">
            <text:p>Easy RPG is a free and open source role playing game interpreter and editor that allows you to play games compatible with RPG Maker 2000 and 2003.</text:p>
          </table:table-cell>
          <table:table-cell office:value-type="string" table:style-name="ce1">
            <text:p>&lt;/easyrpg&gt;</text:p>
          </table:table-cell>
          <table:table-cell table:style-name="ce2"/>
          <table:table-cell table:number-columns-repeated="16380"/>
        </table:table-row>
        <table:table-row table:style-name="ro1">
          <table:table-cell office:value-type="string" table:style-name="ce1">
            <text:p>&lt;panlog&gt;</text:p>
          </table:table-cell>
          <table:table-cell office:value-type="string" table:style-name="ce1">
            <text:p>Panel logos</text:p>
          </table:table-cell>
          <table:table-cell office:value-type="string" table:style-name="ce1">
            <text:p>&lt;/panlog&gt;</text:p>
          </table:table-cell>
          <table:table-cell table:style-name="ce2"/>
          <table:table-cell table:number-columns-repeated="16380"/>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style-name="ce2"/>
          <table:table-cell table:number-columns-repeated="16380"/>
        </table:table-row>
        <table:table-row table:style-name="ro1">
          <table:table-cell office:value-type="string" table:style-name="ce1">
            <text:p>&lt;panel&gt;</text:p>
          </table:table-cell>
          <table:table-cell office:value-type="string" table:style-name="ce1">
            <text:p>Panel</text:p>
          </table:table-cell>
          <table:table-cell office:value-type="string" table:style-name="ce1">
            <text:p>&lt;/panel&gt;</text:p>
          </table:table-cell>
          <table:table-cell table:style-name="ce2"/>
          <table:table-cell table:number-columns-repeated="16380"/>
        </table:table-row>
        <table:table-row table:style-name="ro1">
          <table:table-cell office:value-type="string" table:style-name="ce1">
            <text:p>&lt;smallpanel&gt;</text:p>
          </table:table-cell>
          <table:table-cell office:value-type="string" table:style-name="ce1">
            <text:p>Small Panel</text:p>
          </table:table-cell>
          <table:table-cell office:value-type="string" table:style-name="ce1">
            <text:p>&lt;/smallpanel&gt;</text:p>
          </table:table-cell>
          <table:table-cell table:style-name="ce2"/>
          <table:table-cell table:number-columns-repeated="16380"/>
        </table:table-row>
        <table:table-row table:style-name="ro1">
          <table:table-cell office:value-type="string" table:style-name="ce1">
            <text:p>&lt;panelbox&gt;</text:p>
          </table:table-cell>
          <table:table-cell office:value-type="string" table:style-name="ce1">
            <text:p>Panel with Boxart</text:p>
          </table:table-cell>
          <table:table-cell office:value-type="string" table:style-name="ce1">
            <text:p>&lt;/panelbox&gt;</text:p>
          </table:table-cell>
          <table:table-cell office:value-type="string" office:string-value="&lt;panelbox&gt;Panel with Boxart&lt;/panelbox&gt;" table:formula="of:=CONCATENATE([.A222];[.B222];[.C222])" table:style-name="ce2">
            <text:p>&lt;panelbox&gt;Panel with Boxart&lt;/panelbox&gt;</text:p>
          </table:table-cell>
          <table:table-cell table:number-columns-repeated="16380"/>
        </table:table-row>
        <table:table-row table:style-name="ro1">
          <table:table-cell office:value-type="string" table:style-name="ce1">
            <text:p>&lt;ecwolf&gt;</text:p>
          </table:table-cell>
          <table:table-cell office:value-type="string" table:style-name="ce1">
            <text:p>ECWolf is an advanced source port for Wolfenstein 3D, Spear of Destiny, and Super 3D Noah's Ark based off of the Wolf4SDL code base.</text:p>
          </table:table-cell>
          <table:table-cell office:value-type="string" table:style-name="ce1">
            <text:p>&lt;/ecwolf&gt;</text:p>
          </table:table-cell>
          <table:table-cell table:style-name="ce2"/>
          <table:table-cell table:number-columns-repeated="16380"/>
        </table:table-row>
        <table:table-row table:style-name="ro1">
          <table:table-cell office:value-type="string" table:style-name="ce1">
            <text:p>&lt;outrun&gt;</text:p>
          </table:table-cell>
          <table:table-cell office:value-type="string" table:style-name="ce1">
            <text:p>Outrun <text:s/>is an arcade racing video game released by Sega in September 1986. It is known for its pioneering hardware and graphics, nonlinear gameplay, and a selectable soundtrack with music composed by Hiroshi Kawaguchi. The goal is to avoid traffic and reach one of five destinations.</text:p>
          </table:table-cell>
          <table:table-cell office:value-type="string" table:style-name="ce1">
            <text:p>&lt;/outrun&gt;</text:p>
          </table:table-cell>
          <table:table-cell table:style-name="ce2"/>
          <table:table-cell table:number-columns-repeated="16380"/>
        </table:table-row>
        <table:table-row table:style-name="ro1">
          <table:table-cell office:value-type="string" table:style-name="ce1">
            <text:p>&lt;gx4000&gt;</text:p>
          </table:table-cell>
          <table:table-cell office:value-type="string" table:style-name="ce1">
            <text:p>The GX4000 is a video game console that was manufactured by Amstrad. It was the company's short-lived attempt to enter the games console market. The console was released in Europe in 1990 and was an upgraded design based on the then still-popular CPC technology.</text:p>
          </table:table-cell>
          <table:table-cell office:value-type="string" table:style-name="ce1">
            <text:p>&lt;/gx4000&gt;</text:p>
          </table:table-cell>
          <table:table-cell table:number-columns-repeated="16381"/>
        </table:table-row>
        <table:table-row table:style-name="ro1">
          <table:table-cell office:value-type="string" table:style-name="ce1">
            <text:p>&lt;vertical&gt;</text:p>
          </table:table-cell>
          <table:table-cell office:value-type="string" table:style-name="ce1">
            <text:p>Vertical arcade games are characterized by their upright cabinets and vertically oriented screens. The screens rotate 90 degrees on their side, which is different from horizontal screens, which are in the orientation of a TV or monitor. Vertical arcade games are space-efficient and provide an authentic arcade experience</text:p>
          </table:table-cell>
          <table:table-cell office:value-type="string" table:style-name="ce1">
            <text:p>&lt;/vertical&gt;</text:p>
          </table:table-cell>
          <table:table-cell table:number-columns-repeated="16381"/>
        </table:table-row>
        <table:table-row table:number-rows-repeated="1048350" table:style-name="ro2">
          <table:table-cell table:number-columns-repeated="16384"/>
        </table:table-row>
      </table:table>
      <table:table table:name="Full_Translated" table:style-name="ta1">
        <table:table-column table:style-name="co1" table:default-cell-style-name="ce1"/>
        <table:table-column table:style-name="co6" table:default-cell-style-name="ce1"/>
        <table:table-column table:style-name="co3" table:default-cell-style-name="ce1"/>
        <table:table-column table:style-name="co7" table:default-cell-style-name="ce2"/>
        <table:table-column table:style-name="co5" table:number-columns-repeated="16380" table:default-cell-style-name="ce1"/>
        <table:table-row table:style-name="ro1">
          <table:table-cell office:value-type="string" table:style-name="ce1">
            <text:p>&lt;yes&gt;</text:p>
          </table:table-cell>
          <table:table-cell table:style-name="ce1"/>
          <table:table-cell office:value-type="string" table:style-name="ce1">
            <text:p>&lt;/yes&gt;</text:p>
          </table:table-cell>
          <table:table-cell office:value-type="string" office:string-value="&lt;yes&gt;&lt;/yes&gt;" table:formula="of:=CONCATENATE([.A1];[.B1];[.C1])" table:style-name="ce2">
            <text:p>&lt;yes&gt;&lt;/yes&gt;</text:p>
          </table:table-cell>
          <table:table-cell table:number-columns-repeated="16380"/>
        </table:table-row>
        <table:table-row table:style-name="ro1">
          <table:table-cell office:value-type="string" table:style-name="ce1">
            <text:p>&lt;no&gt;</text:p>
          </table:table-cell>
          <table:table-cell table:style-name="ce1"/>
          <table:table-cell office:value-type="string" table:style-name="ce1">
            <text:p>&lt;/no&gt;</text:p>
          </table:table-cell>
          <table:table-cell office:value-type="string" office:string-value="&lt;no&gt;&lt;/no&gt;" table:formula="of:=CONCATENATE([.A2];[.B2];[.C2])" table:style-name="ce2">
            <text:p>&lt;no&gt;&lt;/no&gt;</text:p>
          </table:table-cell>
          <table:table-cell table:number-columns-repeated="16380"/>
        </table:table-row>
        <table:table-row table:style-name="ro1">
          <table:table-cell office:value-type="string" table:style-name="ce1">
            <text:p>&lt;none&gt;</text:p>
          </table:table-cell>
          <table:table-cell table:style-name="ce1"/>
          <table:table-cell office:value-type="string" table:style-name="ce1">
            <text:p>&lt;/none&gt;</text:p>
          </table:table-cell>
          <table:table-cell office:value-type="string" office:string-value="&lt;none&gt;&lt;/none&gt;" table:formula="of:=CONCATENATE([.A3];[.B3];[.C3])" table:style-name="ce2">
            <text:p>&lt;none&gt;&lt;/none&gt;</text:p>
          </table:table-cell>
          <table:table-cell table:number-columns-repeated="16380"/>
        </table:table-row>
        <table:table-row table:style-name="ro1">
          <table:table-cell office:value-type="string" table:style-name="ce1">
            <text:p>&lt;sysmusic&gt;</text:p>
          </table:table-cell>
          <table:table-cell table:style-name="ce1"/>
          <table:table-cell office:value-type="string" table:style-name="ce1">
            <text:p>&lt;/sysmusic&gt;</text:p>
          </table:table-cell>
          <table:table-cell office:value-type="string" office:string-value="&lt;sysmusic&gt;&lt;/sysmusic&gt;" table:formula="of:=CONCATENATE([.A4];[.B4];[.C4])" table:style-name="ce2">
            <text:p>&lt;sysmusic&gt;&lt;/sysmusic&gt;</text:p>
          </table:table-cell>
          <table:table-cell table:number-columns-repeated="16380"/>
        </table:table-row>
        <table:table-row table:style-name="ro1">
          <table:table-cell office:value-type="string" table:style-name="ce1">
            <text:p>&lt;nomusic&gt;</text:p>
          </table:table-cell>
          <table:table-cell table:style-name="ce1"/>
          <table:table-cell office:value-type="string" table:style-name="ce1">
            <text:p>&lt;/nomusic&gt;</text:p>
          </table:table-cell>
          <table:table-cell office:value-type="string" office:string-value="&lt;nomusic&gt;&lt;/nomusic&gt;" table:formula="of:=CONCATENATE([.A5];[.B5];[.C5])" table:style-name="ce2">
            <text:p>&lt;nomusic&gt;&lt;/nomusic&gt;</text:p>
          </table:table-cell>
          <table:table-cell table:number-columns-repeated="16380"/>
        </table:table-row>
        <table:table-row table:style-name="ro1">
          <table:table-cell office:value-type="string" table:style-name="ce1">
            <text:p>&lt;silence&gt;</text:p>
          </table:table-cell>
          <table:table-cell table:style-name="ce1"/>
          <table:table-cell office:value-type="string" table:style-name="ce1">
            <text:p>&lt;/silence&gt;</text:p>
          </table:table-cell>
          <table:table-cell office:value-type="string" office:string-value="&lt;silence&gt;&lt;/silence&gt;" table:formula="of:=CONCATENATE([.A6];[.B6];[.C6])" table:style-name="ce2">
            <text:p>&lt;silence&gt;&lt;/silence&gt;</text:p>
          </table:table-cell>
          <table:table-cell table:number-columns-repeated="16380"/>
        </table:table-row>
        <table:table-row table:style-name="ro1">
          <table:table-cell office:value-type="string" table:style-name="ce1">
            <text:p>&lt;default&gt;</text:p>
          </table:table-cell>
          <table:table-cell table:style-name="ce1"/>
          <table:table-cell office:value-type="string" table:style-name="ce1">
            <text:p>&lt;/default&gt;</text:p>
          </table:table-cell>
          <table:table-cell office:value-type="string" office:string-value="&lt;default&gt;&lt;/default&gt;" table:formula="of:=CONCATENATE([.A7];[.B7];[.C7])" table:style-name="ce2">
            <text:p>&lt;default&gt;&lt;/default&gt;</text:p>
          </table:table-cell>
          <table:table-cell table:number-columns-repeated="16380"/>
        </table:table-row>
        <table:table-row table:style-name="ro1">
          <table:table-cell office:value-type="string" table:style-name="ce1">
            <text:p>&lt;basiclist&gt;</text:p>
          </table:table-cell>
          <table:table-cell table:style-name="ce1"/>
          <table:table-cell office:value-type="string" table:style-name="ce1">
            <text:p>&lt;/basiclist&gt;</text:p>
          </table:table-cell>
          <table:table-cell office:value-type="string" office:string-value="&lt;basiclist&gt;&lt;/basiclist&gt;" table:formula="of:=CONCATENATE([.A8];[.B8];[.C8])" table:style-name="ce2">
            <text:p>&lt;basiclist&gt;&lt;/basiclist&gt;</text:p>
          </table:table-cell>
          <table:table-cell table:number-columns-repeated="16380"/>
        </table:table-row>
        <table:table-row table:style-name="ro1">
          <table:table-cell office:value-type="string" table:style-name="ce1">
            <text:p>&lt;simplegridName&gt;</text:p>
          </table:table-cell>
          <table:table-cell table:style-name="ce1"/>
          <table:table-cell office:value-type="string" table:style-name="ce1">
            <text:p>&lt;/simplegridName&gt;</text:p>
          </table:table-cell>
          <table:table-cell office:value-type="string" office:string-value="&lt;simplegridName&gt;&lt;/simplegridName&gt;" table:formula="of:=CONCATENATE([.A9];[.B9];[.C9])" table:style-name="ce2">
            <text:p>&lt;simplegridName&gt;&lt;/simplegridName&gt;</text:p>
          </table:table-cell>
          <table:table-cell table:number-columns-repeated="16380"/>
        </table:table-row>
        <table:table-row table:style-name="ro1">
          <table:table-cell office:value-type="string" table:style-name="ce1">
            <text:p>&lt;carouselViewName&gt;</text:p>
          </table:table-cell>
          <table:table-cell table:style-name="ce1"/>
          <table:table-cell office:value-type="string" table:style-name="ce1">
            <text:p>&lt;/carouselViewName&gt;</text:p>
          </table:table-cell>
          <table:table-cell office:value-type="string" office:string-value="&lt;carouselViewName&gt;&lt;/carouselViewName&gt;" table:formula="of:=CONCATENATE([.A10];[.B10];[.C10])" table:style-name="ce2">
            <text:p>&lt;carouselViewName&gt;&lt;/carouselViewName&gt;</text:p>
          </table:table-cell>
          <table:table-cell table:number-columns-repeated="16380"/>
        </table:table-row>
        <table:table-row table:style-name="ro1">
          <table:table-cell office:value-type="string" table:style-name="ce1">
            <text:p>&lt;carouselposterViewName&gt;</text:p>
          </table:table-cell>
          <table:table-cell table:style-name="ce1"/>
          <table:table-cell office:value-type="string" table:style-name="ce1">
            <text:p>&lt;/carouselposterViewName&gt;</text:p>
          </table:table-cell>
          <table:table-cell office:value-type="string" office:string-value="&lt;carouselposterViewName&gt;&lt;/carouselposterViewName&gt;" table:formula="of:=CONCATENATE([.A11];[.B11];[.C11])" table:style-name="ce2">
            <text:p>&lt;carouselposterViewName&gt;&lt;/carouselposterViewName&gt;</text:p>
          </table:table-cell>
          <table:table-cell table:number-columns-repeated="16380"/>
        </table:table-row>
        <table:table-row table:style-name="ro1">
          <table:table-cell office:value-type="string" table:style-name="ce1">
            <text:p>&lt;tilesViewName&gt;</text:p>
          </table:table-cell>
          <table:table-cell table:style-name="ce1"/>
          <table:table-cell office:value-type="string" table:style-name="ce1">
            <text:p>&lt;/tilesViewName&gt;</text:p>
          </table:table-cell>
          <table:table-cell office:value-type="string" office:string-value="&lt;tilesViewName&gt;&lt;/tilesViewName&gt;" table:formula="of:=CONCATENATE([.A12];[.B12];[.C12])" table:style-name="ce2">
            <text:p>&lt;tilesViewName&gt;&lt;/tilesViewName&gt;</text:p>
          </table:table-cell>
          <table:table-cell table:number-columns-repeated="16380"/>
        </table:table-row>
        <table:table-row table:style-name="ro1">
          <table:table-cell office:value-type="string" table:style-name="ce1">
            <text:p>&lt;tilesVideoViewName&gt;</text:p>
          </table:table-cell>
          <table:table-cell table:style-name="ce1"/>
          <table:table-cell office:value-type="string" table:style-name="ce1">
            <text:p>&lt;/tilesVideoViewName&gt;</text:p>
          </table:table-cell>
          <table:table-cell office:value-type="string" office:string-value="&lt;tilesVideoViewName&gt;&lt;/tilesVideoViewName&gt;" table:formula="of:=CONCATENATE([.A13];[.B13];[.C13])" table:style-name="ce2">
            <text:p>&lt;tilesVideoViewName&gt;&lt;/tilesVideoViewName&gt;</text:p>
          </table:table-cell>
          <table:table-cell table:number-columns-repeated="16380"/>
        </table:table-row>
        <table:table-row table:style-name="ro1">
          <table:table-cell office:value-type="string" table:style-name="ce1">
            <text:p>&lt;tilesVideoMarqueeViewName&gt;</text:p>
          </table:table-cell>
          <table:table-cell table:style-name="ce1"/>
          <table:table-cell office:value-type="string" table:style-name="ce1">
            <text:p>&lt;/tilesVideoMarqueeViewName&gt;</text:p>
          </table:table-cell>
          <table:table-cell office:value-type="string" office:string-value="&lt;tilesVideoMarqueeViewName&gt;&lt;/tilesVideoMarqueeViewName&gt;" table:formula="of:=CONCATENATE([.A14];[.B14];[.C14])" table:style-name="ce2">
            <text:p>&lt;tilesVideoMarqueeViewName&gt;&lt;/tilesVideoMarqueeViewName&gt;</text:p>
          </table:table-cell>
          <table:table-cell table:number-columns-repeated="16380"/>
        </table:table-row>
        <table:table-row table:style-name="ro1">
          <table:table-cell office:value-type="string" table:style-name="ce1">
            <text:p>&lt;fanartViewName&gt;</text:p>
          </table:table-cell>
          <table:table-cell table:style-name="ce1"/>
          <table:table-cell office:value-type="string" table:style-name="ce1">
            <text:p>&lt;/fanartViewName&gt;</text:p>
          </table:table-cell>
          <table:table-cell office:value-type="string" office:string-value="&lt;fanartViewName&gt;&lt;/fanartViewName&gt;" table:formula="of:=CONCATENATE([.A15];[.B15];[.C15])" table:style-name="ce2">
            <text:p>&lt;fanartViewName&gt;&lt;/fanartViewName&gt;</text:p>
          </table:table-cell>
          <table:table-cell table:number-columns-repeated="16380"/>
        </table:table-row>
        <table:table-row table:style-name="ro1">
          <table:table-cell office:value-type="string" table:style-name="ce1">
            <text:p>&lt;fanartvlViewName&gt;</text:p>
          </table:table-cell>
          <table:table-cell table:style-name="ce1"/>
          <table:table-cell office:value-type="string" table:style-name="ce1">
            <text:p>&lt;/fanartvlViewName&gt;</text:p>
          </table:table-cell>
          <table:table-cell office:value-type="string" office:string-value="&lt;fanartvlViewName&gt;&lt;/fanartvlViewName&gt;" table:formula="of:=CONCATENATE([.A16];[.B16];[.C16])" table:style-name="ce2">
            <text:p>&lt;fanartvlViewName&gt;&lt;/fanartvlViewName&gt;</text:p>
          </table:table-cell>
          <table:table-cell table:number-columns-repeated="16380"/>
        </table:table-row>
        <table:table-row table:style-name="ro1">
          <table:table-cell office:value-type="string" table:style-name="ce1">
            <text:p>&lt;carouselvideoName&gt;</text:p>
          </table:table-cell>
          <table:table-cell table:style-name="ce1"/>
          <table:table-cell office:value-type="string" table:style-name="ce1">
            <text:p>&lt;/carouselvideoName&gt;</text:p>
          </table:table-cell>
          <table:table-cell office:value-type="string" office:string-value="&lt;carouselvideoName&gt;&lt;/carouselvideoName&gt;" table:formula="of:=CONCATENATE([.A17];[.B17];[.C17])" table:style-name="ce2">
            <text:p>&lt;carouselvideoName&gt;&lt;/carouselvideoName&gt;</text:p>
          </table:table-cell>
          <table:table-cell table:number-columns-repeated="16380"/>
        </table:table-row>
        <table:table-row table:style-name="ro1">
          <table:table-cell office:value-type="string" table:style-name="ce1">
            <text:p>&lt;smallscreengamelist&gt;</text:p>
          </table:table-cell>
          <table:table-cell table:style-name="ce1"/>
          <table:table-cell office:value-type="string" table:style-name="ce1">
            <text:p>&lt;/smallscreengamelist&gt;</text:p>
          </table:table-cell>
          <table:table-cell office:value-type="string" office:string-value="&lt;smallscreengamelist&gt;&lt;/smallscreengamelist&gt;" table:formula="of:=CONCATENATE([.A18];[.B18];[.C18])" table:style-name="ce2">
            <text:p>&lt;smallscreengamelist&gt;&lt;/smallscreengamelist&gt;</text:p>
          </table:table-cell>
          <table:table-cell table:number-columns-repeated="16380"/>
        </table:table-row>
        <table:table-row table:style-name="ro1">
          <table:table-cell office:value-type="string" table:style-name="ce1">
            <text:p>&lt;smallscreengamelistnh&gt;</text:p>
          </table:table-cell>
          <table:table-cell table:style-name="ce1"/>
          <table:table-cell office:value-type="string" table:style-name="ce1">
            <text:p>&lt;/smallscreengamelistnh&gt;</text:p>
          </table:table-cell>
          <table:table-cell office:value-type="string" office:string-value="&lt;smallscreengamelistnh&gt;&lt;/smallscreengamelistnh&gt;" table:formula="of:=CONCATENATE([.A19];[.B19];[.C19])" table:style-name="ce2">
            <text:p>&lt;smallscreengamelistnh&gt;&lt;/smallscreengamelistnh&gt;</text:p>
          </table:table-cell>
          <table:table-cell table:number-columns-repeated="16380"/>
        </table:table-row>
        <table:table-row table:style-name="ro1">
          <table:table-cell office:value-type="string" table:style-name="ce1">
            <text:p>&lt;ctblue&gt;</text:p>
          </table:table-cell>
          <table:table-cell table:style-name="ce1"/>
          <table:table-cell office:value-type="string" table:style-name="ce1">
            <text:p>&lt;/ctblue&gt;</text:p>
          </table:table-cell>
          <table:table-cell office:value-type="string" office:string-value="&lt;ctblue&gt;&lt;/ctblue&gt;" table:formula="of:=CONCATENATE([.A20];[.B20];[.C20])" table:style-name="ce2">
            <text:p>&lt;ctblue&gt;&lt;/ctblue&gt;</text:p>
          </table:table-cell>
          <table:table-cell table:number-columns-repeated="16380"/>
        </table:table-row>
        <table:table-row table:style-name="ro1">
          <table:table-cell office:value-type="string" table:style-name="ce1">
            <text:p>&lt;ctred&gt;</text:p>
          </table:table-cell>
          <table:table-cell table:style-name="ce1"/>
          <table:table-cell office:value-type="string" table:style-name="ce1">
            <text:p>&lt;/ctred&gt;</text:p>
          </table:table-cell>
          <table:table-cell office:value-type="string" office:string-value="&lt;ctred&gt;&lt;/ctred&gt;" table:formula="of:=CONCATENATE([.A21];[.B21];[.C21])" table:style-name="ce2">
            <text:p>&lt;ctred&gt;&lt;/ctred&gt;</text:p>
          </table:table-cell>
          <table:table-cell table:number-columns-repeated="16380"/>
        </table:table-row>
        <table:table-row table:style-name="ro1">
          <table:table-cell office:value-type="string" table:style-name="ce1">
            <text:p>&lt;ctgreen&gt;</text:p>
          </table:table-cell>
          <table:table-cell table:style-name="ce1"/>
          <table:table-cell office:value-type="string" table:style-name="ce1">
            <text:p>&lt;/ctgreen&gt;</text:p>
          </table:table-cell>
          <table:table-cell office:value-type="string" office:string-value="&lt;ctgreen&gt;&lt;/ctgreen&gt;" table:formula="of:=CONCATENATE([.A22];[.B22];[.C22])" table:style-name="ce2">
            <text:p>&lt;ctgreen&gt;&lt;/ctgreen&gt;</text:p>
          </table:table-cell>
          <table:table-cell table:number-columns-repeated="16380"/>
        </table:table-row>
        <table:table-row table:style-name="ro1">
          <table:table-cell office:value-type="string" table:style-name="ce1">
            <text:p>&lt;ctblack&gt;</text:p>
          </table:table-cell>
          <table:table-cell table:style-name="ce1"/>
          <table:table-cell office:value-type="string" table:style-name="ce1">
            <text:p>&lt;/ctblack&gt;</text:p>
          </table:table-cell>
          <table:table-cell office:value-type="string" office:string-value="&lt;ctblack&gt;&lt;/ctblack&gt;" table:formula="of:=CONCATENATE([.A23];[.B23];[.C23])" table:style-name="ce2">
            <text:p>&lt;ctblack&gt;&lt;/ctblack&gt;</text:p>
          </table:table-cell>
          <table:table-cell table:number-columns-repeated="16380"/>
        </table:table-row>
        <table:table-row table:style-name="ro1">
          <table:table-cell office:value-type="string" table:style-name="ce1">
            <text:p>&lt;ctgold&gt;</text:p>
          </table:table-cell>
          <table:table-cell table:style-name="ce1"/>
          <table:table-cell office:value-type="string" table:style-name="ce1">
            <text:p>&lt;/ctgold&gt;</text:p>
          </table:table-cell>
          <table:table-cell office:value-type="string" office:string-value="&lt;ctgold&gt;&lt;/ctgold&gt;" table:formula="of:=CONCATENATE([.A24];[.B24];[.C24])" table:style-name="ce2">
            <text:p>&lt;ctgold&gt;&lt;/ctgold&gt;</text:p>
          </table:table-cell>
          <table:table-cell table:number-columns-repeated="16380"/>
        </table:table-row>
        <table:table-row table:style-name="ro1">
          <table:table-cell office:value-type="string" table:style-name="ce1">
            <text:p>&lt;systembg&gt;</text:p>
          </table:table-cell>
          <table:table-cell table:style-name="ce1"/>
          <table:table-cell office:value-type="string" table:style-name="ce1">
            <text:p>&lt;/systembg&gt;</text:p>
          </table:table-cell>
          <table:table-cell office:value-type="string" office:string-value="&lt;systembg&gt;&lt;/systembg&gt;" table:formula="of:=CONCATENATE([.A25];[.B25];[.C25])" table:style-name="ce2">
            <text:p>&lt;systembg&gt;&lt;/systembg&gt;</text:p>
          </table:table-cell>
          <table:table-cell table:number-columns-repeated="16380"/>
        </table:table-row>
        <table:table-row table:style-name="ro1">
          <table:table-cell office:value-type="string" table:style-name="ce1">
            <text:p>&lt;whitelog&gt;</text:p>
          </table:table-cell>
          <table:table-cell table:style-name="ce1"/>
          <table:table-cell office:value-type="string" table:style-name="ce1">
            <text:p>&lt;/whitelog&gt;</text:p>
          </table:table-cell>
          <table:table-cell office:value-type="string" office:string-value="&lt;whitelog&gt;&lt;/whitelog&gt;" table:formula="of:=CONCATENATE([.A26];[.B26];[.C26])" table:style-name="ce2">
            <text:p>&lt;whitelog&gt;&lt;/whitelog&gt;</text:p>
          </table:table-cell>
          <table:table-cell table:number-columns-repeated="16380"/>
        </table:table-row>
        <table:table-row table:style-name="ro1">
          <table:table-cell office:value-type="string" table:style-name="ce1">
            <text:p>&lt;colorlog&gt;</text:p>
          </table:table-cell>
          <table:table-cell table:style-name="ce1"/>
          <table:table-cell office:value-type="string" table:style-name="ce1">
            <text:p>&lt;/colorlog&gt;</text:p>
          </table:table-cell>
          <table:table-cell office:value-type="string" office:string-value="&lt;colorlog&gt;&lt;/colorlog&gt;" table:formula="of:=CONCATENATE([.A27];[.B27];[.C27])" table:style-name="ce2">
            <text:p>&lt;colorlog&gt;&lt;/colorlog&gt;</text:p>
          </table:table-cell>
          <table:table-cell table:number-columns-repeated="16380"/>
        </table:table-row>
        <table:table-row table:style-name="ro1">
          <table:table-cell office:value-type="string" table:style-name="ce1">
            <text:p>&lt;conlog&gt;</text:p>
          </table:table-cell>
          <table:table-cell table:style-name="ce1"/>
          <table:table-cell office:value-type="string" table:style-name="ce1">
            <text:p>&lt;/conlog&gt;</text:p>
          </table:table-cell>
          <table:table-cell office:value-type="string" office:string-value="&lt;conlog&gt;&lt;/conlog&gt;" table:formula="of:=CONCATENATE([.A28];[.B28];[.C28])" table:style-name="ce2">
            <text:p>&lt;conlog&gt;&lt;/conlog&gt;</text:p>
          </table:table-cell>
          <table:table-cell table:number-columns-repeated="16380"/>
        </table:table-row>
        <table:table-row table:style-name="ro1">
          <table:table-cell office:value-type="string" table:style-name="ce1">
            <text:p>&lt;textlog&gt;</text:p>
          </table:table-cell>
          <table:table-cell table:style-name="ce1"/>
          <table:table-cell office:value-type="string" table:style-name="ce1">
            <text:p>&lt;/textlog&gt;</text:p>
          </table:table-cell>
          <table:table-cell office:value-type="string" office:string-value="&lt;textlog&gt;&lt;/textlog&gt;" table:formula="of:=CONCATENATE([.A29];[.B29];[.C29])" table:style-name="ce2">
            <text:p>&lt;textlog&gt;&lt;/textlog&gt;</text:p>
          </table:table-cell>
          <table:table-cell table:number-columns-repeated="16380"/>
        </table:table-row>
        <table:table-row table:style-name="ro1">
          <table:table-cell office:value-type="string" table:style-name="ce1">
            <text:p>&lt;idefault&gt;</text:p>
          </table:table-cell>
          <table:table-cell table:style-name="ce1"/>
          <table:table-cell office:value-type="string" table:style-name="ce1">
            <text:p>&lt;/idefault&gt;</text:p>
          </table:table-cell>
          <table:table-cell office:value-type="string" office:string-value="&lt;idefault&gt;&lt;/idefault&gt;" table:formula="of:=CONCATENATE([.A30];[.B30];[.C30])" table:style-name="ce2">
            <text:p>&lt;idefault&gt;&lt;/idefault&gt;</text:p>
          </table:table-cell>
          <table:table-cell table:number-columns-repeated="16380"/>
        </table:table-row>
        <table:table-row table:style-name="ro1">
          <table:table-cell office:value-type="string" table:style-name="ce1">
            <text:p>&lt;idefaultrev&gt;</text:p>
          </table:table-cell>
          <table:table-cell table:style-name="ce1"/>
          <table:table-cell office:value-type="string" table:style-name="ce1">
            <text:p>&lt;/idefaultrev&gt;</text:p>
          </table:table-cell>
          <table:table-cell office:value-type="string" office:string-value="&lt;idefaultrev&gt;&lt;/idefaultrev&gt;" table:formula="of:=CONCATENATE([.A31];[.B31];[.C31])" table:style-name="ce2">
            <text:p>&lt;idefaultrev&gt;&lt;/idefaultrev&gt;</text:p>
          </table:table-cell>
          <table:table-cell table:number-columns-repeated="16380"/>
        </table:table-row>
        <table:table-row table:style-name="ro1">
          <table:table-cell office:value-type="string" table:style-name="ce1">
            <text:p>&lt;horizontal&gt;</text:p>
          </table:table-cell>
          <table:table-cell table:style-name="ce1"/>
          <table:table-cell office:value-type="string" table:style-name="ce1">
            <text:p>&lt;/horizontal&gt;</text:p>
          </table:table-cell>
          <table:table-cell office:value-type="string" office:string-value="&lt;horizontal&gt;&lt;/horizontal&gt;" table:formula="of:=CONCATENATE([.A32];[.B32];[.C32])" table:style-name="ce2">
            <text:p>&lt;horizontal&gt;&lt;/horizontal&gt;</text:p>
          </table:table-cell>
          <table:table-cell table:number-columns-repeated="16380"/>
        </table:table-row>
        <table:table-row table:style-name="ro1">
          <table:table-cell office:value-type="string" table:style-name="ce1">
            <text:p>&lt;hordetail&gt;</text:p>
          </table:table-cell>
          <table:table-cell table:style-name="ce1"/>
          <table:table-cell office:value-type="string" table:style-name="ce1">
            <text:p>&lt;/hordetail&gt;</text:p>
          </table:table-cell>
          <table:table-cell office:value-type="string" office:string-value="&lt;hordetail&gt;&lt;/hordetail&gt;" table:formula="of:=CONCATENATE([.A33];[.B33];[.C33])" table:style-name="ce2">
            <text:p>&lt;hordetail&gt;&lt;/hordetail&gt;</text:p>
          </table:table-cell>
          <table:table-cell table:number-columns-repeated="16380"/>
        </table:table-row>
        <table:table-row table:style-name="ro1">
          <table:table-cell office:value-type="string" table:style-name="ce1">
            <text:p>&lt;rhc&gt;</text:p>
          </table:table-cell>
          <table:table-cell table:style-name="ce1"/>
          <table:table-cell office:value-type="string" table:style-name="ce1">
            <text:p>&lt;/rhc&gt;</text:p>
          </table:table-cell>
          <table:table-cell office:value-type="string" office:string-value="&lt;rhc&gt;&lt;/rhc&gt;" table:formula="of:=CONCATENATE([.A34];[.B34];[.C34])" table:style-name="ce2">
            <text:p>&lt;rhc&gt;&lt;/rhc&gt;</text:p>
          </table:table-cell>
          <table:table-cell table:number-columns-repeated="16380"/>
        </table:table-row>
        <table:table-row table:style-name="ro1">
          <table:table-cell office:value-type="string" table:style-name="ce1">
            <text:p>&lt;lhc&gt;</text:p>
          </table:table-cell>
          <table:table-cell table:style-name="ce1"/>
          <table:table-cell office:value-type="string" table:style-name="ce1">
            <text:p>&lt;/lhc&gt;</text:p>
          </table:table-cell>
          <table:table-cell office:value-type="string" office:string-value="&lt;lhc&gt;&lt;/lhc&gt;" table:formula="of:=CONCATENATE([.A35];[.B35];[.C35])" table:style-name="ce2">
            <text:p>&lt;lhc&gt;&lt;/lhc&gt;</text:p>
          </table:table-cell>
          <table:table-cell table:number-columns-repeated="16380"/>
        </table:table-row>
        <table:table-row table:style-name="ro1">
          <table:table-cell office:value-type="string" table:style-name="ce1">
            <text:p>&lt;systemdetails&gt;</text:p>
          </table:table-cell>
          <table:table-cell table:style-name="ce1"/>
          <table:table-cell office:value-type="string" table:style-name="ce1">
            <text:p>&lt;/systemdetails&gt;</text:p>
          </table:table-cell>
          <table:table-cell office:value-type="string" office:string-value="&lt;systemdetails&gt;&lt;/systemdetails&gt;" table:formula="of:=CONCATENATE([.A36];[.B36];[.C36])" table:style-name="ce2">
            <text:p>&lt;systemdetails&gt;&lt;/systemdetails&gt;</text:p>
          </table:table-cell>
          <table:table-cell table:number-columns-repeated="16380"/>
        </table:table-row>
        <table:table-row table:style-name="ro1">
          <table:table-cell office:value-type="string" table:style-name="ce1">
            <text:p>&lt;delay1&gt;</text:p>
          </table:table-cell>
          <table:table-cell table:style-name="ce1"/>
          <table:table-cell office:value-type="string" table:style-name="ce1">
            <text:p>&lt;/delay1&gt;</text:p>
          </table:table-cell>
          <table:table-cell office:value-type="string" office:string-value="&lt;delay1&gt;&lt;/delay1&gt;" table:formula="of:=CONCATENATE([.A37];[.B37];[.C37])" table:style-name="ce2">
            <text:p>&lt;delay1&gt;&lt;/delay1&gt;</text:p>
          </table:table-cell>
          <table:table-cell table:number-columns-repeated="16380"/>
        </table:table-row>
        <table:table-row table:style-name="ro1">
          <table:table-cell office:value-type="string" table:style-name="ce1">
            <text:p>&lt;delay2&gt;</text:p>
          </table:table-cell>
          <table:table-cell table:style-name="ce1"/>
          <table:table-cell office:value-type="string" table:style-name="ce1">
            <text:p>&lt;/delay2&gt;</text:p>
          </table:table-cell>
          <table:table-cell office:value-type="string" office:string-value="&lt;delay2&gt;&lt;/delay2&gt;" table:formula="of:=CONCATENATE([.A38];[.B38];[.C38])" table:style-name="ce2">
            <text:p>&lt;delay2&gt;&lt;/delay2&gt;</text:p>
          </table:table-cell>
          <table:table-cell table:number-columns-repeated="16380"/>
        </table:table-row>
        <table:table-row table:style-name="ro1">
          <table:table-cell office:value-type="string" table:style-name="ce1">
            <text:p>&lt;delay3&gt;</text:p>
          </table:table-cell>
          <table:table-cell table:style-name="ce1"/>
          <table:table-cell office:value-type="string" table:style-name="ce1">
            <text:p>&lt;/delay3&gt;</text:p>
          </table:table-cell>
          <table:table-cell office:value-type="string" office:string-value="&lt;delay3&gt;&lt;/delay3&gt;" table:formula="of:=CONCATENATE([.A39];[.B39];[.C39])" table:style-name="ce2">
            <text:p>&lt;delay3&gt;&lt;/delay3&gt;</text:p>
          </table:table-cell>
          <table:table-cell table:number-columns-repeated="16380"/>
        </table:table-row>
        <table:table-row table:style-name="ro1">
          <table:table-cell office:value-type="string" table:style-name="ce1">
            <text:p>&lt;delay5&gt;</text:p>
          </table:table-cell>
          <table:table-cell table:style-name="ce1"/>
          <table:table-cell office:value-type="string" table:style-name="ce1">
            <text:p>&lt;/delay5&gt;</text:p>
          </table:table-cell>
          <table:table-cell office:value-type="string" office:string-value="&lt;delay5&gt;&lt;/delay5&gt;" table:formula="of:=CONCATENATE([.A40];[.B40];[.C40])" table:style-name="ce2">
            <text:p>&lt;delay5&gt;&lt;/delay5&gt;</text:p>
          </table:table-cell>
          <table:table-cell table:number-columns-repeated="16380"/>
        </table:table-row>
        <table:table-row table:style-name="ro1">
          <table:table-cell office:value-type="string" table:style-name="ce1">
            <text:p>&lt;delay10&gt;</text:p>
          </table:table-cell>
          <table:table-cell table:style-name="ce1"/>
          <table:table-cell office:value-type="string" table:style-name="ce1">
            <text:p>&lt;/delay10&gt;</text:p>
          </table:table-cell>
          <table:table-cell office:value-type="string" office:string-value="&lt;delay10&gt;&lt;/delay10&gt;" table:formula="of:=CONCATENATE([.A41];[.B41];[.C41])" table:style-name="ce2">
            <text:p>&lt;delay10&gt;&lt;/delay10&gt;</text:p>
          </table:table-cell>
          <table:table-cell table:number-columns-repeated="16380"/>
        </table:table-row>
        <table:table-row table:style-name="ro1">
          <table:table-cell office:value-type="string" table:style-name="ce1">
            <text:p>&lt;delay20&gt;</text:p>
          </table:table-cell>
          <table:table-cell table:style-name="ce1"/>
          <table:table-cell office:value-type="string" table:style-name="ce1">
            <text:p>&lt;/delay20&gt;</text:p>
          </table:table-cell>
          <table:table-cell office:value-type="string" office:string-value="&lt;delay20&gt;&lt;/delay20&gt;" table:formula="of:=CONCATENATE([.A42];[.B42];[.C42])" table:style-name="ce2">
            <text:p>&lt;delay20&gt;&lt;/delay20&gt;</text:p>
          </table:table-cell>
          <table:table-cell table:number-columns-repeated="16380"/>
        </table:table-row>
        <table:table-row table:style-name="ro1">
          <table:table-cell office:value-type="string" table:style-name="ce1">
            <text:p>&lt;delay0&gt;</text:p>
          </table:table-cell>
          <table:table-cell table:style-name="ce1"/>
          <table:table-cell office:value-type="string" table:style-name="ce1">
            <text:p>&lt;/delay0&gt;</text:p>
          </table:table-cell>
          <table:table-cell office:value-type="string" office:string-value="&lt;delay0&gt;&lt;/delay0&gt;" table:formula="of:=CONCATENATE([.A43];[.B43];[.C43])" table:style-name="ce2">
            <text:p>&lt;delay0&gt;&lt;/delay0&gt;</text:p>
          </table:table-cell>
          <table:table-cell table:number-columns-repeated="16380"/>
        </table:table-row>
        <table:table-row table:style-name="ro1">
          <table:table-cell office:value-type="string" table:style-name="ce1">
            <text:p>&lt;novideo&gt;</text:p>
          </table:table-cell>
          <table:table-cell table:style-name="ce1"/>
          <table:table-cell office:value-type="string" table:style-name="ce1">
            <text:p>&lt;/novideo&gt;</text:p>
          </table:table-cell>
          <table:table-cell office:value-type="string" office:string-value="&lt;novideo&gt;&lt;/novideo&gt;" table:formula="of:=CONCATENATE([.A44];[.B44];[.C44])" table:style-name="ce2">
            <text:p>&lt;novideo&gt;&lt;/novideo&gt;</text:p>
          </table:table-cell>
          <table:table-cell table:number-columns-repeated="16380"/>
        </table:table-row>
        <table:table-row table:style-name="ro1">
          <table:table-cell office:value-type="string" table:style-name="ce1">
            <text:p>&lt;subset.systemview&gt;</text:p>
          </table:table-cell>
          <table:table-cell table:style-name="ce1"/>
          <table:table-cell office:value-type="string" table:style-name="ce1">
            <text:p>&lt;/subset.systemview&gt;</text:p>
          </table:table-cell>
          <table:table-cell office:value-type="string" office:string-value="&lt;subset.systemview&gt;&lt;/subset.systemview&gt;" table:formula="of:=CONCATENATE([.A45];[.B45];[.C45])" table:style-name="ce2">
            <text:p>&lt;subset.systemview&gt;&lt;/subset.systemview&gt;</text:p>
          </table:table-cell>
          <table:table-cell table:number-columns-repeated="16380"/>
        </table:table-row>
        <table:table-row table:style-name="ro1">
          <table:table-cell office:value-type="string" table:style-name="ce1">
            <text:p>&lt;subset.bgset&gt;</text:p>
          </table:table-cell>
          <table:table-cell table:style-name="ce1"/>
          <table:table-cell office:value-type="string" table:style-name="ce1">
            <text:p>&lt;/subset.bgset&gt;</text:p>
          </table:table-cell>
          <table:table-cell office:value-type="string" office:string-value="&lt;subset.bgset&gt;&lt;/subset.bgset&gt;" table:formula="of:=CONCATENATE([.A46];[.B46];[.C46])" table:style-name="ce2">
            <text:p>&lt;subset.bgset&gt;&lt;/subset.bgset&gt;</text:p>
          </table:table-cell>
          <table:table-cell table:number-columns-repeated="16380"/>
        </table:table-row>
        <table:table-row table:style-name="ro1">
          <table:table-cell office:value-type="string" table:style-name="ce1">
            <text:p>&lt;subset.iconset&gt;</text:p>
          </table:table-cell>
          <table:table-cell table:style-name="ce1"/>
          <table:table-cell office:value-type="string" table:style-name="ce1">
            <text:p>&lt;/subset.iconset&gt;</text:p>
          </table:table-cell>
          <table:table-cell office:value-type="string" office:string-value="&lt;subset.iconset&gt;&lt;/subset.iconset&gt;" table:formula="of:=CONCATENATE([.A47];[.B47];[.C47])" table:style-name="ce2">
            <text:p>&lt;subset.iconset&gt;&lt;/subset.iconset&gt;</text:p>
          </table:table-cell>
          <table:table-cell table:number-columns-repeated="16380"/>
        </table:table-row>
        <table:table-row table:style-name="ro1">
          <table:table-cell office:value-type="string" table:style-name="ce1">
            <text:p>&lt;subset.shader&gt;</text:p>
          </table:table-cell>
          <table:table-cell table:style-name="ce1"/>
          <table:table-cell office:value-type="string" table:style-name="ce1">
            <text:p>&lt;/subset.shader&gt;</text:p>
          </table:table-cell>
          <table:table-cell office:value-type="string" office:string-value="&lt;subset.shader&gt;&lt;/subset.shader&gt;" table:formula="of:=CONCATENATE([.A48];[.B48];[.C48])" table:style-name="ce2">
            <text:p>&lt;subset.shader&gt;&lt;/subset.shader&gt;</text:p>
          </table:table-cell>
          <table:table-cell table:number-columns-repeated="16380"/>
        </table:table-row>
        <table:table-row table:style-name="ro1">
          <table:table-cell office:value-type="string" table:style-name="ce1">
            <text:p>&lt;subset.music&gt;</text:p>
          </table:table-cell>
          <table:table-cell table:style-name="ce1"/>
          <table:table-cell office:value-type="string" table:style-name="ce1">
            <text:p>&lt;/subset.music&gt;</text:p>
          </table:table-cell>
          <table:table-cell office:value-type="string" office:string-value="&lt;subset.music&gt;&lt;/subset.music&gt;" table:formula="of:=CONCATENATE([.A49];[.B49];[.C49])" table:style-name="ce2">
            <text:p>&lt;subset.music&gt;&lt;/subset.music&gt;</text:p>
          </table:table-cell>
          <table:table-cell table:number-columns-repeated="16380"/>
        </table:table-row>
        <table:table-row table:style-name="ro1">
          <table:table-cell office:value-type="string" table:style-name="ce1">
            <text:p>&lt;subset.logoset&gt;</text:p>
          </table:table-cell>
          <table:table-cell table:style-name="ce1"/>
          <table:table-cell office:value-type="string" table:style-name="ce1">
            <text:p>&lt;/subset.logoset&gt;</text:p>
          </table:table-cell>
          <table:table-cell office:value-type="string" office:string-value="&lt;subset.logoset&gt;&lt;/subset.logoset&gt;" table:formula="of:=CONCATENATE([.A50];[.B50];[.C50])" table:style-name="ce2">
            <text:p>&lt;subset.logoset&gt;&lt;/subset.logoset&gt;</text:p>
          </table:table-cell>
          <table:table-cell table:number-columns-repeated="16380"/>
        </table:table-row>
        <table:table-row table:style-name="ro1">
          <table:table-cell office:value-type="string" table:style-name="ce1">
            <text:p>&lt;subset.thememusic&gt;</text:p>
          </table:table-cell>
          <table:table-cell table:style-name="ce1"/>
          <table:table-cell office:value-type="string" table:style-name="ce1">
            <text:p>&lt;/subset.thememusic&gt;</text:p>
          </table:table-cell>
          <table:table-cell office:value-type="string" office:string-value="&lt;subset.thememusic&gt;&lt;/subset.thememusic&gt;" table:formula="of:=CONCATENATE([.A51];[.B51];[.C51])" table:style-name="ce2">
            <text:p>&lt;subset.thememusic&gt;&lt;/subset.thememusic&gt;</text:p>
          </table:table-cell>
          <table:table-cell table:number-columns-repeated="16380"/>
        </table:table-row>
        <table:table-row table:style-name="ro1">
          <table:table-cell office:value-type="string" table:style-name="ce1">
            <text:p>&lt;subset.vdelay&gt;</text:p>
          </table:table-cell>
          <table:table-cell table:style-name="ce1"/>
          <table:table-cell office:value-type="string" table:style-name="ce1">
            <text:p>&lt;/subset.vdelay&gt;</text:p>
          </table:table-cell>
          <table:table-cell office:value-type="string" office:string-value="&lt;subset.vdelay&gt;&lt;/subset.vdelay&gt;" table:formula="of:=CONCATENATE([.A52];[.B52];[.C52])" table:style-name="ce2">
            <text:p>&lt;subset.vdelay&gt;&lt;/subset.vdelay&gt;</text:p>
          </table:table-cell>
          <table:table-cell table:number-columns-repeated="16380"/>
        </table:table-row>
        <table:table-row table:style-name="ro1">
          <table:table-cell office:value-type="string" table:style-name="ce1">
            <text:p>&lt;subset.slog&gt;</text:p>
          </table:table-cell>
          <table:table-cell table:style-name="ce1"/>
          <table:table-cell office:value-type="string" table:style-name="ce1">
            <text:p>&lt;/subset.slog&gt;</text:p>
          </table:table-cell>
          <table:table-cell office:value-type="string" office:string-value="&lt;subset.slog&gt;&lt;/subset.slog&gt;" table:formula="of:=CONCATENATE([.A53];[.B53];[.C53])" table:style-name="ce2">
            <text:p>&lt;subset.slog&gt;&lt;/subset.slog&gt;</text:p>
          </table:table-cell>
          <table:table-cell table:number-columns-repeated="16380"/>
        </table:table-row>
        <table:table-row table:style-name="ro1">
          <table:table-cell office:value-type="string" table:style-name="ce1">
            <text:p>&lt;subset.colorset&gt;</text:p>
          </table:table-cell>
          <table:table-cell table:style-name="ce1"/>
          <table:table-cell office:value-type="string" table:style-name="ce1">
            <text:p>&lt;/subset.colorset&gt;</text:p>
          </table:table-cell>
          <table:table-cell office:value-type="string" office:string-value="&lt;subset.colorset&gt;&lt;/subset.colorset&gt;" table:formula="of:=CONCATENATE([.A54];[.B54];[.C54])" table:style-name="ce2">
            <text:p>&lt;subset.colorset&gt;&lt;/subset.colorset&gt;</text:p>
          </table:table-cell>
          <table:table-cell table:number-columns-repeated="16380"/>
        </table:table-row>
        <table:table-row table:style-name="ro1">
          <table:table-cell office:value-type="string" table:style-name="ce1">
            <text:p>&lt;subset.videoview&gt;</text:p>
          </table:table-cell>
          <table:table-cell table:style-name="ce1"/>
          <table:table-cell office:value-type="string" table:style-name="ce1">
            <text:p>&lt;/subset.videoview&gt;</text:p>
          </table:table-cell>
          <table:table-cell office:value-type="string" office:string-value="&lt;subset.videoview&gt;&lt;/subset.videoview&gt;" table:formula="of:=CONCATENATE([.A55];[.B55];[.C55])" table:style-name="ce2">
            <text:p>&lt;subset.videoview&gt;&lt;/subset.videoview&gt;</text:p>
          </table:table-cell>
          <table:table-cell table:number-columns-repeated="16380"/>
        </table:table-row>
        <table:table-row table:style-name="ro1">
          <table:table-cell office:value-type="string" table:style-name="ce1">
            <text:p>&lt;subset.sysvdelay&gt;</text:p>
          </table:table-cell>
          <table:table-cell table:style-name="ce1"/>
          <table:table-cell office:value-type="string" table:style-name="ce1">
            <text:p>&lt;/subset.sysvdelay&gt;</text:p>
          </table:table-cell>
          <table:table-cell office:value-type="string" office:string-value="&lt;subset.sysvdelay&gt;&lt;/subset.sysvdelay&gt;" table:formula="of:=CONCATENATE([.A56];[.B56];[.C56])" table:style-name="ce2">
            <text:p>&lt;subset.sysvdelay&gt;&lt;/subset.sysvdelay&gt;</text:p>
          </table:table-cell>
          <table:table-cell table:number-columns-repeated="16380"/>
        </table:table-row>
        <table:table-row table:style-name="ro1">
          <table:table-cell office:value-type="string" table:style-name="ce1">
            <text:p>&lt;psx&gt;</text:p>
          </table:table-cell>
          <table:table-cell table:style-name="ce1"/>
          <table:table-cell office:value-type="string" table:style-name="ce1">
            <text:p>&lt;/psx&gt;</text:p>
          </table:table-cell>
          <table:table-cell office:value-type="string" office:string-value="&lt;psx&gt;&lt;/psx&gt;" table:formula="of:=CONCATENATE([.A57];[.B57];[.C57])" table:style-name="ce2">
            <text:p>&lt;psx&gt;&lt;/psx&gt;</text:p>
          </table:table-cell>
          <table:table-cell table:number-columns-repeated="16380"/>
        </table:table-row>
        <table:table-row table:style-name="ro1">
          <table:table-cell office:value-type="string" table:style-name="ce1">
            <text:p>&lt;threedo&gt;</text:p>
          </table:table-cell>
          <table:table-cell table:style-name="ce1"/>
          <table:table-cell office:value-type="string" table:style-name="ce1">
            <text:p>&lt;/threedo&gt;</text:p>
          </table:table-cell>
          <table:table-cell office:value-type="string" office:string-value="&lt;threedo&gt;&lt;/threedo&gt;" table:formula="of:=CONCATENATE([.A58];[.B58];[.C58])" table:style-name="ce2">
            <text:p>&lt;threedo&gt;&lt;/threedo&gt;</text:p>
          </table:table-cell>
          <table:table-cell table:number-columns-repeated="16380"/>
        </table:table-row>
        <table:table-row table:style-name="ro1">
          <table:table-cell office:value-type="string" table:style-name="ce1">
            <text:p>&lt;amiga&gt;</text:p>
          </table:table-cell>
          <table:table-cell table:style-name="ce1"/>
          <table:table-cell office:value-type="string" table:style-name="ce1">
            <text:p>&lt;/amiga&gt;</text:p>
          </table:table-cell>
          <table:table-cell office:value-type="string" office:string-value="&lt;amiga&gt;&lt;/amiga&gt;" table:formula="of:=CONCATENATE([.A59];[.B59];[.C59])" table:style-name="ce2">
            <text:p>&lt;amiga&gt;&lt;/amiga&gt;</text:p>
          </table:table-cell>
          <table:table-cell table:number-columns-repeated="16380"/>
        </table:table-row>
        <table:table-row table:style-name="ro1">
          <table:table-cell office:value-type="string" table:style-name="ce1">
            <text:p>&lt;cpc&gt;</text:p>
          </table:table-cell>
          <table:table-cell table:style-name="ce1"/>
          <table:table-cell office:value-type="string" table:style-name="ce1">
            <text:p>&lt;/cpc&gt;</text:p>
          </table:table-cell>
          <table:table-cell office:value-type="string" office:string-value="&lt;cpc&gt;&lt;/cpc&gt;" table:formula="of:=CONCATENATE([.A60];[.B60];[.C60])" table:style-name="ce2">
            <text:p>&lt;cpc&gt;&lt;/cpc&gt;</text:p>
          </table:table-cell>
          <table:table-cell table:number-columns-repeated="16380"/>
        </table:table-row>
        <table:table-row table:style-name="ro1">
          <table:table-cell office:value-type="string" table:style-name="ce1">
            <text:p>&lt;arcade&gt;</text:p>
          </table:table-cell>
          <table:table-cell table:style-name="ce1"/>
          <table:table-cell office:value-type="string" table:style-name="ce1">
            <text:p>&lt;/arcade&gt;</text:p>
          </table:table-cell>
          <table:table-cell office:value-type="string" office:string-value="&lt;arcade&gt;&lt;/arcade&gt;" table:formula="of:=CONCATENATE([.A61];[.B61];[.C61])" table:style-name="ce2">
            <text:p>&lt;arcade&gt;&lt;/arcade&gt;</text:p>
          </table:table-cell>
          <table:table-cell table:number-columns-repeated="16380"/>
        </table:table-row>
        <table:table-row table:style-name="ro1">
          <table:table-cell office:value-type="string" table:style-name="ce1">
            <text:p>&lt;atari2600&gt;</text:p>
          </table:table-cell>
          <table:table-cell table:style-name="ce1"/>
          <table:table-cell office:value-type="string" table:style-name="ce1">
            <text:p>&lt;/atari2600&gt;</text:p>
          </table:table-cell>
          <table:table-cell office:value-type="string" office:string-value="&lt;atari2600&gt;&lt;/atari2600&gt;" table:formula="of:=CONCATENATE([.A62];[.B62];[.C62])" table:style-name="ce2">
            <text:p>&lt;atari2600&gt;&lt;/atari2600&gt;</text:p>
          </table:table-cell>
          <table:table-cell table:number-columns-repeated="16380"/>
        </table:table-row>
        <table:table-row table:style-name="ro1">
          <table:table-cell office:value-type="string" table:style-name="ce1">
            <text:p>&lt;atari5200&gt;</text:p>
          </table:table-cell>
          <table:table-cell table:style-name="ce1"/>
          <table:table-cell office:value-type="string" table:style-name="ce1">
            <text:p>&lt;/atari5200&gt;</text:p>
          </table:table-cell>
          <table:table-cell office:value-type="string" office:string-value="&lt;atari5200&gt;&lt;/atari5200&gt;" table:formula="of:=CONCATENATE([.A63];[.B63];[.C63])" table:style-name="ce2">
            <text:p>&lt;atari5200&gt;&lt;/atari5200&gt;</text:p>
          </table:table-cell>
          <table:table-cell table:number-columns-repeated="16380"/>
        </table:table-row>
        <table:table-row table:style-name="ro1">
          <table:table-cell office:value-type="string" table:style-name="ce1">
            <text:p>&lt;atari7800&gt;</text:p>
          </table:table-cell>
          <table:table-cell table:style-name="ce1"/>
          <table:table-cell office:value-type="string" table:style-name="ce1">
            <text:p>&lt;/atari7800&gt;</text:p>
          </table:table-cell>
          <table:table-cell office:value-type="string" office:string-value="&lt;atari7800&gt;&lt;/atari7800&gt;" table:formula="of:=CONCATENATE([.A64];[.B64];[.C64])" table:style-name="ce2">
            <text:p>&lt;atari7800&gt;&lt;/atari7800&gt;</text:p>
          </table:table-cell>
          <table:table-cell table:number-columns-repeated="16380"/>
        </table:table-row>
        <table:table-row table:style-name="ro1">
          <table:table-cell office:value-type="string" table:style-name="ce1">
            <text:p>&lt;jaguar&gt;</text:p>
          </table:table-cell>
          <table:table-cell table:style-name="ce1"/>
          <table:table-cell office:value-type="string" table:style-name="ce1">
            <text:p>&lt;/jaguar&gt;</text:p>
          </table:table-cell>
          <table:table-cell office:value-type="string" office:string-value="&lt;jaguar&gt;&lt;/jaguar&gt;" table:formula="of:=CONCATENATE([.A65];[.B65];[.C65])" table:style-name="ce2">
            <text:p>&lt;jaguar&gt;&lt;/jaguar&gt;</text:p>
          </table:table-cell>
          <table:table-cell table:number-columns-repeated="16380"/>
        </table:table-row>
        <table:table-row table:style-name="ro1">
          <table:table-cell office:value-type="string" table:style-name="ce1">
            <text:p>&lt;lynx&gt;</text:p>
          </table:table-cell>
          <table:table-cell table:style-name="ce1"/>
          <table:table-cell office:value-type="string" table:style-name="ce1">
            <text:p>&lt;/lynx&gt;</text:p>
          </table:table-cell>
          <table:table-cell office:value-type="string" office:string-value="&lt;lynx&gt;&lt;/lynx&gt;" table:formula="of:=CONCATENATE([.A66];[.B66];[.C66])" table:style-name="ce2">
            <text:p>&lt;lynx&gt;&lt;/lynx&gt;</text:p>
          </table:table-cell>
          <table:table-cell table:number-columns-repeated="16380"/>
        </table:table-row>
        <table:table-row table:style-name="ro1">
          <table:table-cell office:value-type="string" table:style-name="ce1">
            <text:p>&lt;atarist&gt;</text:p>
          </table:table-cell>
          <table:table-cell table:style-name="ce1"/>
          <table:table-cell office:value-type="string" table:style-name="ce1">
            <text:p>&lt;/atarist&gt;</text:p>
          </table:table-cell>
          <table:table-cell office:value-type="string" office:string-value="&lt;atarist&gt;&lt;/atarist&gt;" table:formula="of:=CONCATENATE([.A67];[.B67];[.C67])" table:style-name="ce2">
            <text:p>&lt;atarist&gt;&lt;/atarist&gt;</text:p>
          </table:table-cell>
          <table:table-cell table:number-columns-repeated="16380"/>
        </table:table-row>
        <table:table-row table:style-name="ro1">
          <table:table-cell office:value-type="string" table:style-name="ce1">
            <text:p>&lt;atomis&gt;</text:p>
          </table:table-cell>
          <table:table-cell table:style-name="ce1"/>
          <table:table-cell office:value-type="string" table:style-name="ce1">
            <text:p>&lt;/atomis&gt;</text:p>
          </table:table-cell>
          <table:table-cell office:value-type="string" office:string-value="&lt;atomis&gt;&lt;/atomis&gt;" table:formula="of:=CONCATENATE([.A68];[.B68];[.C68])" table:style-name="ce2">
            <text:p>&lt;atomis&gt;&lt;/atomis&gt;</text:p>
          </table:table-cell>
          <table:table-cell table:number-columns-repeated="16380"/>
        </table:table-row>
        <table:table-row table:style-name="ro1">
          <table:table-cell office:value-type="string" table:style-name="ce1">
            <text:p>&lt;c16&gt;</text:p>
          </table:table-cell>
          <table:table-cell table:style-name="ce1"/>
          <table:table-cell office:value-type="string" table:style-name="ce1">
            <text:p>&lt;/c16&gt;</text:p>
          </table:table-cell>
          <table:table-cell office:value-type="string" office:string-value="&lt;c16&gt;&lt;/c16&gt;" table:formula="of:=CONCATENATE([.A69];[.B69];[.C69])" table:style-name="ce2">
            <text:p>&lt;c16&gt;&lt;/c16&gt;</text:p>
          </table:table-cell>
          <table:table-cell table:number-columns-repeated="16380"/>
        </table:table-row>
        <table:table-row table:style-name="ro1">
          <table:table-cell office:value-type="string" table:style-name="ce1">
            <text:p>&lt;c64&gt;</text:p>
          </table:table-cell>
          <table:table-cell table:style-name="ce1"/>
          <table:table-cell office:value-type="string" table:style-name="ce1">
            <text:p>&lt;/c64&gt;</text:p>
          </table:table-cell>
          <table:table-cell office:value-type="string" office:string-value="&lt;c64&gt;&lt;/c64&gt;" table:formula="of:=CONCATENATE([.A70];[.B70];[.C70])" table:style-name="ce2">
            <text:p>&lt;c64&gt;&lt;/c64&gt;</text:p>
          </table:table-cell>
          <table:table-cell table:number-columns-repeated="16380"/>
        </table:table-row>
        <table:table-row table:style-name="ro1">
          <table:table-cell office:value-type="string" table:style-name="ce1">
            <text:p>&lt;c128&gt;</text:p>
          </table:table-cell>
          <table:table-cell table:style-name="ce1"/>
          <table:table-cell office:value-type="string" table:style-name="ce1">
            <text:p>&lt;/c128&gt;</text:p>
          </table:table-cell>
          <table:table-cell office:value-type="string" office:string-value="&lt;c128&gt;&lt;/c128&gt;" table:formula="of:=CONCATENATE([.A71];[.B71];[.C71])" table:style-name="ce2">
            <text:p>&lt;c128&gt;&lt;/c128&gt;</text:p>
          </table:table-cell>
          <table:table-cell table:number-columns-repeated="16380"/>
        </table:table-row>
        <table:table-row table:style-name="ro1">
          <table:table-cell office:value-type="string" table:style-name="ce1">
            <text:p>&lt;dreamcast&gt;</text:p>
          </table:table-cell>
          <table:table-cell table:style-name="ce1"/>
          <table:table-cell office:value-type="string" table:style-name="ce1">
            <text:p>&lt;/dreamcast&gt;</text:p>
          </table:table-cell>
          <table:table-cell office:value-type="string" office:string-value="&lt;dreamcast&gt;&lt;/dreamcast&gt;" table:formula="of:=CONCATENATE([.A72];[.B72];[.C72])" table:style-name="ce2">
            <text:p>&lt;dreamcast&gt;&lt;/dreamcast&gt;</text:p>
          </table:table-cell>
          <table:table-cell table:number-columns-repeated="16380"/>
        </table:table-row>
        <table:table-row table:style-name="ro1">
          <table:table-cell office:value-type="string" table:style-name="ce1">
            <text:p>&lt;famicom&gt;</text:p>
          </table:table-cell>
          <table:table-cell table:style-name="ce1"/>
          <table:table-cell office:value-type="string" table:style-name="ce1">
            <text:p>&lt;/famicom&gt;</text:p>
          </table:table-cell>
          <table:table-cell office:value-type="string" office:string-value="&lt;famicom&gt;&lt;/famicom&gt;" table:formula="of:=CONCATENATE([.A73];[.B73];[.C73])" table:style-name="ce2">
            <text:p>&lt;famicom&gt;&lt;/famicom&gt;</text:p>
          </table:table-cell>
          <table:table-cell table:number-columns-repeated="16380"/>
        </table:table-row>
        <table:table-row table:style-name="ro1">
          <table:table-cell office:value-type="string" table:style-name="ce1">
            <text:p>&lt;fds&gt;</text:p>
          </table:table-cell>
          <table:table-cell table:style-name="ce1"/>
          <table:table-cell office:value-type="string" table:style-name="ce1">
            <text:p>&lt;/fds&gt;</text:p>
          </table:table-cell>
          <table:table-cell office:value-type="string" office:string-value="&lt;fds&gt;&lt;/fds&gt;" table:formula="of:=CONCATENATE([.A74];[.B74];[.C74])" table:style-name="ce2">
            <text:p>&lt;fds&gt;&lt;/fds&gt;</text:p>
          </table:table-cell>
          <table:table-cell table:number-columns-repeated="16380"/>
        </table:table-row>
        <table:table-row table:style-name="ro1">
          <table:table-cell office:value-type="string" table:style-name="ce1">
            <text:p>&lt;gameandwatch&gt;</text:p>
          </table:table-cell>
          <table:table-cell table:style-name="ce1"/>
          <table:table-cell office:value-type="string" table:style-name="ce1">
            <text:p>&lt;/gameandwatch&gt;</text:p>
          </table:table-cell>
          <table:table-cell office:value-type="string" office:string-value="&lt;gameandwatch&gt;&lt;/gameandwatch&gt;" table:formula="of:=CONCATENATE([.A75];[.B75];[.C75])" table:style-name="ce2">
            <text:p>&lt;gameandwatch&gt;&lt;/gameandwatch&gt;</text:p>
          </table:table-cell>
          <table:table-cell table:number-columns-repeated="16380"/>
        </table:table-row>
        <table:table-row table:style-name="ro1">
          <table:table-cell office:value-type="string" table:style-name="ce1">
            <text:p>&lt;gamegear&gt;</text:p>
          </table:table-cell>
          <table:table-cell table:style-name="ce1"/>
          <table:table-cell office:value-type="string" table:style-name="ce1">
            <text:p>&lt;/gamegear&gt;</text:p>
          </table:table-cell>
          <table:table-cell office:value-type="string" office:string-value="&lt;gamegear&gt;&lt;/gamegear&gt;" table:formula="of:=CONCATENATE([.A76];[.B76];[.C76])" table:style-name="ce2">
            <text:p>&lt;gamegear&gt;&lt;/gamegear&gt;</text:p>
          </table:table-cell>
          <table:table-cell table:number-columns-repeated="16380"/>
        </table:table-row>
        <table:table-row table:style-name="ro1">
          <table:table-cell office:value-type="string" table:style-name="ce1">
            <text:p>&lt;gb&gt;</text:p>
          </table:table-cell>
          <table:table-cell table:style-name="ce1"/>
          <table:table-cell office:value-type="string" table:style-name="ce1">
            <text:p>&lt;/gb&gt;</text:p>
          </table:table-cell>
          <table:table-cell office:value-type="string" office:string-value="&lt;gb&gt;&lt;/gb&gt;" table:formula="of:=CONCATENATE([.A77];[.B77];[.C77])" table:style-name="ce2">
            <text:p>&lt;gb&gt;&lt;/gb&gt;</text:p>
          </table:table-cell>
          <table:table-cell table:number-columns-repeated="16380"/>
        </table:table-row>
        <table:table-row table:style-name="ro1">
          <table:table-cell office:value-type="string" table:style-name="ce1">
            <text:p>&lt;gba&gt;</text:p>
          </table:table-cell>
          <table:table-cell table:style-name="ce1"/>
          <table:table-cell office:value-type="string" table:style-name="ce1">
            <text:p>&lt;/gba&gt;</text:p>
          </table:table-cell>
          <table:table-cell office:value-type="string" office:string-value="&lt;gba&gt;&lt;/gba&gt;" table:formula="of:=CONCATENATE([.A78];[.B78];[.C78])" table:style-name="ce2">
            <text:p>&lt;gba&gt;&lt;/gba&gt;</text:p>
          </table:table-cell>
          <table:table-cell table:number-columns-repeated="16380"/>
        </table:table-row>
        <table:table-row table:style-name="ro1">
          <table:table-cell office:value-type="string" table:style-name="ce1">
            <text:p>&lt;gbc&gt;</text:p>
          </table:table-cell>
          <table:table-cell table:style-name="ce1"/>
          <table:table-cell office:value-type="string" table:style-name="ce1">
            <text:p>&lt;/gbc&gt;</text:p>
          </table:table-cell>
          <table:table-cell office:value-type="string" office:string-value="&lt;gbc&gt;&lt;/gbc&gt;" table:formula="of:=CONCATENATE([.A79];[.B79];[.C79])" table:style-name="ce2">
            <text:p>&lt;gbc&gt;&lt;/gbc&gt;</text:p>
          </table:table-cell>
          <table:table-cell table:number-columns-repeated="16380"/>
        </table:table-row>
        <table:table-row table:style-name="ro1">
          <table:table-cell office:value-type="string" table:style-name="ce1">
            <text:p>&lt;genesis&gt;</text:p>
          </table:table-cell>
          <table:table-cell table:style-name="ce1"/>
          <table:table-cell office:value-type="string" table:style-name="ce1">
            <text:p>&lt;/genesis&gt;</text:p>
          </table:table-cell>
          <table:table-cell office:value-type="string" office:string-value="&lt;genesis&gt;&lt;/genesis&gt;" table:formula="of:=CONCATENATE([.A80];[.B80];[.C80])" table:style-name="ce2">
            <text:p>&lt;genesis&gt;&lt;/genesis&gt;</text:p>
          </table:table-cell>
          <table:table-cell table:number-columns-repeated="16380"/>
        </table:table-row>
        <table:table-row table:style-name="ro1">
          <table:table-cell office:value-type="string" table:style-name="ce1">
            <text:p>&lt;intellivision&gt;</text:p>
          </table:table-cell>
          <table:table-cell table:style-name="ce1"/>
          <table:table-cell office:value-type="string" table:style-name="ce1">
            <text:p>&lt;/intellivision&gt;</text:p>
          </table:table-cell>
          <table:table-cell office:value-type="string" office:string-value="&lt;intellivision&gt;&lt;/intellivision&gt;" table:formula="of:=CONCATENATE([.A81];[.B81];[.C81])" table:style-name="ce2">
            <text:p>&lt;intellivision&gt;&lt;/intellivision&gt;</text:p>
          </table:table-cell>
          <table:table-cell table:number-columns-repeated="16380"/>
        </table:table-row>
        <table:table-row table:style-name="ro1">
          <table:table-cell office:value-type="string" table:style-name="ce1">
            <text:p>&lt;mame&gt;</text:p>
          </table:table-cell>
          <table:table-cell table:style-name="ce1"/>
          <table:table-cell office:value-type="string" table:style-name="ce1">
            <text:p>&lt;/mame&gt;</text:p>
          </table:table-cell>
          <table:table-cell office:value-type="string" office:string-value="&lt;mame&gt;&lt;/mame&gt;" table:formula="of:=CONCATENATE([.A82];[.B82];[.C82])" table:style-name="ce2">
            <text:p>&lt;mame&gt;&lt;/mame&gt;</text:p>
          </table:table-cell>
          <table:table-cell table:number-columns-repeated="16380"/>
        </table:table-row>
        <table:table-row table:style-name="ro1">
          <table:table-cell office:value-type="string" table:style-name="ce1">
            <text:p>&lt;mastersystem&gt;</text:p>
          </table:table-cell>
          <table:table-cell table:style-name="ce1"/>
          <table:table-cell office:value-type="string" table:style-name="ce1">
            <text:p>&lt;/mastersystem&gt;</text:p>
          </table:table-cell>
          <table:table-cell office:value-type="string" office:string-value="&lt;mastersystem&gt;&lt;/mastersystem&gt;" table:formula="of:=CONCATENATE([.A83];[.B83];[.C83])" table:style-name="ce2">
            <text:p>&lt;mastersystem&gt;&lt;/mastersystem&gt;</text:p>
          </table:table-cell>
          <table:table-cell table:number-columns-repeated="16380"/>
        </table:table-row>
        <table:table-row table:style-name="ro1">
          <table:table-cell office:value-type="string" table:style-name="ce1">
            <text:p>&lt;megadrive&gt;</text:p>
          </table:table-cell>
          <table:table-cell table:style-name="ce1"/>
          <table:table-cell office:value-type="string" table:style-name="ce1">
            <text:p>&lt;/megadrive&gt;</text:p>
          </table:table-cell>
          <table:table-cell office:value-type="string" office:string-value="&lt;megadrive&gt;&lt;/megadrive&gt;" table:formula="of:=CONCATENATE([.A84];[.B84];[.C84])" table:style-name="ce2">
            <text:p>&lt;megadrive&gt;&lt;/megadrive&gt;</text:p>
          </table:table-cell>
          <table:table-cell table:number-columns-repeated="16380"/>
        </table:table-row>
        <table:table-row table:style-name="ro1">
          <table:table-cell office:value-type="string" table:style-name="ce1">
            <text:p>&lt;msx&gt;</text:p>
          </table:table-cell>
          <table:table-cell table:style-name="ce1"/>
          <table:table-cell office:value-type="string" table:style-name="ce1">
            <text:p>&lt;/msx&gt;</text:p>
          </table:table-cell>
          <table:table-cell office:value-type="string" office:string-value="&lt;msx&gt;&lt;/msx&gt;" table:formula="of:=CONCATENATE([.A85];[.B85];[.C85])" table:style-name="ce2">
            <text:p>&lt;msx&gt;&lt;/msx&gt;</text:p>
          </table:table-cell>
          <table:table-cell table:number-columns-repeated="16380"/>
        </table:table-row>
        <table:table-row table:style-name="ro1">
          <table:table-cell office:value-type="string" table:style-name="ce1">
            <text:p>&lt;n64&gt;</text:p>
          </table:table-cell>
          <table:table-cell table:style-name="ce1"/>
          <table:table-cell office:value-type="string" table:style-name="ce1">
            <text:p>&lt;/n64&gt;</text:p>
          </table:table-cell>
          <table:table-cell office:value-type="string" office:string-value="&lt;n64&gt;&lt;/n64&gt;" table:formula="of:=CONCATENATE([.A86];[.B86];[.C86])" table:style-name="ce2">
            <text:p>&lt;n64&gt;&lt;/n64&gt;</text:p>
          </table:table-cell>
          <table:table-cell table:number-columns-repeated="16380"/>
        </table:table-row>
        <table:table-row table:style-name="ro1">
          <table:table-cell office:value-type="string" table:style-name="ce1">
            <text:p>&lt;naomi&gt;</text:p>
          </table:table-cell>
          <table:table-cell table:style-name="ce1"/>
          <table:table-cell office:value-type="string" table:style-name="ce1">
            <text:p>&lt;/naomi&gt;</text:p>
          </table:table-cell>
          <table:table-cell office:value-type="string" office:string-value="&lt;naomi&gt;&lt;/naomi&gt;" table:formula="of:=CONCATENATE([.A87];[.B87];[.C87])" table:style-name="ce2">
            <text:p>&lt;naomi&gt;&lt;/naomi&gt;</text:p>
          </table:table-cell>
          <table:table-cell table:number-columns-repeated="16380"/>
        </table:table-row>
        <table:table-row table:style-name="ro1">
          <table:table-cell office:value-type="string" table:style-name="ce1">
            <text:p>&lt;nds&gt;</text:p>
          </table:table-cell>
          <table:table-cell table:style-name="ce1"/>
          <table:table-cell office:value-type="string" table:style-name="ce1">
            <text:p>&lt;/nds&gt;</text:p>
          </table:table-cell>
          <table:table-cell office:value-type="string" office:string-value="&lt;nds&gt;&lt;/nds&gt;" table:formula="of:=CONCATENATE([.A88];[.B88];[.C88])" table:style-name="ce2">
            <text:p>&lt;nds&gt;&lt;/nds&gt;</text:p>
          </table:table-cell>
          <table:table-cell table:number-columns-repeated="16380"/>
        </table:table-row>
        <table:table-row table:style-name="ro1">
          <table:table-cell office:value-type="string" table:style-name="ce1">
            <text:p>&lt;neocd&gt;</text:p>
          </table:table-cell>
          <table:table-cell table:style-name="ce1"/>
          <table:table-cell office:value-type="string" table:style-name="ce1">
            <text:p>&lt;/neocd&gt;</text:p>
          </table:table-cell>
          <table:table-cell office:value-type="string" office:string-value="&lt;neocd&gt;&lt;/neocd&gt;" table:formula="of:=CONCATENATE([.A89];[.B89];[.C89])" table:style-name="ce2">
            <text:p>&lt;neocd&gt;&lt;/neocd&gt;</text:p>
          </table:table-cell>
          <table:table-cell table:number-columns-repeated="16380"/>
        </table:table-row>
        <table:table-row table:style-name="ro1">
          <table:table-cell office:value-type="string" table:style-name="ce1">
            <text:p>&lt;neogeo&gt;</text:p>
          </table:table-cell>
          <table:table-cell table:style-name="ce1"/>
          <table:table-cell office:value-type="string" table:style-name="ce1">
            <text:p>&lt;/neogeo&gt;</text:p>
          </table:table-cell>
          <table:table-cell office:value-type="string" office:string-value="&lt;neogeo&gt;&lt;/neogeo&gt;" table:formula="of:=CONCATENATE([.A90];[.B90];[.C90])" table:style-name="ce2">
            <text:p>&lt;neogeo&gt;&lt;/neogeo&gt;</text:p>
          </table:table-cell>
          <table:table-cell table:number-columns-repeated="16380"/>
        </table:table-row>
        <table:table-row table:style-name="ro1">
          <table:table-cell office:value-type="string" table:style-name="ce1">
            <text:p>&lt;nes&gt;</text:p>
          </table:table-cell>
          <table:table-cell table:style-name="ce1"/>
          <table:table-cell office:value-type="string" table:style-name="ce1">
            <text:p>&lt;/nes&gt;</text:p>
          </table:table-cell>
          <table:table-cell office:value-type="string" office:string-value="&lt;nes&gt;&lt;/nes&gt;" table:formula="of:=CONCATENATE([.A91];[.B91];[.C91])" table:style-name="ce2">
            <text:p>&lt;nes&gt;&lt;/nes&gt;</text:p>
          </table:table-cell>
          <table:table-cell table:number-columns-repeated="16380"/>
        </table:table-row>
        <table:table-row table:style-name="ro1">
          <table:table-cell office:value-type="string" table:style-name="ce1">
            <text:p>&lt;ngp&gt;</text:p>
          </table:table-cell>
          <table:table-cell table:style-name="ce1"/>
          <table:table-cell office:value-type="string" table:style-name="ce1">
            <text:p>&lt;/ngp&gt;</text:p>
          </table:table-cell>
          <table:table-cell office:value-type="string" office:string-value="&lt;ngp&gt;&lt;/ngp&gt;" table:formula="of:=CONCATENATE([.A92];[.B92];[.C92])" table:style-name="ce2">
            <text:p>&lt;ngp&gt;&lt;/ngp&gt;</text:p>
          </table:table-cell>
          <table:table-cell table:number-columns-repeated="16380"/>
        </table:table-row>
        <table:table-row table:style-name="ro1">
          <table:table-cell office:value-type="string" table:style-name="ce1">
            <text:p>&lt;openbor&gt;</text:p>
          </table:table-cell>
          <table:table-cell table:style-name="ce1"/>
          <table:table-cell office:value-type="string" table:style-name="ce1">
            <text:p>&lt;/openbor&gt;</text:p>
          </table:table-cell>
          <table:table-cell office:value-type="string" office:string-value="&lt;openbor&gt;&lt;/openbor&gt;" table:formula="of:=CONCATENATE([.A93];[.B93];[.C93])" table:style-name="ce2">
            <text:p>&lt;openbor&gt;&lt;/openbor&gt;</text:p>
          </table:table-cell>
          <table:table-cell table:number-columns-repeated="16380"/>
        </table:table-row>
        <table:table-row table:style-name="ro1">
          <table:table-cell office:value-type="string" table:style-name="ce1">
            <text:p>&lt;ngpc&gt;</text:p>
          </table:table-cell>
          <table:table-cell table:style-name="ce1"/>
          <table:table-cell office:value-type="string" table:style-name="ce1">
            <text:p>&lt;/ngpc&gt;</text:p>
          </table:table-cell>
          <table:table-cell office:value-type="string" office:string-value="&lt;ngpc&gt;&lt;/ngpc&gt;" table:formula="of:=CONCATENATE([.A94];[.B94];[.C94])" table:style-name="ce2">
            <text:p>&lt;ngpc&gt;&lt;/ngpc&gt;</text:p>
          </table:table-cell>
          <table:table-cell table:number-columns-repeated="16380"/>
        </table:table-row>
        <table:table-row table:style-name="ro1">
          <table:table-cell office:value-type="string" table:style-name="ce1">
            <text:p>&lt;pc88&gt;</text:p>
          </table:table-cell>
          <table:table-cell table:style-name="ce1"/>
          <table:table-cell office:value-type="string" table:style-name="ce1">
            <text:p>&lt;/pc88&gt;</text:p>
          </table:table-cell>
          <table:table-cell office:value-type="string" office:string-value="&lt;pc88&gt;&lt;/pc88&gt;" table:formula="of:=CONCATENATE([.A95];[.B95];[.C95])" table:style-name="ce2">
            <text:p>&lt;pc88&gt;&lt;/pc88&gt;</text:p>
          </table:table-cell>
          <table:table-cell table:number-columns-repeated="16380"/>
        </table:table-row>
        <table:table-row table:style-name="ro1">
          <table:table-cell office:value-type="string" table:style-name="ce1">
            <text:p>&lt;pc98&gt;</text:p>
          </table:table-cell>
          <table:table-cell table:style-name="ce1"/>
          <table:table-cell office:value-type="string" table:style-name="ce1">
            <text:p>&lt;/pc98&gt;</text:p>
          </table:table-cell>
          <table:table-cell office:value-type="string" office:string-value="&lt;pc98&gt;&lt;/pc98&gt;" table:formula="of:=CONCATENATE([.A96];[.B96];[.C96])" table:style-name="ce2">
            <text:p>&lt;pc98&gt;&lt;/pc98&gt;</text:p>
          </table:table-cell>
          <table:table-cell table:number-columns-repeated="16380"/>
        </table:table-row>
        <table:table-row table:style-name="ro1">
          <table:table-cell office:value-type="string" table:style-name="ce1">
            <text:p>&lt;pcengine&gt;</text:p>
          </table:table-cell>
          <table:table-cell table:style-name="ce1"/>
          <table:table-cell office:value-type="string" table:style-name="ce1">
            <text:p>&lt;/pcengine&gt;</text:p>
          </table:table-cell>
          <table:table-cell office:value-type="string" office:string-value="&lt;pcengine&gt;&lt;/pcengine&gt;" table:formula="of:=CONCATENATE([.A97];[.B97];[.C97])" table:style-name="ce2">
            <text:p>&lt;pcengine&gt;&lt;/pcengine&gt;</text:p>
          </table:table-cell>
          <table:table-cell table:number-columns-repeated="16380"/>
        </table:table-row>
        <table:table-row table:style-name="ro1">
          <table:table-cell office:value-type="string" table:style-name="ce1">
            <text:p>&lt;pcfx&gt;</text:p>
          </table:table-cell>
          <table:table-cell table:style-name="ce1"/>
          <table:table-cell office:value-type="string" table:style-name="ce1">
            <text:p>&lt;/pcfx&gt;</text:p>
          </table:table-cell>
          <table:table-cell office:value-type="string" office:string-value="&lt;pcfx&gt;&lt;/pcfx&gt;" table:formula="of:=CONCATENATE([.A98];[.B98];[.C98])" table:style-name="ce2">
            <text:p>&lt;pcfx&gt;&lt;/pcfx&gt;</text:p>
          </table:table-cell>
          <table:table-cell table:number-columns-repeated="16380"/>
        </table:table-row>
        <table:table-row table:style-name="ro1">
          <table:table-cell office:value-type="string" table:style-name="ce1">
            <text:p>&lt;ports&gt;</text:p>
          </table:table-cell>
          <table:table-cell table:style-name="ce1"/>
          <table:table-cell office:value-type="string" table:style-name="ce1">
            <text:p>&lt;/ports&gt;</text:p>
          </table:table-cell>
          <table:table-cell office:value-type="string" office:string-value="&lt;ports&gt;&lt;/ports&gt;" table:formula="of:=CONCATENATE([.A99];[.B99];[.C99])" table:style-name="ce2">
            <text:p>&lt;ports&gt;&lt;/ports&gt;</text:p>
          </table:table-cell>
          <table:table-cell table:number-columns-repeated="16380"/>
        </table:table-row>
        <table:table-row table:style-name="ro1">
          <table:table-cell office:value-type="string" table:style-name="ce1">
            <text:p>&lt;psp&gt;</text:p>
          </table:table-cell>
          <table:table-cell table:style-name="ce1"/>
          <table:table-cell office:value-type="string" table:style-name="ce1">
            <text:p>&lt;/psp&gt;</text:p>
          </table:table-cell>
          <table:table-cell office:value-type="string" office:string-value="&lt;psp&gt;&lt;/psp&gt;" table:formula="of:=CONCATENATE([.A100];[.B100];[.C100])" table:style-name="ce2">
            <text:p>&lt;psp&gt;&lt;/psp&gt;</text:p>
          </table:table-cell>
          <table:table-cell table:number-columns-repeated="16380"/>
        </table:table-row>
        <table:table-row table:style-name="ro1">
          <table:table-cell office:value-type="string" table:style-name="ce1">
            <text:p>&lt;residual&gt;</text:p>
          </table:table-cell>
          <table:table-cell table:style-name="ce1"/>
          <table:table-cell office:value-type="string" table:style-name="ce1">
            <text:p>&lt;/residual&gt;</text:p>
          </table:table-cell>
          <table:table-cell office:value-type="string" office:string-value="&lt;residual&gt;&lt;/residual&gt;" table:formula="of:=CONCATENATE([.A101];[.B101];[.C101])" table:style-name="ce2">
            <text:p>&lt;residual&gt;&lt;/residual&gt;</text:p>
          </table:table-cell>
          <table:table-cell table:number-columns-repeated="16380"/>
        </table:table-row>
        <table:table-row table:style-name="ro1">
          <table:table-cell office:value-type="string" table:style-name="ce1">
            <text:p>&lt;saturn&gt;</text:p>
          </table:table-cell>
          <table:table-cell table:style-name="ce1"/>
          <table:table-cell office:value-type="string" table:style-name="ce1">
            <text:p>&lt;/saturn&gt;</text:p>
          </table:table-cell>
          <table:table-cell office:value-type="string" office:string-value="&lt;saturn&gt;&lt;/saturn&gt;" table:formula="of:=CONCATENATE([.A102];[.B102];[.C102])" table:style-name="ce2">
            <text:p>&lt;saturn&gt;&lt;/saturn&gt;</text:p>
          </table:table-cell>
          <table:table-cell table:number-columns-repeated="16380"/>
        </table:table-row>
        <table:table-row table:style-name="ro1">
          <table:table-cell office:value-type="string" table:style-name="ce1">
            <text:p>&lt;scumm&gt;</text:p>
          </table:table-cell>
          <table:table-cell table:style-name="ce1"/>
          <table:table-cell office:value-type="string" table:style-name="ce1">
            <text:p>&lt;/scumm&gt;</text:p>
          </table:table-cell>
          <table:table-cell office:value-type="string" office:string-value="&lt;scumm&gt;&lt;/scumm&gt;" table:formula="of:=CONCATENATE([.A103];[.B103];[.C103])" table:style-name="ce2">
            <text:p>&lt;scumm&gt;&lt;/scumm&gt;</text:p>
          </table:table-cell>
          <table:table-cell table:number-columns-repeated="16380"/>
        </table:table-row>
        <table:table-row table:style-name="ro1">
          <table:table-cell office:value-type="string" table:style-name="ce1">
            <text:p>&lt;sega32x&gt;</text:p>
          </table:table-cell>
          <table:table-cell table:style-name="ce1"/>
          <table:table-cell office:value-type="string" table:style-name="ce1">
            <text:p>&lt;/sega32x&gt;</text:p>
          </table:table-cell>
          <table:table-cell office:value-type="string" office:string-value="&lt;sega32x&gt;&lt;/sega32x&gt;" table:formula="of:=CONCATENATE([.A104];[.B104];[.C104])" table:style-name="ce2">
            <text:p>&lt;sega32x&gt;&lt;/sega32x&gt;</text:p>
          </table:table-cell>
          <table:table-cell table:number-columns-repeated="16380"/>
        </table:table-row>
        <table:table-row table:style-name="ro1">
          <table:table-cell office:value-type="string" table:style-name="ce1">
            <text:p>&lt;segacd&gt;</text:p>
          </table:table-cell>
          <table:table-cell table:style-name="ce1"/>
          <table:table-cell office:value-type="string" table:style-name="ce1">
            <text:p>&lt;/segacd&gt;</text:p>
          </table:table-cell>
          <table:table-cell office:value-type="string" office:string-value="&lt;segacd&gt;&lt;/segacd&gt;" table:formula="of:=CONCATENATE([.A105];[.B105];[.C105])" table:style-name="ce2">
            <text:p>&lt;segacd&gt;&lt;/segacd&gt;</text:p>
          </table:table-cell>
          <table:table-cell table:number-columns-repeated="16380"/>
        </table:table-row>
        <table:table-row table:style-name="ro1">
          <table:table-cell office:value-type="string" table:style-name="ce1">
            <text:p>&lt;sfc&gt;</text:p>
          </table:table-cell>
          <table:table-cell table:style-name="ce1"/>
          <table:table-cell office:value-type="string" table:style-name="ce1">
            <text:p>&lt;/sfc&gt;</text:p>
          </table:table-cell>
          <table:table-cell office:value-type="string" office:string-value="&lt;sfc&gt;&lt;/sfc&gt;" table:formula="of:=CONCATENATE([.A106];[.B106];[.C106])" table:style-name="ce2">
            <text:p>&lt;sfc&gt;&lt;/sfc&gt;</text:p>
          </table:table-cell>
          <table:table-cell table:number-columns-repeated="16380"/>
        </table:table-row>
        <table:table-row table:style-name="ro1">
          <table:table-cell office:value-type="string" table:style-name="ce1">
            <text:p>&lt;sg-1000&gt;</text:p>
          </table:table-cell>
          <table:table-cell table:style-name="ce1"/>
          <table:table-cell office:value-type="string" table:style-name="ce1">
            <text:p>&lt;/sg-1000&gt;</text:p>
          </table:table-cell>
          <table:table-cell office:value-type="string" office:string-value="&lt;sg-1000&gt;&lt;/sg-1000&gt;" table:formula="of:=CONCATENATE([.A107];[.B107];[.C107])" table:style-name="ce2">
            <text:p>&lt;sg-1000&gt;&lt;/sg-1000&gt;</text:p>
          </table:table-cell>
          <table:table-cell table:number-columns-repeated="16380"/>
        </table:table-row>
        <table:table-row table:style-name="ro1">
          <table:table-cell office:value-type="string" table:style-name="ce1">
            <text:p>&lt;snes&gt;</text:p>
          </table:table-cell>
          <table:table-cell table:style-name="ce1"/>
          <table:table-cell office:value-type="string" table:style-name="ce1">
            <text:p>&lt;/snes&gt;</text:p>
          </table:table-cell>
          <table:table-cell office:value-type="string" office:string-value="&lt;snes&gt;&lt;/snes&gt;" table:formula="of:=CONCATENATE([.A108];[.B108];[.C108])" table:style-name="ce2">
            <text:p>&lt;snes&gt;&lt;/snes&gt;</text:p>
          </table:table-cell>
          <table:table-cell table:number-columns-repeated="16380"/>
        </table:table-row>
        <table:table-row table:style-name="ro1">
          <table:table-cell office:value-type="string" table:style-name="ce1">
            <text:p>&lt;supergrafx&gt;</text:p>
          </table:table-cell>
          <table:table-cell table:style-name="ce1"/>
          <table:table-cell office:value-type="string" table:style-name="ce1">
            <text:p>&lt;/supergrafx&gt;</text:p>
          </table:table-cell>
          <table:table-cell office:value-type="string" office:string-value="&lt;supergrafx&gt;&lt;/supergrafx&gt;" table:formula="of:=CONCATENATE([.A109];[.B109];[.C109])" table:style-name="ce2">
            <text:p>&lt;supergrafx&gt;&lt;/supergrafx&gt;</text:p>
          </table:table-cell>
          <table:table-cell table:number-columns-repeated="16380"/>
        </table:table-row>
        <table:table-row table:style-name="ro1">
          <table:table-cell office:value-type="string" table:style-name="ce1">
            <text:p>&lt;tg16&gt;</text:p>
          </table:table-cell>
          <table:table-cell table:style-name="ce1"/>
          <table:table-cell office:value-type="string" table:style-name="ce1">
            <text:p>&lt;/tg16&gt;</text:p>
          </table:table-cell>
          <table:table-cell office:value-type="string" office:string-value="&lt;tg16&gt;&lt;/tg16&gt;" table:formula="of:=CONCATENATE([.A110];[.B110];[.C110])" table:style-name="ce2">
            <text:p>&lt;tg16&gt;&lt;/tg16&gt;</text:p>
          </table:table-cell>
          <table:table-cell table:number-columns-repeated="16380"/>
        </table:table-row>
        <table:table-row table:style-name="ro1">
          <table:table-cell office:value-type="string" table:style-name="ce1">
            <text:p>&lt;tg16cd&gt;</text:p>
          </table:table-cell>
          <table:table-cell table:style-name="ce1"/>
          <table:table-cell office:value-type="string" table:style-name="ce1">
            <text:p>&lt;/tg16cd&gt;</text:p>
          </table:table-cell>
          <table:table-cell office:value-type="string" office:string-value="&lt;tg16cd&gt;&lt;/tg16cd&gt;" table:formula="of:=CONCATENATE([.A111];[.B111];[.C111])" table:style-name="ce2">
            <text:p>&lt;tg16cd&gt;&lt;/tg16cd&gt;</text:p>
          </table:table-cell>
          <table:table-cell table:number-columns-repeated="16380"/>
        </table:table-row>
        <table:table-row table:style-name="ro1">
          <table:table-cell office:value-type="string" table:style-name="ce1">
            <text:p>&lt;vectrex&gt;</text:p>
          </table:table-cell>
          <table:table-cell table:style-name="ce1"/>
          <table:table-cell office:value-type="string" table:style-name="ce1">
            <text:p>&lt;/vectrex&gt;</text:p>
          </table:table-cell>
          <table:table-cell office:value-type="string" office:string-value="&lt;vectrex&gt;&lt;/vectrex&gt;" table:formula="of:=CONCATENATE([.A112];[.B112];[.C112])" table:style-name="ce2">
            <text:p>&lt;vectrex&gt;&lt;/vectrex&gt;</text:p>
          </table:table-cell>
          <table:table-cell table:number-columns-repeated="16380"/>
        </table:table-row>
        <table:table-row table:style-name="ro1">
          <table:table-cell office:value-type="string" table:style-name="ce1">
            <text:p>&lt;vic20&gt;</text:p>
          </table:table-cell>
          <table:table-cell table:style-name="ce1"/>
          <table:table-cell office:value-type="string" table:style-name="ce1">
            <text:p>&lt;/vic20&gt;</text:p>
          </table:table-cell>
          <table:table-cell office:value-type="string" office:string-value="&lt;vic20&gt;&lt;/vic20&gt;" table:formula="of:=CONCATENATE([.A113];[.B113];[.C113])" table:style-name="ce2">
            <text:p>&lt;vic20&gt;&lt;/vic20&gt;</text:p>
          </table:table-cell>
          <table:table-cell table:number-columns-repeated="16380"/>
        </table:table-row>
        <table:table-row table:style-name="ro1">
          <table:table-cell office:value-type="string" table:style-name="ce1">
            <text:p>&lt;videopac&gt;</text:p>
          </table:table-cell>
          <table:table-cell table:style-name="ce1"/>
          <table:table-cell office:value-type="string" table:style-name="ce1">
            <text:p>&lt;/videopac&gt;</text:p>
          </table:table-cell>
          <table:table-cell office:value-type="string" office:string-value="&lt;videopac&gt;&lt;/videopac&gt;" table:formula="of:=CONCATENATE([.A114];[.B114];[.C114])" table:style-name="ce2">
            <text:p>&lt;videopac&gt;&lt;/videopac&gt;</text:p>
          </table:table-cell>
          <table:table-cell table:number-columns-repeated="16380"/>
        </table:table-row>
        <table:table-row table:style-name="ro1">
          <table:table-cell office:value-type="string" table:style-name="ce1">
            <text:p>&lt;virtualboy&gt;</text:p>
          </table:table-cell>
          <table:table-cell table:style-name="ce1"/>
          <table:table-cell office:value-type="string" table:style-name="ce1">
            <text:p>&lt;/virtualboy&gt;</text:p>
          </table:table-cell>
          <table:table-cell office:value-type="string" office:string-value="&lt;virtualboy&gt;&lt;/virtualboy&gt;" table:formula="of:=CONCATENATE([.A115];[.B115];[.C115])" table:style-name="ce2">
            <text:p>&lt;virtualboy&gt;&lt;/virtualboy&gt;</text:p>
          </table:table-cell>
          <table:table-cell table:number-columns-repeated="16380"/>
        </table:table-row>
        <table:table-row table:style-name="ro1">
          <table:table-cell office:value-type="string" table:style-name="ce1">
            <text:p>&lt;wonderswan&gt;</text:p>
          </table:table-cell>
          <table:table-cell table:style-name="ce1"/>
          <table:table-cell office:value-type="string" table:style-name="ce1">
            <text:p>&lt;/wonderswan&gt;</text:p>
          </table:table-cell>
          <table:table-cell office:value-type="string" office:string-value="&lt;wonderswan&gt;&lt;/wonderswan&gt;" table:formula="of:=CONCATENATE([.A116];[.B116];[.C116])" table:style-name="ce2">
            <text:p>&lt;wonderswan&gt;&lt;/wonderswan&gt;</text:p>
          </table:table-cell>
          <table:table-cell table:number-columns-repeated="16380"/>
        </table:table-row>
        <table:table-row table:style-name="ro1">
          <table:table-cell office:value-type="string" table:style-name="ce1">
            <text:p>&lt;wsc&gt;</text:p>
          </table:table-cell>
          <table:table-cell table:style-name="ce1"/>
          <table:table-cell office:value-type="string" table:style-name="ce1">
            <text:p>&lt;/wsc&gt;</text:p>
          </table:table-cell>
          <table:table-cell office:value-type="string" office:string-value="&lt;wsc&gt;&lt;/wsc&gt;" table:formula="of:=CONCATENATE([.A117];[.B117];[.C117])" table:style-name="ce2">
            <text:p>&lt;wsc&gt;&lt;/wsc&gt;</text:p>
          </table:table-cell>
          <table:table-cell table:number-columns-repeated="16380"/>
        </table:table-row>
        <table:table-row table:style-name="ro1">
          <table:table-cell office:value-type="string" table:style-name="ce1">
            <text:p>&lt;x68000&gt;</text:p>
          </table:table-cell>
          <table:table-cell table:style-name="ce1"/>
          <table:table-cell office:value-type="string" table:style-name="ce1">
            <text:p>&lt;/x68000&gt;</text:p>
          </table:table-cell>
          <table:table-cell office:value-type="string" office:string-value="&lt;x68000&gt;&lt;/x68000&gt;" table:formula="of:=CONCATENATE([.A118];[.B118];[.C118])" table:style-name="ce2">
            <text:p>&lt;x68000&gt;&lt;/x68000&gt;</text:p>
          </table:table-cell>
          <table:table-cell table:number-columns-repeated="16380"/>
        </table:table-row>
        <table:table-row table:style-name="ro1">
          <table:table-cell office:value-type="string" table:style-name="ce1">
            <text:p>&lt;zx81&gt;</text:p>
          </table:table-cell>
          <table:table-cell table:style-name="ce1"/>
          <table:table-cell office:value-type="string" table:style-name="ce1">
            <text:p>&lt;/zx81&gt;</text:p>
          </table:table-cell>
          <table:table-cell office:value-type="string" office:string-value="&lt;zx81&gt;&lt;/zx81&gt;" table:formula="of:=CONCATENATE([.A119];[.B119];[.C119])" table:style-name="ce2">
            <text:p>&lt;zx81&gt;&lt;/zx81&gt;</text:p>
          </table:table-cell>
          <table:table-cell table:number-columns-repeated="16380"/>
        </table:table-row>
        <table:table-row table:style-name="ro1">
          <table:table-cell office:value-type="string" table:style-name="ce1">
            <text:p>&lt;spectrum&gt;</text:p>
          </table:table-cell>
          <table:table-cell table:style-name="ce1"/>
          <table:table-cell office:value-type="string" table:style-name="ce1">
            <text:p>&lt;/spectrum&gt;</text:p>
          </table:table-cell>
          <table:table-cell office:value-type="string" office:string-value="&lt;spectrum&gt;&lt;/spectrum&gt;" table:formula="of:=CONCATENATE([.A120];[.B120];[.C120])" table:style-name="ce2">
            <text:p>&lt;spectrum&gt;&lt;/spectrum&gt;</text:p>
          </table:table-cell>
          <table:table-cell table:number-columns-repeated="16380"/>
        </table:table-row>
        <table:table-row table:style-name="ro1">
          <table:table-cell office:value-type="string" table:style-name="ce1">
            <text:p>&lt;coleco&gt;</text:p>
          </table:table-cell>
          <table:table-cell table:style-name="ce1"/>
          <table:table-cell office:value-type="string" table:style-name="ce1">
            <text:p>&lt;/coleco&gt;</text:p>
          </table:table-cell>
          <table:table-cell office:value-type="string" office:string-value="&lt;coleco&gt;&lt;/coleco&gt;" table:formula="of:=CONCATENATE([.A121];[.B121];[.C121])" table:style-name="ce2">
            <text:p>&lt;coleco&gt;&lt;/coleco&gt;</text:p>
          </table:table-cell>
          <table:table-cell table:number-columns-repeated="16380"/>
        </table:table-row>
        <table:table-row table:style-name="ro1">
          <table:table-cell office:value-type="string" table:style-name="ce1">
            <text:p>&lt;cps1&gt;</text:p>
          </table:table-cell>
          <table:table-cell table:style-name="ce1"/>
          <table:table-cell office:value-type="string" table:style-name="ce1">
            <text:p>&lt;/cps1&gt;</text:p>
          </table:table-cell>
          <table:table-cell office:value-type="string" office:string-value="&lt;cps1&gt;&lt;/cps1&gt;" table:formula="of:=CONCATENATE([.A122];[.B122];[.C122])" table:style-name="ce2">
            <text:p>&lt;cps1&gt;&lt;/cps1&gt;</text:p>
          </table:table-cell>
          <table:table-cell table:number-columns-repeated="16380"/>
        </table:table-row>
        <table:table-row table:style-name="ro1">
          <table:table-cell office:value-type="string" table:style-name="ce1">
            <text:p>&lt;cps2&gt;</text:p>
          </table:table-cell>
          <table:table-cell table:style-name="ce1"/>
          <table:table-cell office:value-type="string" table:style-name="ce1">
            <text:p>&lt;/cps2&gt;</text:p>
          </table:table-cell>
          <table:table-cell office:value-type="string" office:string-value="&lt;cps2&gt;&lt;/cps2&gt;" table:formula="of:=CONCATENATE([.A123];[.B123];[.C123])" table:style-name="ce2">
            <text:p>&lt;cps2&gt;&lt;/cps2&gt;</text:p>
          </table:table-cell>
          <table:table-cell table:number-columns-repeated="16380"/>
        </table:table-row>
        <table:table-row table:style-name="ro1">
          <table:table-cell office:value-type="string" table:style-name="ce1">
            <text:p>&lt;cps3&gt;</text:p>
          </table:table-cell>
          <table:table-cell table:style-name="ce1"/>
          <table:table-cell office:value-type="string" table:style-name="ce1">
            <text:p>&lt;/cps3&gt;</text:p>
          </table:table-cell>
          <table:table-cell office:value-type="string" office:string-value="&lt;cps3&gt;&lt;/cps3&gt;" table:formula="of:=CONCATENATE([.A124];[.B124];[.C124])" table:style-name="ce2">
            <text:p>&lt;cps3&gt;&lt;/cps3&gt;</text:p>
          </table:table-cell>
          <table:table-cell table:number-columns-repeated="16380"/>
        </table:table-row>
        <table:table-row table:style-name="ro1">
          <table:table-cell office:value-type="string" table:style-name="ce1">
            <text:p>&lt;uzebox&gt;</text:p>
          </table:table-cell>
          <table:table-cell table:style-name="ce1"/>
          <table:table-cell office:value-type="string" table:style-name="ce1">
            <text:p>&lt;/uzebox&gt;</text:p>
          </table:table-cell>
          <table:table-cell office:value-type="string" office:string-value="&lt;uzebox&gt;&lt;/uzebox&gt;" table:formula="of:=CONCATENATE([.A125];[.B125];[.C125])" table:style-name="ce2">
            <text:p>&lt;uzebox&gt;&lt;/uzebox&gt;</text:p>
          </table:table-cell>
          <table:table-cell table:number-columns-repeated="16380"/>
        </table:table-row>
        <table:table-row table:style-name="ro1">
          <table:table-cell office:value-type="string" table:style-name="ce1">
            <text:p>&lt;amigacd32&gt;</text:p>
          </table:table-cell>
          <table:table-cell table:style-name="ce1"/>
          <table:table-cell office:value-type="string" table:style-name="ce1">
            <text:p>&lt;/amigacd32&gt;</text:p>
          </table:table-cell>
          <table:table-cell office:value-type="string" office:string-value="&lt;amigacd32&gt;&lt;/amigacd32&gt;" table:formula="of:=CONCATENATE([.A126];[.B126];[.C126])" table:style-name="ce2">
            <text:p>&lt;amigacd32&gt;&lt;/amigacd32&gt;</text:p>
          </table:table-cell>
          <table:table-cell table:number-columns-repeated="16380"/>
        </table:table-row>
        <table:table-row table:style-name="ro1">
          <table:table-cell office:value-type="string" table:style-name="ce1">
            <text:p>&lt;atari800&gt;</text:p>
          </table:table-cell>
          <table:table-cell table:style-name="ce1"/>
          <table:table-cell office:value-type="string" table:style-name="ce1">
            <text:p>&lt;/atari800&gt;</text:p>
          </table:table-cell>
          <table:table-cell office:value-type="string" office:string-value="&lt;atari800&gt;&lt;/atari800&gt;" table:formula="of:=CONCATENATE([.A127];[.B127];[.C127])" table:style-name="ce2">
            <text:p>&lt;atari800&gt;&lt;/atari800&gt;</text:p>
          </table:table-cell>
          <table:table-cell table:number-columns-repeated="16380"/>
        </table:table-row>
        <table:table-row table:style-name="ro1">
          <table:table-cell office:value-type="string" table:style-name="ce1">
            <text:p>&lt;daphne&gt;</text:p>
          </table:table-cell>
          <table:table-cell table:style-name="ce1"/>
          <table:table-cell office:value-type="string" table:style-name="ce1">
            <text:p>&lt;/daphne&gt;</text:p>
          </table:table-cell>
          <table:table-cell office:value-type="string" office:string-value="&lt;daphne&gt;&lt;/daphne&gt;" table:formula="of:=CONCATENATE([.A128];[.B128];[.C128])" table:style-name="ce2">
            <text:p>&lt;daphne&gt;&lt;/daphne&gt;</text:p>
          </table:table-cell>
          <table:table-cell table:number-columns-repeated="16380"/>
        </table:table-row>
        <table:table-row table:style-name="ro1">
          <table:table-cell office:value-type="string" table:style-name="ce1">
            <text:p>&lt;fbneo&gt;</text:p>
          </table:table-cell>
          <table:table-cell table:style-name="ce1"/>
          <table:table-cell office:value-type="string" table:style-name="ce1">
            <text:p>&lt;/fbneo&gt;</text:p>
          </table:table-cell>
          <table:table-cell office:value-type="string" office:string-value="&lt;fbneo&gt;&lt;/fbneo&gt;" table:formula="of:=CONCATENATE([.A129];[.B129];[.C129])" table:style-name="ce2">
            <text:p>&lt;fbneo&gt;&lt;/fbneo&gt;</text:p>
          </table:table-cell>
          <table:table-cell table:number-columns-repeated="16380"/>
        </table:table-row>
        <table:table-row table:style-name="ro1">
          <table:table-cell office:value-type="string" table:style-name="ce1">
            <text:p>&lt;gc&gt;</text:p>
          </table:table-cell>
          <table:table-cell table:style-name="ce1"/>
          <table:table-cell office:value-type="string" table:style-name="ce1">
            <text:p>&lt;/gc&gt;</text:p>
          </table:table-cell>
          <table:table-cell office:value-type="string" office:string-value="&lt;gc&gt;&lt;/gc&gt;" table:formula="of:=CONCATENATE([.A130];[.B130];[.C130])" table:style-name="ce2">
            <text:p>&lt;gc&gt;&lt;/gc&gt;</text:p>
          </table:table-cell>
          <table:table-cell table:number-columns-repeated="16380"/>
        </table:table-row>
        <table:table-row table:style-name="ro1">
          <table:table-cell office:value-type="string" table:style-name="ce1">
            <text:p>&lt;mplayer &gt;</text:p>
          </table:table-cell>
          <table:table-cell table:style-name="ce1"/>
          <table:table-cell office:value-type="string" table:style-name="ce1">
            <text:p>&lt;/&gt;</text:p>
          </table:table-cell>
          <table:table-cell office:value-type="string" office:string-value="&lt;mplayer &gt;&lt;/&gt;" table:formula="of:=CONCATENATE([.A131];[.B131];[.C131])" table:style-name="ce2">
            <text:p>&lt;mplayer &gt;&lt;/&gt;</text:p>
          </table:table-cell>
          <table:table-cell table:number-columns-repeated="16380"/>
        </table:table-row>
        <table:table-row table:style-name="ro1">
          <table:table-cell office:value-type="string" table:style-name="ce1">
            <text:p>&lt;msx2&gt;</text:p>
          </table:table-cell>
          <table:table-cell table:style-name="ce1"/>
          <table:table-cell office:value-type="string" table:style-name="ce1">
            <text:p>&lt;/msx2&gt;</text:p>
          </table:table-cell>
          <table:table-cell office:value-type="string" office:string-value="&lt;msx2&gt;&lt;/msx2&gt;" table:formula="of:=CONCATENATE([.A132];[.B132];[.C132])" table:style-name="ce2">
            <text:p>&lt;msx2&gt;&lt;/msx2&gt;</text:p>
          </table:table-cell>
          <table:table-cell table:number-columns-repeated="16380"/>
        </table:table-row>
        <table:table-row table:style-name="ro1">
          <table:table-cell office:value-type="string" table:style-name="ce1">
            <text:p>&lt;pc &gt;</text:p>
          </table:table-cell>
          <table:table-cell table:style-name="ce1"/>
          <table:table-cell office:value-type="string" table:style-name="ce1">
            <text:p>&lt;/&gt;</text:p>
          </table:table-cell>
          <table:table-cell office:value-type="string" office:string-value="&lt;pc &gt;&lt;/&gt;" table:formula="of:=CONCATENATE([.A133];[.B133];[.C133])" table:style-name="ce2">
            <text:p>&lt;pc &gt;&lt;/&gt;</text:p>
          </table:table-cell>
          <table:table-cell table:number-columns-repeated="16380"/>
        </table:table-row>
        <table:table-row table:style-name="ro1">
          <table:table-cell office:value-type="string" table:style-name="ce1">
            <text:p>&lt;pce-cd&gt;</text:p>
          </table:table-cell>
          <table:table-cell table:style-name="ce1"/>
          <table:table-cell office:value-type="string" table:style-name="ce1">
            <text:p>&lt;/pce-cd&gt;</text:p>
          </table:table-cell>
          <table:table-cell office:value-type="string" office:string-value="&lt;pce-cd&gt;&lt;/pce-cd&gt;" table:formula="of:=CONCATENATE([.A134];[.B134];[.C134])" table:style-name="ce2">
            <text:p>&lt;pce-cd&gt;&lt;/pce-cd&gt;</text:p>
          </table:table-cell>
          <table:table-cell table:number-columns-repeated="16380"/>
        </table:table-row>
        <table:table-row table:style-name="ro1">
          <table:table-cell office:value-type="string" table:style-name="ce1">
            <text:p>&lt;pokemini&gt;</text:p>
          </table:table-cell>
          <table:table-cell table:style-name="ce1"/>
          <table:table-cell office:value-type="string" table:style-name="ce1">
            <text:p>&lt;/pokemini&gt;</text:p>
          </table:table-cell>
          <table:table-cell office:value-type="string" office:string-value="&lt;pokemini&gt;&lt;/pokemini&gt;" table:formula="of:=CONCATENATE([.A135];[.B135];[.C135])" table:style-name="ce2">
            <text:p>&lt;pokemini&gt;&lt;/pokemini&gt;</text:p>
          </table:table-cell>
          <table:table-cell table:number-columns-repeated="16380"/>
        </table:table-row>
        <table:table-row table:style-name="ro1">
          <table:table-cell office:value-type="string" table:style-name="ce1">
            <text:p>&lt;pspminis&gt;</text:p>
          </table:table-cell>
          <table:table-cell table:style-name="ce1"/>
          <table:table-cell office:value-type="string" table:style-name="ce1">
            <text:p>&lt;/pspminis&gt;</text:p>
          </table:table-cell>
          <table:table-cell office:value-type="string" office:string-value="&lt;pspminis&gt;&lt;/pspminis&gt;" table:formula="of:=CONCATENATE([.A136];[.B136];[.C136])" table:style-name="ce2">
            <text:p>&lt;pspminis&gt;&lt;/pspminis&gt;</text:p>
          </table:table-cell>
          <table:table-cell table:number-columns-repeated="16380"/>
        </table:table-row>
        <table:table-row table:style-name="ro1">
          <table:table-cell office:value-type="string" table:style-name="ce1">
            <text:p>&lt;sc-3000&gt;</text:p>
          </table:table-cell>
          <table:table-cell table:style-name="ce1"/>
          <table:table-cell office:value-type="string" table:style-name="ce1">
            <text:p>&lt;/sc-3000&gt;</text:p>
          </table:table-cell>
          <table:table-cell office:value-type="string" office:string-value="&lt;sc-3000&gt;&lt;/sc-3000&gt;" table:formula="of:=CONCATENATE([.A137];[.B137];[.C137])" table:style-name="ce2">
            <text:p>&lt;sc-3000&gt;&lt;/sc-3000&gt;</text:p>
          </table:table-cell>
          <table:table-cell table:number-columns-repeated="16380"/>
        </table:table-row>
        <table:table-row table:style-name="ro1">
          <table:table-cell office:value-type="string" table:style-name="ce1">
            <text:p>&lt;snesmsu1&gt;</text:p>
          </table:table-cell>
          <table:table-cell table:style-name="ce1"/>
          <table:table-cell office:value-type="string" table:style-name="ce1">
            <text:p>&lt;/snesmsu1&gt;</text:p>
          </table:table-cell>
          <table:table-cell office:value-type="string" office:string-value="&lt;snesmsu1&gt;&lt;/snesmsu1&gt;" table:formula="of:=CONCATENATE([.A138];[.B138];[.C138])" table:style-name="ce2">
            <text:p>&lt;snesmsu1&gt;&lt;/snesmsu1&gt;</text:p>
          </table:table-cell>
          <table:table-cell table:number-columns-repeated="16380"/>
        </table:table-row>
        <table:table-row table:style-name="ro1">
          <table:table-cell office:value-type="string" table:style-name="ce1">
            <text:p>&lt;wii&gt;</text:p>
          </table:table-cell>
          <table:table-cell table:style-name="ce1"/>
          <table:table-cell office:value-type="string" table:style-name="ce1">
            <text:p>&lt;/wii&gt;</text:p>
          </table:table-cell>
          <table:table-cell office:value-type="string" office:string-value="&lt;wii&gt;&lt;/wii&gt;" table:formula="of:=CONCATENATE([.A139];[.B139];[.C139])" table:style-name="ce2">
            <text:p>&lt;wii&gt;&lt;/wii&gt;</text:p>
          </table:table-cell>
          <table:table-cell table:number-columns-repeated="16380"/>
        </table:table-row>
        <table:table-row table:style-name="ro1">
          <table:table-cell office:value-type="string" table:style-name="ce1">
            <text:p>&lt;pico8&gt;</text:p>
          </table:table-cell>
          <table:table-cell table:style-name="ce1"/>
          <table:table-cell office:value-type="string" table:style-name="ce1">
            <text:p>&lt;/pico8&gt;</text:p>
          </table:table-cell>
          <table:table-cell office:value-type="string" office:string-value="&lt;pico8&gt;&lt;/pico8&gt;" table:formula="of:=CONCATENATE([.A140];[.B140];[.C140])" table:style-name="ce2">
            <text:p>&lt;pico8&gt;&lt;/pico8&gt;</text:p>
          </table:table-cell>
          <table:table-cell table:number-columns-repeated="16380"/>
        </table:table-row>
        <table:table-row table:style-name="ro1">
          <table:table-cell office:value-type="string" table:style-name="ce1">
            <text:p>&lt;artoffighting&gt;</text:p>
          </table:table-cell>
          <table:table-cell table:style-name="ce1"/>
          <table:table-cell office:value-type="string" table:style-name="ce1">
            <text:p>&lt;/artoffighting&gt;</text:p>
          </table:table-cell>
          <table:table-cell office:value-type="string" office:string-value="&lt;artoffighting&gt;&lt;/artoffighting&gt;" table:formula="of:=CONCATENATE([.A141];[.B141];[.C141])" table:style-name="ce2">
            <text:p>&lt;artoffighting&gt;&lt;/artoffighting&gt;</text:p>
          </table:table-cell>
          <table:table-cell table:number-columns-repeated="16380"/>
        </table:table-row>
        <table:table-row table:style-name="ro1">
          <table:table-cell office:value-type="string" table:style-name="ce1">
            <text:p>&lt;batman&gt;</text:p>
          </table:table-cell>
          <table:table-cell table:style-name="ce1"/>
          <table:table-cell office:value-type="string" table:style-name="ce1">
            <text:p>&lt;/batman&gt;</text:p>
          </table:table-cell>
          <table:table-cell office:value-type="string" office:string-value="&lt;batman&gt;&lt;/batman&gt;" table:formula="of:=CONCATENATE([.A142];[.B142];[.C142])" table:style-name="ce2">
            <text:p>&lt;batman&gt;&lt;/batman&gt;</text:p>
          </table:table-cell>
          <table:table-cell table:number-columns-repeated="16380"/>
        </table:table-row>
        <table:table-row table:style-name="ro1">
          <table:table-cell office:value-type="string" table:style-name="ce1">
            <text:p>&lt;capcom&gt;</text:p>
          </table:table-cell>
          <table:table-cell table:style-name="ce1"/>
          <table:table-cell office:value-type="string" table:style-name="ce1">
            <text:p>&lt;/capcom&gt;</text:p>
          </table:table-cell>
          <table:table-cell office:value-type="string" office:string-value="&lt;capcom&gt;&lt;/capcom&gt;" table:formula="of:=CONCATENATE([.A143];[.B143];[.C143])" table:style-name="ce2">
            <text:p>&lt;capcom&gt;&lt;/capcom&gt;</text:p>
          </table:table-cell>
          <table:table-cell table:number-columns-repeated="16380"/>
        </table:table-row>
        <table:table-row table:style-name="ro1">
          <table:table-cell office:value-type="string" table:style-name="ce1">
            <text:p>&lt;crashbandicoot&gt;</text:p>
          </table:table-cell>
          <table:table-cell table:style-name="ce1"/>
          <table:table-cell office:value-type="string" table:style-name="ce1">
            <text:p>&lt;/crashbandicoot&gt;</text:p>
          </table:table-cell>
          <table:table-cell office:value-type="string" office:string-value="&lt;crashbandicoot&gt;&lt;/crashbandicoot&gt;" table:formula="of:=CONCATENATE([.A144];[.B144];[.C144])" table:style-name="ce2">
            <text:p>&lt;crashbandicoot&gt;&lt;/crashbandicoot&gt;</text:p>
          </table:table-cell>
          <table:table-cell table:number-columns-repeated="16380"/>
        </table:table-row>
        <table:table-row table:style-name="ro1">
          <table:table-cell office:value-type="string" table:style-name="ce1">
            <text:p>&lt;dbz&gt;</text:p>
          </table:table-cell>
          <table:table-cell table:style-name="ce1"/>
          <table:table-cell office:value-type="string" table:style-name="ce1">
            <text:p>&lt;/dbz&gt;</text:p>
          </table:table-cell>
          <table:table-cell office:value-type="string" office:string-value="&lt;dbz&gt;&lt;/dbz&gt;" table:formula="of:=CONCATENATE([.A145];[.B145];[.C145])" table:style-name="ce2">
            <text:p>&lt;dbz&gt;&lt;/dbz&gt;</text:p>
          </table:table-cell>
          <table:table-cell table:number-columns-repeated="16380"/>
        </table:table-row>
        <table:table-row table:style-name="ro1">
          <table:table-cell office:value-type="string" table:style-name="ce1">
            <text:p>&lt;donkeykong&gt;</text:p>
          </table:table-cell>
          <table:table-cell table:style-name="ce1"/>
          <table:table-cell office:value-type="string" table:style-name="ce1">
            <text:p>&lt;/donkeykong&gt;</text:p>
          </table:table-cell>
          <table:table-cell office:value-type="string" office:string-value="&lt;donkeykong&gt;&lt;/donkeykong&gt;" table:formula="of:=CONCATENATE([.A146];[.B146];[.C146])" table:style-name="ce2">
            <text:p>&lt;donkeykong&gt;&lt;/donkeykong&gt;</text:p>
          </table:table-cell>
          <table:table-cell table:number-columns-repeated="16380"/>
        </table:table-row>
        <table:table-row table:style-name="ro1">
          <table:table-cell office:value-type="string" table:style-name="ce1">
            <text:p>&lt;cavestory&gt;</text:p>
          </table:table-cell>
          <table:table-cell table:style-name="ce1"/>
          <table:table-cell office:value-type="string" table:style-name="ce1">
            <text:p>&lt;/cavestory&gt;</text:p>
          </table:table-cell>
          <table:table-cell office:value-type="string" office:string-value="&lt;cavestory&gt;&lt;/cavestory&gt;" table:formula="of:=CONCATENATE([.A147];[.B147];[.C147])" table:style-name="ce2">
            <text:p>&lt;cavestory&gt;&lt;/cavestory&gt;</text:p>
          </table:table-cell>
          <table:table-cell table:number-columns-repeated="16380"/>
        </table:table-row>
        <table:table-row table:style-name="ro1">
          <table:table-cell office:value-type="string" table:style-name="ce1">
            <text:p>&lt;castlevania&gt;</text:p>
          </table:table-cell>
          <table:table-cell table:style-name="ce1"/>
          <table:table-cell office:value-type="string" table:style-name="ce1">
            <text:p>&lt;/castlevania&gt;</text:p>
          </table:table-cell>
          <table:table-cell office:value-type="string" office:string-value="&lt;castlevania&gt;&lt;/castlevania&gt;" table:formula="of:=CONCATENATE([.A148];[.B148];[.C148])" table:style-name="ce2">
            <text:p>&lt;castlevania&gt;&lt;/castlevania&gt;</text:p>
          </table:table-cell>
          <table:table-cell table:number-columns-repeated="16380"/>
        </table:table-row>
        <table:table-row table:style-name="ro1">
          <table:table-cell office:value-type="string" table:style-name="ce1">
            <text:p>&lt;doom&gt;</text:p>
          </table:table-cell>
          <table:table-cell table:style-name="ce1"/>
          <table:table-cell office:value-type="string" table:style-name="ce1">
            <text:p>&lt;/doom&gt;</text:p>
          </table:table-cell>
          <table:table-cell office:value-type="string" office:string-value="&lt;doom&gt;&lt;/doom&gt;" table:formula="of:=CONCATENATE([.A149];[.B149];[.C149])" table:style-name="ce2">
            <text:p>&lt;doom&gt;&lt;/doom&gt;</text:p>
          </table:table-cell>
          <table:table-cell table:number-columns-repeated="16380"/>
        </table:table-row>
        <table:table-row table:style-name="ro1">
          <table:table-cell office:value-type="string" table:style-name="ce1">
            <text:p>&lt;doubledragon&gt;</text:p>
          </table:table-cell>
          <table:table-cell table:style-name="ce1"/>
          <table:table-cell office:value-type="string" table:style-name="ce1">
            <text:p>&lt;/doubledragon&gt;</text:p>
          </table:table-cell>
          <table:table-cell office:value-type="string" office:string-value="&lt;doubledragon&gt;&lt;/doubledragon&gt;" table:formula="of:=CONCATENATE([.A150];[.B150];[.C150])" table:style-name="ce2">
            <text:p>&lt;doubledragon&gt;&lt;/doubledragon&gt;</text:p>
          </table:table-cell>
          <table:table-cell table:number-columns-repeated="16380"/>
        </table:table-row>
        <table:table-row table:style-name="ro1">
          <table:table-cell office:value-type="string" table:style-name="ce1">
            <text:p>&lt;fatalfury&gt;</text:p>
          </table:table-cell>
          <table:table-cell table:style-name="ce1"/>
          <table:table-cell office:value-type="string" table:style-name="ce1">
            <text:p>&lt;/fatalfury&gt;</text:p>
          </table:table-cell>
          <table:table-cell office:value-type="string" office:string-value="&lt;fatalfury&gt;&lt;/fatalfury&gt;" table:formula="of:=CONCATENATE([.A151];[.B151];[.C151])" table:style-name="ce2">
            <text:p>&lt;fatalfury&gt;&lt;/fatalfury&gt;</text:p>
          </table:table-cell>
          <table:table-cell table:number-columns-repeated="16380"/>
        </table:table-row>
        <table:table-row table:style-name="ro1">
          <table:table-cell office:value-type="string" table:style-name="ce1">
            <text:p>&lt;finalfantasy&gt;</text:p>
          </table:table-cell>
          <table:table-cell table:style-name="ce1"/>
          <table:table-cell office:value-type="string" table:style-name="ce1">
            <text:p>&lt;/finalfantasy&gt;</text:p>
          </table:table-cell>
          <table:table-cell office:value-type="string" office:string-value="&lt;finalfantasy&gt;&lt;/finalfantasy&gt;" table:formula="of:=CONCATENATE([.A152];[.B152];[.C152])" table:style-name="ce2">
            <text:p>&lt;finalfantasy&gt;&lt;/finalfantasy&gt;</text:p>
          </table:table-cell>
          <table:table-cell table:number-columns-repeated="16380"/>
        </table:table-row>
        <table:table-row table:style-name="ro1">
          <table:table-cell office:value-type="string" table:style-name="ce1">
            <text:p>&lt;tekken&gt;</text:p>
          </table:table-cell>
          <table:table-cell table:style-name="ce1"/>
          <table:table-cell office:value-type="string" table:style-name="ce1">
            <text:p>&lt;/tekken&gt;</text:p>
          </table:table-cell>
          <table:table-cell office:value-type="string" office:string-value="&lt;tekken&gt;&lt;/tekken&gt;" table:formula="of:=CONCATENATE([.A153];[.B153];[.C153])" table:style-name="ce2">
            <text:p>&lt;tekken&gt;&lt;/tekken&gt;</text:p>
          </table:table-cell>
          <table:table-cell table:number-columns-repeated="16380"/>
        </table:table-row>
        <table:table-row table:style-name="ro1">
          <table:table-cell office:value-type="string" table:style-name="ce1">
            <text:p>&lt;finalfight&gt;</text:p>
          </table:table-cell>
          <table:table-cell table:style-name="ce1"/>
          <table:table-cell office:value-type="string" table:style-name="ce1">
            <text:p>&lt;/finalfight&gt;</text:p>
          </table:table-cell>
          <table:table-cell office:value-type="string" office:string-value="&lt;finalfight&gt;&lt;/finalfight&gt;" table:formula="of:=CONCATENATE([.A154];[.B154];[.C154])" table:style-name="ce2">
            <text:p>&lt;finalfight&gt;&lt;/finalfight&gt;</text:p>
          </table:table-cell>
          <table:table-cell table:number-columns-repeated="16380"/>
        </table:table-row>
        <table:table-row table:style-name="ro1">
          <table:table-cell office:value-type="string" table:style-name="ce1">
            <text:p>&lt;gta&gt;</text:p>
          </table:table-cell>
          <table:table-cell table:style-name="ce1"/>
          <table:table-cell office:value-type="string" table:style-name="ce1">
            <text:p>&lt;/gta&gt;</text:p>
          </table:table-cell>
          <table:table-cell office:value-type="string" office:string-value="&lt;gta&gt;&lt;/gta&gt;" table:formula="of:=CONCATENATE([.A155];[.B155];[.C155])" table:style-name="ce2">
            <text:p>&lt;gta&gt;&lt;/gta&gt;</text:p>
          </table:table-cell>
          <table:table-cell table:number-columns-repeated="16380"/>
        </table:table-row>
        <table:table-row table:style-name="ro1">
          <table:table-cell office:value-type="string" table:style-name="ce1">
            <text:p>&lt;kof&gt;</text:p>
          </table:table-cell>
          <table:table-cell table:style-name="ce1"/>
          <table:table-cell office:value-type="string" table:style-name="ce1">
            <text:p>&lt;/kof&gt;</text:p>
          </table:table-cell>
          <table:table-cell office:value-type="string" office:string-value="&lt;kof&gt;&lt;/kof&gt;" table:formula="of:=CONCATENATE([.A156];[.B156];[.C156])" table:style-name="ce2">
            <text:p>&lt;kof&gt;&lt;/kof&gt;</text:p>
          </table:table-cell>
          <table:table-cell table:number-columns-repeated="16380"/>
        </table:table-row>
        <table:table-row table:style-name="ro1">
          <table:table-cell office:value-type="string" table:style-name="ce1">
            <text:p>&lt;konami&gt;</text:p>
          </table:table-cell>
          <table:table-cell table:style-name="ce1"/>
          <table:table-cell office:value-type="string" table:style-name="ce1">
            <text:p>&lt;/konami&gt;</text:p>
          </table:table-cell>
          <table:table-cell office:value-type="string" office:string-value="&lt;konami&gt;&lt;/konami&gt;" table:formula="of:=CONCATENATE([.A157];[.B157];[.C157])" table:style-name="ce2">
            <text:p>&lt;konami&gt;&lt;/konami&gt;</text:p>
          </table:table-cell>
          <table:table-cell table:number-columns-repeated="16380"/>
        </table:table-row>
        <table:table-row table:style-name="ro1">
          <table:table-cell office:value-type="string" table:style-name="ce1">
            <text:p>&lt;mario&gt;</text:p>
          </table:table-cell>
          <table:table-cell table:style-name="ce1"/>
          <table:table-cell office:value-type="string" table:style-name="ce1">
            <text:p>&lt;/mario&gt;</text:p>
          </table:table-cell>
          <table:table-cell office:value-type="string" office:string-value="&lt;mario&gt;&lt;/mario&gt;" table:formula="of:=CONCATENATE([.A158];[.B158];[.C158])" table:style-name="ce2">
            <text:p>&lt;mario&gt;&lt;/mario&gt;</text:p>
          </table:table-cell>
          <table:table-cell table:number-columns-repeated="16380"/>
        </table:table-row>
        <table:table-row table:style-name="ro1">
          <table:table-cell office:value-type="string" table:style-name="ce1">
            <text:p>&lt;megaman&gt;</text:p>
          </table:table-cell>
          <table:table-cell table:style-name="ce1"/>
          <table:table-cell office:value-type="string" table:style-name="ce1">
            <text:p>&lt;/megaman&gt;</text:p>
          </table:table-cell>
          <table:table-cell office:value-type="string" office:string-value="&lt;megaman&gt;&lt;/megaman&gt;" table:formula="of:=CONCATENATE([.A159];[.B159];[.C159])" table:style-name="ce2">
            <text:p>&lt;megaman&gt;&lt;/megaman&gt;</text:p>
          </table:table-cell>
          <table:table-cell table:number-columns-repeated="16380"/>
        </table:table-row>
        <table:table-row table:style-name="ro1">
          <table:table-cell office:value-type="string" table:style-name="ce1">
            <text:p>&lt;metalslug&gt;</text:p>
          </table:table-cell>
          <table:table-cell table:style-name="ce1"/>
          <table:table-cell office:value-type="string" table:style-name="ce1">
            <text:p>&lt;/metalslug&gt;</text:p>
          </table:table-cell>
          <table:table-cell office:value-type="string" office:string-value="&lt;metalslug&gt;&lt;/metalslug&gt;" table:formula="of:=CONCATENATE([.A160];[.B160];[.C160])" table:style-name="ce2">
            <text:p>&lt;metalslug&gt;&lt;/metalslug&gt;</text:p>
          </table:table-cell>
          <table:table-cell table:number-columns-repeated="16380"/>
        </table:table-row>
        <table:table-row table:style-name="ro1">
          <table:table-cell office:value-type="string" table:style-name="ce1">
            <text:p>&lt;metroid&gt;</text:p>
          </table:table-cell>
          <table:table-cell table:style-name="ce1"/>
          <table:table-cell office:value-type="string" table:style-name="ce1">
            <text:p>&lt;/metroid&gt;</text:p>
          </table:table-cell>
          <table:table-cell office:value-type="string" office:string-value="&lt;metroid&gt;&lt;/metroid&gt;" table:formula="of:=CONCATENATE([.A161];[.B161];[.C161])" table:style-name="ce2">
            <text:p>&lt;metroid&gt;&lt;/metroid&gt;</text:p>
          </table:table-cell>
          <table:table-cell table:number-columns-repeated="16380"/>
        </table:table-row>
        <table:table-row table:style-name="ro1">
          <table:table-cell office:value-type="string" table:style-name="ce1">
            <text:p>&lt;midway&gt;</text:p>
          </table:table-cell>
          <table:table-cell table:style-name="ce1"/>
          <table:table-cell office:value-type="string" table:style-name="ce1">
            <text:p>&lt;/midway&gt;</text:p>
          </table:table-cell>
          <table:table-cell office:value-type="string" office:string-value="&lt;midway&gt;&lt;/midway&gt;" table:formula="of:=CONCATENATE([.A162];[.B162];[.C162])" table:style-name="ce2">
            <text:p>&lt;midway&gt;&lt;/midway&gt;</text:p>
          </table:table-cell>
          <table:table-cell table:number-columns-repeated="16380"/>
        </table:table-row>
        <table:table-row table:style-name="ro1">
          <table:table-cell office:value-type="string" table:style-name="ce1">
            <text:p>&lt;mortalkombat&gt;</text:p>
          </table:table-cell>
          <table:table-cell table:style-name="ce1"/>
          <table:table-cell office:value-type="string" table:style-name="ce1">
            <text:p>&lt;/mortalkombat&gt;</text:p>
          </table:table-cell>
          <table:table-cell office:value-type="string" office:string-value="&lt;mortalkombat&gt;&lt;/mortalkombat&gt;" table:formula="of:=CONCATENATE([.A163];[.B163];[.C163])" table:style-name="ce2">
            <text:p>&lt;mortalkombat&gt;&lt;/mortalkombat&gt;</text:p>
          </table:table-cell>
          <table:table-cell table:number-columns-repeated="16380"/>
        </table:table-row>
        <table:table-row table:style-name="ro1">
          <table:table-cell office:value-type="string" table:style-name="ce1">
            <text:p>&lt;namco&gt;</text:p>
          </table:table-cell>
          <table:table-cell table:style-name="ce1"/>
          <table:table-cell office:value-type="string" table:style-name="ce1">
            <text:p>&lt;/namco&gt;</text:p>
          </table:table-cell>
          <table:table-cell office:value-type="string" office:string-value="&lt;namco&gt;&lt;/namco&gt;" table:formula="of:=CONCATENATE([.A164];[.B164];[.C164])" table:style-name="ce2">
            <text:p>&lt;namco&gt;&lt;/namco&gt;</text:p>
          </table:table-cell>
          <table:table-cell table:number-columns-repeated="16380"/>
        </table:table-row>
        <table:table-row table:style-name="ro1">
          <table:table-cell office:value-type="string" table:style-name="ce1">
            <text:p>&lt;residentevil&gt;</text:p>
          </table:table-cell>
          <table:table-cell table:style-name="ce1"/>
          <table:table-cell office:value-type="string" table:style-name="ce1">
            <text:p>&lt;/residentevil&gt;</text:p>
          </table:table-cell>
          <table:table-cell office:value-type="string" office:string-value="&lt;residentevil&gt;&lt;/residentevil&gt;" table:formula="of:=CONCATENATE([.A165];[.B165];[.C165])" table:style-name="ce2">
            <text:p>&lt;residentevil&gt;&lt;/residentevil&gt;</text:p>
          </table:table-cell>
          <table:table-cell table:number-columns-repeated="16380"/>
        </table:table-row>
        <table:table-row table:style-name="ro1">
          <table:table-cell office:value-type="string" table:style-name="ce1">
            <text:p>&lt;silenthill&gt;</text:p>
          </table:table-cell>
          <table:table-cell table:style-name="ce1"/>
          <table:table-cell office:value-type="string" table:style-name="ce1">
            <text:p>&lt;/silenthill&gt;</text:p>
          </table:table-cell>
          <table:table-cell office:value-type="string" office:string-value="&lt;silenthill&gt;&lt;/silenthill&gt;" table:formula="of:=CONCATENATE([.A166];[.B166];[.C166])" table:style-name="ce2">
            <text:p>&lt;silenthill&gt;&lt;/silenthill&gt;</text:p>
          </table:table-cell>
          <table:table-cell table:number-columns-repeated="16380"/>
        </table:table-row>
        <table:table-row table:style-name="ro1">
          <table:table-cell office:value-type="string" table:style-name="ce1">
            <text:p>&lt;sonic&gt;</text:p>
          </table:table-cell>
          <table:table-cell table:style-name="ce1"/>
          <table:table-cell office:value-type="string" table:style-name="ce1">
            <text:p>&lt;/sonic&gt;</text:p>
          </table:table-cell>
          <table:table-cell office:value-type="string" office:string-value="&lt;sonic&gt;&lt;/sonic&gt;" table:formula="of:=CONCATENATE([.A167];[.B167];[.C167])" table:style-name="ce2">
            <text:p>&lt;sonic&gt;&lt;/sonic&gt;</text:p>
          </table:table-cell>
          <table:table-cell table:number-columns-repeated="16380"/>
        </table:table-row>
        <table:table-row table:style-name="ro1">
          <table:table-cell office:value-type="string" table:style-name="ce1">
            <text:p>&lt;streetfighter&gt;</text:p>
          </table:table-cell>
          <table:table-cell table:style-name="ce1"/>
          <table:table-cell office:value-type="string" table:style-name="ce1">
            <text:p>&lt;/streetfighter&gt;</text:p>
          </table:table-cell>
          <table:table-cell office:value-type="string" office:string-value="&lt;streetfighter&gt;&lt;/streetfighter&gt;" table:formula="of:=CONCATENATE([.A168];[.B168];[.C168])" table:style-name="ce2">
            <text:p>&lt;streetfighter&gt;&lt;/streetfighter&gt;</text:p>
          </table:table-cell>
          <table:table-cell table:number-columns-repeated="16380"/>
        </table:table-row>
        <table:table-row table:style-name="ro1">
          <table:table-cell office:value-type="string" table:style-name="ce1">
            <text:p>&lt;tombraider&gt;</text:p>
          </table:table-cell>
          <table:table-cell table:style-name="ce1"/>
          <table:table-cell office:value-type="string" table:style-name="ce1">
            <text:p>&lt;/tombraider&gt;</text:p>
          </table:table-cell>
          <table:table-cell office:value-type="string" office:string-value="&lt;tombraider&gt;&lt;/tombraider&gt;" table:formula="of:=CONCATENATE([.A169];[.B169];[.C169])" table:style-name="ce2">
            <text:p>&lt;tombraider&gt;&lt;/tombraider&gt;</text:p>
          </table:table-cell>
          <table:table-cell table:number-columns-repeated="16380"/>
        </table:table-row>
        <table:table-row table:style-name="ro1">
          <table:table-cell office:value-type="string" table:style-name="ce1">
            <text:p>&lt;zelda&gt;</text:p>
          </table:table-cell>
          <table:table-cell table:style-name="ce1"/>
          <table:table-cell office:value-type="string" table:style-name="ce1">
            <text:p>&lt;/zelda&gt;</text:p>
          </table:table-cell>
          <table:table-cell office:value-type="string" office:string-value="&lt;zelda&gt;&lt;/zelda&gt;" table:formula="of:=CONCATENATE([.A170];[.B170];[.C170])" table:style-name="ce2">
            <text:p>&lt;zelda&gt;&lt;/zelda&gt;</text:p>
          </table:table-cell>
          <table:table-cell table:number-columns-repeated="16380"/>
        </table:table-row>
        <table:table-row table:style-name="ro1">
          <table:table-cell office:value-type="string" table:style-name="ce1">
            <text:p>&lt;irem&gt;</text:p>
          </table:table-cell>
          <table:table-cell table:style-name="ce1"/>
          <table:table-cell office:value-type="string" table:style-name="ce1">
            <text:p>&lt;/irem&gt;</text:p>
          </table:table-cell>
          <table:table-cell office:value-type="string" office:string-value="&lt;irem&gt;&lt;/irem&gt;" table:formula="of:=CONCATENATE([.A171];[.B171];[.C171])" table:style-name="ce2">
            <text:p>&lt;irem&gt;&lt;/irem&gt;</text:p>
          </table:table-cell>
          <table:table-cell table:number-columns-repeated="16380"/>
        </table:table-row>
        <table:table-row table:style-name="ro1">
          <table:table-cell office:value-type="string" table:style-name="ce1">
            <text:p>&lt;metalgear&gt;</text:p>
          </table:table-cell>
          <table:table-cell table:style-name="ce1"/>
          <table:table-cell office:value-type="string" table:style-name="ce1">
            <text:p>&lt;/metalgear&gt;</text:p>
          </table:table-cell>
          <table:table-cell office:value-type="string" office:string-value="&lt;metalgear&gt;&lt;/metalgear&gt;" table:formula="of:=CONCATENATE([.A172];[.B172];[.C172])" table:style-name="ce2">
            <text:p>&lt;metalgear&gt;&lt;/metalgear&gt;</text:p>
          </table:table-cell>
          <table:table-cell table:number-columns-repeated="16380"/>
        </table:table-row>
        <table:table-row table:style-name="ro1">
          <table:table-cell office:value-type="string" table:style-name="ce1">
            <text:p>&lt;atari&gt;</text:p>
          </table:table-cell>
          <table:table-cell table:style-name="ce1"/>
          <table:table-cell office:value-type="string" table:style-name="ce1">
            <text:p>&lt;/atari&gt;</text:p>
          </table:table-cell>
          <table:table-cell office:value-type="string" office:string-value="&lt;atari&gt;&lt;/atari&gt;" table:formula="of:=CONCATENATE([.A173];[.B173];[.C173])" table:style-name="ce2">
            <text:p>&lt;atari&gt;&lt;/atari&gt;</text:p>
          </table:table-cell>
          <table:table-cell table:number-columns-repeated="16380"/>
        </table:table-row>
        <table:table-row table:style-name="ro1">
          <table:table-cell office:value-type="string" table:style-name="ce1">
            <text:p>&lt;dataeast&gt;</text:p>
          </table:table-cell>
          <table:table-cell table:style-name="ce1"/>
          <table:table-cell office:value-type="string" table:style-name="ce1">
            <text:p>&lt;/dataeast&gt;</text:p>
          </table:table-cell>
          <table:table-cell office:value-type="string" office:string-value="&lt;dataeast&gt;&lt;/dataeast&gt;" table:formula="of:=CONCATENATE([.A174];[.B174];[.C174])" table:style-name="ce2">
            <text:p>&lt;dataeast&gt;&lt;/dataeast&gt;</text:p>
          </table:table-cell>
          <table:table-cell table:number-columns-repeated="16380"/>
        </table:table-row>
        <table:table-row table:style-name="ro1">
          <table:table-cell office:value-type="string" table:style-name="ce1">
            <text:p>&lt;kaneko&gt;</text:p>
          </table:table-cell>
          <table:table-cell table:style-name="ce1"/>
          <table:table-cell office:value-type="string" table:style-name="ce1">
            <text:p>&lt;/kaneko&gt;</text:p>
          </table:table-cell>
          <table:table-cell office:value-type="string" office:string-value="&lt;kaneko&gt;&lt;/kaneko&gt;" table:formula="of:=CONCATENATE([.A175];[.B175];[.C175])" table:style-name="ce2">
            <text:p>&lt;kaneko&gt;&lt;/kaneko&gt;</text:p>
          </table:table-cell>
          <table:table-cell table:number-columns-repeated="16380"/>
        </table:table-row>
        <table:table-row table:style-name="ro1">
          <table:table-cell office:value-type="string" table:style-name="ce1">
            <text:p>&lt;nintendo&gt;</text:p>
          </table:table-cell>
          <table:table-cell table:style-name="ce1"/>
          <table:table-cell office:value-type="string" table:style-name="ce1">
            <text:p>&lt;/nintendo&gt;</text:p>
          </table:table-cell>
          <table:table-cell office:value-type="string" office:string-value="&lt;nintendo&gt;&lt;/nintendo&gt;" table:formula="of:=CONCATENATE([.A176];[.B176];[.C176])" table:style-name="ce2">
            <text:p>&lt;nintendo&gt;&lt;/nintendo&gt;</text:p>
          </table:table-cell>
          <table:table-cell table:number-columns-repeated="16380"/>
        </table:table-row>
        <table:table-row table:style-name="ro1">
          <table:table-cell office:value-type="string" table:style-name="ce1">
            <text:p>&lt;sega&gt;</text:p>
          </table:table-cell>
          <table:table-cell table:style-name="ce1"/>
          <table:table-cell office:value-type="string" table:style-name="ce1">
            <text:p>&lt;/sega&gt;</text:p>
          </table:table-cell>
          <table:table-cell office:value-type="string" office:string-value="&lt;sega&gt;&lt;/sega&gt;" table:formula="of:=CONCATENATE([.A177];[.B177];[.C177])" table:style-name="ce2">
            <text:p>&lt;sega&gt;&lt;/sega&gt;</text:p>
          </table:table-cell>
          <table:table-cell table:number-columns-repeated="16380"/>
        </table:table-row>
        <table:table-row table:style-name="ro1">
          <table:table-cell office:value-type="string" table:style-name="ce1">
            <text:p>&lt;snk&gt;</text:p>
          </table:table-cell>
          <table:table-cell table:style-name="ce1"/>
          <table:table-cell office:value-type="string" table:style-name="ce1">
            <text:p>&lt;/snk&gt;</text:p>
          </table:table-cell>
          <table:table-cell office:value-type="string" office:string-value="&lt;snk&gt;&lt;/snk&gt;" table:formula="of:=CONCATENATE([.A178];[.B178];[.C178])" table:style-name="ce2">
            <text:p>&lt;snk&gt;&lt;/snk&gt;</text:p>
          </table:table-cell>
          <table:table-cell table:number-columns-repeated="16380"/>
        </table:table-row>
        <table:table-row table:style-name="ro1">
          <table:table-cell office:value-type="string" table:style-name="ce1">
            <text:p>&lt;taito&gt;</text:p>
          </table:table-cell>
          <table:table-cell table:style-name="ce1"/>
          <table:table-cell office:value-type="string" table:style-name="ce1">
            <text:p>&lt;/taito&gt;</text:p>
          </table:table-cell>
          <table:table-cell office:value-type="string" office:string-value="&lt;taito&gt;&lt;/taito&gt;" table:formula="of:=CONCATENATE([.A179];[.B179];[.C179])" table:style-name="ce2">
            <text:p>&lt;taito&gt;&lt;/taito&gt;</text:p>
          </table:table-cell>
          <table:table-cell table:number-columns-repeated="16380"/>
        </table:table-row>
        <table:table-row table:style-name="ro1">
          <table:table-cell office:value-type="string" table:style-name="ce1">
            <text:p>&lt;toaplan&gt;</text:p>
          </table:table-cell>
          <table:table-cell table:style-name="ce1"/>
          <table:table-cell office:value-type="string" table:style-name="ce1">
            <text:p>&lt;/toaplan&gt;</text:p>
          </table:table-cell>
          <table:table-cell office:value-type="string" office:string-value="&lt;toaplan&gt;&lt;/toaplan&gt;" table:formula="of:=CONCATENATE([.A180];[.B180];[.C180])" table:style-name="ce2">
            <text:p>&lt;toaplan&gt;&lt;/toaplan&gt;</text:p>
          </table:table-cell>
          <table:table-cell table:number-columns-repeated="16380"/>
        </table:table-row>
        <table:table-row table:style-name="ro1">
          <table:table-cell office:value-type="string" table:style-name="ce1">
            <text:p>&lt;twoplayer&gt;</text:p>
          </table:table-cell>
          <table:table-cell table:style-name="ce1"/>
          <table:table-cell office:value-type="string" table:style-name="ce1">
            <text:p>&lt;/twoplayer&gt;</text:p>
          </table:table-cell>
          <table:table-cell office:value-type="string" office:string-value="&lt;twoplayer&gt;&lt;/twoplayer&gt;" table:formula="of:=CONCATENATE([.A181];[.B181];[.C181])" table:style-name="ce2">
            <text:p>&lt;twoplayer&gt;&lt;/twoplayer&gt;</text:p>
          </table:table-cell>
          <table:table-cell table:number-columns-repeated="16380"/>
        </table:table-row>
        <table:table-row table:style-name="ro1">
          <table:table-cell office:value-type="string" table:style-name="ce1">
            <text:p>&lt;fourplayer&gt;</text:p>
          </table:table-cell>
          <table:table-cell table:style-name="ce1"/>
          <table:table-cell office:value-type="string" table:style-name="ce1">
            <text:p>&lt;/fourplayer&gt;</text:p>
          </table:table-cell>
          <table:table-cell office:value-type="string" office:string-value="&lt;fourplayer&gt;&lt;/fourplayer&gt;" table:formula="of:=CONCATENATE([.A182];[.B182];[.C182])" table:style-name="ce2">
            <text:p>&lt;fourplayer&gt;&lt;/fourplayer&gt;</text:p>
          </table:table-cell>
          <table:table-cell table:number-columns-repeated="16380"/>
        </table:table-row>
        <table:table-row table:style-name="ro1">
          <table:table-cell office:value-type="string" table:style-name="ce1">
            <text:p>&lt;setupscripts&gt;</text:p>
          </table:table-cell>
          <table:table-cell table:style-name="ce1"/>
          <table:table-cell office:value-type="string" table:style-name="ce1">
            <text:p>&lt;/setupscripts&gt;</text:p>
          </table:table-cell>
          <table:table-cell office:value-type="string" office:string-value="&lt;setupscripts&gt;&lt;/setupscripts&gt;" table:formula="of:=CONCATENATE([.A183];[.B183];[.C183])" table:style-name="ce2">
            <text:p>&lt;setupscripts&gt;&lt;/setupscripts&gt;</text:p>
          </table:table-cell>
          <table:table-cell table:number-columns-repeated="16380"/>
        </table:table-row>
        <table:table-row table:style-name="ro1">
          <table:table-cell office:value-type="string" table:style-name="ce1">
            <text:p>&lt;favorites&gt;</text:p>
          </table:table-cell>
          <table:table-cell table:style-name="ce1"/>
          <table:table-cell office:value-type="string" table:style-name="ce1">
            <text:p>&lt;/favorites&gt;</text:p>
          </table:table-cell>
          <table:table-cell office:value-type="string" office:string-value="&lt;favorites&gt;&lt;/favorites&gt;" table:formula="of:=CONCATENATE([.A184];[.B184];[.C184])" table:style-name="ce2">
            <text:p>&lt;favorites&gt;&lt;/favorites&gt;</text:p>
          </table:table-cell>
          <table:table-cell table:number-columns-repeated="16380"/>
        </table:table-row>
        <table:table-row table:style-name="ro1">
          <table:table-cell office:value-type="string" table:style-name="ce1">
            <text:p>&lt;notplayed&gt;</text:p>
          </table:table-cell>
          <table:table-cell table:style-name="ce1"/>
          <table:table-cell office:value-type="string" table:style-name="ce1">
            <text:p>&lt;/notplayed&gt;</text:p>
          </table:table-cell>
          <table:table-cell office:value-type="string" office:string-value="&lt;notplayed&gt;&lt;/notplayed&gt;" table:formula="of:=CONCATENATE([.A185];[.B185];[.C185])" table:style-name="ce2">
            <text:p>&lt;notplayed&gt;&lt;/notplayed&gt;</text:p>
          </table:table-cell>
          <table:table-cell table:number-columns-repeated="16380"/>
        </table:table-row>
        <table:table-row table:style-name="ro1">
          <table:table-cell office:value-type="string" table:style-name="ce1">
            <text:p>&lt;lastplayed&gt;</text:p>
          </table:table-cell>
          <table:table-cell table:style-name="ce1"/>
          <table:table-cell office:value-type="string" table:style-name="ce1">
            <text:p>&lt;/lastplayed&gt;</text:p>
          </table:table-cell>
          <table:table-cell office:value-type="string" office:string-value="&lt;lastplayed&gt;&lt;/lastplayed&gt;" table:formula="of:=CONCATENATE([.A186];[.B186];[.C186])" table:style-name="ce2">
            <text:p>&lt;lastplayed&gt;&lt;/lastplayed&gt;</text:p>
          </table:table-cell>
          <table:table-cell table:number-columns-repeated="16380"/>
        </table:table-row>
        <table:table-row table:style-name="ro1">
          <table:table-cell office:value-type="string" table:style-name="ce1">
            <text:p>&lt;allgames&gt;</text:p>
          </table:table-cell>
          <table:table-cell table:style-name="ce1"/>
          <table:table-cell office:value-type="string" table:style-name="ce1">
            <text:p>&lt;/allgames&gt;</text:p>
          </table:table-cell>
          <table:table-cell office:value-type="string" office:string-value="&lt;allgames&gt;&lt;/allgames&gt;" table:formula="of:=CONCATENATE([.A187];[.B187];[.C187])" table:style-name="ce2">
            <text:p>&lt;allgames&gt;&lt;/allgames&gt;</text:p>
          </table:table-cell>
          <table:table-cell table:number-columns-repeated="16380"/>
        </table:table-row>
        <table:table-row table:style-name="ro1">
          <table:table-cell office:value-type="string" table:style-name="ce1">
            <text:p>&lt;quake&gt;</text:p>
          </table:table-cell>
          <table:table-cell table:style-name="ce1"/>
          <table:table-cell office:value-type="string" table:style-name="ce1">
            <text:p>&lt;/quake&gt;</text:p>
          </table:table-cell>
          <table:table-cell office:value-type="string" office:string-value="&lt;quake&gt;&lt;/quake&gt;" table:formula="of:=CONCATENATE([.A188];[.B188];[.C188])" table:style-name="ce2">
            <text:p>&lt;quake&gt;&lt;/quake&gt;</text:p>
          </table:table-cell>
          <table:table-cell table:number-columns-repeated="16380"/>
        </table:table-row>
        <table:table-row table:style-name="ro1">
          <table:table-cell office:value-type="string" table:style-name="ce1">
            <text:p>&lt;cheevos&gt;</text:p>
          </table:table-cell>
          <table:table-cell table:style-name="ce1"/>
          <table:table-cell office:value-type="string" table:style-name="ce1">
            <text:p>&lt;/cheevos&gt;</text:p>
          </table:table-cell>
          <table:table-cell office:value-type="string" office:string-value="&lt;cheevos&gt;&lt;/cheevos&gt;" table:formula="of:=CONCATENATE([.A189];[.B189];[.C189])" table:style-name="ce2">
            <text:p>&lt;cheevos&gt;&lt;/cheevos&gt;</text:p>
          </table:table-cell>
          <table:table-cell table:number-columns-repeated="16380"/>
        </table:table-row>
        <table:table-row table:style-name="ro1">
          <table:table-cell office:value-type="string" table:style-name="ce1">
            <text:p>&lt;atlus&gt;</text:p>
          </table:table-cell>
          <table:table-cell table:style-name="ce1"/>
          <table:table-cell office:value-type="string" table:style-name="ce1">
            <text:p>&lt;/atlus&gt;</text:p>
          </table:table-cell>
          <table:table-cell office:value-type="string" office:string-value="&lt;atlus&gt;&lt;/atlus&gt;" table:formula="of:=CONCATENATE([.A190];[.B190];[.C190])" table:style-name="ce2">
            <text:p>&lt;atlus&gt;&lt;/atlus&gt;</text:p>
          </table:table-cell>
          <table:table-cell table:number-columns-repeated="16380"/>
        </table:table-row>
        <table:table-row table:style-name="ro1">
          <table:table-cell office:value-type="string" table:style-name="ce1">
            <text:p>&lt;activision&gt;</text:p>
          </table:table-cell>
          <table:table-cell table:style-name="ce1"/>
          <table:table-cell office:value-type="string" table:style-name="ce1">
            <text:p>&lt;/activision&gt;</text:p>
          </table:table-cell>
          <table:table-cell office:value-type="string" office:string-value="&lt;activision&gt;&lt;/activision&gt;" table:formula="of:=CONCATENATE([.A191];[.B191];[.C191])" table:style-name="ce2">
            <text:p>&lt;activision&gt;&lt;/activision&gt;</text:p>
          </table:table-cell>
          <table:table-cell table:number-columns-repeated="16380"/>
        </table:table-row>
        <table:table-row table:style-name="ro1">
          <table:table-cell office:value-type="string" table:style-name="ce1">
            <text:p>&lt;codemasters&gt;</text:p>
          </table:table-cell>
          <table:table-cell table:style-name="ce1"/>
          <table:table-cell office:value-type="string" table:style-name="ce1">
            <text:p>&lt;/codemasters&gt;</text:p>
          </table:table-cell>
          <table:table-cell office:value-type="string" office:string-value="&lt;codemasters&gt;&lt;/codemasters&gt;" table:formula="of:=CONCATENATE([.A192];[.B192];[.C192])" table:style-name="ce2">
            <text:p>&lt;codemasters&gt;&lt;/codemasters&gt;</text:p>
          </table:table-cell>
          <table:table-cell table:number-columns-repeated="16380"/>
        </table:table-row>
        <table:table-row table:style-name="ro1">
          <table:table-cell office:value-type="string" table:style-name="ce1">
            <text:p>&lt;acclaim&gt;</text:p>
          </table:table-cell>
          <table:table-cell table:style-name="ce1"/>
          <table:table-cell office:value-type="string" table:style-name="ce1">
            <text:p>&lt;/acclaim&gt;</text:p>
          </table:table-cell>
          <table:table-cell office:value-type="string" office:string-value="&lt;acclaim&gt;&lt;/acclaim&gt;" table:formula="of:=CONCATENATE([.A193];[.B193];[.C193])" table:style-name="ce2">
            <text:p>&lt;acclaim&gt;&lt;/acclaim&gt;</text:p>
          </table:table-cell>
          <table:table-cell table:number-columns-repeated="16380"/>
        </table:table-row>
        <table:table-row table:style-name="ro1">
          <table:table-cell office:value-type="string" table:style-name="ce1">
            <text:p>&lt;ocean&gt;</text:p>
          </table:table-cell>
          <table:table-cell table:style-name="ce1"/>
          <table:table-cell office:value-type="string" table:style-name="ce1">
            <text:p>&lt;/ocean&gt;</text:p>
          </table:table-cell>
          <table:table-cell office:value-type="string" office:string-value="&lt;ocean&gt;&lt;/ocean&gt;" table:formula="of:=CONCATENATE([.A194];[.B194];[.C194])" table:style-name="ce2">
            <text:p>&lt;ocean&gt;&lt;/ocean&gt;</text:p>
          </table:table-cell>
          <table:table-cell table:number-columns-repeated="16380"/>
        </table:table-row>
        <table:table-row table:style-name="ro1">
          <table:table-cell office:value-type="string" table:style-name="ce1">
            <text:p>&lt;rockstar&gt;</text:p>
          </table:table-cell>
          <table:table-cell table:style-name="ce1"/>
          <table:table-cell office:value-type="string" table:style-name="ce1">
            <text:p>&lt;/rockstar&gt;</text:p>
          </table:table-cell>
          <table:table-cell office:value-type="string" office:string-value="&lt;rockstar&gt;&lt;/rockstar&gt;" table:formula="of:=CONCATENATE([.A195];[.B195];[.C195])" table:style-name="ce2">
            <text:p>&lt;rockstar&gt;&lt;/rockstar&gt;</text:p>
          </table:table-cell>
          <table:table-cell table:number-columns-repeated="16380"/>
        </table:table-row>
        <table:table-row table:style-name="ro1">
          <table:table-cell office:value-type="string" table:style-name="ce1">
            <text:p>&lt;ultimate&gt;</text:p>
          </table:table-cell>
          <table:table-cell table:style-name="ce1"/>
          <table:table-cell office:value-type="string" table:style-name="ce1">
            <text:p>&lt;/ultimate&gt;</text:p>
          </table:table-cell>
          <table:table-cell office:value-type="string" office:string-value="&lt;ultimate&gt;&lt;/ultimate&gt;" table:formula="of:=CONCATENATE([.A196];[.B196];[.C196])" table:style-name="ce2">
            <text:p>&lt;ultimate&gt;&lt;/ultimate&gt;</text:p>
          </table:table-cell>
          <table:table-cell table:number-columns-repeated="16380"/>
        </table:table-row>
        <table:table-row table:style-name="ro1">
          <table:table-cell office:value-type="string" table:style-name="ce1">
            <text:p>&lt;ea&gt;</text:p>
          </table:table-cell>
          <table:table-cell table:style-name="ce1"/>
          <table:table-cell office:value-type="string" table:style-name="ce1">
            <text:p>&lt;/ea&gt;</text:p>
          </table:table-cell>
          <table:table-cell office:value-type="string" office:string-value="&lt;ea&gt;&lt;/ea&gt;" table:formula="of:=CONCATENATE([.A197];[.B197];[.C197])" table:style-name="ce2">
            <text:p>&lt;ea&gt;&lt;/ea&gt;</text:p>
          </table:table-cell>
          <table:table-cell table:number-columns-repeated="16380"/>
        </table:table-row>
        <table:table-row table:style-name="ro1">
          <table:table-cell office:value-type="string" table:style-name="ce1">
            <text:p>&lt;easports&gt;</text:p>
          </table:table-cell>
          <table:table-cell table:style-name="ce1"/>
          <table:table-cell office:value-type="string" table:style-name="ce1">
            <text:p>&lt;/easports&gt;</text:p>
          </table:table-cell>
          <table:table-cell office:value-type="string" office:string-value="&lt;easports&gt;&lt;/easports&gt;" table:formula="of:=CONCATENATE([.A198];[.B198];[.C198])" table:style-name="ce2">
            <text:p>&lt;easports&gt;&lt;/easports&gt;</text:p>
          </table:table-cell>
          <table:table-cell table:number-columns-repeated="16380"/>
        </table:table-row>
        <table:table-row table:style-name="ro1">
          <table:table-cell office:value-type="string" table:style-name="ce1">
            <text:p>&lt;eidos&gt;</text:p>
          </table:table-cell>
          <table:table-cell table:style-name="ce1"/>
          <table:table-cell office:value-type="string" table:style-name="ce1">
            <text:p>&lt;/eidos&gt;</text:p>
          </table:table-cell>
          <table:table-cell office:value-type="string" office:string-value="&lt;eidos&gt;&lt;/eidos&gt;" table:formula="of:=CONCATENATE([.A199];[.B199];[.C199])" table:style-name="ce2">
            <text:p>&lt;eidos&gt;&lt;/eidos&gt;</text:p>
          </table:table-cell>
          <table:table-cell table:number-columns-repeated="16380"/>
        </table:table-row>
        <table:table-row table:style-name="ro1">
          <table:table-cell office:value-type="string" table:style-name="ce1">
            <text:p>&lt;gt&gt;</text:p>
          </table:table-cell>
          <table:table-cell table:style-name="ce1"/>
          <table:table-cell office:value-type="string" table:style-name="ce1">
            <text:p>&lt;/gt&gt;</text:p>
          </table:table-cell>
          <table:table-cell office:value-type="string" office:string-value="&lt;gt&gt;&lt;/gt&gt;" table:formula="of:=CONCATENATE([.A200];[.B200];[.C200])" table:style-name="ce2">
            <text:p>&lt;gt&gt;&lt;/gt&gt;</text:p>
          </table:table-cell>
          <table:table-cell table:number-columns-repeated="16380"/>
        </table:table-row>
        <table:table-row table:style-name="ro1">
          <table:table-cell office:value-type="string" table:style-name="ce1">
            <text:p>&lt;infogrames&gt;</text:p>
          </table:table-cell>
          <table:table-cell table:style-name="ce1"/>
          <table:table-cell office:value-type="string" table:style-name="ce1">
            <text:p>&lt;/infogrames&gt;</text:p>
          </table:table-cell>
          <table:table-cell office:value-type="string" office:string-value="&lt;infogrames&gt;&lt;/infogrames&gt;" table:formula="of:=CONCATENATE([.A201];[.B201];[.C201])" table:style-name="ce2">
            <text:p>&lt;infogrames&gt;&lt;/infogrames&gt;</text:p>
          </table:table-cell>
          <table:table-cell table:number-columns-repeated="16380"/>
        </table:table-row>
        <table:table-row table:style-name="ro1">
          <table:table-cell office:value-type="string" table:style-name="ce1">
            <text:p>&lt;lucasarts&gt;</text:p>
          </table:table-cell>
          <table:table-cell table:style-name="ce1"/>
          <table:table-cell office:value-type="string" table:style-name="ce1">
            <text:p>&lt;/lucasarts&gt;</text:p>
          </table:table-cell>
          <table:table-cell office:value-type="string" office:string-value="&lt;lucasarts&gt;&lt;/lucasarts&gt;" table:formula="of:=CONCATENATE([.A202];[.B202];[.C202])" table:style-name="ce2">
            <text:p>&lt;lucasarts&gt;&lt;/lucasarts&gt;</text:p>
          </table:table-cell>
          <table:table-cell table:number-columns-repeated="16380"/>
        </table:table-row>
        <table:table-row table:style-name="ro1">
          <table:table-cell office:value-type="string" table:style-name="ce1">
            <text:p>&lt;simpsons&gt;</text:p>
          </table:table-cell>
          <table:table-cell table:style-name="ce1"/>
          <table:table-cell office:value-type="string" table:style-name="ce1">
            <text:p>&lt;/simpsons&gt;</text:p>
          </table:table-cell>
          <table:table-cell office:value-type="string" office:string-value="&lt;simpsons&gt;&lt;/simpsons&gt;" table:formula="of:=CONCATENATE([.A203];[.B203];[.C203])" table:style-name="ce2">
            <text:p>&lt;simpsons&gt;&lt;/simpsons&gt;</text:p>
          </table:table-cell>
          <table:table-cell table:number-columns-repeated="16380"/>
        </table:table-row>
        <table:table-row table:style-name="ro1">
          <table:table-cell office:value-type="string" table:style-name="ce1">
            <text:p>&lt;tmnt&gt;</text:p>
          </table:table-cell>
          <table:table-cell table:style-name="ce1"/>
          <table:table-cell office:value-type="string" table:style-name="ce1">
            <text:p>&lt;/tmnt&gt;</text:p>
          </table:table-cell>
          <table:table-cell office:value-type="string" office:string-value="&lt;tmnt&gt;&lt;/tmnt&gt;" table:formula="of:=CONCATENATE([.A204];[.B204];[.C204])" table:style-name="ce2">
            <text:p>&lt;tmnt&gt;&lt;/tmnt&gt;</text:p>
          </table:table-cell>
          <table:table-cell table:number-columns-repeated="16380"/>
        </table:table-row>
        <table:table-row table:style-name="ro1">
          <table:table-cell office:value-type="string" table:style-name="ce1">
            <text:p>&lt;battletoads&gt;</text:p>
          </table:table-cell>
          <table:table-cell table:style-name="ce1"/>
          <table:table-cell office:value-type="string" table:style-name="ce1">
            <text:p>&lt;/battletoads&gt;</text:p>
          </table:table-cell>
          <table:table-cell office:value-type="string" office:string-value="&lt;battletoads&gt;&lt;/battletoads&gt;" table:formula="of:=CONCATENATE([.A205];[.B205];[.C205])" table:style-name="ce2">
            <text:p>&lt;battletoads&gt;&lt;/battletoads&gt;</text:p>
          </table:table-cell>
          <table:table-cell table:number-columns-repeated="16380"/>
        </table:table-row>
        <table:table-row table:style-name="ro1">
          <table:table-cell office:value-type="string" table:style-name="ce1">
            <text:p>&lt;pokemon&gt;</text:p>
          </table:table-cell>
          <table:table-cell table:style-name="ce1"/>
          <table:table-cell office:value-type="string" table:style-name="ce1">
            <text:p>&lt;/pokemon&gt;</text:p>
          </table:table-cell>
          <table:table-cell office:value-type="string" office:string-value="&lt;pokemon&gt;&lt;/pokemon&gt;" table:formula="of:=CONCATENATE([.A206];[.B206];[.C206])" table:style-name="ce2">
            <text:p>&lt;pokemon&gt;&lt;/pokemon&gt;</text:p>
          </table:table-cell>
          <table:table-cell table:number-columns-repeated="16380"/>
        </table:table-row>
        <table:table-row table:style-name="ro1">
          <table:table-cell office:value-type="string" table:style-name="ce1">
            <text:p>&lt;lego&gt;</text:p>
          </table:table-cell>
          <table:table-cell table:style-name="ce1"/>
          <table:table-cell office:value-type="string" table:style-name="ce1">
            <text:p>&lt;/lego&gt;</text:p>
          </table:table-cell>
          <table:table-cell office:value-type="string" office:string-value="&lt;lego&gt;&lt;/lego&gt;" table:formula="of:=CONCATENATE([.A207];[.B207];[.C207])" table:style-name="ce2">
            <text:p>&lt;lego&gt;&lt;/lego&gt;</text:p>
          </table:table-cell>
          <table:table-cell table:number-columns-repeated="16380"/>
        </table:table-row>
        <table:table-row table:style-name="ro1">
          <table:table-cell office:value-type="string" table:style-name="ce1">
            <text:p>&lt;tic80&gt;</text:p>
          </table:table-cell>
          <table:table-cell table:style-name="ce1"/>
          <table:table-cell office:value-type="string" table:style-name="ce1">
            <text:p>&lt;/tic80&gt;</text:p>
          </table:table-cell>
          <table:table-cell office:value-type="string" office:string-value="&lt;tic80&gt;&lt;/tic80&gt;" table:formula="of:=CONCATENATE([.A208];[.B208];[.C208])" table:style-name="ce2">
            <text:p>&lt;tic80&gt;&lt;/tic80&gt;</text:p>
          </table:table-cell>
          <table:table-cell table:number-columns-repeated="16380"/>
        </table:table-row>
        <table:table-row table:style-name="ro1">
          <table:table-cell office:value-type="string" table:style-name="ce1">
            <text:p>&lt;samsho&gt;</text:p>
          </table:table-cell>
          <table:table-cell table:style-name="ce1"/>
          <table:table-cell office:value-type="string" table:style-name="ce1">
            <text:p>&lt;/samsho&gt;</text:p>
          </table:table-cell>
          <table:table-cell office:value-type="string" office:string-value="&lt;samsho&gt;&lt;/samsho&gt;" table:formula="of:=CONCATENATE([.A209];[.B209];[.C209])" table:style-name="ce2">
            <text:p>&lt;samsho&gt;&lt;/samsho&gt;</text:p>
          </table:table-cell>
          <table:table-cell table:number-columns-repeated="16380"/>
        </table:table-row>
        <table:table-row table:style-name="ro1">
          <table:table-cell office:value-type="string" table:style-name="ce1">
            <text:p>&lt;solarus&gt;</text:p>
          </table:table-cell>
          <table:table-cell table:style-name="ce1"/>
          <table:table-cell office:value-type="string" table:style-name="ce1">
            <text:p>&lt;/solarus&gt;</text:p>
          </table:table-cell>
          <table:table-cell office:value-type="string" office:string-value="&lt;solarus&gt;&lt;/solarus&gt;" table:formula="of:=CONCATENATE([.A210];[.B210];[.C210])" table:style-name="ce2">
            <text:p>&lt;solarus&gt;&lt;/solarus&gt;</text:p>
          </table:table-cell>
          <table:table-cell table:number-columns-repeated="16380"/>
        </table:table-row>
        <table:table-row table:style-name="ro1">
          <table:table-cell office:value-type="string" table:style-name="ce1">
            <text:p>&lt;ddr&gt;</text:p>
          </table:table-cell>
          <table:table-cell table:style-name="ce1"/>
          <table:table-cell office:value-type="string" table:style-name="ce1">
            <text:p>&lt;/ddr&gt;</text:p>
          </table:table-cell>
          <table:table-cell office:value-type="string" office:string-value="&lt;ddr&gt;&lt;/ddr&gt;" table:formula="of:=CONCATENATE([.A211];[.B211];[.C211])" table:style-name="ce2">
            <text:p>&lt;ddr&gt;&lt;/ddr&gt;</text:p>
          </table:table-cell>
          <table:table-cell table:number-columns-repeated="16380"/>
        </table:table-row>
        <table:table-row table:style-name="ro1">
          <table:table-cell office:value-type="string" table:style-name="ce1">
            <text:p>&lt;tux&gt;</text:p>
          </table:table-cell>
          <table:table-cell table:style-name="ce1"/>
          <table:table-cell office:value-type="string" table:style-name="ce1">
            <text:p>&lt;/tux&gt;</text:p>
          </table:table-cell>
          <table:table-cell office:value-type="string" office:string-value="&lt;tux&gt;&lt;/tux&gt;" table:formula="of:=CONCATENATE([.A212];[.B212];[.C212])" table:style-name="ce2">
            <text:p>&lt;tux&gt;&lt;/tux&gt;</text:p>
          </table:table-cell>
          <table:table-cell table:number-columns-repeated="16380"/>
        </table:table-row>
        <table:table-row table:style-name="ro1">
          <table:table-cell office:value-type="string" table:style-name="ce1">
            <text:p>&lt;subset.ratio&gt;</text:p>
          </table:table-cell>
          <table:table-cell table:style-name="ce1"/>
          <table:table-cell office:value-type="string" table:style-name="ce1">
            <text:p>&lt;/subset.ratio&gt;</text:p>
          </table:table-cell>
          <table:table-cell office:value-type="string" office:string-value="&lt;subset.ratio&gt;&lt;/subset.ratio&gt;" table:formula="of:=CONCATENATE([.A213];[.B213];[.C213])" table:style-name="ce2">
            <text:p>&lt;subset.ratio&gt;&lt;/subset.ratio&gt;</text:p>
          </table:table-cell>
          <table:table-cell table:number-columns-repeated="16380"/>
        </table:table-row>
        <table:table-row table:style-name="ro1">
          <table:table-cell office:value-type="string" table:style-name="ce1">
            <text:p>&lt;d1970s&gt;</text:p>
          </table:table-cell>
          <table:table-cell table:style-name="ce1"/>
          <table:table-cell office:value-type="string" table:style-name="ce1">
            <text:p>&lt;/d1970s&gt;</text:p>
          </table:table-cell>
          <table:table-cell office:value-type="string" office:string-value="&lt;d1970s&gt;&lt;/d1970s&gt;" table:formula="of:=CONCATENATE([.A214];[.B214];[.C214])" table:style-name="ce2">
            <text:p>&lt;d1970s&gt;&lt;/d1970s&gt;</text:p>
          </table:table-cell>
          <table:table-cell table:number-columns-repeated="16380"/>
        </table:table-row>
        <table:table-row table:style-name="ro1">
          <table:table-cell office:value-type="string" table:style-name="ce1">
            <text:p>&lt;d1980s&gt;</text:p>
          </table:table-cell>
          <table:table-cell table:style-name="ce1"/>
          <table:table-cell office:value-type="string" table:style-name="ce1">
            <text:p>&lt;/d1980s&gt;</text:p>
          </table:table-cell>
          <table:table-cell office:value-type="string" office:string-value="&lt;d1980s&gt;&lt;/d1980s&gt;" table:formula="of:=CONCATENATE([.A215];[.B215];[.C215])" table:style-name="ce2">
            <text:p>&lt;d1980s&gt;&lt;/d1980s&gt;</text:p>
          </table:table-cell>
          <table:table-cell table:number-columns-repeated="16380"/>
        </table:table-row>
        <table:table-row table:style-name="ro1">
          <table:table-cell office:value-type="string" table:style-name="ce1">
            <text:p>&lt;d1990s&gt;</text:p>
          </table:table-cell>
          <table:table-cell table:style-name="ce1"/>
          <table:table-cell office:value-type="string" table:style-name="ce1">
            <text:p>&lt;/d1990s&gt;</text:p>
          </table:table-cell>
          <table:table-cell office:value-type="string" office:string-value="&lt;d1990s&gt;&lt;/d1990s&gt;" table:formula="of:=CONCATENATE([.A216];[.B216];[.C216])" table:style-name="ce2">
            <text:p>&lt;d1990s&gt;&lt;/d1990s&gt;</text:p>
          </table:table-cell>
          <table:table-cell table:number-columns-repeated="16380"/>
        </table:table-row>
        <table:table-row table:style-name="ro1">
          <table:table-cell office:value-type="string" table:style-name="ce1">
            <text:p>&lt;easyrpg&gt;</text:p>
          </table:table-cell>
          <table:table-cell table:style-name="ce1"/>
          <table:table-cell office:value-type="string" table:style-name="ce1">
            <text:p>&lt;/easyrpg&gt;</text:p>
          </table:table-cell>
          <table:table-cell office:value-type="string" office:string-value="&lt;easyrpg&gt;&lt;/easyrpg&gt;" table:formula="of:=CONCATENATE([.A217];[.B217];[.C217])" table:style-name="ce2">
            <text:p>&lt;easyrpg&gt;&lt;/easyrpg&gt;</text:p>
          </table:table-cell>
          <table:table-cell table:number-columns-repeated="16380"/>
        </table:table-row>
        <table:table-row table:style-name="ro1">
          <table:table-cell office:value-type="string" table:style-name="ce1">
            <text:p>&lt;panlog&gt;</text:p>
          </table:table-cell>
          <table:table-cell table:style-name="ce1"/>
          <table:table-cell office:value-type="string" table:style-name="ce1">
            <text:p>&lt;/panlog&gt;</text:p>
          </table:table-cell>
          <table:table-cell office:value-type="string" office:string-value="&lt;panlog&gt;&lt;/panlog&gt;" table:formula="of:=CONCATENATE([.A218];[.B218];[.C218])" table:style-name="ce2">
            <text:p>&lt;panlog&gt;&lt;/panlog&gt;</text:p>
          </table:table-cell>
          <table:table-cell table:number-columns-repeated="16380"/>
        </table:table-row>
        <table:table-row table:style-name="ro1">
          <table:table-cell office:value-type="string" table:style-name="ce1">
            <text:p>&lt;default&gt;</text:p>
          </table:table-cell>
          <table:table-cell table:style-name="ce1"/>
          <table:table-cell office:value-type="string" table:style-name="ce1">
            <text:p>&lt;/default&gt;</text:p>
          </table:table-cell>
          <table:table-cell office:value-type="string" office:string-value="&lt;default&gt;&lt;/default&gt;" table:formula="of:=CONCATENATE([.A219];[.B219];[.C219])" table:style-name="ce2">
            <text:p>&lt;default&gt;&lt;/default&gt;</text:p>
          </table:table-cell>
          <table:table-cell table:number-columns-repeated="16380"/>
        </table:table-row>
        <table:table-row table:style-name="ro1">
          <table:table-cell office:value-type="string" table:style-name="ce1">
            <text:p>&lt;panel&gt;</text:p>
          </table:table-cell>
          <table:table-cell table:style-name="ce1"/>
          <table:table-cell office:value-type="string" table:style-name="ce1">
            <text:p>&lt;/panel&gt;</text:p>
          </table:table-cell>
          <table:table-cell office:value-type="string" office:string-value="&lt;panel&gt;&lt;/panel&gt;" table:formula="of:=CONCATENATE([.A220];[.B220];[.C220])" table:style-name="ce2">
            <text:p>&lt;panel&gt;&lt;/panel&gt;</text:p>
          </table:table-cell>
          <table:table-cell table:number-columns-repeated="16380"/>
        </table:table-row>
        <table:table-row table:style-name="ro1">
          <table:table-cell office:value-type="string" table:style-name="ce1">
            <text:p>&lt;smallpanel&gt;</text:p>
          </table:table-cell>
          <table:table-cell table:style-name="ce1"/>
          <table:table-cell office:value-type="string" table:style-name="ce1">
            <text:p>&lt;/smallpanel&gt;</text:p>
          </table:table-cell>
          <table:table-cell office:value-type="string" office:string-value="&lt;smallpanel&gt;&lt;/smallpanel&gt;" table:formula="of:=CONCATENATE([.A221];[.B221];[.C221])" table:style-name="ce2">
            <text:p>&lt;smallpanel&gt;&lt;/smallpanel&gt;</text:p>
          </table:table-cell>
          <table:table-cell table:number-columns-repeated="16380"/>
        </table:table-row>
        <table:table-row table:style-name="ro1">
          <table:table-cell office:value-type="string" table:style-name="ce1">
            <text:p>&lt;panelbox&gt;</text:p>
          </table:table-cell>
          <table:table-cell table:style-name="ce1"/>
          <table:table-cell office:value-type="string" table:style-name="ce1">
            <text:p>&lt;/panelbox&gt;</text:p>
          </table:table-cell>
          <table:table-cell office:value-type="string" office:string-value="&lt;panelbox&gt;&lt;/panelbox&gt;" table:formula="of:=CONCATENATE([.A222];[.B222];[.C222])" table:style-name="ce2">
            <text:p>&lt;panelbox&gt;&lt;/panelbox&gt;</text:p>
          </table:table-cell>
          <table:table-cell table:number-columns-repeated="16380"/>
        </table:table-row>
        <table:table-row table:style-name="ro1">
          <table:table-cell office:value-type="string" table:style-name="ce1">
            <text:p>&lt;ecwolf&gt;</text:p>
          </table:table-cell>
          <table:table-cell table:style-name="ce1"/>
          <table:table-cell office:value-type="string" table:style-name="ce1">
            <text:p>&lt;/ecwolf&gt;</text:p>
          </table:table-cell>
          <table:table-cell office:value-type="string" office:string-value="&lt;ecwolf&gt;&lt;/ecwolf&gt;" table:formula="of:=CONCATENATE([.A223];[.B223];[.C223])" table:style-name="ce2">
            <text:p>&lt;ecwolf&gt;&lt;/ecwolf&gt;</text:p>
          </table:table-cell>
          <table:table-cell table:number-columns-repeated="16380"/>
        </table:table-row>
        <table:table-row table:style-name="ro1">
          <table:table-cell office:value-type="string" table:style-name="ce1">
            <text:p>&lt;outrun&gt;</text:p>
          </table:table-cell>
          <table:table-cell table:style-name="ce1"/>
          <table:table-cell office:value-type="string" table:style-name="ce1">
            <text:p>&lt;/outrun&gt;</text:p>
          </table:table-cell>
          <table:table-cell office:value-type="string" office:string-value="&lt;outrun&gt;&lt;/outrun&gt;" table:formula="of:=CONCATENATE([.A224];[.B224];[.C224])" table:style-name="ce2">
            <text:p>&lt;outrun&gt;&lt;/outrun&gt;</text:p>
          </table:table-cell>
          <table:table-cell table:number-columns-repeated="16380"/>
        </table:table-row>
        <table:table-row table:style-name="ro1">
          <table:table-cell office:value-type="string" table:style-name="ce1">
            <text:p>&lt;gx4000&gt;</text:p>
          </table:table-cell>
          <table:table-cell table:style-name="ce1"/>
          <table:table-cell office:value-type="string" table:style-name="ce1">
            <text:p>&lt;/gx4000&gt;</text:p>
          </table:table-cell>
          <table:table-cell office:value-type="string" office:string-value="&lt;gx4000&gt;&lt;/gx4000&gt;" table:formula="of:=CONCATENATE([.A225];[.B225];[.C225])" table:style-name="ce2">
            <text:p>&lt;gx4000&gt;&lt;/gx4000&gt;</text:p>
          </table:table-cell>
          <table:table-cell table:number-columns-repeated="16380"/>
        </table:table-row>
        <table:table-row table:number-rows-repeated="1048351" table:style-name="ro2">
          <table:table-cell table:number-columns-repeated="16384"/>
        </table:table-row>
      </table:table>
      <table:table table:name="Minimal" table:style-name="ta1">
        <table:table-column table:style-name="co1" table:default-cell-style-name="ce1"/>
        <table:table-column table:style-name="co8" table:default-cell-style-name="ce1"/>
        <table:table-column table:style-name="co3" table:default-cell-style-name="ce1"/>
        <table:table-column table:style-name="co4" table:default-cell-style-name="ce2"/>
        <table:table-column table:style-name="co5" table:number-columns-repeated="16380" table:default-cell-style-name="ce1"/>
        <table:table-row table:style-name="ro1">
          <table:table-cell office:value-type="string" table:style-name="ce1">
            <text:p>&lt;yes&gt;</text:p>
          </table:table-cell>
          <table:table-cell office:value-type="string" table:style-name="ce1">
            <text:p>Yes</text:p>
          </table:table-cell>
          <table:table-cell office:value-type="string" table:style-name="ce1">
            <text:p>&lt;/yes&gt;</text:p>
          </table:table-cell>
          <table:table-cell table:number-columns-repeated="16381"/>
        </table:table-row>
        <table:table-row table:style-name="ro1">
          <table:table-cell office:value-type="string" table:style-name="ce1">
            <text:p>&lt;no&gt;</text:p>
          </table:table-cell>
          <table:table-cell office:value-type="string" table:style-name="ce1">
            <text:p>No</text:p>
          </table:table-cell>
          <table:table-cell office:value-type="string" table:style-name="ce1">
            <text:p>&lt;/no&gt;</text:p>
          </table:table-cell>
          <table:table-cell table:number-columns-repeated="16381"/>
        </table:table-row>
        <table:table-row table:style-name="ro1">
          <table:table-cell office:value-type="string" table:style-name="ce1">
            <text:p>&lt;none&gt;</text:p>
          </table:table-cell>
          <table:table-cell office:value-type="string" table:style-name="ce1">
            <text:p>None</text:p>
          </table:table-cell>
          <table:table-cell office:value-type="string" table:style-name="ce1">
            <text:p>&lt;/none&gt;</text:p>
          </table:table-cell>
          <table:table-cell table:number-columns-repeated="16381"/>
        </table:table-row>
        <table:table-row table:style-name="ro1">
          <table:table-cell office:value-type="string" table:style-name="ce1">
            <text:p>&lt;sysmusic&gt;</text:p>
          </table:table-cell>
          <table:table-cell office:value-type="string" table:style-name="ce1">
            <text:p>On</text:p>
          </table:table-cell>
          <table:table-cell office:value-type="string" table:style-name="ce1">
            <text:p>&lt;/sysmusic&gt;</text:p>
          </table:table-cell>
          <table:table-cell table:number-columns-repeated="16381"/>
        </table:table-row>
        <table:table-row table:style-name="ro1">
          <table:table-cell office:value-type="string" table:style-name="ce1">
            <text:p>&lt;nomusic&gt;</text:p>
          </table:table-cell>
          <table:table-cell office:value-type="string" table:style-name="ce1">
            <text:p>Random</text:p>
          </table:table-cell>
          <table:table-cell office:value-type="string" table:style-name="ce1">
            <text:p>&lt;/nomusic&gt;</text:p>
          </table:table-cell>
          <table:table-cell table:number-columns-repeated="16381"/>
        </table:table-row>
        <table:table-row table:style-name="ro1">
          <table:table-cell office:value-type="string" table:style-name="ce1">
            <text:p>&lt;silence&gt;</text:p>
          </table:table-cell>
          <table:table-cell office:value-type="string" table:style-name="ce1">
            <text:p>Without Background Music</text:p>
          </table:table-cell>
          <table:table-cell office:value-type="string" table:style-name="ce1">
            <text:p>&lt;/silence&gt;</text:p>
          </table:table-cell>
          <table:table-cell table:number-columns-repeated="16381"/>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number-columns-repeated="16381"/>
        </table:table-row>
        <table:table-row table:style-name="ro1">
          <table:table-cell office:value-type="string" table:style-name="ce1">
            <text:p>&lt;basiclist&gt;</text:p>
          </table:table-cell>
          <table:table-cell office:value-type="string" table:style-name="ce1">
            <text:p>Simple List</text:p>
          </table:table-cell>
          <table:table-cell office:value-type="string" table:style-name="ce1">
            <text:p>&lt;/basiclist&gt;</text:p>
          </table:table-cell>
          <table:table-cell table:number-columns-repeated="16381"/>
        </table:table-row>
        <table:table-row table:style-name="ro1">
          <table:table-cell office:value-type="string" table:style-name="ce1">
            <text:p>&lt;simplegridName&gt;</text:p>
          </table:table-cell>
          <table:table-cell office:value-type="string" table:style-name="ce1">
            <text:p>Grid <text:s/>Simple</text:p>
          </table:table-cell>
          <table:table-cell office:value-type="string" table:style-name="ce1">
            <text:p>&lt;/simplegridName&gt;</text:p>
          </table:table-cell>
          <table:table-cell table:number-columns-repeated="16381"/>
        </table:table-row>
        <table:table-row table:style-name="ro1">
          <table:table-cell office:value-type="string" table:style-name="ce1">
            <text:p>&lt;carouselViewName&gt;</text:p>
          </table:table-cell>
          <table:table-cell office:value-type="string" table:style-name="ce1">
            <text:p>Carousel</text:p>
          </table:table-cell>
          <table:table-cell office:value-type="string" table:style-name="ce1">
            <text:p>&lt;/carouselViewName&gt;</text:p>
          </table:table-cell>
          <table:table-cell table:number-columns-repeated="16381"/>
        </table:table-row>
        <table:table-row table:style-name="ro1">
          <table:table-cell office:value-type="string" table:style-name="ce1">
            <text:p>&lt;carouselposterViewName&gt;</text:p>
          </table:table-cell>
          <table:table-cell office:value-type="string" table:style-name="ce1">
            <text:p>Carousel <text:s/>Detailed</text:p>
          </table:table-cell>
          <table:table-cell office:value-type="string" table:style-name="ce1">
            <text:p>&lt;/carouselposterViewName&gt;</text:p>
          </table:table-cell>
          <table:table-cell table:number-columns-repeated="16381"/>
        </table:table-row>
        <table:table-row table:style-name="ro1">
          <table:table-cell office:value-type="string" table:style-name="ce1">
            <text:p>&lt;tilesViewName&gt;</text:p>
          </table:table-cell>
          <table:table-cell office:value-type="string" table:style-name="ce1">
            <text:p>Tiles</text:p>
          </table:table-cell>
          <table:table-cell office:value-type="string" table:style-name="ce1">
            <text:p>&lt;/tilesViewName&gt;</text:p>
          </table:table-cell>
          <table:table-cell table:number-columns-repeated="16381"/>
        </table:table-row>
        <table:table-row table:style-name="ro1">
          <table:table-cell office:value-type="string" table:style-name="ce1">
            <text:p>&lt;tilesVideoViewName&gt;</text:p>
          </table:table-cell>
          <table:table-cell office:value-type="string" table:style-name="ce1">
            <text:p>Tiles with Video</text:p>
          </table:table-cell>
          <table:table-cell office:value-type="string" table:style-name="ce1">
            <text:p>&lt;/tilesVideoViewName&gt;</text:p>
          </table:table-cell>
          <table:table-cell table:number-columns-repeated="16381"/>
        </table:table-row>
        <table:table-row table:style-name="ro1">
          <table:table-cell office:value-type="string" table:style-name="ce1">
            <text:p>&lt;tilesVideoMarqueeViewName&gt;</text:p>
          </table:table-cell>
          <table:table-cell office:value-type="string" table:style-name="ce1">
            <text:p>Tiles with Video and Logos</text:p>
          </table:table-cell>
          <table:table-cell office:value-type="string" table:style-name="ce1">
            <text:p>&lt;/tilesVideoMarqueeViewName&gt;</text:p>
          </table:table-cell>
          <table:table-cell table:number-columns-repeated="16381"/>
        </table:table-row>
        <table:table-row table:style-name="ro1">
          <table:table-cell office:value-type="string" table:style-name="ce1">
            <text:p>&lt;fanartViewName&gt;</text:p>
          </table:table-cell>
          <table:table-cell office:value-type="string" table:style-name="ce1">
            <text:p>Fanart (Default)</text:p>
          </table:table-cell>
          <table:table-cell office:value-type="string" table:style-name="ce1">
            <text:p>&lt;/fanartViewName&gt;</text:p>
          </table:table-cell>
          <table:table-cell table:number-columns-repeated="16381"/>
        </table:table-row>
        <table:table-row table:style-name="ro1">
          <table:table-cell office:value-type="string" table:style-name="ce1">
            <text:p>&lt;fanartvlViewName&gt;</text:p>
          </table:table-cell>
          <table:table-cell office:value-type="string" table:style-name="ce1">
            <text:p>Fanart (Full Screen Video)</text:p>
          </table:table-cell>
          <table:table-cell office:value-type="string" table:style-name="ce1">
            <text:p>&lt;/fanartvlViewName&gt;</text:p>
          </table:table-cell>
          <table:table-cell table:number-columns-repeated="16381"/>
        </table:table-row>
        <table:table-row table:style-name="ro1">
          <table:table-cell office:value-type="string" table:style-name="ce1">
            <text:p>&lt;carouselvideoName&gt;</text:p>
          </table:table-cell>
          <table:table-cell office:value-type="string" table:style-name="ce1">
            <text:p>Carousel <text:s/>Video</text:p>
          </table:table-cell>
          <table:table-cell office:value-type="string" table:style-name="ce1">
            <text:p>&lt;/carouselvideoName&gt;</text:p>
          </table:table-cell>
          <table:table-cell table:number-columns-repeated="16381"/>
        </table:table-row>
        <table:table-row table:style-name="ro1">
          <table:table-cell office:value-type="string" table:style-name="ce1">
            <text:p>&lt;smallscreengamelist&gt;</text:p>
          </table:table-cell>
          <table:table-cell office:value-type="string" table:style-name="ce1">
            <text:p>Small Screen</text:p>
          </table:table-cell>
          <table:table-cell office:value-type="string" table:style-name="ce1">
            <text:p>&lt;/smallscreengamelist&gt;</text:p>
          </table:table-cell>
          <table:table-cell table:number-columns-repeated="16381"/>
        </table:table-row>
        <table:table-row table:style-name="ro1">
          <table:table-cell office:value-type="string" table:style-name="ce1">
            <text:p>&lt;smallscreengamelistnh&gt;</text:p>
          </table:table-cell>
          <table:table-cell office:value-type="string" table:style-name="ce1">
            <text:p>Small Screen (No Help)</text:p>
          </table:table-cell>
          <table:table-cell office:value-type="string" table:style-name="ce1">
            <text:p>&lt;/smallscreengamelistnh&gt;</text:p>
          </table:table-cell>
          <table:table-cell table:number-columns-repeated="16381"/>
        </table:table-row>
        <table:table-row table:style-name="ro1">
          <table:table-cell office:value-type="string" table:style-name="ce1">
            <text:p>&lt;ctblue&gt;</text:p>
          </table:table-cell>
          <table:table-cell office:value-type="string" table:style-name="ce1">
            <text:p>Sapphire</text:p>
          </table:table-cell>
          <table:table-cell office:value-type="string" table:style-name="ce1">
            <text:p>&lt;/ctblue&gt;</text:p>
          </table:table-cell>
          <table:table-cell table:number-columns-repeated="16381"/>
        </table:table-row>
        <table:table-row table:style-name="ro1">
          <table:table-cell office:value-type="string" table:style-name="ce1">
            <text:p>&lt;ctred&gt;</text:p>
          </table:table-cell>
          <table:table-cell office:value-type="string" table:style-name="ce1">
            <text:p>Ruby</text:p>
          </table:table-cell>
          <table:table-cell office:value-type="string" table:style-name="ce1">
            <text:p>&lt;/ctred&gt;</text:p>
          </table:table-cell>
          <table:table-cell table:number-columns-repeated="16381"/>
        </table:table-row>
        <table:table-row table:style-name="ro1">
          <table:table-cell office:value-type="string" table:style-name="ce1">
            <text:p>&lt;ctgreen&gt;</text:p>
          </table:table-cell>
          <table:table-cell office:value-type="string" table:style-name="ce1">
            <text:p>Emerald</text:p>
          </table:table-cell>
          <table:table-cell office:value-type="string" table:style-name="ce1">
            <text:p>&lt;/ctgreen&gt;</text:p>
          </table:table-cell>
          <table:table-cell table:number-columns-repeated="16381"/>
        </table:table-row>
        <table:table-row table:style-name="ro1">
          <table:table-cell office:value-type="string" table:style-name="ce1">
            <text:p>&lt;ctblack&gt;</text:p>
          </table:table-cell>
          <table:table-cell office:value-type="string" table:style-name="ce1">
            <text:p>Carbon</text:p>
          </table:table-cell>
          <table:table-cell office:value-type="string" table:style-name="ce1">
            <text:p>&lt;/ctblack&gt;</text:p>
          </table:table-cell>
          <table:table-cell table:number-columns-repeated="16381"/>
        </table:table-row>
        <table:table-row table:style-name="ro1">
          <table:table-cell office:value-type="string" table:style-name="ce1">
            <text:p>&lt;ctgold&gt;</text:p>
          </table:table-cell>
          <table:table-cell office:value-type="string" table:style-name="ce1">
            <text:p>Gold</text:p>
          </table:table-cell>
          <table:table-cell office:value-type="string" table:style-name="ce1">
            <text:p>&lt;/ctgold&gt;</text:p>
          </table:table-cell>
          <table:table-cell table:number-columns-repeated="16381"/>
        </table:table-row>
        <table:table-row table:style-name="ro1">
          <table:table-cell office:value-type="string" table:style-name="ce1">
            <text:p>&lt;systembg&gt;</text:p>
          </table:table-cell>
          <table:table-cell office:value-type="string" table:style-name="ce1">
            <text:p>Console</text:p>
          </table:table-cell>
          <table:table-cell office:value-type="string" table:style-name="ce1">
            <text:p>&lt;/systembg&gt;</text:p>
          </table:table-cell>
          <table:table-cell table:number-columns-repeated="16381"/>
        </table:table-row>
        <table:table-row table:style-name="ro1">
          <table:table-cell office:value-type="string" table:style-name="ce1">
            <text:p>&lt;whitelog&gt;</text:p>
          </table:table-cell>
          <table:table-cell office:value-type="string" table:style-name="ce1">
            <text:p>White Logo's</text:p>
          </table:table-cell>
          <table:table-cell office:value-type="string" table:style-name="ce1">
            <text:p>&lt;/whitelog&gt;</text:p>
          </table:table-cell>
          <table:table-cell table:number-columns-repeated="16381"/>
        </table:table-row>
        <table:table-row table:style-name="ro1">
          <table:table-cell office:value-type="string" table:style-name="ce1">
            <text:p>&lt;colorlog&gt;</text:p>
          </table:table-cell>
          <table:table-cell office:value-type="string" table:style-name="ce1">
            <text:p>Color Logo's</text:p>
          </table:table-cell>
          <table:table-cell office:value-type="string" table:style-name="ce1">
            <text:p>&lt;/colorlog&gt;</text:p>
          </table:table-cell>
          <table:table-cell table:number-columns-repeated="16381"/>
        </table:table-row>
        <table:table-row table:style-name="ro1">
          <table:table-cell office:value-type="string" table:style-name="ce1">
            <text:p>&lt;conlog&gt;</text:p>
          </table:table-cell>
          <table:table-cell office:value-type="string" table:style-name="ce1">
            <text:p>Controllers</text:p>
          </table:table-cell>
          <table:table-cell office:value-type="string" table:style-name="ce1">
            <text:p>&lt;/conlog&gt;</text:p>
          </table:table-cell>
          <table:table-cell table:number-columns-repeated="16381"/>
        </table:table-row>
        <table:table-row table:style-name="ro1">
          <table:table-cell office:value-type="string" table:style-name="ce1">
            <text:p>&lt;textlog&gt;</text:p>
          </table:table-cell>
          <table:table-cell office:value-type="string" table:style-name="ce1">
            <text:p>Text Logo's</text:p>
          </table:table-cell>
          <table:table-cell office:value-type="string" table:style-name="ce1">
            <text:p>&lt;/textlog&gt;</text:p>
          </table:table-cell>
          <table:table-cell table:number-columns-repeated="16381"/>
        </table:table-row>
        <table:table-row table:style-name="ro1">
          <table:table-cell office:value-type="string" table:style-name="ce1">
            <text:p>&lt;idefault&gt;</text:p>
          </table:table-cell>
          <table:table-cell office:value-type="string" table:style-name="ce1">
            <text:p>Crystal</text:p>
          </table:table-cell>
          <table:table-cell office:value-type="string" table:style-name="ce1">
            <text:p>&lt;/idefault&gt;</text:p>
          </table:table-cell>
          <table:table-cell table:number-columns-repeated="16381"/>
        </table:table-row>
        <table:table-row table:style-name="ro1">
          <table:table-cell office:value-type="string" table:style-name="ce1">
            <text:p>&lt;idefaultrev&gt;</text:p>
          </table:table-cell>
          <table:table-cell office:value-type="string" table:style-name="ce1">
            <text:p>Crystal (Reverse)</text:p>
          </table:table-cell>
          <table:table-cell office:value-type="string" table:style-name="ce1">
            <text:p>&lt;/idefaultrev&gt;</text:p>
          </table:table-cell>
          <table:table-cell table:number-columns-repeated="16381"/>
        </table:table-row>
        <table:table-row table:style-name="ro1">
          <table:table-cell office:value-type="string" table:style-name="ce1">
            <text:p>&lt;horizontal&gt;</text:p>
          </table:table-cell>
          <table:table-cell office:value-type="string" table:style-name="ce1">
            <text:p>Basic Horizontal Menu</text:p>
          </table:table-cell>
          <table:table-cell office:value-type="string" table:style-name="ce1">
            <text:p>&lt;/horizontal&gt;</text:p>
          </table:table-cell>
          <table:table-cell table:number-columns-repeated="16381"/>
        </table:table-row>
        <table:table-row table:style-name="ro1">
          <table:table-cell office:value-type="string" table:style-name="ce1">
            <text:p>&lt;hordetail&gt;</text:p>
          </table:table-cell>
          <table:table-cell office:value-type="string" table:style-name="ce1">
            <text:p>Detailed (Horizonta)</text:p>
          </table:table-cell>
          <table:table-cell office:value-type="string" table:style-name="ce1">
            <text:p>&lt;/hordetail&gt;</text:p>
          </table:table-cell>
          <table:table-cell table:number-columns-repeated="16381"/>
        </table:table-row>
        <table:table-row table:style-name="ro1">
          <table:table-cell office:value-type="string" table:style-name="ce1">
            <text:p>&lt;rhc&gt;</text:p>
          </table:table-cell>
          <table:table-cell office:value-type="string" table:style-name="ce1">
            <text:p>Right Side Carousel</text:p>
          </table:table-cell>
          <table:table-cell office:value-type="string" table:style-name="ce1">
            <text:p>&lt;/rhc&gt;</text:p>
          </table:table-cell>
          <table:table-cell table:number-columns-repeated="16381"/>
        </table:table-row>
        <table:table-row table:style-name="ro1">
          <table:table-cell office:value-type="string" table:style-name="ce1">
            <text:p>&lt;lhc&gt;</text:p>
          </table:table-cell>
          <table:table-cell office:value-type="string" table:style-name="ce1">
            <text:p>Left Side Carousel</text:p>
          </table:table-cell>
          <table:table-cell office:value-type="string" table:style-name="ce1">
            <text:p>&lt;/lhc&gt;</text:p>
          </table:table-cell>
          <table:table-cell table:number-columns-repeated="16381"/>
        </table:table-row>
        <table:table-row table:style-name="ro1">
          <table:table-cell office:value-type="string" table:style-name="ce1">
            <text:p>&lt;systemdetails&gt;</text:p>
          </table:table-cell>
          <table:table-cell office:value-type="string" table:style-name="ce1">
            <text:p>Detailed (Vertical)</text:p>
          </table:table-cell>
          <table:table-cell office:value-type="string" table:style-name="ce1">
            <text:p>&lt;/systemdetails&gt;</text:p>
          </table:table-cell>
          <table:table-cell table:number-columns-repeated="16381"/>
        </table:table-row>
        <table:table-row table:style-name="ro1">
          <table:table-cell office:value-type="string" table:style-name="ce1">
            <text:p>&lt;delay1&gt;</text:p>
          </table:table-cell>
          <table:table-cell office:value-type="string" table:style-name="ce1">
            <text:p>1 second</text:p>
          </table:table-cell>
          <table:table-cell office:value-type="string" table:style-name="ce1">
            <text:p>&lt;/delay1&gt;</text:p>
          </table:table-cell>
          <table:table-cell table:number-columns-repeated="16381"/>
        </table:table-row>
        <table:table-row table:style-name="ro1">
          <table:table-cell office:value-type="string" table:style-name="ce1">
            <text:p>&lt;delay2&gt;</text:p>
          </table:table-cell>
          <table:table-cell office:value-type="string" table:style-name="ce1">
            <text:p>2 seconds</text:p>
          </table:table-cell>
          <table:table-cell office:value-type="string" table:style-name="ce1">
            <text:p>&lt;/delay2&gt;</text:p>
          </table:table-cell>
          <table:table-cell table:number-columns-repeated="16381"/>
        </table:table-row>
        <table:table-row table:style-name="ro1">
          <table:table-cell office:value-type="string" table:style-name="ce1">
            <text:p>&lt;delay3&gt;</text:p>
          </table:table-cell>
          <table:table-cell office:value-type="string" table:style-name="ce1">
            <text:p>3 seconds</text:p>
          </table:table-cell>
          <table:table-cell office:value-type="string" table:style-name="ce1">
            <text:p>&lt;/delay3&gt;</text:p>
          </table:table-cell>
          <table:table-cell table:number-columns-repeated="16381"/>
        </table:table-row>
        <table:table-row table:style-name="ro1">
          <table:table-cell office:value-type="string" table:style-name="ce1">
            <text:p>&lt;delay5&gt;</text:p>
          </table:table-cell>
          <table:table-cell office:value-type="string" table:style-name="ce1">
            <text:p>5 seconds</text:p>
          </table:table-cell>
          <table:table-cell office:value-type="string" table:style-name="ce1">
            <text:p>&lt;/delay5&gt;</text:p>
          </table:table-cell>
          <table:table-cell table:number-columns-repeated="16381"/>
        </table:table-row>
        <table:table-row table:style-name="ro1">
          <table:table-cell office:value-type="string" table:style-name="ce1">
            <text:p>&lt;delay10&gt;</text:p>
          </table:table-cell>
          <table:table-cell office:value-type="string" table:style-name="ce1">
            <text:p>10 seconds</text:p>
          </table:table-cell>
          <table:table-cell office:value-type="string" table:style-name="ce1">
            <text:p>&lt;/delay10&gt;</text:p>
          </table:table-cell>
          <table:table-cell table:number-columns-repeated="16381"/>
        </table:table-row>
        <table:table-row table:style-name="ro1">
          <table:table-cell office:value-type="string" table:style-name="ce1">
            <text:p>&lt;delay20&gt;</text:p>
          </table:table-cell>
          <table:table-cell office:value-type="string" table:style-name="ce1">
            <text:p>20 seconds</text:p>
          </table:table-cell>
          <table:table-cell office:value-type="string" table:style-name="ce1">
            <text:p>&lt;/delay20&gt;</text:p>
          </table:table-cell>
          <table:table-cell table:number-columns-repeated="16381"/>
        </table:table-row>
        <table:table-row table:style-name="ro1">
          <table:table-cell office:value-type="string" table:style-name="ce1">
            <text:p>&lt;delay0&gt;</text:p>
          </table:table-cell>
          <table:table-cell office:value-type="string" table:style-name="ce1">
            <text:p>no delay</text:p>
          </table:table-cell>
          <table:table-cell office:value-type="string" table:style-name="ce1">
            <text:p>&lt;/delay0&gt;</text:p>
          </table:table-cell>
          <table:table-cell table:number-columns-repeated="16381"/>
        </table:table-row>
        <table:table-row table:style-name="ro1">
          <table:table-cell office:value-type="string" table:style-name="ce1">
            <text:p>&lt;novideo&gt;</text:p>
          </table:table-cell>
          <table:table-cell office:value-type="string" table:style-name="ce1">
            <text:p>disable videos</text:p>
          </table:table-cell>
          <table:table-cell office:value-type="string" table:style-name="ce1">
            <text:p>&lt;/novideo&gt;</text:p>
          </table:table-cell>
          <table:table-cell table:number-columns-repeated="16381"/>
        </table:table-row>
        <table:table-row table:style-name="ro1">
          <table:table-cell office:value-type="string" table:style-name="ce1">
            <text:p>&lt;subset.systemview&gt;</text:p>
          </table:table-cell>
          <table:table-cell office:value-type="string" table:style-name="ce1">
            <text:p>Homepage Layout</text:p>
          </table:table-cell>
          <table:table-cell office:value-type="string" table:style-name="ce1">
            <text:p>&lt;/subset.systemview&gt;</text:p>
          </table:table-cell>
          <table:table-cell table:number-columns-repeated="16381"/>
        </table:table-row>
        <table:table-row table:style-name="ro1">
          <table:table-cell office:value-type="string" table:style-name="ce1">
            <text:p>&lt;subset.bgset&gt;</text:p>
          </table:table-cell>
          <table:table-cell office:value-type="string" table:style-name="ce1">
            <text:p>Background Images</text:p>
          </table:table-cell>
          <table:table-cell office:value-type="string" table:style-name="ce1">
            <text:p>&lt;/subset.bgset&gt;</text:p>
          </table:table-cell>
          <table:table-cell table:number-columns-repeated="16381"/>
        </table:table-row>
        <table:table-row table:style-name="ro1">
          <table:table-cell office:value-type="string" table:style-name="ce1">
            <text:p>&lt;subset.iconset&gt;</text:p>
          </table:table-cell>
          <table:table-cell office:value-type="string" table:style-name="ce1">
            <text:p>Help Icons</text:p>
          </table:table-cell>
          <table:table-cell office:value-type="string" table:style-name="ce1">
            <text:p>&lt;/subset.iconset&gt;</text:p>
          </table:table-cell>
          <table:table-cell table:number-columns-repeated="16381"/>
        </table:table-row>
        <table:table-row table:style-name="ro1">
          <table:table-cell office:value-type="string" table:style-name="ce1">
            <text:p>&lt;subset.shader&gt;</text:p>
          </table:table-cell>
          <table:table-cell office:value-type="string" table:style-name="ce1">
            <text:p>Theme Shaders</text:p>
          </table:table-cell>
          <table:table-cell office:value-type="string" table:style-name="ce1">
            <text:p>&lt;/subset.shader&gt;</text:p>
          </table:table-cell>
          <table:table-cell table:number-columns-repeated="16381"/>
        </table:table-row>
        <table:table-row table:style-name="ro1">
          <table:table-cell office:value-type="string" table:style-name="ce1">
            <text:p>&lt;subset.music&gt;</text:p>
          </table:table-cell>
          <table:table-cell office:value-type="string" table:style-name="ce1">
            <text:p>System Music</text:p>
          </table:table-cell>
          <table:table-cell office:value-type="string" table:style-name="ce1">
            <text:p>&lt;/subset.music&gt;</text:p>
          </table:table-cell>
          <table:table-cell table:number-columns-repeated="16381"/>
        </table:table-row>
        <table:table-row table:style-name="ro1">
          <table:table-cell office:value-type="string" table:style-name="ce1">
            <text:p>&lt;subset.logoset&gt;</text:p>
          </table:table-cell>
          <table:table-cell office:value-type="string" table:style-name="ce1">
            <text:p>System Logo Style</text:p>
          </table:table-cell>
          <table:table-cell office:value-type="string" table:style-name="ce1">
            <text:p>&lt;/subset.logoset&gt;</text:p>
          </table:table-cell>
          <table:table-cell table:number-columns-repeated="16381"/>
        </table:table-row>
        <table:table-row table:style-name="ro1">
          <table:table-cell office:value-type="string" table:style-name="ce1">
            <text:p>&lt;subset.thememusic&gt;</text:p>
          </table:table-cell>
          <table:table-cell office:value-type="string" table:style-name="ce1">
            <text:p>Theme Background Music</text:p>
          </table:table-cell>
          <table:table-cell office:value-type="string" table:style-name="ce1">
            <text:p>&lt;/subset.thememusic&gt;</text:p>
          </table:table-cell>
          <table:table-cell table:number-columns-repeated="16381"/>
        </table:table-row>
        <table:table-row table:style-name="ro1">
          <table:table-cell office:value-type="string" table:style-name="ce1">
            <text:p>&lt;subset.vdelay&gt;</text:p>
          </table:table-cell>
          <table:table-cell office:value-type="string" table:style-name="ce1">
            <text:p>Video delay on gamelist</text:p>
          </table:table-cell>
          <table:table-cell office:value-type="string" table:style-name="ce1">
            <text:p>&lt;/subset.vdelay&gt;</text:p>
          </table:table-cell>
          <table:table-cell table:number-columns-repeated="16381"/>
        </table:table-row>
        <table:table-row table:style-name="ro1">
          <table:table-cell office:value-type="string" table:style-name="ce1">
            <text:p>&lt;subset.slog&gt;</text:p>
          </table:table-cell>
          <table:table-cell office:value-type="string" table:style-name="ce1">
            <text:p>System Logo on Gamelists</text:p>
          </table:table-cell>
          <table:table-cell office:value-type="string" table:style-name="ce1">
            <text:p>&lt;/subset.slog&gt;</text:p>
          </table:table-cell>
          <table:table-cell table:number-columns-repeated="16381"/>
        </table:table-row>
        <table:table-row table:style-name="ro1">
          <table:table-cell office:value-type="string" table:style-name="ce1">
            <text:p>&lt;subset.colorset&gt;</text:p>
          </table:table-cell>
          <table:table-cell office:value-type="string" table:style-name="ce1">
            <text:p>Theme Colour Scheme</text:p>
          </table:table-cell>
          <table:table-cell office:value-type="string" table:style-name="ce1">
            <text:p>&lt;/subset.colorset&gt;</text:p>
          </table:table-cell>
          <table:table-cell table:number-columns-repeated="16381"/>
        </table:table-row>
        <table:table-row table:style-name="ro1">
          <table:table-cell office:value-type="string" table:style-name="ce1">
            <text:p>&lt;subset.videoview&gt;</text:p>
          </table:table-cell>
          <table:table-cell office:value-type="string" table:style-name="ce1">
            <text:p>Gamelist Video Delay</text:p>
          </table:table-cell>
          <table:table-cell office:value-type="string" table:style-name="ce1">
            <text:p>&lt;/subset.videoview&gt;</text:p>
          </table:table-cell>
          <table:table-cell table:number-columns-repeated="16381"/>
        </table:table-row>
        <table:table-row table:style-name="ro1">
          <table:table-cell office:value-type="string" table:style-name="ce1">
            <text:p>&lt;subset.sysvdelay&gt;</text:p>
          </table:table-cell>
          <table:table-cell office:value-type="string" table:style-name="ce1">
            <text:p>System view Video Delay</text:p>
          </table:table-cell>
          <table:table-cell office:value-type="string" table:style-name="ce1">
            <text:p>&lt;/subset.sysvdelay&gt;</text:p>
          </table:table-cell>
          <table:table-cell table:number-columns-repeated="16381"/>
        </table:table-row>
        <table:table-row table:style-name="ro1">
          <table:table-cell office:value-type="string" table:style-name="ce1">
            <text:p>&lt;subset.ratio&gt;</text:p>
          </table:table-cell>
          <table:table-cell office:value-type="string" table:style-name="ce1">
            <text:p>Screen Ratio</text:p>
          </table:table-cell>
          <table:table-cell office:value-type="string" table:style-name="ce1">
            <text:p>&lt;/subset.ratio&gt;</text:p>
          </table:table-cell>
          <table:table-cell table:number-columns-repeated="16381"/>
        </table:table-row>
        <table:table-row table:style-name="ro1">
          <table:table-cell office:value-type="string" table:style-name="ce1">
            <text:p>&lt;panlog&gt;</text:p>
          </table:table-cell>
          <table:table-cell office:value-type="string" table:style-name="ce1">
            <text:p>Panel logos</text:p>
          </table:table-cell>
          <table:table-cell office:value-type="string" table:style-name="ce1">
            <text:p>&lt;/panlog&gt;</text:p>
          </table:table-cell>
          <table:table-cell table:number-columns-repeated="16381"/>
        </table:table-row>
        <table:table-row table:style-name="ro1">
          <table:table-cell office:value-type="string" table:style-name="ce1">
            <text:p>&lt;default&gt;</text:p>
          </table:table-cell>
          <table:table-cell office:value-type="string" table:style-name="ce1">
            <text:p>Default</text:p>
          </table:table-cell>
          <table:table-cell office:value-type="string" table:style-name="ce1">
            <text:p>&lt;/default&gt;</text:p>
          </table:table-cell>
          <table:table-cell table:number-columns-repeated="16381"/>
        </table:table-row>
        <table:table-row table:style-name="ro1">
          <table:table-cell office:value-type="string" table:style-name="ce1">
            <text:p>&lt;panel&gt;</text:p>
          </table:table-cell>
          <table:table-cell office:value-type="string" table:style-name="ce1">
            <text:p>Panel</text:p>
          </table:table-cell>
          <table:table-cell office:value-type="string" table:style-name="ce1">
            <text:p>&lt;/panel&gt;</text:p>
          </table:table-cell>
          <table:table-cell table:number-columns-repeated="16381"/>
        </table:table-row>
        <table:table-row table:style-name="ro1">
          <table:table-cell office:value-type="string" table:style-name="ce1">
            <text:p>&lt;smallpanel&gt;</text:p>
          </table:table-cell>
          <table:table-cell office:value-type="string" table:style-name="ce1">
            <text:p>Small Panel</text:p>
          </table:table-cell>
          <table:table-cell office:value-type="string" table:style-name="ce1">
            <text:p>&lt;/smallpanel&gt;</text:p>
          </table:table-cell>
          <table:table-cell table:number-columns-repeated="16381"/>
        </table:table-row>
        <table:table-row table:style-name="ro1">
          <table:table-cell office:value-type="string" table:style-name="ce1">
            <text:p>&lt;panelbox&gt;</text:p>
          </table:table-cell>
          <table:table-cell office:value-type="string" table:style-name="ce1">
            <text:p>Panel with Boxart</text:p>
          </table:table-cell>
          <table:table-cell office:value-type="string" table:style-name="ce1">
            <text:p>&lt;/panelbox&gt;</text:p>
          </table:table-cell>
          <table:table-cell table:number-columns-repeated="16381"/>
        </table:table-row>
        <table:table-row table:number-rows-repeated="1048514" table:style-name="ro2">
          <table:table-cell table:number-columns-repeated="16384"/>
        </table:table-row>
      </table:table>
      <table:table table:name="Minimal_Translated" table:style-name="ta1">
        <table:table-column table:style-name="co1" table:default-cell-style-name="ce1"/>
        <table:table-column table:style-name="co9" table:default-cell-style-name="ce1"/>
        <table:table-column table:style-name="co3" table:default-cell-style-name="ce1"/>
        <table:table-column table:style-name="co10" table:default-cell-style-name="ce2"/>
        <table:table-column table:style-name="co5" table:number-columns-repeated="16380" table:default-cell-style-name="ce1"/>
        <table:table-row table:style-name="ro1">
          <table:table-cell office:value-type="string" table:style-name="ce1">
            <text:p>&lt;yes&gt;</text:p>
          </table:table-cell>
          <table:table-cell office:value-type="string" table:style-name="ce1">
            <text:p>はい</text:p>
          </table:table-cell>
          <table:table-cell office:value-type="string" table:style-name="ce1">
            <text:p>&lt;/yes&gt;</text:p>
          </table:table-cell>
          <table:table-cell office:value-type="string" office:string-value="&lt;yes&gt;はい&lt;/yes&gt;" table:formula="of:=CONCATENATE([.A1];[.B1];[.C1])" table:style-name="ce2">
            <text:p>&lt;yes&gt;はい&lt;/yes&gt;</text:p>
          </table:table-cell>
          <table:table-cell table:number-columns-repeated="16380"/>
        </table:table-row>
        <table:table-row table:style-name="ro1">
          <table:table-cell office:value-type="string" table:style-name="ce1">
            <text:p>&lt;no&gt;</text:p>
          </table:table-cell>
          <table:table-cell office:value-type="string" table:style-name="ce1">
            <text:p>番号</text:p>
          </table:table-cell>
          <table:table-cell office:value-type="string" table:style-name="ce1">
            <text:p>&lt;/no&gt;</text:p>
          </table:table-cell>
          <table:table-cell office:value-type="string" office:string-value="&lt;no&gt;番号&lt;/no&gt;" table:formula="of:=CONCATENATE([.A2];[.B2];[.C2])" table:style-name="ce2">
            <text:p>&lt;no&gt;番号&lt;/no&gt;</text:p>
          </table:table-cell>
          <table:table-cell table:number-columns-repeated="16380"/>
        </table:table-row>
        <table:table-row table:style-name="ro1">
          <table:table-cell office:value-type="string" table:style-name="ce1">
            <text:p>&lt;none&gt;</text:p>
          </table:table-cell>
          <table:table-cell office:value-type="string" table:style-name="ce1">
            <text:p>無し</text:p>
          </table:table-cell>
          <table:table-cell office:value-type="string" table:style-name="ce1">
            <text:p>&lt;/none&gt;</text:p>
          </table:table-cell>
          <table:table-cell office:value-type="string" office:string-value="&lt;none&gt;無し&lt;/none&gt;" table:formula="of:=CONCATENATE([.A3];[.B3];[.C3])" table:style-name="ce2">
            <text:p>&lt;none&gt;無し&lt;/none&gt;</text:p>
          </table:table-cell>
          <table:table-cell table:number-columns-repeated="16380"/>
        </table:table-row>
        <table:table-row table:style-name="ro1">
          <table:table-cell office:value-type="string" table:style-name="ce1">
            <text:p>&lt;sysmusic&gt;</text:p>
          </table:table-cell>
          <table:table-cell office:value-type="string" table:style-name="ce1">
            <text:p>オン</text:p>
          </table:table-cell>
          <table:table-cell office:value-type="string" table:style-name="ce1">
            <text:p>&lt;/sysmusic&gt;</text:p>
          </table:table-cell>
          <table:table-cell office:value-type="string" office:string-value="&lt;sysmusic&gt;オン&lt;/sysmusic&gt;" table:formula="of:=CONCATENATE([.A4];[.B4];[.C4])" table:style-name="ce2">
            <text:p>&lt;sysmusic&gt;オン&lt;/sysmusic&gt;</text:p>
          </table:table-cell>
          <table:table-cell table:number-columns-repeated="16380"/>
        </table:table-row>
        <table:table-row table:style-name="ro1">
          <table:table-cell office:value-type="string" table:style-name="ce1">
            <text:p>&lt;nomusic&gt;</text:p>
          </table:table-cell>
          <table:table-cell office:value-type="string" table:style-name="ce1">
            <text:p>ランダム</text:p>
          </table:table-cell>
          <table:table-cell office:value-type="string" table:style-name="ce1">
            <text:p>&lt;/nomusic&gt;</text:p>
          </table:table-cell>
          <table:table-cell office:value-type="string" office:string-value="&lt;nomusic&gt;ランダム&lt;/nomusic&gt;" table:formula="of:=CONCATENATE([.A5];[.B5];[.C5])" table:style-name="ce2">
            <text:p>&lt;nomusic&gt;ランダム&lt;/nomusic&gt;</text:p>
          </table:table-cell>
          <table:table-cell table:number-columns-repeated="16380"/>
        </table:table-row>
        <table:table-row table:style-name="ro1">
          <table:table-cell office:value-type="string" table:style-name="ce1">
            <text:p>&lt;silence&gt;</text:p>
          </table:table-cell>
          <table:table-cell office:value-type="string" table:style-name="ce1">
            <text:p>バックグラウンドミュージックなし</text:p>
          </table:table-cell>
          <table:table-cell office:value-type="string" table:style-name="ce1">
            <text:p>&lt;/silence&gt;</text:p>
          </table:table-cell>
          <table:table-cell office:value-type="string" office:string-value="&lt;silence&gt;バックグラウンドミュージックなし&lt;/silence&gt;" table:formula="of:=CONCATENATE([.A6];[.B6];[.C6])" table:style-name="ce2">
            <text:p>&lt;silence&gt;バックグラウンドミュージックなし&lt;/silence&gt;</text:p>
          </table:table-cell>
          <table:table-cell table:number-columns-repeated="16380"/>
        </table:table-row>
        <table:table-row table:style-name="ro1">
          <table:table-cell office:value-type="string" table:style-name="ce1">
            <text:p>&lt;default&gt;</text:p>
          </table:table-cell>
          <table:table-cell office:value-type="string" table:style-name="ce1">
            <text:p>デフォルト</text:p>
          </table:table-cell>
          <table:table-cell office:value-type="string" table:style-name="ce1">
            <text:p>&lt;/default&gt;</text:p>
          </table:table-cell>
          <table:table-cell office:value-type="string" office:string-value="&lt;default&gt;デフォルト&lt;/default&gt;" table:formula="of:=CONCATENATE([.A7];[.B7];[.C7])" table:style-name="ce2">
            <text:p>&lt;default&gt;デフォルト&lt;/default&gt;</text:p>
          </table:table-cell>
          <table:table-cell table:number-columns-repeated="16380"/>
        </table:table-row>
        <table:table-row table:style-name="ro1">
          <table:table-cell office:value-type="string" table:style-name="ce1">
            <text:p>&lt;basiclist&gt;</text:p>
          </table:table-cell>
          <table:table-cell office:value-type="string" table:style-name="ce1">
            <text:p>簡単なリスト</text:p>
          </table:table-cell>
          <table:table-cell office:value-type="string" table:style-name="ce1">
            <text:p>&lt;/basiclist&gt;</text:p>
          </table:table-cell>
          <table:table-cell office:value-type="string" office:string-value="&lt;basiclist&gt;簡単なリスト&lt;/basiclist&gt;" table:formula="of:=CONCATENATE([.A8];[.B8];[.C8])" table:style-name="ce2">
            <text:p>&lt;basiclist&gt;簡単なリスト&lt;/basiclist&gt;</text:p>
          </table:table-cell>
          <table:table-cell table:number-columns-repeated="16380"/>
        </table:table-row>
        <table:table-row table:style-name="ro1">
          <table:table-cell office:value-type="string" table:style-name="ce1">
            <text:p>&lt;simplegridName&gt;</text:p>
          </table:table-cell>
          <table:table-cell office:value-type="string" table:style-name="ce1">
            <text:p>シンプルなグリッド</text:p>
          </table:table-cell>
          <table:table-cell office:value-type="string" table:style-name="ce1">
            <text:p>&lt;/simplegridName&gt;</text:p>
          </table:table-cell>
          <table:table-cell office:value-type="string" office:string-value="&lt;simplegridName&gt;シンプルなグリッド&lt;/simplegridName&gt;" table:formula="of:=CONCATENATE([.A9];[.B9];[.C9])" table:style-name="ce2">
            <text:p>&lt;simplegridName&gt;シンプルなグリッド&lt;/simplegridName&gt;</text:p>
          </table:table-cell>
          <table:table-cell table:number-columns-repeated="16380"/>
        </table:table-row>
        <table:table-row table:style-name="ro1">
          <table:table-cell office:value-type="string" table:style-name="ce1">
            <text:p>&lt;carouselViewName&gt;</text:p>
          </table:table-cell>
          <table:table-cell office:value-type="string" table:style-name="ce1">
            <text:p>カルーセル</text:p>
          </table:table-cell>
          <table:table-cell office:value-type="string" table:style-name="ce1">
            <text:p>&lt;/carouselViewName&gt;</text:p>
          </table:table-cell>
          <table:table-cell office:value-type="string" office:string-value="&lt;carouselViewName&gt;カルーセル&lt;/carouselViewName&gt;" table:formula="of:=CONCATENATE([.A10];[.B10];[.C10])" table:style-name="ce2">
            <text:p>&lt;carouselViewName&gt;カルーセル&lt;/carouselViewName&gt;</text:p>
          </table:table-cell>
          <table:table-cell table:number-columns-repeated="16380"/>
        </table:table-row>
        <table:table-row table:style-name="ro1">
          <table:table-cell office:value-type="string" table:style-name="ce1">
            <text:p>&lt;carouselposterViewName&gt;</text:p>
          </table:table-cell>
          <table:table-cell office:value-type="string" table:style-name="ce1">
            <text:p>カルーセル詳細</text:p>
          </table:table-cell>
          <table:table-cell office:value-type="string" table:style-name="ce1">
            <text:p>&lt;/carouselposterViewName&gt;</text:p>
          </table:table-cell>
          <table:table-cell office:value-type="string" office:string-value="&lt;carouselposterViewName&gt;カルーセル詳細&lt;/carouselposterViewName&gt;" table:formula="of:=CONCATENATE([.A11];[.B11];[.C11])" table:style-name="ce2">
            <text:p>&lt;carouselposterViewName&gt;カルーセル詳細&lt;/carouselposterViewName&gt;</text:p>
          </table:table-cell>
          <table:table-cell table:number-columns-repeated="16380"/>
        </table:table-row>
        <table:table-row table:style-name="ro1">
          <table:table-cell office:value-type="string" table:style-name="ce1">
            <text:p>&lt;tilesViewName&gt;</text:p>
          </table:table-cell>
          <table:table-cell office:value-type="string" table:style-name="ce1">
            <text:p>タイル</text:p>
          </table:table-cell>
          <table:table-cell office:value-type="string" table:style-name="ce1">
            <text:p>&lt;/tilesViewName&gt;</text:p>
          </table:table-cell>
          <table:table-cell office:value-type="string" office:string-value="&lt;tilesViewName&gt;タイル&lt;/tilesViewName&gt;" table:formula="of:=CONCATENATE([.A12];[.B12];[.C12])" table:style-name="ce2">
            <text:p>&lt;tilesViewName&gt;タイル&lt;/tilesViewName&gt;</text:p>
          </table:table-cell>
          <table:table-cell table:number-columns-repeated="16380"/>
        </table:table-row>
        <table:table-row table:style-name="ro1">
          <table:table-cell office:value-type="string" table:style-name="ce1">
            <text:p>&lt;tilesVideoViewName&gt;</text:p>
          </table:table-cell>
          <table:table-cell office:value-type="string" table:style-name="ce1">
            <text:p>ビデオ付きタイル</text:p>
          </table:table-cell>
          <table:table-cell office:value-type="string" table:style-name="ce1">
            <text:p>&lt;/tilesVideoViewName&gt;</text:p>
          </table:table-cell>
          <table:table-cell office:value-type="string" office:string-value="&lt;tilesVideoViewName&gt;ビデオ付きタイル&lt;/tilesVideoViewName&gt;" table:formula="of:=CONCATENATE([.A13];[.B13];[.C13])" table:style-name="ce2">
            <text:p>&lt;tilesVideoViewName&gt;ビデオ付きタイル&lt;/tilesVideoViewName&gt;</text:p>
          </table:table-cell>
          <table:table-cell table:number-columns-repeated="16380"/>
        </table:table-row>
        <table:table-row table:style-name="ro1">
          <table:table-cell office:value-type="string" table:style-name="ce1">
            <text:p>&lt;tilesVideoMarqueeViewName&gt;</text:p>
          </table:table-cell>
          <table:table-cell office:value-type="string" table:style-name="ce1">
            <text:p>ビデオとロゴのタイル</text:p>
          </table:table-cell>
          <table:table-cell office:value-type="string" table:style-name="ce1">
            <text:p>&lt;/tilesVideoMarqueeViewName&gt;</text:p>
          </table:table-cell>
          <table:table-cell office:value-type="string" office:string-value="&lt;tilesVideoMarqueeViewName&gt;ビデオとロゴのタイル&lt;/tilesVideoMarqueeViewName&gt;" table:formula="of:=CONCATENATE([.A14];[.B14];[.C14])" table:style-name="ce2">
            <text:p>&lt;tilesVideoMarqueeViewName&gt;ビデオとロゴのタイル&lt;/tilesVideoMarqueeViewName&gt;</text:p>
          </table:table-cell>
          <table:table-cell table:number-columns-repeated="16380"/>
        </table:table-row>
        <table:table-row table:style-name="ro1">
          <table:table-cell office:value-type="string" table:style-name="ce1">
            <text:p>&lt;fanartViewName&gt;</text:p>
          </table:table-cell>
          <table:table-cell office:value-type="string" table:style-name="ce1">
            <text:p>ファンアート（デフォルト）</text:p>
          </table:table-cell>
          <table:table-cell office:value-type="string" table:style-name="ce1">
            <text:p>&lt;/fanartViewName&gt;</text:p>
          </table:table-cell>
          <table:table-cell office:value-type="string" office:string-value="&lt;fanartViewName&gt;ファンアート（デフォルト）&lt;/fanartViewName&gt;" table:formula="of:=CONCATENATE([.A15];[.B15];[.C15])" table:style-name="ce2">
            <text:p>&lt;fanartViewName&gt;ファンアート（デフォルト）&lt;/fanartViewName&gt;</text:p>
          </table:table-cell>
          <table:table-cell table:number-columns-repeated="16380"/>
        </table:table-row>
        <table:table-row table:style-name="ro1">
          <table:table-cell office:value-type="string" table:style-name="ce1">
            <text:p>&lt;fanartvlViewName&gt;</text:p>
          </table:table-cell>
          <table:table-cell office:value-type="string" table:style-name="ce1">
            <text:p>ファンアート（フルスクリーンビデオ）</text:p>
          </table:table-cell>
          <table:table-cell office:value-type="string" table:style-name="ce1">
            <text:p>&lt;/fanartvlViewName&gt;</text:p>
          </table:table-cell>
          <table:table-cell office:value-type="string" office:string-value="&lt;fanartvlViewName&gt;ファンアート（フルスクリーンビデオ）&lt;/fanartvlViewName&gt;" table:formula="of:=CONCATENATE([.A16];[.B16];[.C16])" table:style-name="ce2">
            <text:p>&lt;fanartvlViewName&gt;ファンアート（フルスクリーンビデオ）&lt;/fanartvlViewName&gt;</text:p>
          </table:table-cell>
          <table:table-cell table:number-columns-repeated="16380"/>
        </table:table-row>
        <table:table-row table:style-name="ro1">
          <table:table-cell office:value-type="string" table:style-name="ce1">
            <text:p>&lt;carouselvideoName&gt;</text:p>
          </table:table-cell>
          <table:table-cell office:value-type="string" table:style-name="ce1">
            <text:p>カルーセルビデオ</text:p>
          </table:table-cell>
          <table:table-cell office:value-type="string" table:style-name="ce1">
            <text:p>&lt;/carouselvideoName&gt;</text:p>
          </table:table-cell>
          <table:table-cell office:value-type="string" office:string-value="&lt;carouselvideoName&gt;カルーセルビデオ&lt;/carouselvideoName&gt;" table:formula="of:=CONCATENATE([.A17];[.B17];[.C17])" table:style-name="ce2">
            <text:p>&lt;carouselvideoName&gt;カルーセルビデオ&lt;/carouselvideoName&gt;</text:p>
          </table:table-cell>
          <table:table-cell table:number-columns-repeated="16380"/>
        </table:table-row>
        <table:table-row table:style-name="ro1">
          <table:table-cell office:value-type="string" table:style-name="ce1">
            <text:p>&lt;smallscreengamelist&gt;</text:p>
          </table:table-cell>
          <table:table-cell office:value-type="string" table:style-name="ce1">
            <text:p>小画面</text:p>
          </table:table-cell>
          <table:table-cell office:value-type="string" table:style-name="ce1">
            <text:p>&lt;/smallscreengamelist&gt;</text:p>
          </table:table-cell>
          <table:table-cell office:value-type="string" office:string-value="&lt;smallscreengamelist&gt;小画面&lt;/smallscreengamelist&gt;" table:formula="of:=CONCATENATE([.A18];[.B18];[.C18])" table:style-name="ce2">
            <text:p>&lt;smallscreengamelist&gt;小画面&lt;/smallscreengamelist&gt;</text:p>
          </table:table-cell>
          <table:table-cell table:number-columns-repeated="16380"/>
        </table:table-row>
        <table:table-row table:style-name="ro1">
          <table:table-cell office:value-type="string" table:style-name="ce1">
            <text:p>&lt;smallscreengamelistnh&gt;</text:p>
          </table:table-cell>
          <table:table-cell office:value-type="string" table:style-name="ce1">
            <text:p>小画面（ヘルプなし）</text:p>
          </table:table-cell>
          <table:table-cell office:value-type="string" table:style-name="ce1">
            <text:p>&lt;/smallscreengamelistnh&gt;</text:p>
          </table:table-cell>
          <table:table-cell office:value-type="string" office:string-value="&lt;smallscreengamelistnh&gt;小画面（ヘルプなし）&lt;/smallscreengamelistnh&gt;" table:formula="of:=CONCATENATE([.A19];[.B19];[.C19])" table:style-name="ce2">
            <text:p>&lt;smallscreengamelistnh&gt;小画面（ヘルプなし）&lt;/smallscreengamelistnh&gt;</text:p>
          </table:table-cell>
          <table:table-cell table:number-columns-repeated="16380"/>
        </table:table-row>
        <table:table-row table:style-name="ro1">
          <table:table-cell office:value-type="string" table:style-name="ce1">
            <text:p>&lt;ctblue&gt;</text:p>
          </table:table-cell>
          <table:table-cell office:value-type="string" table:style-name="ce1">
            <text:p>サファイア</text:p>
          </table:table-cell>
          <table:table-cell office:value-type="string" table:style-name="ce1">
            <text:p>&lt;/ctblue&gt;</text:p>
          </table:table-cell>
          <table:table-cell office:value-type="string" office:string-value="&lt;ctblue&gt;サファイア&lt;/ctblue&gt;" table:formula="of:=CONCATENATE([.A20];[.B20];[.C20])" table:style-name="ce2">
            <text:p>&lt;ctblue&gt;サファイア&lt;/ctblue&gt;</text:p>
          </table:table-cell>
          <table:table-cell table:number-columns-repeated="16380"/>
        </table:table-row>
        <table:table-row table:style-name="ro1">
          <table:table-cell office:value-type="string" table:style-name="ce1">
            <text:p>&lt;ctred&gt;</text:p>
          </table:table-cell>
          <table:table-cell office:value-type="string" table:style-name="ce1">
            <text:p>ルビー</text:p>
          </table:table-cell>
          <table:table-cell office:value-type="string" table:style-name="ce1">
            <text:p>&lt;/ctred&gt;</text:p>
          </table:table-cell>
          <table:table-cell office:value-type="string" office:string-value="&lt;ctred&gt;ルビー&lt;/ctred&gt;" table:formula="of:=CONCATENATE([.A21];[.B21];[.C21])" table:style-name="ce2">
            <text:p>&lt;ctred&gt;ルビー&lt;/ctred&gt;</text:p>
          </table:table-cell>
          <table:table-cell table:number-columns-repeated="16380"/>
        </table:table-row>
        <table:table-row table:style-name="ro1">
          <table:table-cell office:value-type="string" table:style-name="ce1">
            <text:p>&lt;ctgreen&gt;</text:p>
          </table:table-cell>
          <table:table-cell office:value-type="string" table:style-name="ce1">
            <text:p>エメラルド</text:p>
          </table:table-cell>
          <table:table-cell office:value-type="string" table:style-name="ce1">
            <text:p>&lt;/ctgreen&gt;</text:p>
          </table:table-cell>
          <table:table-cell office:value-type="string" office:string-value="&lt;ctgreen&gt;エメラルド&lt;/ctgreen&gt;" table:formula="of:=CONCATENATE([.A22];[.B22];[.C22])" table:style-name="ce2">
            <text:p>&lt;ctgreen&gt;エメラルド&lt;/ctgreen&gt;</text:p>
          </table:table-cell>
          <table:table-cell table:number-columns-repeated="16380"/>
        </table:table-row>
        <table:table-row table:style-name="ro1">
          <table:table-cell office:value-type="string" table:style-name="ce1">
            <text:p>&lt;ctblack&gt;</text:p>
          </table:table-cell>
          <table:table-cell office:value-type="string" table:style-name="ce1">
            <text:p>炭素</text:p>
          </table:table-cell>
          <table:table-cell office:value-type="string" table:style-name="ce1">
            <text:p>&lt;/ctblack&gt;</text:p>
          </table:table-cell>
          <table:table-cell office:value-type="string" office:string-value="&lt;ctblack&gt;炭素&lt;/ctblack&gt;" table:formula="of:=CONCATENATE([.A23];[.B23];[.C23])" table:style-name="ce2">
            <text:p>&lt;ctblack&gt;炭素&lt;/ctblack&gt;</text:p>
          </table:table-cell>
          <table:table-cell table:number-columns-repeated="16380"/>
        </table:table-row>
        <table:table-row table:style-name="ro1">
          <table:table-cell office:value-type="string" table:style-name="ce1">
            <text:p>&lt;ctgold&gt;</text:p>
          </table:table-cell>
          <table:table-cell office:value-type="string" table:style-name="ce1">
            <text:p>ゴールド</text:p>
          </table:table-cell>
          <table:table-cell office:value-type="string" table:style-name="ce1">
            <text:p>&lt;/ctgold&gt;</text:p>
          </table:table-cell>
          <table:table-cell office:value-type="string" office:string-value="&lt;ctgold&gt;ゴールド&lt;/ctgold&gt;" table:formula="of:=CONCATENATE([.A24];[.B24];[.C24])" table:style-name="ce2">
            <text:p>&lt;ctgold&gt;ゴールド&lt;/ctgold&gt;</text:p>
          </table:table-cell>
          <table:table-cell table:number-columns-repeated="16380"/>
        </table:table-row>
        <table:table-row table:style-name="ro1">
          <table:table-cell office:value-type="string" table:style-name="ce1">
            <text:p>&lt;systembg&gt;</text:p>
          </table:table-cell>
          <table:table-cell office:value-type="string" table:style-name="ce1">
            <text:p>コンソール</text:p>
          </table:table-cell>
          <table:table-cell office:value-type="string" table:style-name="ce1">
            <text:p>&lt;/systembg&gt;</text:p>
          </table:table-cell>
          <table:table-cell office:value-type="string" office:string-value="&lt;systembg&gt;コンソール&lt;/systembg&gt;" table:formula="of:=CONCATENATE([.A25];[.B25];[.C25])" table:style-name="ce2">
            <text:p>&lt;systembg&gt;コンソール&lt;/systembg&gt;</text:p>
          </table:table-cell>
          <table:table-cell table:number-columns-repeated="16380"/>
        </table:table-row>
        <table:table-row table:style-name="ro1">
          <table:table-cell office:value-type="string" table:style-name="ce1">
            <text:p>&lt;whitelog&gt;</text:p>
          </table:table-cell>
          <table:table-cell office:value-type="string" table:style-name="ce1">
            <text:p>白いロゴの</text:p>
          </table:table-cell>
          <table:table-cell office:value-type="string" table:style-name="ce1">
            <text:p>&lt;/whitelog&gt;</text:p>
          </table:table-cell>
          <table:table-cell office:value-type="string" office:string-value="&lt;whitelog&gt;白いロゴの&lt;/whitelog&gt;" table:formula="of:=CONCATENATE([.A26];[.B26];[.C26])" table:style-name="ce2">
            <text:p>&lt;whitelog&gt;白いロゴの&lt;/whitelog&gt;</text:p>
          </table:table-cell>
          <table:table-cell table:number-columns-repeated="16380"/>
        </table:table-row>
        <table:table-row table:style-name="ro1">
          <table:table-cell office:value-type="string" table:style-name="ce1">
            <text:p>&lt;colorlog&gt;</text:p>
          </table:table-cell>
          <table:table-cell office:value-type="string" table:style-name="ce1">
            <text:p>カラーロゴの</text:p>
          </table:table-cell>
          <table:table-cell office:value-type="string" table:style-name="ce1">
            <text:p>&lt;/colorlog&gt;</text:p>
          </table:table-cell>
          <table:table-cell office:value-type="string" office:string-value="&lt;colorlog&gt;カラーロゴの&lt;/colorlog&gt;" table:formula="of:=CONCATENATE([.A27];[.B27];[.C27])" table:style-name="ce2">
            <text:p>&lt;colorlog&gt;カラーロゴの&lt;/colorlog&gt;</text:p>
          </table:table-cell>
          <table:table-cell table:number-columns-repeated="16380"/>
        </table:table-row>
        <table:table-row table:style-name="ro1">
          <table:table-cell office:value-type="string" table:style-name="ce1">
            <text:p>&lt;conlog&gt;</text:p>
          </table:table-cell>
          <table:table-cell office:value-type="string" table:style-name="ce1">
            <text:p>コントローラー</text:p>
          </table:table-cell>
          <table:table-cell office:value-type="string" table:style-name="ce1">
            <text:p>&lt;/conlog&gt;</text:p>
          </table:table-cell>
          <table:table-cell office:value-type="string" office:string-value="&lt;conlog&gt;コントローラー&lt;/conlog&gt;" table:formula="of:=CONCATENATE([.A28];[.B28];[.C28])" table:style-name="ce2">
            <text:p>&lt;conlog&gt;コントローラー&lt;/conlog&gt;</text:p>
          </table:table-cell>
          <table:table-cell table:number-columns-repeated="16380"/>
        </table:table-row>
        <table:table-row table:style-name="ro1">
          <table:table-cell office:value-type="string" table:style-name="ce1">
            <text:p>&lt;textlog&gt;</text:p>
          </table:table-cell>
          <table:table-cell office:value-type="string" table:style-name="ce1">
            <text:p>テキストロゴ</text:p>
          </table:table-cell>
          <table:table-cell office:value-type="string" table:style-name="ce1">
            <text:p>&lt;/textlog&gt;</text:p>
          </table:table-cell>
          <table:table-cell office:value-type="string" office:string-value="&lt;textlog&gt;テキストロゴ&lt;/textlog&gt;" table:formula="of:=CONCATENATE([.A29];[.B29];[.C29])" table:style-name="ce2">
            <text:p>&lt;textlog&gt;テキストロゴ&lt;/textlog&gt;</text:p>
          </table:table-cell>
          <table:table-cell table:number-columns-repeated="16380"/>
        </table:table-row>
        <table:table-row table:style-name="ro1">
          <table:table-cell office:value-type="string" table:style-name="ce1">
            <text:p>&lt;idefault&gt;</text:p>
          </table:table-cell>
          <table:table-cell office:value-type="string" table:style-name="ce1">
            <text:p>結晶</text:p>
          </table:table-cell>
          <table:table-cell office:value-type="string" table:style-name="ce1">
            <text:p>&lt;/idefault&gt;</text:p>
          </table:table-cell>
          <table:table-cell office:value-type="string" office:string-value="&lt;idefault&gt;結晶&lt;/idefault&gt;" table:formula="of:=CONCATENATE([.A30];[.B30];[.C30])" table:style-name="ce2">
            <text:p>&lt;idefault&gt;結晶&lt;/idefault&gt;</text:p>
          </table:table-cell>
          <table:table-cell table:number-columns-repeated="16380"/>
        </table:table-row>
        <table:table-row table:style-name="ro1">
          <table:table-cell office:value-type="string" table:style-name="ce1">
            <text:p>&lt;idefaultrev&gt;</text:p>
          </table:table-cell>
          <table:table-cell office:value-type="string" table:style-name="ce1">
            <text:p>クリスタル（リバース）</text:p>
          </table:table-cell>
          <table:table-cell office:value-type="string" table:style-name="ce1">
            <text:p>&lt;/idefaultrev&gt;</text:p>
          </table:table-cell>
          <table:table-cell office:value-type="string" office:string-value="&lt;idefaultrev&gt;クリスタル（リバース）&lt;/idefaultrev&gt;" table:formula="of:=CONCATENATE([.A31];[.B31];[.C31])" table:style-name="ce2">
            <text:p>&lt;idefaultrev&gt;クリスタル（リバース）&lt;/idefaultrev&gt;</text:p>
          </table:table-cell>
          <table:table-cell table:number-columns-repeated="16380"/>
        </table:table-row>
        <table:table-row table:style-name="ro1">
          <table:table-cell office:value-type="string" table:style-name="ce1">
            <text:p>&lt;horizontal&gt;</text:p>
          </table:table-cell>
          <table:table-cell office:value-type="string" table:style-name="ce1">
            <text:p>基本的な水平メニュー</text:p>
          </table:table-cell>
          <table:table-cell office:value-type="string" table:style-name="ce1">
            <text:p>&lt;/horizontal&gt;</text:p>
          </table:table-cell>
          <table:table-cell office:value-type="string" office:string-value="&lt;horizontal&gt;基本的な水平メニュー&lt;/horizontal&gt;" table:formula="of:=CONCATENATE([.A32];[.B32];[.C32])" table:style-name="ce2">
            <text:p>&lt;horizontal&gt;基本的な水平メニュー&lt;/horizontal&gt;</text:p>
          </table:table-cell>
          <table:table-cell table:number-columns-repeated="16380"/>
        </table:table-row>
        <table:table-row table:style-name="ro1">
          <table:table-cell office:value-type="string" table:style-name="ce1">
            <text:p>&lt;hordetail&gt;</text:p>
          </table:table-cell>
          <table:table-cell office:value-type="string" table:style-name="ce1">
            <text:p>詳細（地平線）</text:p>
          </table:table-cell>
          <table:table-cell office:value-type="string" table:style-name="ce1">
            <text:p>&lt;/hordetail&gt;</text:p>
          </table:table-cell>
          <table:table-cell office:value-type="string" office:string-value="&lt;hordetail&gt;詳細（地平線）&lt;/hordetail&gt;" table:formula="of:=CONCATENATE([.A33];[.B33];[.C33])" table:style-name="ce2">
            <text:p>&lt;hordetail&gt;詳細（地平線）&lt;/hordetail&gt;</text:p>
          </table:table-cell>
          <table:table-cell table:number-columns-repeated="16380"/>
        </table:table-row>
        <table:table-row table:style-name="ro1">
          <table:table-cell office:value-type="string" table:style-name="ce1">
            <text:p>&lt;rhc&gt;</text:p>
          </table:table-cell>
          <table:table-cell office:value-type="string" table:style-name="ce1">
            <text:p>右側のカルーセル</text:p>
          </table:table-cell>
          <table:table-cell office:value-type="string" table:style-name="ce1">
            <text:p>&lt;/rhc&gt;</text:p>
          </table:table-cell>
          <table:table-cell office:value-type="string" office:string-value="&lt;rhc&gt;右側のカルーセル&lt;/rhc&gt;" table:formula="of:=CONCATENATE([.A34];[.B34];[.C34])" table:style-name="ce2">
            <text:p>&lt;rhc&gt;右側のカルーセル&lt;/rhc&gt;</text:p>
          </table:table-cell>
          <table:table-cell table:number-columns-repeated="16380"/>
        </table:table-row>
        <table:table-row table:style-name="ro1">
          <table:table-cell office:value-type="string" table:style-name="ce1">
            <text:p>&lt;lhc&gt;</text:p>
          </table:table-cell>
          <table:table-cell office:value-type="string" table:style-name="ce1">
            <text:p>左側のカルーセル</text:p>
          </table:table-cell>
          <table:table-cell office:value-type="string" table:style-name="ce1">
            <text:p>&lt;/lhc&gt;</text:p>
          </table:table-cell>
          <table:table-cell office:value-type="string" office:string-value="&lt;lhc&gt;左側のカルーセル&lt;/lhc&gt;" table:formula="of:=CONCATENATE([.A35];[.B35];[.C35])" table:style-name="ce2">
            <text:p>&lt;lhc&gt;左側のカルーセル&lt;/lhc&gt;</text:p>
          </table:table-cell>
          <table:table-cell table:number-columns-repeated="16380"/>
        </table:table-row>
        <table:table-row table:style-name="ro1">
          <table:table-cell office:value-type="string" table:style-name="ce1">
            <text:p>&lt;systemdetails&gt;</text:p>
          </table:table-cell>
          <table:table-cell office:value-type="string" table:style-name="ce1">
            <text:p>詳細（垂直）</text:p>
          </table:table-cell>
          <table:table-cell office:value-type="string" table:style-name="ce1">
            <text:p>&lt;/systemdetails&gt;</text:p>
          </table:table-cell>
          <table:table-cell office:value-type="string" office:string-value="&lt;systemdetails&gt;詳細（垂直）&lt;/systemdetails&gt;" table:formula="of:=CONCATENATE([.A36];[.B36];[.C36])" table:style-name="ce2">
            <text:p>&lt;systemdetails&gt;詳細（垂直）&lt;/systemdetails&gt;</text:p>
          </table:table-cell>
          <table:table-cell table:number-columns-repeated="16380"/>
        </table:table-row>
        <table:table-row table:style-name="ro1">
          <table:table-cell office:value-type="string" table:style-name="ce1">
            <text:p>&lt;delay1&gt;</text:p>
          </table:table-cell>
          <table:table-cell office:value-type="string" table:style-name="ce1">
            <text:p>1秒</text:p>
          </table:table-cell>
          <table:table-cell office:value-type="string" table:style-name="ce1">
            <text:p>&lt;/delay1&gt;</text:p>
          </table:table-cell>
          <table:table-cell office:value-type="string" office:string-value="&lt;delay1&gt;1秒&lt;/delay1&gt;" table:formula="of:=CONCATENATE([.A37];[.B37];[.C37])" table:style-name="ce2">
            <text:p>&lt;delay1&gt;1秒&lt;/delay1&gt;</text:p>
          </table:table-cell>
          <table:table-cell table:number-columns-repeated="16380"/>
        </table:table-row>
        <table:table-row table:style-name="ro1">
          <table:table-cell office:value-type="string" table:style-name="ce1">
            <text:p>&lt;delay2&gt;</text:p>
          </table:table-cell>
          <table:table-cell office:value-type="string" table:style-name="ce1">
            <text:p>2秒</text:p>
          </table:table-cell>
          <table:table-cell office:value-type="string" table:style-name="ce1">
            <text:p>&lt;/delay2&gt;</text:p>
          </table:table-cell>
          <table:table-cell office:value-type="string" office:string-value="&lt;delay2&gt;2秒&lt;/delay2&gt;" table:formula="of:=CONCATENATE([.A38];[.B38];[.C38])" table:style-name="ce2">
            <text:p>&lt;delay2&gt;2秒&lt;/delay2&gt;</text:p>
          </table:table-cell>
          <table:table-cell table:number-columns-repeated="16380"/>
        </table:table-row>
        <table:table-row table:style-name="ro1">
          <table:table-cell office:value-type="string" table:style-name="ce1">
            <text:p>&lt;delay3&gt;</text:p>
          </table:table-cell>
          <table:table-cell office:value-type="string" table:style-name="ce1">
            <text:p>3秒</text:p>
          </table:table-cell>
          <table:table-cell office:value-type="string" table:style-name="ce1">
            <text:p>&lt;/delay3&gt;</text:p>
          </table:table-cell>
          <table:table-cell office:value-type="string" office:string-value="&lt;delay3&gt;3秒&lt;/delay3&gt;" table:formula="of:=CONCATENATE([.A39];[.B39];[.C39])" table:style-name="ce2">
            <text:p>&lt;delay3&gt;3秒&lt;/delay3&gt;</text:p>
          </table:table-cell>
          <table:table-cell table:number-columns-repeated="16380"/>
        </table:table-row>
        <table:table-row table:style-name="ro1">
          <table:table-cell office:value-type="string" table:style-name="ce1">
            <text:p>&lt;delay5&gt;</text:p>
          </table:table-cell>
          <table:table-cell office:value-type="string" table:style-name="ce1">
            <text:p>5秒</text:p>
          </table:table-cell>
          <table:table-cell office:value-type="string" table:style-name="ce1">
            <text:p>&lt;/delay5&gt;</text:p>
          </table:table-cell>
          <table:table-cell office:value-type="string" office:string-value="&lt;delay5&gt;5秒&lt;/delay5&gt;" table:formula="of:=CONCATENATE([.A40];[.B40];[.C40])" table:style-name="ce2">
            <text:p>&lt;delay5&gt;5秒&lt;/delay5&gt;</text:p>
          </table:table-cell>
          <table:table-cell table:number-columns-repeated="16380"/>
        </table:table-row>
        <table:table-row table:style-name="ro1">
          <table:table-cell office:value-type="string" table:style-name="ce1">
            <text:p>&lt;delay10&gt;</text:p>
          </table:table-cell>
          <table:table-cell office:value-type="string" table:style-name="ce1">
            <text:p>10秒</text:p>
          </table:table-cell>
          <table:table-cell office:value-type="string" table:style-name="ce1">
            <text:p>&lt;/delay10&gt;</text:p>
          </table:table-cell>
          <table:table-cell office:value-type="string" office:string-value="&lt;delay10&gt;10秒&lt;/delay10&gt;" table:formula="of:=CONCATENATE([.A41];[.B41];[.C41])" table:style-name="ce2">
            <text:p>&lt;delay10&gt;10秒&lt;/delay10&gt;</text:p>
          </table:table-cell>
          <table:table-cell table:number-columns-repeated="16380"/>
        </table:table-row>
        <table:table-row table:style-name="ro1">
          <table:table-cell office:value-type="string" table:style-name="ce1">
            <text:p>&lt;delay20&gt;</text:p>
          </table:table-cell>
          <table:table-cell office:value-type="string" table:style-name="ce1">
            <text:p>20秒</text:p>
          </table:table-cell>
          <table:table-cell office:value-type="string" table:style-name="ce1">
            <text:p>&lt;/delay20&gt;</text:p>
          </table:table-cell>
          <table:table-cell office:value-type="string" office:string-value="&lt;delay20&gt;20秒&lt;/delay20&gt;" table:formula="of:=CONCATENATE([.A42];[.B42];[.C42])" table:style-name="ce2">
            <text:p>&lt;delay20&gt;20秒&lt;/delay20&gt;</text:p>
          </table:table-cell>
          <table:table-cell table:number-columns-repeated="16380"/>
        </table:table-row>
        <table:table-row table:style-name="ro1">
          <table:table-cell office:value-type="string" table:style-name="ce1">
            <text:p>&lt;delay0&gt;</text:p>
          </table:table-cell>
          <table:table-cell office:value-type="string" table:style-name="ce1">
            <text:p>遅延なし</text:p>
          </table:table-cell>
          <table:table-cell office:value-type="string" table:style-name="ce1">
            <text:p>&lt;/delay0&gt;</text:p>
          </table:table-cell>
          <table:table-cell office:value-type="string" office:string-value="&lt;delay0&gt;遅延なし&lt;/delay0&gt;" table:formula="of:=CONCATENATE([.A43];[.B43];[.C43])" table:style-name="ce2">
            <text:p>&lt;delay0&gt;遅延なし&lt;/delay0&gt;</text:p>
          </table:table-cell>
          <table:table-cell table:number-columns-repeated="16380"/>
        </table:table-row>
        <table:table-row table:style-name="ro1">
          <table:table-cell office:value-type="string" table:style-name="ce1">
            <text:p>&lt;novideo&gt;</text:p>
          </table:table-cell>
          <table:table-cell office:value-type="string" table:style-name="ce1">
            <text:p>ビデオを無効にする</text:p>
          </table:table-cell>
          <table:table-cell office:value-type="string" table:style-name="ce1">
            <text:p>&lt;/novideo&gt;</text:p>
          </table:table-cell>
          <table:table-cell office:value-type="string" office:string-value="&lt;novideo&gt;ビデオを無効にする&lt;/novideo&gt;" table:formula="of:=CONCATENATE([.A44];[.B44];[.C44])" table:style-name="ce2">
            <text:p>&lt;novideo&gt;ビデオを無効にする&lt;/novideo&gt;</text:p>
          </table:table-cell>
          <table:table-cell table:number-columns-repeated="16380"/>
        </table:table-row>
        <table:table-row table:style-name="ro1">
          <table:table-cell office:value-type="string" table:style-name="ce1">
            <text:p>&lt;subset.systemview&gt;</text:p>
          </table:table-cell>
          <table:table-cell office:value-type="string" table:style-name="ce1">
            <text:p>ホームページのレイアウト</text:p>
          </table:table-cell>
          <table:table-cell office:value-type="string" table:style-name="ce1">
            <text:p>&lt;/subset.systemview&gt;</text:p>
          </table:table-cell>
          <table:table-cell office:value-type="string" office:string-value="&lt;subset.systemview&gt;ホームページのレイアウト&lt;/subset.systemview&gt;" table:formula="of:=CONCATENATE([.A45];[.B45];[.C45])" table:style-name="ce2">
            <text:p>&lt;subset.systemview&gt;ホームページのレイアウト&lt;/subset.systemview&gt;</text:p>
          </table:table-cell>
          <table:table-cell table:number-columns-repeated="16380"/>
        </table:table-row>
        <table:table-row table:style-name="ro1">
          <table:table-cell office:value-type="string" table:style-name="ce1">
            <text:p>&lt;subset.bgset&gt;</text:p>
          </table:table-cell>
          <table:table-cell office:value-type="string" table:style-name="ce1">
            <text:p>背景画像</text:p>
          </table:table-cell>
          <table:table-cell office:value-type="string" table:style-name="ce1">
            <text:p>&lt;/subset.bgset&gt;</text:p>
          </table:table-cell>
          <table:table-cell office:value-type="string" office:string-value="&lt;subset.bgset&gt;背景画像&lt;/subset.bgset&gt;" table:formula="of:=CONCATENATE([.A46];[.B46];[.C46])" table:style-name="ce2">
            <text:p>&lt;subset.bgset&gt;背景画像&lt;/subset.bgset&gt;</text:p>
          </table:table-cell>
          <table:table-cell table:number-columns-repeated="16380"/>
        </table:table-row>
        <table:table-row table:style-name="ro1">
          <table:table-cell office:value-type="string" table:style-name="ce1">
            <text:p>&lt;subset.iconset&gt;</text:p>
          </table:table-cell>
          <table:table-cell office:value-type="string" table:style-name="ce1">
            <text:p>ヘルプアイコン</text:p>
          </table:table-cell>
          <table:table-cell office:value-type="string" table:style-name="ce1">
            <text:p>&lt;/subset.iconset&gt;</text:p>
          </table:table-cell>
          <table:table-cell office:value-type="string" office:string-value="&lt;subset.iconset&gt;ヘルプアイコン&lt;/subset.iconset&gt;" table:formula="of:=CONCATENATE([.A47];[.B47];[.C47])" table:style-name="ce2">
            <text:p>&lt;subset.iconset&gt;ヘルプアイコン&lt;/subset.iconset&gt;</text:p>
          </table:table-cell>
          <table:table-cell table:number-columns-repeated="16380"/>
        </table:table-row>
        <table:table-row table:style-name="ro1">
          <table:table-cell office:value-type="string" table:style-name="ce1">
            <text:p>&lt;subset.shader&gt;</text:p>
          </table:table-cell>
          <table:table-cell office:value-type="string" table:style-name="ce1">
            <text:p>テーマシェーダー</text:p>
          </table:table-cell>
          <table:table-cell office:value-type="string" table:style-name="ce1">
            <text:p>&lt;/subset.shader&gt;</text:p>
          </table:table-cell>
          <table:table-cell office:value-type="string" office:string-value="&lt;subset.shader&gt;テーマシェーダー&lt;/subset.shader&gt;" table:formula="of:=CONCATENATE([.A48];[.B48];[.C48])" table:style-name="ce2">
            <text:p>&lt;subset.shader&gt;テーマシェーダー&lt;/subset.shader&gt;</text:p>
          </table:table-cell>
          <table:table-cell table:number-columns-repeated="16380"/>
        </table:table-row>
        <table:table-row table:style-name="ro1">
          <table:table-cell office:value-type="string" table:style-name="ce1">
            <text:p>&lt;subset.music&gt;</text:p>
          </table:table-cell>
          <table:table-cell office:value-type="string" table:style-name="ce1">
            <text:p>システムミュージック</text:p>
          </table:table-cell>
          <table:table-cell office:value-type="string" table:style-name="ce1">
            <text:p>&lt;/subset.music&gt;</text:p>
          </table:table-cell>
          <table:table-cell office:value-type="string" office:string-value="&lt;subset.music&gt;システムミュージック&lt;/subset.music&gt;" table:formula="of:=CONCATENATE([.A49];[.B49];[.C49])" table:style-name="ce2">
            <text:p>&lt;subset.music&gt;システムミュージック&lt;/subset.music&gt;</text:p>
          </table:table-cell>
          <table:table-cell table:number-columns-repeated="16380"/>
        </table:table-row>
        <table:table-row table:style-name="ro1">
          <table:table-cell office:value-type="string" table:style-name="ce1">
            <text:p>&lt;subset.logoset&gt;</text:p>
          </table:table-cell>
          <table:table-cell office:value-type="string" table:style-name="ce1">
            <text:p>システムロゴスタイル</text:p>
          </table:table-cell>
          <table:table-cell office:value-type="string" table:style-name="ce1">
            <text:p>&lt;/subset.logoset&gt;</text:p>
          </table:table-cell>
          <table:table-cell office:value-type="string" office:string-value="&lt;subset.logoset&gt;システムロゴスタイル&lt;/subset.logoset&gt;" table:formula="of:=CONCATENATE([.A50];[.B50];[.C50])" table:style-name="ce2">
            <text:p>&lt;subset.logoset&gt;システムロゴスタイル&lt;/subset.logoset&gt;</text:p>
          </table:table-cell>
          <table:table-cell table:number-columns-repeated="16380"/>
        </table:table-row>
        <table:table-row table:style-name="ro1">
          <table:table-cell office:value-type="string" table:style-name="ce1">
            <text:p>&lt;subset.thememusic&gt;</text:p>
          </table:table-cell>
          <table:table-cell office:value-type="string" table:style-name="ce1">
            <text:p>テーマBGM</text:p>
          </table:table-cell>
          <table:table-cell office:value-type="string" table:style-name="ce1">
            <text:p>&lt;/subset.thememusic&gt;</text:p>
          </table:table-cell>
          <table:table-cell office:value-type="string" office:string-value="&lt;subset.thememusic&gt;テーマBGM&lt;/subset.thememusic&gt;" table:formula="of:=CONCATENATE([.A51];[.B51];[.C51])" table:style-name="ce2">
            <text:p>&lt;subset.thememusic&gt;テーマBGM&lt;/subset.thememusic&gt;</text:p>
          </table:table-cell>
          <table:table-cell table:number-columns-repeated="16380"/>
        </table:table-row>
        <table:table-row table:style-name="ro1">
          <table:table-cell office:value-type="string" table:style-name="ce1">
            <text:p>&lt;subset.vdelay&gt;</text:p>
          </table:table-cell>
          <table:table-cell office:value-type="string" table:style-name="ce1">
            <text:p>ゲームリストのビデオ遅延</text:p>
          </table:table-cell>
          <table:table-cell office:value-type="string" table:style-name="ce1">
            <text:p>&lt;/subset.vdelay&gt;</text:p>
          </table:table-cell>
          <table:table-cell office:value-type="string" office:string-value="&lt;subset.vdelay&gt;ゲームリストのビデオ遅延&lt;/subset.vdelay&gt;" table:formula="of:=CONCATENATE([.A52];[.B52];[.C52])" table:style-name="ce2">
            <text:p>&lt;subset.vdelay&gt;ゲームリストのビデオ遅延&lt;/subset.vdelay&gt;</text:p>
          </table:table-cell>
          <table:table-cell table:number-columns-repeated="16380"/>
        </table:table-row>
        <table:table-row table:style-name="ro1">
          <table:table-cell office:value-type="string" table:style-name="ce1">
            <text:p>&lt;subset.slog&gt;</text:p>
          </table:table-cell>
          <table:table-cell office:value-type="string" table:style-name="ce1">
            <text:p>ゲームリストのシステムロゴ</text:p>
          </table:table-cell>
          <table:table-cell office:value-type="string" table:style-name="ce1">
            <text:p>&lt;/subset.slog&gt;</text:p>
          </table:table-cell>
          <table:table-cell office:value-type="string" office:string-value="&lt;subset.slog&gt;ゲームリストのシステムロゴ&lt;/subset.slog&gt;" table:formula="of:=CONCATENATE([.A53];[.B53];[.C53])" table:style-name="ce2">
            <text:p>&lt;subset.slog&gt;ゲームリストのシステムロゴ&lt;/subset.slog&gt;</text:p>
          </table:table-cell>
          <table:table-cell table:number-columns-repeated="16380"/>
        </table:table-row>
        <table:table-row table:style-name="ro1">
          <table:table-cell office:value-type="string" table:style-name="ce1">
            <text:p>&lt;subset.colorset&gt;</text:p>
          </table:table-cell>
          <table:table-cell office:value-type="string" table:style-name="ce1">
            <text:p>テーマの配色</text:p>
          </table:table-cell>
          <table:table-cell office:value-type="string" table:style-name="ce1">
            <text:p>&lt;/subset.colorset&gt;</text:p>
          </table:table-cell>
          <table:table-cell office:value-type="string" office:string-value="&lt;subset.colorset&gt;テーマの配色&lt;/subset.colorset&gt;" table:formula="of:=CONCATENATE([.A54];[.B54];[.C54])" table:style-name="ce2">
            <text:p>&lt;subset.colorset&gt;テーマの配色&lt;/subset.colorset&gt;</text:p>
          </table:table-cell>
          <table:table-cell table:number-columns-repeated="16380"/>
        </table:table-row>
        <table:table-row table:style-name="ro1">
          <table:table-cell office:value-type="string" table:style-name="ce1">
            <text:p>&lt;subset.videoview&gt;</text:p>
          </table:table-cell>
          <table:table-cell office:value-type="string" table:style-name="ce1">
            <text:p>ゲームリストのビデオ遅延</text:p>
          </table:table-cell>
          <table:table-cell office:value-type="string" table:style-name="ce1">
            <text:p>&lt;/subset.videoview&gt;</text:p>
          </table:table-cell>
          <table:table-cell office:value-type="string" office:string-value="&lt;subset.videoview&gt;ゲームリストのビデオ遅延&lt;/subset.videoview&gt;" table:formula="of:=CONCATENATE([.A55];[.B55];[.C55])" table:style-name="ce2">
            <text:p>&lt;subset.videoview&gt;ゲームリストのビデオ遅延&lt;/subset.videoview&gt;</text:p>
          </table:table-cell>
          <table:table-cell table:number-columns-repeated="16380"/>
        </table:table-row>
        <table:table-row table:style-name="ro1">
          <table:table-cell office:value-type="string" table:style-name="ce1">
            <text:p>&lt;subset.sysvdelay&gt;</text:p>
          </table:table-cell>
          <table:table-cell office:value-type="string" table:style-name="ce1">
            <text:p>システムビュービデオ遅延</text:p>
          </table:table-cell>
          <table:table-cell office:value-type="string" table:style-name="ce1">
            <text:p>&lt;/subset.sysvdelay&gt;</text:p>
          </table:table-cell>
          <table:table-cell office:value-type="string" office:string-value="&lt;subset.sysvdelay&gt;システムビュービデオ遅延&lt;/subset.sysvdelay&gt;" table:formula="of:=CONCATENATE([.A56];[.B56];[.C56])" table:style-name="ce2">
            <text:p>&lt;subset.sysvdelay&gt;システムビュービデオ遅延&lt;/subset.sysvdelay&gt;</text:p>
          </table:table-cell>
          <table:table-cell table:number-columns-repeated="16380"/>
        </table:table-row>
        <table:table-row table:style-name="ro1">
          <table:table-cell office:value-type="string" table:style-name="ce1">
            <text:p>&lt;subset.ratio&gt;</text:p>
          </table:table-cell>
          <table:table-cell office:value-type="string" table:style-name="ce1">
            <text:p>画面比</text:p>
          </table:table-cell>
          <table:table-cell office:value-type="string" table:style-name="ce1">
            <text:p>&lt;/subset.ratio&gt;</text:p>
          </table:table-cell>
          <table:table-cell office:value-type="string" office:string-value="&lt;subset.ratio&gt;画面比&lt;/subset.ratio&gt;" table:formula="of:=CONCATENATE([.A57];[.B57];[.C57])" table:style-name="ce2">
            <text:p>&lt;subset.ratio&gt;画面比&lt;/subset.ratio&gt;</text:p>
          </table:table-cell>
          <table:table-cell table:number-columns-repeated="16380"/>
        </table:table-row>
        <table:table-row table:style-name="ro1">
          <table:table-cell office:value-type="string" table:style-name="ce1">
            <text:p>&lt;panlog&gt;</text:p>
          </table:table-cell>
          <table:table-cell office:value-type="string" table:style-name="ce1">
            <text:p>パネルロゴ</text:p>
          </table:table-cell>
          <table:table-cell office:value-type="string" table:style-name="ce1">
            <text:p>&lt;/panlog&gt;</text:p>
          </table:table-cell>
          <table:table-cell office:value-type="string" office:string-value="&lt;panlog&gt;パネルロゴ&lt;/panlog&gt;" table:formula="of:=CONCATENATE([.A58];[.B58];[.C58])" table:style-name="ce2">
            <text:p>&lt;panlog&gt;パネルロゴ&lt;/panlog&gt;</text:p>
          </table:table-cell>
          <table:table-cell table:number-columns-repeated="16380"/>
        </table:table-row>
        <table:table-row table:style-name="ro1">
          <table:table-cell office:value-type="string" table:style-name="ce1">
            <text:p>&lt;default&gt;</text:p>
          </table:table-cell>
          <table:table-cell office:value-type="string" table:style-name="ce1">
            <text:p>デフォルト</text:p>
          </table:table-cell>
          <table:table-cell office:value-type="string" table:style-name="ce1">
            <text:p>&lt;/default&gt;</text:p>
          </table:table-cell>
          <table:table-cell office:value-type="string" office:string-value="&lt;default&gt;デフォルト&lt;/default&gt;" table:formula="of:=CONCATENATE([.A59];[.B59];[.C59])" table:style-name="ce2">
            <text:p>&lt;default&gt;デフォルト&lt;/default&gt;</text:p>
          </table:table-cell>
          <table:table-cell table:number-columns-repeated="16380"/>
        </table:table-row>
        <table:table-row table:style-name="ro1">
          <table:table-cell office:value-type="string" table:style-name="ce1">
            <text:p>&lt;panel&gt;</text:p>
          </table:table-cell>
          <table:table-cell office:value-type="string" table:style-name="ce1">
            <text:p>パネル</text:p>
          </table:table-cell>
          <table:table-cell office:value-type="string" table:style-name="ce1">
            <text:p>&lt;/panel&gt;</text:p>
          </table:table-cell>
          <table:table-cell office:value-type="string" office:string-value="&lt;panel&gt;パネル&lt;/panel&gt;" table:formula="of:=CONCATENATE([.A60];[.B60];[.C60])" table:style-name="ce2">
            <text:p>&lt;panel&gt;パネル&lt;/panel&gt;</text:p>
          </table:table-cell>
          <table:table-cell table:number-columns-repeated="16380"/>
        </table:table-row>
        <table:table-row table:style-name="ro1">
          <table:table-cell office:value-type="string" table:style-name="ce1">
            <text:p>&lt;smallpanel&gt;</text:p>
          </table:table-cell>
          <table:table-cell office:value-type="string" table:style-name="ce1">
            <text:p>小さなパネル</text:p>
          </table:table-cell>
          <table:table-cell office:value-type="string" table:style-name="ce1">
            <text:p>&lt;/smallpanel&gt;</text:p>
          </table:table-cell>
          <table:table-cell office:value-type="string" office:string-value="&lt;smallpanel&gt;小さなパネル&lt;/smallpanel&gt;" table:formula="of:=CONCATENATE([.A61];[.B61];[.C61])" table:style-name="ce2">
            <text:p>&lt;smallpanel&gt;小さなパネル&lt;/smallpanel&gt;</text:p>
          </table:table-cell>
          <table:table-cell table:number-columns-repeated="16380"/>
        </table:table-row>
        <table:table-row table:style-name="ro1">
          <table:table-cell office:value-type="string" table:style-name="ce1">
            <text:p>&lt;panelbox&gt;</text:p>
          </table:table-cell>
          <table:table-cell office:value-type="string" table:style-name="ce1">
            <text:p>Boxart付きパネル</text:p>
          </table:table-cell>
          <table:table-cell office:value-type="string" table:style-name="ce1">
            <text:p>&lt;/panelbox&gt;</text:p>
          </table:table-cell>
          <table:table-cell office:value-type="string" office:string-value="&lt;panelbox&gt;Boxart付きパネル&lt;/panelbox&gt;" table:formula="of:=CONCATENATE([.A62];[.B62];[.C62])" table:style-name="ce2">
            <text:p>&lt;panelbox&gt;Boxart付きパネル&lt;/panelbox&gt;</text:p>
          </table:table-cell>
          <table:table-cell table:number-columns-repeated="16380"/>
        </table:table-row>
        <table:table-row table:style-name="ro1">
          <table:table-cell table:number-columns-repeated="3" table:style-name="ce1"/>
          <table:table-cell office:value-type="string" office:string-value="" table:formula="of:=CONCATENATE([.A63];[.B63];[.C63])" table:style-name="ce2"/>
          <table:table-cell table:number-columns-repeated="16380"/>
        </table:table-row>
        <table:table-row table:style-name="ro1">
          <table:table-cell table:number-columns-repeated="3" table:style-name="ce1"/>
          <table:table-cell office:value-type="string" office:string-value="" table:formula="of:=CONCATENATE([.A64];[.B64];[.C64])" table:style-name="ce2"/>
          <table:table-cell table:number-columns-repeated="16380"/>
        </table:table-row>
        <table:table-row table:style-name="ro1">
          <table:table-cell table:number-columns-repeated="3"/>
          <table:table-cell office:value-type="string" office:string-value="" table:formula="of:=CONCATENATE([.A65];[.B65];[.C65])" table:style-name="ce2"/>
          <table:table-cell table:number-columns-repeated="16380"/>
        </table:table-row>
        <table:table-row table:style-name="ro1">
          <table:table-cell table:number-columns-repeated="3"/>
          <table:table-cell office:value-type="string" office:string-value="" table:formula="of:=CONCATENATE([.A66];[.B66];[.C66])" table:style-name="ce2"/>
          <table:table-cell table:number-columns-repeated="16380"/>
        </table:table-row>
        <table:table-row table:style-name="ro1">
          <table:table-cell table:number-columns-repeated="3"/>
          <table:table-cell office:value-type="string" office:string-value="" table:formula="of:=CONCATENATE([.A67];[.B67];[.C67])" table:style-name="ce2"/>
          <table:table-cell table:number-columns-repeated="16380"/>
        </table:table-row>
        <table:table-row table:style-name="ro1">
          <table:table-cell table:number-columns-repeated="3"/>
          <table:table-cell office:value-type="string" office:string-value="" table:formula="of:=CONCATENATE([.A68];[.B68];[.C68])" table:style-name="ce2"/>
          <table:table-cell table:number-columns-repeated="16380"/>
        </table:table-row>
        <table:table-row table:style-name="ro1">
          <table:table-cell table:number-columns-repeated="3"/>
          <table:table-cell office:value-type="string" office:string-value="" table:formula="of:=CONCATENATE([.A69];[.B69];[.C69])" table:style-name="ce2"/>
          <table:table-cell table:number-columns-repeated="16380"/>
        </table:table-row>
        <table:table-row table:style-name="ro1">
          <table:table-cell table:number-columns-repeated="3"/>
          <table:table-cell office:value-type="string" office:string-value="" table:formula="of:=CONCATENATE([.A70];[.B70];[.C70])" table:style-name="ce2"/>
          <table:table-cell table:number-columns-repeated="16380"/>
        </table:table-row>
        <table:table-row table:style-name="ro1">
          <table:table-cell table:number-columns-repeated="3"/>
          <table:table-cell office:value-type="string" office:string-value="" table:formula="of:=CONCATENATE([.A71];[.B71];[.C71])" table:style-name="ce2"/>
          <table:table-cell table:number-columns-repeated="16380"/>
        </table:table-row>
        <table:table-row table:style-name="ro1">
          <table:table-cell table:number-columns-repeated="3"/>
          <table:table-cell office:value-type="string" office:string-value="" table:formula="of:=CONCATENATE([.A72];[.B72];[.C72])" table:style-name="ce2"/>
          <table:table-cell table:number-columns-repeated="16380"/>
        </table:table-row>
        <table:table-row table:style-name="ro1">
          <table:table-cell table:number-columns-repeated="3"/>
          <table:table-cell office:value-type="string" office:string-value="" table:formula="of:=CONCATENATE([.A73];[.B73];[.C73])" table:style-name="ce2"/>
          <table:table-cell table:number-columns-repeated="16380"/>
        </table:table-row>
        <table:table-row table:style-name="ro1">
          <table:table-cell table:number-columns-repeated="3"/>
          <table:table-cell office:value-type="string" office:string-value="" table:formula="of:=CONCATENATE([.A74];[.B74];[.C74])" table:style-name="ce2"/>
          <table:table-cell table:number-columns-repeated="16380"/>
        </table:table-row>
        <table:table-row table:style-name="ro1">
          <table:table-cell table:number-columns-repeated="3"/>
          <table:table-cell office:value-type="string" office:string-value="" table:formula="of:=CONCATENATE([.A75];[.B75];[.C75])" table:style-name="ce2"/>
          <table:table-cell table:number-columns-repeated="16380"/>
        </table:table-row>
        <table:table-row table:style-name="ro1">
          <table:table-cell table:number-columns-repeated="3"/>
          <table:table-cell office:value-type="string" office:string-value="" table:formula="of:=CONCATENATE([.A76];[.B76];[.C76])" table:style-name="ce2"/>
          <table:table-cell table:number-columns-repeated="16380"/>
        </table:table-row>
        <table:table-row table:style-name="ro1">
          <table:table-cell table:number-columns-repeated="3"/>
          <table:table-cell office:value-type="string" office:string-value="" table:formula="of:=CONCATENATE([.A77];[.B77];[.C77])" table:style-name="ce2"/>
          <table:table-cell table:number-columns-repeated="16380"/>
        </table:table-row>
        <table:table-row table:style-name="ro1">
          <table:table-cell table:number-columns-repeated="3"/>
          <table:table-cell office:value-type="string" office:string-value="" table:formula="of:=CONCATENATE([.A78];[.B78];[.C78])" table:style-name="ce2"/>
          <table:table-cell table:number-columns-repeated="16380"/>
        </table:table-row>
        <table:table-row table:style-name="ro1">
          <table:table-cell table:number-columns-repeated="3"/>
          <table:table-cell office:value-type="string" office:string-value="" table:formula="of:=CONCATENATE([.A79];[.B79];[.C79])" table:style-name="ce2"/>
          <table:table-cell table:number-columns-repeated="16380"/>
        </table:table-row>
        <table:table-row table:style-name="ro1">
          <table:table-cell table:number-columns-repeated="3"/>
          <table:table-cell office:value-type="string" office:string-value="" table:formula="of:=CONCATENATE([.A80];[.B80];[.C80])" table:style-name="ce2"/>
          <table:table-cell table:number-columns-repeated="16380"/>
        </table:table-row>
        <table:table-row table:style-name="ro1">
          <table:table-cell table:number-columns-repeated="3"/>
          <table:table-cell office:value-type="string" office:string-value="" table:formula="of:=CONCATENATE([.A81];[.B81];[.C81])" table:style-name="ce2"/>
          <table:table-cell table:number-columns-repeated="16380"/>
        </table:table-row>
        <table:table-row table:style-name="ro1">
          <table:table-cell table:number-columns-repeated="3"/>
          <table:table-cell office:value-type="string" office:string-value="" table:formula="of:=CONCATENATE([.A82];[.B82];[.C82])" table:style-name="ce2"/>
          <table:table-cell table:number-columns-repeated="16380"/>
        </table:table-row>
        <table:table-row table:style-name="ro1">
          <table:table-cell table:number-columns-repeated="3"/>
          <table:table-cell office:value-type="string" office:string-value="" table:formula="of:=CONCATENATE([.A83];[.B83];[.C83])" table:style-name="ce2"/>
          <table:table-cell table:number-columns-repeated="16380"/>
        </table:table-row>
        <table:table-row table:style-name="ro1">
          <table:table-cell table:number-columns-repeated="3"/>
          <table:table-cell office:value-type="string" office:string-value="" table:formula="of:=CONCATENATE([.A84];[.B84];[.C84])" table:style-name="ce2"/>
          <table:table-cell table:number-columns-repeated="16380"/>
        </table:table-row>
        <table:table-row table:style-name="ro1">
          <table:table-cell table:number-columns-repeated="3"/>
          <table:table-cell office:value-type="string" office:string-value="" table:formula="of:=CONCATENATE([.A85];[.B85];[.C85])" table:style-name="ce2"/>
          <table:table-cell table:number-columns-repeated="16380"/>
        </table:table-row>
        <table:table-row table:style-name="ro1">
          <table:table-cell table:number-columns-repeated="3"/>
          <table:table-cell office:value-type="string" office:string-value="" table:formula="of:=CONCATENATE([.A86];[.B86];[.C86])" table:style-name="ce2"/>
          <table:table-cell table:number-columns-repeated="16380"/>
        </table:table-row>
        <table:table-row table:style-name="ro1">
          <table:table-cell table:number-columns-repeated="3"/>
          <table:table-cell office:value-type="string" office:string-value="" table:formula="of:=CONCATENATE([.A87];[.B87];[.C87])" table:style-name="ce2"/>
          <table:table-cell table:number-columns-repeated="16380"/>
        </table:table-row>
        <table:table-row table:style-name="ro1">
          <table:table-cell table:number-columns-repeated="3"/>
          <table:table-cell office:value-type="string" office:string-value="" table:formula="of:=CONCATENATE([.A88];[.B88];[.C88])" table:style-name="ce2"/>
          <table:table-cell table:number-columns-repeated="16380"/>
        </table:table-row>
        <table:table-row table:style-name="ro1">
          <table:table-cell table:number-columns-repeated="3"/>
          <table:table-cell office:value-type="string" office:string-value="" table:formula="of:=CONCATENATE([.A89];[.B89];[.C89])" table:style-name="ce2"/>
          <table:table-cell table:number-columns-repeated="16380"/>
        </table:table-row>
        <table:table-row table:style-name="ro1">
          <table:table-cell table:number-columns-repeated="3"/>
          <table:table-cell office:value-type="string" office:string-value="" table:formula="of:=CONCATENATE([.A90];[.B90];[.C90])" table:style-name="ce2"/>
          <table:table-cell table:number-columns-repeated="16380"/>
        </table:table-row>
        <table:table-row table:style-name="ro1">
          <table:table-cell table:number-columns-repeated="3"/>
          <table:table-cell office:value-type="string" office:string-value="" table:formula="of:=CONCATENATE([.A91];[.B91];[.C91])" table:style-name="ce2"/>
          <table:table-cell table:number-columns-repeated="16380"/>
        </table:table-row>
        <table:table-row table:style-name="ro1">
          <table:table-cell table:number-columns-repeated="3"/>
          <table:table-cell office:value-type="string" office:string-value="" table:formula="of:=CONCATENATE([.A92];[.B92];[.C92])" table:style-name="ce2"/>
          <table:table-cell table:number-columns-repeated="16380"/>
        </table:table-row>
        <table:table-row table:style-name="ro1">
          <table:table-cell table:number-columns-repeated="3"/>
          <table:table-cell office:value-type="string" office:string-value="" table:formula="of:=CONCATENATE([.A93];[.B93];[.C93])" table:style-name="ce2"/>
          <table:table-cell table:number-columns-repeated="16380"/>
        </table:table-row>
        <table:table-row table:style-name="ro1">
          <table:table-cell table:number-columns-repeated="3"/>
          <table:table-cell office:value-type="string" office:string-value="" table:formula="of:=CONCATENATE([.A94];[.B94];[.C94])" table:style-name="ce2"/>
          <table:table-cell table:number-columns-repeated="16380"/>
        </table:table-row>
        <table:table-row table:style-name="ro1">
          <table:table-cell table:number-columns-repeated="3"/>
          <table:table-cell office:value-type="string" office:string-value="" table:formula="of:=CONCATENATE([.A95];[.B95];[.C95])" table:style-name="ce2"/>
          <table:table-cell table:number-columns-repeated="16380"/>
        </table:table-row>
        <table:table-row table:style-name="ro1">
          <table:table-cell table:number-columns-repeated="3"/>
          <table:table-cell office:value-type="string" office:string-value="" table:formula="of:=CONCATENATE([.A96];[.B96];[.C96])" table:style-name="ce2"/>
          <table:table-cell table:number-columns-repeated="16380"/>
        </table:table-row>
        <table:table-row table:style-name="ro1">
          <table:table-cell table:number-columns-repeated="3"/>
          <table:table-cell office:value-type="string" office:string-value="" table:formula="of:=CONCATENATE([.A97];[.B97];[.C97])" table:style-name="ce2"/>
          <table:table-cell table:number-columns-repeated="16380"/>
        </table:table-row>
        <table:table-row table:style-name="ro1">
          <table:table-cell table:number-columns-repeated="3"/>
          <table:table-cell office:value-type="string" office:string-value="" table:formula="of:=CONCATENATE([.A98];[.B98];[.C98])" table:style-name="ce2"/>
          <table:table-cell table:number-columns-repeated="16380"/>
        </table:table-row>
        <table:table-row table:style-name="ro1">
          <table:table-cell table:number-columns-repeated="3"/>
          <table:table-cell office:value-type="string" office:string-value="" table:formula="of:=CONCATENATE([.A99];[.B99];[.C99])" table:style-name="ce2"/>
          <table:table-cell table:number-columns-repeated="16380"/>
        </table:table-row>
        <table:table-row table:style-name="ro1">
          <table:table-cell table:number-columns-repeated="3"/>
          <table:table-cell office:value-type="string" office:string-value="" table:formula="of:=CONCATENATE([.A100];[.B100];[.C100])" table:style-name="ce2"/>
          <table:table-cell table:number-columns-repeated="16380"/>
        </table:table-row>
        <table:table-row table:style-name="ro1">
          <table:table-cell table:number-columns-repeated="3"/>
          <table:table-cell office:value-type="string" office:string-value="" table:formula="of:=CONCATENATE([.A101];[.B101];[.C101])" table:style-name="ce2"/>
          <table:table-cell table:number-columns-repeated="16380"/>
        </table:table-row>
        <table:table-row table:style-name="ro1">
          <table:table-cell table:number-columns-repeated="3"/>
          <table:table-cell office:value-type="string" office:string-value="" table:formula="of:=CONCATENATE([.A102];[.B102];[.C102])" table:style-name="ce2"/>
          <table:table-cell table:number-columns-repeated="16380"/>
        </table:table-row>
        <table:table-row table:style-name="ro1">
          <table:table-cell table:number-columns-repeated="3"/>
          <table:table-cell office:value-type="string" office:string-value="" table:formula="of:=CONCATENATE([.A103];[.B103];[.C103])" table:style-name="ce2"/>
          <table:table-cell table:number-columns-repeated="16380"/>
        </table:table-row>
        <table:table-row table:style-name="ro1">
          <table:table-cell table:number-columns-repeated="3"/>
          <table:table-cell office:value-type="string" office:string-value="" table:formula="of:=CONCATENATE([.A104];[.B104];[.C104])" table:style-name="ce2"/>
          <table:table-cell table:number-columns-repeated="16380"/>
        </table:table-row>
        <table:table-row table:style-name="ro1">
          <table:table-cell table:number-columns-repeated="3"/>
          <table:table-cell office:value-type="string" office:string-value="" table:formula="of:=CONCATENATE([.A105];[.B105];[.C105])" table:style-name="ce2"/>
          <table:table-cell table:number-columns-repeated="16380"/>
        </table:table-row>
        <table:table-row table:style-name="ro1">
          <table:table-cell table:number-columns-repeated="3"/>
          <table:table-cell office:value-type="string" office:string-value="" table:formula="of:=CONCATENATE([.A106];[.B106];[.C106])" table:style-name="ce2"/>
          <table:table-cell table:number-columns-repeated="16380"/>
        </table:table-row>
        <table:table-row table:style-name="ro1">
          <table:table-cell table:number-columns-repeated="3"/>
          <table:table-cell office:value-type="string" office:string-value="" table:formula="of:=CONCATENATE([.A107];[.B107];[.C107])" table:style-name="ce2"/>
          <table:table-cell table:number-columns-repeated="16380"/>
        </table:table-row>
        <table:table-row table:style-name="ro1">
          <table:table-cell table:number-columns-repeated="3"/>
          <table:table-cell office:value-type="string" office:string-value="" table:formula="of:=CONCATENATE([.A108];[.B108];[.C108])" table:style-name="ce2"/>
          <table:table-cell table:number-columns-repeated="16380"/>
        </table:table-row>
        <table:table-row table:style-name="ro1">
          <table:table-cell table:number-columns-repeated="3"/>
          <table:table-cell office:value-type="string" office:string-value="" table:formula="of:=CONCATENATE([.A109];[.B109];[.C109])" table:style-name="ce2"/>
          <table:table-cell table:number-columns-repeated="16380"/>
        </table:table-row>
        <table:table-row table:style-name="ro1">
          <table:table-cell table:number-columns-repeated="3"/>
          <table:table-cell office:value-type="string" office:string-value="" table:formula="of:=CONCATENATE([.A110];[.B110];[.C110])" table:style-name="ce2"/>
          <table:table-cell table:number-columns-repeated="16380"/>
        </table:table-row>
        <table:table-row table:style-name="ro1">
          <table:table-cell table:number-columns-repeated="3"/>
          <table:table-cell office:value-type="string" office:string-value="" table:formula="of:=CONCATENATE([.A111];[.B111];[.C111])" table:style-name="ce2"/>
          <table:table-cell table:number-columns-repeated="16380"/>
        </table:table-row>
        <table:table-row table:style-name="ro1">
          <table:table-cell table:number-columns-repeated="3"/>
          <table:table-cell office:value-type="string" office:string-value="" table:formula="of:=CONCATENATE([.A112];[.B112];[.C112])" table:style-name="ce2"/>
          <table:table-cell table:number-columns-repeated="16380"/>
        </table:table-row>
        <table:table-row table:style-name="ro1">
          <table:table-cell table:number-columns-repeated="3"/>
          <table:table-cell office:value-type="string" office:string-value="" table:formula="of:=CONCATENATE([.A113];[.B113];[.C113])" table:style-name="ce2"/>
          <table:table-cell table:number-columns-repeated="16380"/>
        </table:table-row>
        <table:table-row table:style-name="ro1">
          <table:table-cell table:number-columns-repeated="3"/>
          <table:table-cell office:value-type="string" office:string-value="" table:formula="of:=CONCATENATE([.A114];[.B114];[.C114])" table:style-name="ce2"/>
          <table:table-cell table:number-columns-repeated="16380"/>
        </table:table-row>
        <table:table-row table:style-name="ro1">
          <table:table-cell table:number-columns-repeated="3"/>
          <table:table-cell office:value-type="string" office:string-value="" table:formula="of:=CONCATENATE([.A115];[.B115];[.C115])" table:style-name="ce2"/>
          <table:table-cell table:number-columns-repeated="16380"/>
        </table:table-row>
        <table:table-row table:style-name="ro1">
          <table:table-cell table:number-columns-repeated="3"/>
          <table:table-cell office:value-type="string" office:string-value="" table:formula="of:=CONCATENATE([.A116];[.B116];[.C116])" table:style-name="ce2"/>
          <table:table-cell table:number-columns-repeated="16380"/>
        </table:table-row>
        <table:table-row table:style-name="ro1">
          <table:table-cell table:number-columns-repeated="3"/>
          <table:table-cell office:value-type="string" office:string-value="" table:formula="of:=CONCATENATE([.A117];[.B117];[.C117])" table:style-name="ce2"/>
          <table:table-cell table:number-columns-repeated="16380"/>
        </table:table-row>
        <table:table-row table:style-name="ro1">
          <table:table-cell table:number-columns-repeated="3"/>
          <table:table-cell office:value-type="string" office:string-value="" table:formula="of:=CONCATENATE([.A118];[.B118];[.C118])" table:style-name="ce2"/>
          <table:table-cell table:number-columns-repeated="16380"/>
        </table:table-row>
        <table:table-row table:style-name="ro1">
          <table:table-cell table:number-columns-repeated="3"/>
          <table:table-cell office:value-type="string" office:string-value="" table:formula="of:=CONCATENATE([.A119];[.B119];[.C119])" table:style-name="ce2"/>
          <table:table-cell table:number-columns-repeated="16380"/>
        </table:table-row>
        <table:table-row table:style-name="ro1">
          <table:table-cell table:number-columns-repeated="3"/>
          <table:table-cell office:value-type="string" office:string-value="" table:formula="of:=CONCATENATE([.A120];[.B120];[.C120])" table:style-name="ce2"/>
          <table:table-cell table:number-columns-repeated="16380"/>
        </table:table-row>
        <table:table-row table:style-name="ro1">
          <table:table-cell table:number-columns-repeated="3"/>
          <table:table-cell office:value-type="string" office:string-value="" table:formula="of:=CONCATENATE([.A121];[.B121];[.C121])" table:style-name="ce2"/>
          <table:table-cell table:number-columns-repeated="16380"/>
        </table:table-row>
        <table:table-row table:style-name="ro1">
          <table:table-cell table:number-columns-repeated="3"/>
          <table:table-cell office:value-type="string" office:string-value="" table:formula="of:=CONCATENATE([.A122];[.B122];[.C122])" table:style-name="ce2"/>
          <table:table-cell table:number-columns-repeated="16380"/>
        </table:table-row>
        <table:table-row table:style-name="ro1">
          <table:table-cell table:number-columns-repeated="3"/>
          <table:table-cell office:value-type="string" office:string-value="" table:formula="of:=CONCATENATE([.A123];[.B123];[.C123])" table:style-name="ce2"/>
          <table:table-cell table:number-columns-repeated="16380"/>
        </table:table-row>
        <table:table-row table:style-name="ro1">
          <table:table-cell table:number-columns-repeated="3"/>
          <table:table-cell office:value-type="string" office:string-value="" table:formula="of:=CONCATENATE([.A124];[.B124];[.C124])" table:style-name="ce2"/>
          <table:table-cell table:number-columns-repeated="16380"/>
        </table:table-row>
        <table:table-row table:style-name="ro1">
          <table:table-cell table:number-columns-repeated="3"/>
          <table:table-cell office:value-type="string" office:string-value="" table:formula="of:=CONCATENATE([.A125];[.B125];[.C125])" table:style-name="ce2"/>
          <table:table-cell table:number-columns-repeated="16380"/>
        </table:table-row>
        <table:table-row table:style-name="ro1">
          <table:table-cell table:number-columns-repeated="3"/>
          <table:table-cell office:value-type="string" office:string-value="" table:formula="of:=CONCATENATE([.A126];[.B126];[.C126])" table:style-name="ce2"/>
          <table:table-cell table:number-columns-repeated="16380"/>
        </table:table-row>
        <table:table-row table:number-rows-repeated="10484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28</meta:generator>
    <meta:initial-creator>Dave </meta:initial-creator>
    <dc:creator>Microsoft Office User</dc:creator>
    <meta:creation-date>2021-03-08T16:05:38Z</meta:creation-date>
    <dc:date>2024-04-06T07:02:59Z</dc:date>
    <meta:editing-cycles>5</meta:editing-cycles>
    <meta:editing-duration>PT1264S</meta:editing-duration>
  </office:meta>
</office:document-meta>
</file>